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DB16D684671DD303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359.08mm" svg:height="184.87mm" svg:x="35.77mm" svg:y="8725.11mm">
            <draw:object draw:notify-on-update-of-ranges="out.A1:out.A2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.93278845466651" calcext:value-type="float">
            <text:p>1.93278845466651</text:p>
          </table:table-cell>
        </table:table-row>
        <table:table-row table:style-name="ro1">
          <table:table-cell office:value-type="float" office:value="1.93345294347067" calcext:value-type="float">
            <text:p>1.93345294347067</text:p>
          </table:table-cell>
        </table:table-row>
        <table:table-row table:style-name="ro1">
          <table:table-cell office:value-type="float" office:value="1.93346874985377" calcext:value-type="float">
            <text:p>1.93346874985377</text:p>
          </table:table-cell>
        </table:table-row>
        <table:table-row table:style-name="ro1">
          <table:table-cell office:value-type="float" office:value="1.93278744055451" calcext:value-type="float">
            <text:p>1.93278744055451</text:p>
          </table:table-cell>
        </table:table-row>
        <table:table-row table:style-name="ro1">
          <table:table-cell office:value-type="float" office:value="1.93272800758722" calcext:value-type="float">
            <text:p>1.93272800758722</text:p>
          </table:table-cell>
        </table:table-row>
        <table:table-row table:style-name="ro1">
          <table:table-cell office:value-type="float" office:value="1.93271345862172" calcext:value-type="float">
            <text:p>1.93271345862172</text:p>
          </table:table-cell>
        </table:table-row>
        <table:table-row table:style-name="ro1">
          <table:table-cell office:value-type="float" office:value="1.93340539821751" calcext:value-type="float">
            <text:p>1.93340539821751</text:p>
          </table:table-cell>
        </table:table-row>
        <table:table-row table:style-name="ro1">
          <table:table-cell office:value-type="float" office:value="1.93272584237359" calcext:value-type="float">
            <text:p>1.93272584237359</text:p>
          </table:table-cell>
        </table:table-row>
        <table:table-row table:style-name="ro1">
          <table:table-cell office:value-type="float" office:value="1.9326800701878" calcext:value-type="float">
            <text:p>1.9326800701878</text:p>
          </table:table-cell>
        </table:table-row>
        <table:table-row table:style-name="ro1">
          <table:table-cell office:value-type="float" office:value="1.93334238339379" calcext:value-type="float">
            <text:p>1.93334238339379</text:p>
          </table:table-cell>
        </table:table-row>
        <table:table-row table:style-name="ro1">
          <table:table-cell office:value-type="float" office:value="1.93265176169243" calcext:value-type="float">
            <text:p>1.93265176169243</text:p>
          </table:table-cell>
        </table:table-row>
        <table:table-row table:style-name="ro1">
          <table:table-cell office:value-type="float" office:value="1.9326288757862" calcext:value-type="float">
            <text:p>1.9326288757862</text:p>
          </table:table-cell>
        </table:table-row>
        <table:table-row table:style-name="ro1">
          <table:table-cell office:value-type="float" office:value="1.93323378686244" calcext:value-type="float">
            <text:p>1.93323378686244</text:p>
          </table:table-cell>
        </table:table-row>
        <table:table-row table:style-name="ro1">
          <table:table-cell office:value-type="float" office:value="1.93254315976219" calcext:value-type="float">
            <text:p>1.93254315976219</text:p>
          </table:table-cell>
        </table:table-row>
        <table:table-row table:style-name="ro1">
          <table:table-cell office:value-type="float" office:value="1.93325949049231" calcext:value-type="float">
            <text:p>1.93325949049231</text:p>
          </table:table-cell>
        </table:table-row>
        <table:table-row table:style-name="ro1">
          <table:table-cell office:value-type="float" office:value="1.93319601044677" calcext:value-type="float">
            <text:p>1.93319601044677</text:p>
          </table:table-cell>
        </table:table-row>
        <table:table-row table:style-name="ro1">
          <table:table-cell office:value-type="float" office:value="1.93245543423988" calcext:value-type="float">
            <text:p>1.93245543423988</text:p>
          </table:table-cell>
        </table:table-row>
        <table:table-row table:style-name="ro1">
          <table:table-cell office:value-type="float" office:value="1.93245368654299" calcext:value-type="float">
            <text:p>1.93245368654299</text:p>
          </table:table-cell>
        </table:table-row>
        <table:table-row table:style-name="ro1">
          <table:table-cell office:value-type="float" office:value="1.93303388605357" calcext:value-type="float">
            <text:p>1.93303388605357</text:p>
          </table:table-cell>
        </table:table-row>
        <table:table-row table:style-name="ro1">
          <table:table-cell office:value-type="float" office:value="1.93238353013301" calcext:value-type="float">
            <text:p>1.93238353013301</text:p>
          </table:table-cell>
        </table:table-row>
        <table:table-row table:style-name="ro1">
          <table:table-cell office:value-type="float" office:value="1.93238093148744" calcext:value-type="float">
            <text:p>1.93238093148744</text:p>
          </table:table-cell>
        </table:table-row>
        <table:table-row table:style-name="ro1">
          <table:table-cell office:value-type="float" office:value="1.93231372507175" calcext:value-type="float">
            <text:p>1.93231372507175</text:p>
          </table:table-cell>
        </table:table-row>
        <table:table-row table:style-name="ro1">
          <table:table-cell office:value-type="float" office:value="1.93229342794438" calcext:value-type="float">
            <text:p>1.93229342794438</text:p>
          </table:table-cell>
        </table:table-row>
        <table:table-row table:style-name="ro1">
          <table:table-cell office:value-type="float" office:value="1.93223397136243" calcext:value-type="float">
            <text:p>1.93223397136243</text:p>
          </table:table-cell>
        </table:table-row>
        <table:table-row table:style-name="ro1">
          <table:table-cell office:value-type="float" office:value="1.93215609816959" calcext:value-type="float">
            <text:p>1.93215609816959</text:p>
          </table:table-cell>
        </table:table-row>
        <table:table-row table:style-name="ro1">
          <table:table-cell office:value-type="float" office:value="1.93211332588237" calcext:value-type="float">
            <text:p>1.93211332588237</text:p>
          </table:table-cell>
        </table:table-row>
        <table:table-row table:style-name="ro1">
          <table:table-cell office:value-type="float" office:value="1.93276704940101" calcext:value-type="float">
            <text:p>1.93276704940101</text:p>
          </table:table-cell>
        </table:table-row>
        <table:table-row table:style-name="ro1">
          <table:table-cell office:value-type="float" office:value="1.93268675479781" calcext:value-type="float">
            <text:p>1.93268675479781</text:p>
          </table:table-cell>
        </table:table-row>
        <table:table-row table:style-name="ro1">
          <table:table-cell office:value-type="float" office:value="1.93200465173221" calcext:value-type="float">
            <text:p>1.93200465173221</text:p>
          </table:table-cell>
        </table:table-row>
        <table:table-row table:style-name="ro1">
          <table:table-cell office:value-type="float" office:value="1.93195548426455" calcext:value-type="float">
            <text:p>1.93195548426455</text:p>
          </table:table-cell>
        </table:table-row>
        <table:table-row table:style-name="ro1">
          <table:table-cell office:value-type="float" office:value="1.93184026771971" calcext:value-type="float">
            <text:p>1.93184026771971</text:p>
          </table:table-cell>
        </table:table-row>
        <table:table-row table:style-name="ro1">
          <table:table-cell office:value-type="float" office:value="1.93251884484982" calcext:value-type="float">
            <text:p>1.93251884484982</text:p>
          </table:table-cell>
        </table:table-row>
        <table:table-row table:style-name="ro1">
          <table:table-cell office:value-type="float" office:value="1.93243577468087" calcext:value-type="float">
            <text:p>1.93243577468087</text:p>
          </table:table-cell>
        </table:table-row>
        <table:table-row table:style-name="ro1">
          <table:table-cell office:value-type="float" office:value="1.93244316841612" calcext:value-type="float">
            <text:p>1.93244316841612</text:p>
          </table:table-cell>
        </table:table-row>
        <table:table-row table:style-name="ro1">
          <table:table-cell office:value-type="float" office:value="1.9323548601742" calcext:value-type="float">
            <text:p>1.9323548601742</text:p>
          </table:table-cell>
        </table:table-row>
        <table:table-row table:style-name="ro1">
          <table:table-cell office:value-type="float" office:value="1.93226217665247" calcext:value-type="float">
            <text:p>1.93226217665247</text:p>
          </table:table-cell>
        </table:table-row>
        <table:table-row table:style-name="ro1">
          <table:table-cell office:value-type="float" office:value="1.93160014569084" calcext:value-type="float">
            <text:p>1.93160014569084</text:p>
          </table:table-cell>
        </table:table-row>
        <table:table-row table:style-name="ro1">
          <table:table-cell office:value-type="float" office:value="1.93148418867342" calcext:value-type="float">
            <text:p>1.93148418867342</text:p>
          </table:table-cell>
        </table:table-row>
        <table:table-row table:style-name="ro1">
          <table:table-cell office:value-type="float" office:value="1.93138807770502" calcext:value-type="float">
            <text:p>1.93138807770502</text:p>
          </table:table-cell>
        </table:table-row>
        <table:table-row table:style-name="ro1">
          <table:table-cell office:value-type="float" office:value="1.9320872355877" calcext:value-type="float">
            <text:p>1.9320872355877</text:p>
          </table:table-cell>
        </table:table-row>
        <table:table-row table:style-name="ro1">
          <table:table-cell office:value-type="float" office:value="1.93126128390809" calcext:value-type="float">
            <text:p>1.93126128390809</text:p>
          </table:table-cell>
        </table:table-row>
        <table:table-row table:style-name="ro1">
          <table:table-cell office:value-type="float" office:value="1.93128806494469" calcext:value-type="float">
            <text:p>1.93128806494469</text:p>
          </table:table-cell>
        </table:table-row>
        <table:table-row table:style-name="ro1">
          <table:table-cell office:value-type="float" office:value="1.93116407414135" calcext:value-type="float">
            <text:p>1.93116407414135</text:p>
          </table:table-cell>
        </table:table-row>
        <table:table-row table:style-name="ro1">
          <table:table-cell office:value-type="float" office:value="1.93107440395097" calcext:value-type="float">
            <text:p>1.93107440395097</text:p>
          </table:table-cell>
        </table:table-row>
        <table:table-row table:style-name="ro1">
          <table:table-cell office:value-type="float" office:value="1.9316840224647" calcext:value-type="float">
            <text:p>1.9316840224647</text:p>
          </table:table-cell>
        </table:table-row>
        <table:table-row table:style-name="ro1">
          <table:table-cell office:value-type="float" office:value="1.93161341344759" calcext:value-type="float">
            <text:p>1.93161341344759</text:p>
          </table:table-cell>
        </table:table-row>
        <table:table-row table:style-name="ro1">
          <table:table-cell office:value-type="float" office:value="1.93090822689224" calcext:value-type="float">
            <text:p>1.93090822689224</text:p>
          </table:table-cell>
        </table:table-row>
        <table:table-row table:style-name="ro1">
          <table:table-cell office:value-type="float" office:value="1.93087752471691" calcext:value-type="float">
            <text:p>1.93087752471691</text:p>
          </table:table-cell>
        </table:table-row>
        <table:table-row table:style-name="ro1">
          <table:table-cell office:value-type="float" office:value="1.93139482529173" calcext:value-type="float">
            <text:p>1.93139482529173</text:p>
          </table:table-cell>
        </table:table-row>
        <table:table-row table:style-name="ro1">
          <table:table-cell office:value-type="float" office:value="1.93135506625132" calcext:value-type="float">
            <text:p>1.93135506625132</text:p>
          </table:table-cell>
        </table:table-row>
        <table:table-row table:style-name="ro1">
          <table:table-cell office:value-type="float" office:value="1.93062144997209" calcext:value-type="float">
            <text:p>1.93062144997209</text:p>
          </table:table-cell>
        </table:table-row>
        <table:table-row table:style-name="ro1">
          <table:table-cell office:value-type="float" office:value="1.93046720370703" calcext:value-type="float">
            <text:p>1.93046720370703</text:p>
          </table:table-cell>
        </table:table-row>
        <table:table-row table:style-name="ro1">
          <table:table-cell office:value-type="float" office:value="1.93038628194844" calcext:value-type="float">
            <text:p>1.93038628194844</text:p>
          </table:table-cell>
        </table:table-row>
        <table:table-row table:style-name="ro1">
          <table:table-cell office:value-type="float" office:value="1.93100077729736" calcext:value-type="float">
            <text:p>1.93100077729736</text:p>
          </table:table-cell>
        </table:table-row>
        <table:table-row table:style-name="ro1">
          <table:table-cell office:value-type="float" office:value="1.93097773436157" calcext:value-type="float">
            <text:p>1.93097773436157</text:p>
          </table:table-cell>
        </table:table-row>
        <table:table-row table:style-name="ro1">
          <table:table-cell office:value-type="float" office:value="1.93021443158416" calcext:value-type="float">
            <text:p>1.93021443158416</text:p>
          </table:table-cell>
        </table:table-row>
        <table:table-row table:style-name="ro1">
          <table:table-cell office:value-type="float" office:value="1.93012159808154" calcext:value-type="float">
            <text:p>1.93012159808154</text:p>
          </table:table-cell>
        </table:table-row>
        <table:table-row table:style-name="ro1">
          <table:table-cell office:value-type="float" office:value="1.93065633916815" calcext:value-type="float">
            <text:p>1.93065633916815</text:p>
          </table:table-cell>
        </table:table-row>
        <table:table-row table:style-name="ro1">
          <table:table-cell office:value-type="float" office:value="1.93058779439486" calcext:value-type="float">
            <text:p>1.93058779439486</text:p>
          </table:table-cell>
        </table:table-row>
        <table:table-row table:style-name="ro1">
          <table:table-cell office:value-type="float" office:value="1.92985113077923" calcext:value-type="float">
            <text:p>1.92985113077923</text:p>
          </table:table-cell>
        </table:table-row>
        <table:table-row table:style-name="ro1">
          <table:table-cell office:value-type="float" office:value="1.92977390464633" calcext:value-type="float">
            <text:p>1.92977390464633</text:p>
          </table:table-cell>
        </table:table-row>
        <table:table-row table:style-name="ro1">
          <table:table-cell office:value-type="float" office:value="1.92967370410396" calcext:value-type="float">
            <text:p>1.92967370410396</text:p>
          </table:table-cell>
        </table:table-row>
        <table:table-row table:style-name="ro1">
          <table:table-cell office:value-type="float" office:value="1.93020404496798" calcext:value-type="float">
            <text:p>1.93020404496798</text:p>
          </table:table-cell>
        </table:table-row>
        <table:table-row table:style-name="ro1">
          <table:table-cell office:value-type="float" office:value="1.93015567425984" calcext:value-type="float">
            <text:p>1.93015567425984</text:p>
          </table:table-cell>
        </table:table-row>
        <table:table-row table:style-name="ro1">
          <table:table-cell office:value-type="float" office:value="1.92999660010225" calcext:value-type="float">
            <text:p>1.92999660010225</text:p>
          </table:table-cell>
        </table:table-row>
        <table:table-row table:style-name="ro1">
          <table:table-cell office:value-type="float" office:value="1.92992843375634" calcext:value-type="float">
            <text:p>1.92992843375634</text:p>
          </table:table-cell>
        </table:table-row>
        <table:table-row table:style-name="ro1">
          <table:table-cell office:value-type="float" office:value="1.92913084104638" calcext:value-type="float">
            <text:p>1.92913084104638</text:p>
          </table:table-cell>
        </table:table-row>
        <table:table-row table:style-name="ro1">
          <table:table-cell office:value-type="float" office:value="1.9297169354112" calcext:value-type="float">
            <text:p>1.9297169354112</text:p>
          </table:table-cell>
        </table:table-row>
        <table:table-row table:style-name="ro1">
          <table:table-cell office:value-type="float" office:value="1.92899493603364" calcext:value-type="float">
            <text:p>1.92899493603364</text:p>
          </table:table-cell>
        </table:table-row>
        <table:table-row table:style-name="ro1">
          <table:table-cell office:value-type="float" office:value="1.92882261325088" calcext:value-type="float">
            <text:p>1.92882261325088</text:p>
          </table:table-cell>
        </table:table-row>
        <table:table-row table:style-name="ro1">
          <table:table-cell office:value-type="float" office:value="1.92942642250155" calcext:value-type="float">
            <text:p>1.92942642250155</text:p>
          </table:table-cell>
        </table:table-row>
        <table:table-row table:style-name="ro1">
          <table:table-cell office:value-type="float" office:value="1.92863521474126" calcext:value-type="float">
            <text:p>1.92863521474126</text:p>
          </table:table-cell>
        </table:table-row>
        <table:table-row table:style-name="ro1">
          <table:table-cell office:value-type="float" office:value="1.92855887423232" calcext:value-type="float">
            <text:p>1.92855887423232</text:p>
          </table:table-cell>
        </table:table-row>
        <table:table-row table:style-name="ro1">
          <table:table-cell office:value-type="float" office:value="1.92839158907227" calcext:value-type="float">
            <text:p>1.92839158907227</text:p>
          </table:table-cell>
        </table:table-row>
        <table:table-row table:style-name="ro1">
          <table:table-cell office:value-type="float" office:value="1.92905073177639" calcext:value-type="float">
            <text:p>1.92905073177639</text:p>
          </table:table-cell>
        </table:table-row>
        <table:table-row table:style-name="ro1">
          <table:table-cell office:value-type="float" office:value="1.92887880926631" calcext:value-type="float">
            <text:p>1.92887880926631</text:p>
          </table:table-cell>
        </table:table-row>
        <table:table-row table:style-name="ro1">
          <table:table-cell office:value-type="float" office:value="1.92812623510307" calcext:value-type="float">
            <text:p>1.92812623510307</text:p>
          </table:table-cell>
        </table:table-row>
        <table:table-row table:style-name="ro1">
          <table:table-cell office:value-type="float" office:value="1.92861900720757" calcext:value-type="float">
            <text:p>1.92861900720757</text:p>
          </table:table-cell>
        </table:table-row>
        <table:table-row table:style-name="ro1">
          <table:table-cell office:value-type="float" office:value="1.92784553988573" calcext:value-type="float">
            <text:p>1.92784553988573</text:p>
          </table:table-cell>
        </table:table-row>
        <table:table-row table:style-name="ro1">
          <table:table-cell office:value-type="float" office:value="1.92842037434265" calcext:value-type="float">
            <text:p>1.92842037434265</text:p>
          </table:table-cell>
        </table:table-row>
        <table:table-row table:style-name="ro1">
          <table:table-cell office:value-type="float" office:value="1.92760718786737" calcext:value-type="float">
            <text:p>1.92760718786737</text:p>
          </table:table-cell>
        </table:table-row>
        <table:table-row table:style-name="ro1">
          <table:table-cell office:value-type="float" office:value="1.92745955642275" calcext:value-type="float">
            <text:p>1.92745955642275</text:p>
          </table:table-cell>
        </table:table-row>
        <table:table-row table:style-name="ro1">
          <table:table-cell office:value-type="float" office:value="1.92740279848927" calcext:value-type="float">
            <text:p>1.92740279848927</text:p>
          </table:table-cell>
        </table:table-row>
        <table:table-row table:style-name="ro1">
          <table:table-cell office:value-type="float" office:value="1.92793570200243" calcext:value-type="float">
            <text:p>1.92793570200243</text:p>
          </table:table-cell>
        </table:table-row>
        <table:table-row table:style-name="ro1">
          <table:table-cell office:value-type="float" office:value="1.92777105805591" calcext:value-type="float">
            <text:p>1.92777105805591</text:p>
          </table:table-cell>
        </table:table-row>
        <table:table-row table:style-name="ro1">
          <table:table-cell office:value-type="float" office:value="1.92776612979915" calcext:value-type="float">
            <text:p>1.92776612979915</text:p>
          </table:table-cell>
        </table:table-row>
        <table:table-row table:style-name="ro1">
          <table:table-cell office:value-type="float" office:value="1.92755820711973" calcext:value-type="float">
            <text:p>1.92755820711973</text:p>
          </table:table-cell>
        </table:table-row>
        <table:table-row table:style-name="ro1">
          <table:table-cell office:value-type="float" office:value="1.92672520720551" calcext:value-type="float">
            <text:p>1.92672520720551</text:p>
          </table:table-cell>
        </table:table-row>
        <table:table-row table:style-name="ro1">
          <table:table-cell office:value-type="float" office:value="1.92664417477964" calcext:value-type="float">
            <text:p>1.92664417477964</text:p>
          </table:table-cell>
        </table:table-row>
        <table:table-row table:style-name="ro1">
          <table:table-cell office:value-type="float" office:value="1.92645879386323" calcext:value-type="float">
            <text:p>1.92645879386323</text:p>
          </table:table-cell>
        </table:table-row>
        <table:table-row table:style-name="ro1">
          <table:table-cell office:value-type="float" office:value="1.92638046682668" calcext:value-type="float">
            <text:p>1.92638046682668</text:p>
          </table:table-cell>
        </table:table-row>
        <table:table-row table:style-name="ro1">
          <table:table-cell office:value-type="float" office:value="1.92627360391525" calcext:value-type="float">
            <text:p>1.92627360391525</text:p>
          </table:table-cell>
        </table:table-row>
        <table:table-row table:style-name="ro1">
          <table:table-cell office:value-type="float" office:value="1.92601732173429" calcext:value-type="float">
            <text:p>1.92601732173429</text:p>
          </table:table-cell>
        </table:table-row>
        <table:table-row table:style-name="ro1">
          <table:table-cell office:value-type="float" office:value="1.92666459572149" calcext:value-type="float">
            <text:p>1.92666459572149</text:p>
          </table:table-cell>
        </table:table-row>
        <table:table-row table:style-name="ro1">
          <table:table-cell office:value-type="float" office:value="1.92581849880884" calcext:value-type="float">
            <text:p>1.92581849880884</text:p>
          </table:table-cell>
        </table:table-row>
        <table:table-row table:style-name="ro1">
          <table:table-cell office:value-type="float" office:value="1.92629718256297" calcext:value-type="float">
            <text:p>1.92629718256297</text:p>
          </table:table-cell>
        </table:table-row>
        <table:table-row table:style-name="ro1">
          <table:table-cell office:value-type="float" office:value="1.9254423614044" calcext:value-type="float">
            <text:p>1.9254423614044</text:p>
          </table:table-cell>
        </table:table-row>
        <table:table-row table:style-name="ro1">
          <table:table-cell office:value-type="float" office:value="1.92536772191115" calcext:value-type="float">
            <text:p>1.92536772191115</text:p>
          </table:table-cell>
        </table:table-row>
        <table:table-row table:style-name="ro1">
          <table:table-cell office:value-type="float" office:value="1.92517682648408" calcext:value-type="float">
            <text:p>1.92517682648408</text:p>
          </table:table-cell>
        </table:table-row>
        <table:table-row table:style-name="ro1">
          <table:table-cell office:value-type="float" office:value="1.92507362010627" calcext:value-type="float">
            <text:p>1.92507362010627</text:p>
          </table:table-cell>
        </table:table-row>
        <table:table-row table:style-name="ro1">
          <table:table-cell office:value-type="float" office:value="1.92491729809438" calcext:value-type="float">
            <text:p>1.92491729809438</text:p>
          </table:table-cell>
        </table:table-row>
        <table:table-row table:style-name="ro1">
          <table:table-cell office:value-type="float" office:value="1.92478232545363" calcext:value-type="float">
            <text:p>1.92478232545363</text:p>
          </table:table-cell>
        </table:table-row>
        <table:table-row table:style-name="ro1">
          <table:table-cell office:value-type="float" office:value="1.92530142919868" calcext:value-type="float">
            <text:p>1.92530142919868</text:p>
          </table:table-cell>
        </table:table-row>
        <table:table-row table:style-name="ro1">
          <table:table-cell office:value-type="float" office:value="1.92445511693161" calcext:value-type="float">
            <text:p>1.92445511693161</text:p>
          </table:table-cell>
        </table:table-row>
        <table:table-row table:style-name="ro1">
          <table:table-cell office:value-type="float" office:value="1.92429602764561" calcext:value-type="float">
            <text:p>1.92429602764561</text:p>
          </table:table-cell>
        </table:table-row>
        <table:table-row table:style-name="ro1">
          <table:table-cell office:value-type="float" office:value="1.92414778835798" calcext:value-type="float">
            <text:p>1.92414778835798</text:p>
          </table:table-cell>
        </table:table-row>
        <table:table-row table:style-name="ro1">
          <table:table-cell office:value-type="float" office:value="1.92465769562632" calcext:value-type="float">
            <text:p>1.92465769562632</text:p>
          </table:table-cell>
        </table:table-row>
        <table:table-row table:style-name="ro1">
          <table:table-cell office:value-type="float" office:value="1.92382278238878" calcext:value-type="float">
            <text:p>1.92382278238878</text:p>
          </table:table-cell>
        </table:table-row>
        <table:table-row table:style-name="ro1">
          <table:table-cell office:value-type="float" office:value="1.9236545755792" calcext:value-type="float">
            <text:p>1.9236545755792</text:p>
          </table:table-cell>
        </table:table-row>
        <table:table-row table:style-name="ro1">
          <table:table-cell office:value-type="float" office:value="1.92416386497681" calcext:value-type="float">
            <text:p>1.92416386497681</text:p>
          </table:table-cell>
        </table:table-row>
        <table:table-row table:style-name="ro1">
          <table:table-cell office:value-type="float" office:value="1.92401305760424" calcext:value-type="float">
            <text:p>1.92401305760424</text:p>
          </table:table-cell>
        </table:table-row>
        <table:table-row table:style-name="ro1">
          <table:table-cell office:value-type="float" office:value="1.92318304560073" calcext:value-type="float">
            <text:p>1.92318304560073</text:p>
          </table:table-cell>
        </table:table-row>
        <table:table-row table:style-name="ro1">
          <table:table-cell office:value-type="float" office:value="1.9236563466943" calcext:value-type="float">
            <text:p>1.9236563466943</text:p>
          </table:table-cell>
        </table:table-row>
        <table:table-row table:style-name="ro1">
          <table:table-cell office:value-type="float" office:value="1.92350094746806" calcext:value-type="float">
            <text:p>1.92350094746806</text:p>
          </table:table-cell>
        </table:table-row>
        <table:table-row table:style-name="ro1">
          <table:table-cell office:value-type="float" office:value="1.92341134648373" calcext:value-type="float">
            <text:p>1.92341134648373</text:p>
          </table:table-cell>
        </table:table-row>
        <table:table-row table:style-name="ro1">
          <table:table-cell office:value-type="float" office:value="1.92236966132128" calcext:value-type="float">
            <text:p>1.92236966132128</text:p>
          </table:table-cell>
        </table:table-row>
        <table:table-row table:style-name="ro1">
          <table:table-cell office:value-type="float" office:value="1.92229521972816" calcext:value-type="float">
            <text:p>1.92229521972816</text:p>
          </table:table-cell>
        </table:table-row>
        <table:table-row table:style-name="ro1">
          <table:table-cell office:value-type="float" office:value="1.9220039643465" calcext:value-type="float">
            <text:p>1.9220039643465</text:p>
          </table:table-cell>
        </table:table-row>
        <table:table-row table:style-name="ro1">
          <table:table-cell office:value-type="float" office:value="1.92177777875138" calcext:value-type="float">
            <text:p>1.92177777875138</text:p>
          </table:table-cell>
        </table:table-row>
        <table:table-row table:style-name="ro1">
          <table:table-cell office:value-type="float" office:value="1.92156856206601" calcext:value-type="float">
            <text:p>1.92156856206601</text:p>
          </table:table-cell>
        </table:table-row>
        <table:table-row table:style-name="ro1">
          <table:table-cell office:value-type="float" office:value="1.92221734585204" calcext:value-type="float">
            <text:p>1.92221734585204</text:p>
          </table:table-cell>
        </table:table-row>
        <table:table-row table:style-name="ro1">
          <table:table-cell office:value-type="float" office:value="1.92130023326292" calcext:value-type="float">
            <text:p>1.92130023326292</text:p>
          </table:table-cell>
        </table:table-row>
        <table:table-row table:style-name="ro1">
          <table:table-cell office:value-type="float" office:value="1.92116361704238" calcext:value-type="float">
            <text:p>1.92116361704238</text:p>
          </table:table-cell>
        </table:table-row>
        <table:table-row table:style-name="ro1">
          <table:table-cell office:value-type="float" office:value="1.9216035935234" calcext:value-type="float">
            <text:p>1.9216035935234</text:p>
          </table:table-cell>
        </table:table-row>
        <table:table-row table:style-name="ro1">
          <table:table-cell office:value-type="float" office:value="1.92065086980788" calcext:value-type="float">
            <text:p>1.92065086980788</text:p>
          </table:table-cell>
        </table:table-row>
        <table:table-row table:style-name="ro1">
          <table:table-cell office:value-type="float" office:value="1.92132541487043" calcext:value-type="float">
            <text:p>1.92132541487043</text:p>
          </table:table-cell>
        </table:table-row>
        <table:table-row table:style-name="ro1">
          <table:table-cell office:value-type="float" office:value="1.92036981873532" calcext:value-type="float">
            <text:p>1.92036981873532</text:p>
          </table:table-cell>
        </table:table-row>
        <table:table-row table:style-name="ro1">
          <table:table-cell office:value-type="float" office:value="1.92012283938422" calcext:value-type="float">
            <text:p>1.92012283938422</text:p>
          </table:table-cell>
        </table:table-row>
        <table:table-row table:style-name="ro1">
          <table:table-cell office:value-type="float" office:value="1.92060081838323" calcext:value-type="float">
            <text:p>1.92060081838323</text:p>
          </table:table-cell>
        </table:table-row>
        <table:table-row table:style-name="ro1">
          <table:table-cell office:value-type="float" office:value="1.92039214064025" calcext:value-type="float">
            <text:p>1.92039214064025</text:p>
          </table:table-cell>
        </table:table-row>
        <table:table-row table:style-name="ro1">
          <table:table-cell office:value-type="float" office:value="1.91953322746301" calcext:value-type="float">
            <text:p>1.91953322746301</text:p>
          </table:table-cell>
        </table:table-row>
        <table:table-row table:style-name="ro1">
          <table:table-cell office:value-type="float" office:value="1.92013995566783" calcext:value-type="float">
            <text:p>1.92013995566783</text:p>
          </table:table-cell>
        </table:table-row>
        <table:table-row table:style-name="ro1">
          <table:table-cell office:value-type="float" office:value="1.9191083237194" calcext:value-type="float">
            <text:p>1.9191083237194</text:p>
          </table:table-cell>
        </table:table-row>
        <table:table-row table:style-name="ro1">
          <table:table-cell office:value-type="float" office:value="1.91960549499964" calcext:value-type="float">
            <text:p>1.91960549499964</text:p>
          </table:table-cell>
        </table:table-row>
        <table:table-row table:style-name="ro1">
          <table:table-cell office:value-type="float" office:value="1.91853255759781" calcext:value-type="float">
            <text:p>1.91853255759781</text:p>
          </table:table-cell>
        </table:table-row>
        <table:table-row table:style-name="ro1">
          <table:table-cell office:value-type="float" office:value="1.91837575823912" calcext:value-type="float">
            <text:p>1.91837575823912</text:p>
          </table:table-cell>
        </table:table-row>
        <table:table-row table:style-name="ro1">
          <table:table-cell office:value-type="float" office:value="1.91894758045866" calcext:value-type="float">
            <text:p>1.91894758045866</text:p>
          </table:table-cell>
        </table:table-row>
        <table:table-row table:style-name="ro1">
          <table:table-cell office:value-type="float" office:value="1.91794166543893" calcext:value-type="float">
            <text:p>1.91794166543893</text:p>
          </table:table-cell>
        </table:table-row>
        <table:table-row table:style-name="ro1">
          <table:table-cell office:value-type="float" office:value="1.91849112546666" calcext:value-type="float">
            <text:p>1.91849112546666</text:p>
          </table:table-cell>
        </table:table-row>
        <table:table-row table:style-name="ro1">
          <table:table-cell office:value-type="float" office:value="1.91833373815823" calcext:value-type="float">
            <text:p>1.91833373815823</text:p>
          </table:table-cell>
        </table:table-row>
        <table:table-row table:style-name="ro1">
          <table:table-cell office:value-type="float" office:value="1.91803047979329" calcext:value-type="float">
            <text:p>1.91803047979329</text:p>
          </table:table-cell>
        </table:table-row>
        <table:table-row table:style-name="ro1">
          <table:table-cell office:value-type="float" office:value="1.91699786178078" calcext:value-type="float">
            <text:p>1.91699786178078</text:p>
          </table:table-cell>
        </table:table-row>
        <table:table-row table:style-name="ro1">
          <table:table-cell office:value-type="float" office:value="1.91767788452489" calcext:value-type="float">
            <text:p>1.91767788452489</text:p>
          </table:table-cell>
        </table:table-row>
        <table:table-row table:style-name="ro1">
          <table:table-cell office:value-type="float" office:value="1.91651085590267" calcext:value-type="float">
            <text:p>1.91651085590267</text:p>
          </table:table-cell>
        </table:table-row>
        <table:table-row table:style-name="ro1">
          <table:table-cell office:value-type="float" office:value="1.91705063527627" calcext:value-type="float">
            <text:p>1.91705063527627</text:p>
          </table:table-cell>
        </table:table-row>
        <table:table-row table:style-name="ro1">
          <table:table-cell office:value-type="float" office:value="1.91697778465116" calcext:value-type="float">
            <text:p>1.91697778465116</text:p>
          </table:table-cell>
        </table:table-row>
        <table:table-row table:style-name="ro1">
          <table:table-cell office:value-type="float" office:value="1.91581672415452" calcext:value-type="float">
            <text:p>1.91581672415452</text:p>
          </table:table-cell>
        </table:table-row>
        <table:table-row table:style-name="ro1">
          <table:table-cell office:value-type="float" office:value="1.91633077982819" calcext:value-type="float">
            <text:p>1.91633077982819</text:p>
          </table:table-cell>
        </table:table-row>
        <table:table-row table:style-name="ro1">
          <table:table-cell office:value-type="float" office:value="1.9152470904419" calcext:value-type="float">
            <text:p>1.9152470904419</text:p>
          </table:table-cell>
        </table:table-row>
        <table:table-row table:style-name="ro1">
          <table:table-cell office:value-type="float" office:value="1.91589550213536" calcext:value-type="float">
            <text:p>1.91589550213536</text:p>
          </table:table-cell>
        </table:table-row>
        <table:table-row table:style-name="ro1">
          <table:table-cell office:value-type="float" office:value="1.91547507270919" calcext:value-type="float">
            <text:p>1.91547507270919</text:p>
          </table:table-cell>
        </table:table-row>
        <table:table-row table:style-name="ro1">
          <table:table-cell office:value-type="float" office:value="1.91543068880916" calcext:value-type="float">
            <text:p>1.91543068880916</text:p>
          </table:table-cell>
        </table:table-row>
        <table:table-row table:style-name="ro1">
          <table:table-cell office:value-type="float" office:value="1.91415813557463" calcext:value-type="float">
            <text:p>1.91415813557463</text:p>
          </table:table-cell>
        </table:table-row>
        <table:table-row table:style-name="ro1">
          <table:table-cell office:value-type="float" office:value="1.91388326500618" calcext:value-type="float">
            <text:p>1.91388326500618</text:p>
          </table:table-cell>
        </table:table-row>
        <table:table-row table:style-name="ro1">
          <table:table-cell office:value-type="float" office:value="1.91344757370276" calcext:value-type="float">
            <text:p>1.91344757370276</text:p>
          </table:table-cell>
        </table:table-row>
        <table:table-row table:style-name="ro1">
          <table:table-cell office:value-type="float" office:value="1.9141755106676" calcext:value-type="float">
            <text:p>1.9141755106676</text:p>
          </table:table-cell>
        </table:table-row>
        <table:table-row table:style-name="ro1">
          <table:table-cell office:value-type="float" office:value="1.91393046805093" calcext:value-type="float">
            <text:p>1.91393046805093</text:p>
          </table:table-cell>
        </table:table-row>
        <table:table-row table:style-name="ro1">
          <table:table-cell office:value-type="float" office:value="1.91264396285424" calcext:value-type="float">
            <text:p>1.91264396285424</text:p>
          </table:table-cell>
        </table:table-row>
        <table:table-row table:style-name="ro1">
          <table:table-cell office:value-type="float" office:value="1.91326791389069" calcext:value-type="float">
            <text:p>1.91326791389069</text:p>
          </table:table-cell>
        </table:table-row>
        <table:table-row table:style-name="ro1">
          <table:table-cell office:value-type="float" office:value="1.91306613385879" calcext:value-type="float">
            <text:p>1.91306613385879</text:p>
          </table:table-cell>
        </table:table-row>
        <table:table-row table:style-name="ro1">
          <table:table-cell office:value-type="float" office:value="1.91195727654457" calcext:value-type="float">
            <text:p>1.91195727654457</text:p>
          </table:table-cell>
        </table:table-row>
        <table:table-row table:style-name="ro1">
          <table:table-cell office:value-type="float" office:value="1.91258480399707" calcext:value-type="float">
            <text:p>1.91258480399707</text:p>
          </table:table-cell>
        </table:table-row>
        <table:table-row table:style-name="ro1">
          <table:table-cell office:value-type="float" office:value="1.91128495530556" calcext:value-type="float">
            <text:p>1.91128495530556</text:p>
          </table:table-cell>
        </table:table-row>
        <table:table-row table:style-name="ro1">
          <table:table-cell office:value-type="float" office:value="1.91198651933443" calcext:value-type="float">
            <text:p>1.91198651933443</text:p>
          </table:table-cell>
        </table:table-row>
        <table:table-row table:style-name="ro1">
          <table:table-cell office:value-type="float" office:value="1.91167606096113" calcext:value-type="float">
            <text:p>1.91167606096113</text:p>
          </table:table-cell>
        </table:table-row>
        <table:table-row table:style-name="ro1">
          <table:table-cell office:value-type="float" office:value="1.91126015872081" calcext:value-type="float">
            <text:p>1.91126015872081</text:p>
          </table:table-cell>
        </table:table-row>
        <table:table-row table:style-name="ro1">
          <table:table-cell office:value-type="float" office:value="1.91112893811281" calcext:value-type="float">
            <text:p>1.91112893811281</text:p>
          </table:table-cell>
        </table:table-row>
        <table:table-row table:style-name="ro1">
          <table:table-cell office:value-type="float" office:value="1.9097055857333" calcext:value-type="float">
            <text:p>1.9097055857333</text:p>
          </table:table-cell>
        </table:table-row>
        <table:table-row table:style-name="ro1">
          <table:table-cell office:value-type="float" office:value="1.90911669124772" calcext:value-type="float">
            <text:p>1.90911669124772</text:p>
          </table:table-cell>
        </table:table-row>
        <table:table-row table:style-name="ro1">
          <table:table-cell office:value-type="float" office:value="1.9099589229647" calcext:value-type="float">
            <text:p>1.9099589229647</text:p>
          </table:table-cell>
        </table:table-row>
        <table:table-row table:style-name="ro1">
          <table:table-cell office:value-type="float" office:value="1.90847501885953" calcext:value-type="float">
            <text:p>1.90847501885953</text:p>
          </table:table-cell>
        </table:table-row>
        <table:table-row table:style-name="ro1">
          <table:table-cell office:value-type="float" office:value="1.90943670690839" calcext:value-type="float">
            <text:p>1.90943670690839</text:p>
          </table:table-cell>
        </table:table-row>
        <table:table-row table:style-name="ro1">
          <table:table-cell office:value-type="float" office:value="1.90777949404429" calcext:value-type="float">
            <text:p>1.90777949404429</text:p>
          </table:table-cell>
        </table:table-row>
        <table:table-row table:style-name="ro1">
          <table:table-cell office:value-type="float" office:value="1.90876643710084" calcext:value-type="float">
            <text:p>1.90876643710084</text:p>
          </table:table-cell>
        </table:table-row>
        <table:table-row table:style-name="ro1">
          <table:table-cell office:value-type="float" office:value="1.90728877174614" calcext:value-type="float">
            <text:p>1.90728877174614</text:p>
          </table:table-cell>
        </table:table-row>
        <table:table-row table:style-name="ro1">
          <table:table-cell office:value-type="float" office:value="1.90783005126598" calcext:value-type="float">
            <text:p>1.90783005126598</text:p>
          </table:table-cell>
        </table:table-row>
        <table:table-row table:style-name="ro1">
          <table:table-cell office:value-type="float" office:value="1.90758671713018" calcext:value-type="float">
            <text:p>1.90758671713018</text:p>
          </table:table-cell>
        </table:table-row>
        <table:table-row table:style-name="ro1">
          <table:table-cell office:value-type="float" office:value="1.90632313990146" calcext:value-type="float">
            <text:p>1.90632313990146</text:p>
          </table:table-cell>
        </table:table-row>
        <table:table-row table:style-name="ro1">
          <table:table-cell office:value-type="float" office:value="1.90586584558388" calcext:value-type="float">
            <text:p>1.90586584558388</text:p>
          </table:table-cell>
        </table:table-row>
        <table:table-row table:style-name="ro1">
          <table:table-cell office:value-type="float" office:value="1.90637994172985" calcext:value-type="float">
            <text:p>1.90637994172985</text:p>
          </table:table-cell>
        </table:table-row>
        <table:table-row table:style-name="ro1">
          <table:table-cell office:value-type="float" office:value="1.90491059382416" calcext:value-type="float">
            <text:p>1.90491059382416</text:p>
          </table:table-cell>
        </table:table-row>
        <table:table-row table:style-name="ro1">
          <table:table-cell office:value-type="float" office:value="1.90598299544687" calcext:value-type="float">
            <text:p>1.90598299544687</text:p>
          </table:table-cell>
        </table:table-row>
        <table:table-row table:style-name="ro1">
          <table:table-cell office:value-type="float" office:value="1.90551344458475" calcext:value-type="float">
            <text:p>1.90551344458475</text:p>
          </table:table-cell>
        </table:table-row>
        <table:table-row table:style-name="ro1">
          <table:table-cell office:value-type="float" office:value="1.90484776585254" calcext:value-type="float">
            <text:p>1.90484776585254</text:p>
          </table:table-cell>
        </table:table-row>
        <table:table-row table:style-name="ro1">
          <table:table-cell office:value-type="float" office:value="1.90363602894681" calcext:value-type="float">
            <text:p>1.90363602894681</text:p>
          </table:table-cell>
        </table:table-row>
        <table:table-row table:style-name="ro1">
          <table:table-cell office:value-type="float" office:value="1.90415540805383" calcext:value-type="float">
            <text:p>1.90415540805383</text:p>
          </table:table-cell>
        </table:table-row>
        <table:table-row table:style-name="ro1">
          <table:table-cell office:value-type="float" office:value="1.90251650978585" calcext:value-type="float">
            <text:p>1.90251650978585</text:p>
          </table:table-cell>
        </table:table-row>
        <table:table-row table:style-name="ro1">
          <table:table-cell office:value-type="float" office:value="1.90337843167779" calcext:value-type="float">
            <text:p>1.90337843167779</text:p>
          </table:table-cell>
        </table:table-row>
        <table:table-row table:style-name="ro1">
          <table:table-cell office:value-type="float" office:value="1.90150594711192" calcext:value-type="float">
            <text:p>1.90150594711192</text:p>
          </table:table-cell>
        </table:table-row>
        <table:table-row table:style-name="ro1">
          <table:table-cell office:value-type="float" office:value="1.90123266633381" calcext:value-type="float">
            <text:p>1.90123266633381</text:p>
          </table:table-cell>
        </table:table-row>
        <table:table-row table:style-name="ro1">
          <table:table-cell office:value-type="float" office:value="1.90101987630703" calcext:value-type="float">
            <text:p>1.90101987630703</text:p>
          </table:table-cell>
        </table:table-row>
        <table:table-row table:style-name="ro1">
          <table:table-cell office:value-type="float" office:value="1.90033490027759" calcext:value-type="float">
            <text:p>1.90033490027759</text:p>
          </table:table-cell>
        </table:table-row>
        <table:table-row table:style-name="ro1">
          <table:table-cell office:value-type="float" office:value="1.90110592434543" calcext:value-type="float">
            <text:p>1.90110592434543</text:p>
          </table:table-cell>
        </table:table-row>
        <table:table-row table:style-name="ro1">
          <table:table-cell office:value-type="float" office:value="1.89963834490673" calcext:value-type="float">
            <text:p>1.89963834490673</text:p>
          </table:table-cell>
        </table:table-row>
        <table:table-row table:style-name="ro1">
          <table:table-cell office:value-type="float" office:value="1.89922315421514" calcext:value-type="float">
            <text:p>1.89922315421514</text:p>
          </table:table-cell>
        </table:table-row>
        <table:table-row table:style-name="ro1">
          <table:table-cell office:value-type="float" office:value="1.89877504481416" calcext:value-type="float">
            <text:p>1.89877504481416</text:p>
          </table:table-cell>
        </table:table-row>
        <table:table-row table:style-name="ro1">
          <table:table-cell office:value-type="float" office:value="1.89803384024244" calcext:value-type="float">
            <text:p>1.89803384024244</text:p>
          </table:table-cell>
        </table:table-row>
        <table:table-row table:style-name="ro1">
          <table:table-cell office:value-type="float" office:value="1.89881740543815" calcext:value-type="float">
            <text:p>1.89881740543815</text:p>
          </table:table-cell>
        </table:table-row>
        <table:table-row table:style-name="ro1">
          <table:table-cell office:value-type="float" office:value="1.89850738271811" calcext:value-type="float">
            <text:p>1.89850738271811</text:p>
          </table:table-cell>
        </table:table-row>
        <table:table-row table:style-name="ro1">
          <table:table-cell office:value-type="float" office:value="1.8969630893557" calcext:value-type="float">
            <text:p>1.8969630893557</text:p>
          </table:table-cell>
        </table:table-row>
        <table:table-row table:style-name="ro1">
          <table:table-cell office:value-type="float" office:value="1.89788678290618" calcext:value-type="float">
            <text:p>1.89788678290618</text:p>
          </table:table-cell>
        </table:table-row>
        <table:table-row table:style-name="ro1">
          <table:table-cell office:value-type="float" office:value="1.89705933903727" calcext:value-type="float">
            <text:p>1.89705933903727</text:p>
          </table:table-cell>
        </table:table-row>
        <table:table-row table:style-name="ro1">
          <table:table-cell office:value-type="float" office:value="1.89657838538004" calcext:value-type="float">
            <text:p>1.89657838538004</text:p>
          </table:table-cell>
        </table:table-row>
        <table:table-row table:style-name="ro1">
          <table:table-cell office:value-type="float" office:value="1.89482940052591" calcext:value-type="float">
            <text:p>1.89482940052591</text:p>
          </table:table-cell>
        </table:table-row>
        <table:table-row table:style-name="ro1">
          <table:table-cell office:value-type="float" office:value="1.895778509009" calcext:value-type="float">
            <text:p>1.895778509009</text:p>
          </table:table-cell>
        </table:table-row>
        <table:table-row table:style-name="ro1">
          <table:table-cell office:value-type="float" office:value="1.89373867055485" calcext:value-type="float">
            <text:p>1.89373867055485</text:p>
          </table:table-cell>
        </table:table-row>
        <table:table-row table:style-name="ro1">
          <table:table-cell office:value-type="float" office:value="1.89335781605576" calcext:value-type="float">
            <text:p>1.89335781605576</text:p>
          </table:table-cell>
        </table:table-row>
        <table:table-row table:style-name="ro1">
          <table:table-cell office:value-type="float" office:value="1.89397162684371" calcext:value-type="float">
            <text:p>1.89397162684371</text:p>
          </table:table-cell>
        </table:table-row>
        <table:table-row table:style-name="ro1">
          <table:table-cell office:value-type="float" office:value="1.89159929177833" calcext:value-type="float">
            <text:p>1.89159929177833</text:p>
          </table:table-cell>
        </table:table-row>
        <table:table-row table:style-name="ro1">
          <table:table-cell office:value-type="float" office:value="1.89274696048993" calcext:value-type="float">
            <text:p>1.89274696048993</text:p>
          </table:table-cell>
        </table:table-row>
        <table:table-row table:style-name="ro1">
          <table:table-cell office:value-type="float" office:value="1.89088360197754" calcext:value-type="float">
            <text:p>1.89088360197754</text:p>
          </table:table-cell>
        </table:table-row>
        <table:table-row table:style-name="ro1">
          <table:table-cell office:value-type="float" office:value="1.89029801817451" calcext:value-type="float">
            <text:p>1.89029801817451</text:p>
          </table:table-cell>
        </table:table-row>
        <table:table-row table:style-name="ro1">
          <table:table-cell office:value-type="float" office:value="1.8897557812547" calcext:value-type="float">
            <text:p>1.8897557812547</text:p>
          </table:table-cell>
        </table:table-row>
        <table:table-row table:style-name="ro1">
          <table:table-cell office:value-type="float" office:value="1.89052770533714" calcext:value-type="float">
            <text:p>1.89052770533714</text:p>
          </table:table-cell>
        </table:table-row>
        <table:table-row table:style-name="ro1">
          <table:table-cell office:value-type="float" office:value="1.88787328647088" calcext:value-type="float">
            <text:p>1.88787328647088</text:p>
          </table:table-cell>
        </table:table-row>
        <table:table-row table:style-name="ro1">
          <table:table-cell office:value-type="float" office:value="1.88780324042698" calcext:value-type="float">
            <text:p>1.88780324042698</text:p>
          </table:table-cell>
        </table:table-row>
        <table:table-row table:style-name="ro1">
          <table:table-cell office:value-type="float" office:value="1.88683234260442" calcext:value-type="float">
            <text:p>1.88683234260442</text:p>
          </table:table-cell>
        </table:table-row>
        <table:table-row table:style-name="ro1">
          <table:table-cell office:value-type="float" office:value="1.88865059912374" calcext:value-type="float">
            <text:p>1.88865059912374</text:p>
          </table:table-cell>
        </table:table-row>
        <table:table-row table:style-name="ro1">
          <table:table-cell office:value-type="float" office:value="1.88735132900217" calcext:value-type="float">
            <text:p>1.88735132900217</text:p>
          </table:table-cell>
        </table:table-row>
        <table:table-row table:style-name="ro1">
          <table:table-cell office:value-type="float" office:value="1.88524137586631" calcext:value-type="float">
            <text:p>1.88524137586631</text:p>
          </table:table-cell>
        </table:table-row>
        <table:table-row table:style-name="ro1">
          <table:table-cell office:value-type="float" office:value="1.88665446208109" calcext:value-type="float">
            <text:p>1.88665446208109</text:p>
          </table:table-cell>
        </table:table-row>
        <table:table-row table:style-name="ro1">
          <table:table-cell office:value-type="float" office:value="1.88545696490903" calcext:value-type="float">
            <text:p>1.88545696490903</text:p>
          </table:table-cell>
        </table:table-row>
        <table:table-row table:style-name="ro1">
          <table:table-cell office:value-type="float" office:value="1.88447154467958" calcext:value-type="float">
            <text:p>1.88447154467958</text:p>
          </table:table-cell>
        </table:table-row>
        <table:table-row table:style-name="ro1">
          <table:table-cell office:value-type="float" office:value="1.88376997885196" calcext:value-type="float">
            <text:p>1.88376997885196</text:p>
          </table:table-cell>
        </table:table-row>
        <table:table-row table:style-name="ro1">
          <table:table-cell office:value-type="float" office:value="1.88334446201222" calcext:value-type="float">
            <text:p>1.88334446201222</text:p>
          </table:table-cell>
        </table:table-row>
        <table:table-row table:style-name="ro1">
          <table:table-cell office:value-type="float" office:value="1.88304198703183" calcext:value-type="float">
            <text:p>1.88304198703183</text:p>
          </table:table-cell>
        </table:table-row>
        <table:table-row table:style-name="ro1">
          <table:table-cell office:value-type="float" office:value="1.87979001550586" calcext:value-type="float">
            <text:p>1.87979001550586</text:p>
          </table:table-cell>
        </table:table-row>
        <table:table-row table:style-name="ro1">
          <table:table-cell office:value-type="float" office:value="1.87875169681704" calcext:value-type="float">
            <text:p>1.87875169681704</text:p>
          </table:table-cell>
        </table:table-row>
        <table:table-row table:style-name="ro1">
          <table:table-cell office:value-type="float" office:value="1.8810262855618" calcext:value-type="float">
            <text:p>1.8810262855618</text:p>
          </table:table-cell>
        </table:table-row>
        <table:table-row table:style-name="ro1">
          <table:table-cell office:value-type="float" office:value="1.87966357296585" calcext:value-type="float">
            <text:p>1.87966357296585</text:p>
          </table:table-cell>
        </table:table-row>
        <table:table-row table:style-name="ro1">
          <table:table-cell office:value-type="float" office:value="1.87872630425733" calcext:value-type="float">
            <text:p>1.87872630425733</text:p>
          </table:table-cell>
        </table:table-row>
        <table:table-row table:style-name="ro1">
          <table:table-cell office:value-type="float" office:value="1.8779217866728" calcext:value-type="float">
            <text:p>1.8779217866728</text:p>
          </table:table-cell>
        </table:table-row>
        <table:table-row table:style-name="ro1">
          <table:table-cell office:value-type="float" office:value="1.87578375649342" calcext:value-type="float">
            <text:p>1.87578375649342</text:p>
          </table:table-cell>
        </table:table-row>
        <table:table-row table:style-name="ro1">
          <table:table-cell office:value-type="float" office:value="1.87357065977072" calcext:value-type="float">
            <text:p>1.87357065977072</text:p>
          </table:table-cell>
        </table:table-row>
        <table:table-row table:style-name="ro1">
          <table:table-cell office:value-type="float" office:value="1.87407748450334" calcext:value-type="float">
            <text:p>1.87407748450334</text:p>
          </table:table-cell>
        </table:table-row>
        <table:table-row table:style-name="ro1">
          <table:table-cell office:value-type="float" office:value="1.87272486203621" calcext:value-type="float">
            <text:p>1.87272486203621</text:p>
          </table:table-cell>
        </table:table-row>
        <table:table-row table:style-name="ro1">
          <table:table-cell office:value-type="float" office:value="1.87123489175036" calcext:value-type="float">
            <text:p>1.87123489175036</text:p>
          </table:table-cell>
        </table:table-row>
        <table:table-row table:style-name="ro1">
          <table:table-cell office:value-type="float" office:value="1.8727006944788" calcext:value-type="float">
            <text:p>1.8727006944788</text:p>
          </table:table-cell>
        </table:table-row>
        <table:table-row table:style-name="ro1">
          <table:table-cell office:value-type="float" office:value="1.86993532981437" calcext:value-type="float">
            <text:p>1.86993532981437</text:p>
          </table:table-cell>
        </table:table-row>
        <table:table-row table:style-name="ro1">
          <table:table-cell office:value-type="float" office:value="1.87111721792746" calcext:value-type="float">
            <text:p>1.87111721792746</text:p>
          </table:table-cell>
        </table:table-row>
        <table:table-row table:style-name="ro1">
          <table:table-cell office:value-type="float" office:value="1.86962900157005" calcext:value-type="float">
            <text:p>1.86962900157005</text:p>
          </table:table-cell>
        </table:table-row>
        <table:table-row table:style-name="ro1">
          <table:table-cell office:value-type="float" office:value="1.86638635521732" calcext:value-type="float">
            <text:p>1.86638635521732</text:p>
          </table:table-cell>
        </table:table-row>
        <table:table-row table:style-name="ro1">
          <table:table-cell office:value-type="float" office:value="1.86652828770218" calcext:value-type="float">
            <text:p>1.86652828770218</text:p>
          </table:table-cell>
        </table:table-row>
        <table:table-row table:style-name="ro1">
          <table:table-cell office:value-type="float" office:value="1.86781527993372" calcext:value-type="float">
            <text:p>1.86781527993372</text:p>
          </table:table-cell>
        </table:table-row>
        <table:table-row table:style-name="ro1">
          <table:table-cell office:value-type="float" office:value="1.86308132310172" calcext:value-type="float">
            <text:p>1.86308132310172</text:p>
          </table:table-cell>
        </table:table-row>
        <table:table-row table:style-name="ro1">
          <table:table-cell office:value-type="float" office:value="1.86307396003335" calcext:value-type="float">
            <text:p>1.86307396003335</text:p>
          </table:table-cell>
        </table:table-row>
        <table:table-row table:style-name="ro1">
          <table:table-cell office:value-type="float" office:value="1.86080924358233" calcext:value-type="float">
            <text:p>1.86080924358233</text:p>
          </table:table-cell>
        </table:table-row>
        <table:table-row table:style-name="ro1">
          <table:table-cell office:value-type="float" office:value="1.86417546245534" calcext:value-type="float">
            <text:p>1.86417546245534</text:p>
          </table:table-cell>
        </table:table-row>
        <table:table-row table:style-name="ro1">
          <table:table-cell office:value-type="float" office:value="1.86286461718602" calcext:value-type="float">
            <text:p>1.86286461718602</text:p>
          </table:table-cell>
        </table:table-row>
        <table:table-row table:style-name="ro1">
          <table:table-cell office:value-type="float" office:value="1.85815253718255" calcext:value-type="float">
            <text:p>1.85815253718255</text:p>
          </table:table-cell>
        </table:table-row>
        <table:table-row table:style-name="ro1">
          <table:table-cell office:value-type="float" office:value="1.85770681602307" calcext:value-type="float">
            <text:p>1.85770681602307</text:p>
          </table:table-cell>
        </table:table-row>
        <table:table-row table:style-name="ro1">
          <table:table-cell office:value-type="float" office:value="1.85476302983918" calcext:value-type="float">
            <text:p>1.85476302983918</text:p>
          </table:table-cell>
        </table:table-row>
        <table:table-row table:style-name="ro1">
          <table:table-cell office:value-type="float" office:value="1.85456767925295" calcext:value-type="float">
            <text:p>1.85456767925295</text:p>
          </table:table-cell>
        </table:table-row>
        <table:table-row table:style-name="ro1">
          <table:table-cell office:value-type="float" office:value="1.85502844516017" calcext:value-type="float">
            <text:p>1.85502844516017</text:p>
          </table:table-cell>
        </table:table-row>
        <table:table-row table:style-name="ro1">
          <table:table-cell office:value-type="float" office:value="1.85607951870999" calcext:value-type="float">
            <text:p>1.85607951870999</text:p>
          </table:table-cell>
        </table:table-row>
        <table:table-row table:style-name="ro1">
          <table:table-cell office:value-type="float" office:value="1.84927587328605" calcext:value-type="float">
            <text:p>1.84927587328605</text:p>
          </table:table-cell>
        </table:table-row>
        <table:table-row table:style-name="ro1">
          <table:table-cell office:value-type="float" office:value="1.84927888677414" calcext:value-type="float">
            <text:p>1.84927888677414</text:p>
          </table:table-cell>
        </table:table-row>
        <table:table-row table:style-name="ro1">
          <table:table-cell office:value-type="float" office:value="1.85219723574475" calcext:value-type="float">
            <text:p>1.85219723574475</text:p>
          </table:table-cell>
        </table:table-row>
        <table:table-row table:style-name="ro1">
          <table:table-cell office:value-type="float" office:value="1.84445302082896" calcext:value-type="float">
            <text:p>1.84445302082896</text:p>
          </table:table-cell>
        </table:table-row>
        <table:table-row table:style-name="ro1">
          <table:table-cell office:value-type="float" office:value="1.84734925531544" calcext:value-type="float">
            <text:p>1.84734925531544</text:p>
          </table:table-cell>
        </table:table-row>
        <table:table-row table:style-name="ro1">
          <table:table-cell office:value-type="float" office:value="1.84066885206048" calcext:value-type="float">
            <text:p>1.84066885206048</text:p>
          </table:table-cell>
        </table:table-row>
        <table:table-row table:style-name="ro1">
          <table:table-cell office:value-type="float" office:value="1.84395654953965" calcext:value-type="float">
            <text:p>1.84395654953965</text:p>
          </table:table-cell>
        </table:table-row>
        <table:table-row table:style-name="ro1">
          <table:table-cell office:value-type="float" office:value="1.83841473902657" calcext:value-type="float">
            <text:p>1.83841473902657</text:p>
          </table:table-cell>
        </table:table-row>
        <table:table-row table:style-name="ro1">
          <table:table-cell office:value-type="float" office:value="1.84004690213131" calcext:value-type="float">
            <text:p>1.84004690213131</text:p>
          </table:table-cell>
        </table:table-row>
        <table:table-row table:style-name="ro1">
          <table:table-cell office:value-type="float" office:value="1.83943498775983" calcext:value-type="float">
            <text:p>1.83943498775983</text:p>
          </table:table-cell>
        </table:table-row>
        <table:table-row table:style-name="ro1">
          <table:table-cell office:value-type="float" office:value="1.83951652626677" calcext:value-type="float">
            <text:p>1.83951652626677</text:p>
          </table:table-cell>
        </table:table-row>
        <table:table-row table:style-name="ro1">
          <table:table-cell office:value-type="float" office:value="1.83287493179513" calcext:value-type="float">
            <text:p>1.83287493179513</text:p>
          </table:table-cell>
        </table:table-row>
        <table:table-row table:style-name="ro1">
          <table:table-cell office:value-type="float" office:value="1.83067869371899" calcext:value-type="float">
            <text:p>1.83067869371899</text:p>
          </table:table-cell>
        </table:table-row>
        <table:table-row table:style-name="ro1">
          <table:table-cell office:value-type="float" office:value="1.82939353092722" calcext:value-type="float">
            <text:p>1.82939353092722</text:p>
          </table:table-cell>
        </table:table-row>
        <table:table-row table:style-name="ro1">
          <table:table-cell office:value-type="float" office:value="1.82339624408612" calcext:value-type="float">
            <text:p>1.82339624408612</text:p>
          </table:table-cell>
        </table:table-row>
        <table:table-row table:style-name="ro1">
          <table:table-cell office:value-type="float" office:value="1.82183035325285" calcext:value-type="float">
            <text:p>1.82183035325285</text:p>
          </table:table-cell>
        </table:table-row>
        <table:table-row table:style-name="ro1">
          <table:table-cell office:value-type="float" office:value="1.82533341553688" calcext:value-type="float">
            <text:p>1.82533341553688</text:p>
          </table:table-cell>
        </table:table-row>
        <table:table-row table:style-name="ro1">
          <table:table-cell office:value-type="float" office:value="1.82079833689668" calcext:value-type="float">
            <text:p>1.82079833689668</text:p>
          </table:table-cell>
        </table:table-row>
        <table:table-row table:style-name="ro1">
          <table:table-cell office:value-type="float" office:value="1.8199619022459" calcext:value-type="float">
            <text:p>1.8199619022459</text:p>
          </table:table-cell>
        </table:table-row>
        <table:table-row table:style-name="ro1">
          <table:table-cell office:value-type="float" office:value="1.813180174563" calcext:value-type="float">
            <text:p>1.813180174563</text:p>
          </table:table-cell>
        </table:table-row>
        <table:table-row table:style-name="ro1">
          <table:table-cell office:value-type="float" office:value="1.81853709246343" calcext:value-type="float">
            <text:p>1.81853709246343</text:p>
          </table:table-cell>
        </table:table-row>
        <table:table-row table:style-name="ro1">
          <table:table-cell office:value-type="float" office:value="1.81381507277434" calcext:value-type="float">
            <text:p>1.81381507277434</text:p>
          </table:table-cell>
        </table:table-row>
        <table:table-row table:style-name="ro1">
          <table:table-cell office:value-type="float" office:value="1.81123751270529" calcext:value-type="float">
            <text:p>1.81123751270529</text:p>
          </table:table-cell>
        </table:table-row>
        <table:table-row table:style-name="ro1">
          <table:table-cell office:value-type="float" office:value="1.80786779147941" calcext:value-type="float">
            <text:p>1.80786779147941</text:p>
          </table:table-cell>
        </table:table-row>
        <table:table-row table:style-name="ro1">
          <table:table-cell office:value-type="float" office:value="1.80503919213175" calcext:value-type="float">
            <text:p>1.80503919213175</text:p>
          </table:table-cell>
        </table:table-row>
        <table:table-row table:style-name="ro1">
          <table:table-cell office:value-type="float" office:value="1.80289520571501" calcext:value-type="float">
            <text:p>1.80289520571501</text:p>
          </table:table-cell>
        </table:table-row>
        <table:table-row table:style-name="ro1">
          <table:table-cell office:value-type="float" office:value="1.79202043974995" calcext:value-type="float">
            <text:p>1.79202043974995</text:p>
          </table:table-cell>
        </table:table-row>
        <table:table-row table:style-name="ro1">
          <table:table-cell office:value-type="float" office:value="1.80112067664111" calcext:value-type="float">
            <text:p>1.80112067664111</text:p>
          </table:table-cell>
        </table:table-row>
        <table:table-row table:style-name="ro1">
          <table:table-cell office:value-type="float" office:value="1.79328167216297" calcext:value-type="float">
            <text:p>1.79328167216297</text:p>
          </table:table-cell>
        </table:table-row>
        <table:table-row table:style-name="ro1">
          <table:table-cell office:value-type="float" office:value="1.78882836929296" calcext:value-type="float">
            <text:p>1.78882836929296</text:p>
          </table:table-cell>
        </table:table-row>
        <table:table-row table:style-name="ro1">
          <table:table-cell office:value-type="float" office:value="1.77518980539049" calcext:value-type="float">
            <text:p>1.77518980539049</text:p>
          </table:table-cell>
        </table:table-row>
        <table:table-row table:style-name="ro1">
          <table:table-cell office:value-type="float" office:value="1.78097726345506" calcext:value-type="float">
            <text:p>1.78097726345506</text:p>
          </table:table-cell>
        </table:table-row>
        <table:table-row table:style-name="ro1">
          <table:table-cell office:value-type="float" office:value="1.76854962446436" calcext:value-type="float">
            <text:p>1.76854962446436</text:p>
          </table:table-cell>
        </table:table-row>
        <table:table-row table:style-name="ro1">
          <table:table-cell office:value-type="float" office:value="1.77185336894721" calcext:value-type="float">
            <text:p>1.77185336894721</text:p>
          </table:table-cell>
        </table:table-row>
        <table:table-row table:style-name="ro1">
          <table:table-cell office:value-type="float" office:value="1.75961217919716" calcext:value-type="float">
            <text:p>1.75961217919716</text:p>
          </table:table-cell>
        </table:table-row>
        <table:table-row table:style-name="ro1">
          <table:table-cell office:value-type="float" office:value="1.75650589436996" calcext:value-type="float">
            <text:p>1.75650589436996</text:p>
          </table:table-cell>
        </table:table-row>
        <table:table-row table:style-name="ro1">
          <table:table-cell office:value-type="float" office:value="1.75135842481031" calcext:value-type="float">
            <text:p>1.75135842481031</text:p>
          </table:table-cell>
        </table:table-row>
        <table:table-row table:style-name="ro1">
          <table:table-cell office:value-type="float" office:value="1.75294760307722" calcext:value-type="float">
            <text:p>1.75294760307722</text:p>
          </table:table-cell>
        </table:table-row>
        <table:table-row table:style-name="ro1">
          <table:table-cell office:value-type="float" office:value="1.74042337366261" calcext:value-type="float">
            <text:p>1.74042337366261</text:p>
          </table:table-cell>
        </table:table-row>
        <table:table-row table:style-name="ro1">
          <table:table-cell office:value-type="float" office:value="1.7508675987283" calcext:value-type="float">
            <text:p>1.7508675987283</text:p>
          </table:table-cell>
        </table:table-row>
        <table:table-row table:style-name="ro1">
          <table:table-cell office:value-type="float" office:value="1.73608035979122" calcext:value-type="float">
            <text:p>1.73608035979122</text:p>
          </table:table-cell>
        </table:table-row>
        <table:table-row table:style-name="ro1">
          <table:table-cell office:value-type="float" office:value="1.7302185503678" calcext:value-type="float">
            <text:p>1.7302185503678</text:p>
          </table:table-cell>
        </table:table-row>
        <table:table-row table:style-name="ro1">
          <table:table-cell office:value-type="float" office:value="1.72388855063431" calcext:value-type="float">
            <text:p>1.72388855063431</text:p>
          </table:table-cell>
        </table:table-row>
        <table:table-row table:style-name="ro1">
          <table:table-cell office:value-type="float" office:value="1.71421405119477" calcext:value-type="float">
            <text:p>1.71421405119477</text:p>
          </table:table-cell>
        </table:table-row>
        <table:table-row table:style-name="ro1">
          <table:table-cell office:value-type="float" office:value="1.71028617194018" calcext:value-type="float">
            <text:p>1.71028617194018</text:p>
          </table:table-cell>
        </table:table-row>
        <table:table-row table:style-name="ro1">
          <table:table-cell office:value-type="float" office:value="1.70415876319986" calcext:value-type="float">
            <text:p>1.70415876319986</text:p>
          </table:table-cell>
        </table:table-row>
        <table:table-row table:style-name="ro1">
          <table:table-cell office:value-type="float" office:value="1.69104115919981" calcext:value-type="float">
            <text:p>1.69104115919981</text:p>
          </table:table-cell>
        </table:table-row>
        <table:table-row table:style-name="ro1">
          <table:table-cell office:value-type="float" office:value="1.68444285604853" calcext:value-type="float">
            <text:p>1.68444285604853</text:p>
          </table:table-cell>
        </table:table-row>
        <table:table-row table:style-name="ro1">
          <table:table-cell office:value-type="float" office:value="1.6804706820359" calcext:value-type="float">
            <text:p>1.6804706820359</text:p>
          </table:table-cell>
        </table:table-row>
        <table:table-row table:style-name="ro1">
          <table:table-cell office:value-type="float" office:value="1.68164008518482" calcext:value-type="float">
            <text:p>1.68164008518482</text:p>
          </table:table-cell>
        </table:table-row>
        <table:table-row table:style-name="ro1">
          <table:table-cell office:value-type="float" office:value="1.65490850752519" calcext:value-type="float">
            <text:p>1.65490850752519</text:p>
          </table:table-cell>
        </table:table-row>
        <table:table-row table:style-name="ro1">
          <table:table-cell office:value-type="float" office:value="1.64512550905176" calcext:value-type="float">
            <text:p>1.64512550905176</text:p>
          </table:table-cell>
        </table:table-row>
        <table:table-row table:style-name="ro1">
          <table:table-cell office:value-type="float" office:value="1.6383655111858" calcext:value-type="float">
            <text:p>1.6383655111858</text:p>
          </table:table-cell>
        </table:table-row>
        <table:table-row table:style-name="ro1">
          <table:table-cell office:value-type="float" office:value="1.60371618536702" calcext:value-type="float">
            <text:p>1.60371618536702</text:p>
          </table:table-cell>
        </table:table-row>
        <table:table-row table:style-name="ro1">
          <table:table-cell office:value-type="float" office:value="1.58216359501372" calcext:value-type="float">
            <text:p>1.58216359501372</text:p>
          </table:table-cell>
        </table:table-row>
        <table:table-row table:style-name="ro1">
          <table:table-cell office:value-type="float" office:value="1.58239683092401" calcext:value-type="float">
            <text:p>1.58239683092401</text:p>
          </table:table-cell>
        </table:table-row>
        <table:table-row table:style-name="ro1">
          <table:table-cell office:value-type="float" office:value="1.57076851635675" calcext:value-type="float">
            <text:p>1.57076851635675</text:p>
          </table:table-cell>
        </table:table-row>
        <table:table-row table:style-name="ro1">
          <table:table-cell office:value-type="float" office:value="1.56806525806516" calcext:value-type="float">
            <text:p>1.56806525806516</text:p>
          </table:table-cell>
        </table:table-row>
        <table:table-row table:style-name="ro1">
          <table:table-cell office:value-type="float" office:value="1.55918603476419" calcext:value-type="float">
            <text:p>1.55918603476419</text:p>
          </table:table-cell>
        </table:table-row>
        <table:table-row table:style-name="ro1">
          <table:table-cell office:value-type="float" office:value="1.4911241545358" calcext:value-type="float">
            <text:p>1.4911241545358</text:p>
          </table:table-cell>
        </table:table-row>
        <table:table-row table:style-name="ro1">
          <table:table-cell office:value-type="float" office:value="1.49432913002981" calcext:value-type="float">
            <text:p>1.49432913002981</text:p>
          </table:table-cell>
        </table:table-row>
        <table:table-row table:style-name="ro1">
          <table:table-cell office:value-type="float" office:value="1.48115201630903" calcext:value-type="float">
            <text:p>1.48115201630903</text:p>
          </table:table-cell>
        </table:table-row>
        <table:table-row table:style-name="ro1">
          <table:table-cell office:value-type="float" office:value="1.44357837567865" calcext:value-type="float">
            <text:p>1.44357837567865</text:p>
          </table:table-cell>
        </table:table-row>
        <table:table-row table:style-name="ro1">
          <table:table-cell office:value-type="float" office:value="1.47989465957841" calcext:value-type="float">
            <text:p>1.47989465957841</text:p>
          </table:table-cell>
        </table:table-row>
        <table:table-row table:style-name="ro1">
          <table:table-cell office:value-type="float" office:value="1.47416810737966" calcext:value-type="float">
            <text:p>1.47416810737966</text:p>
          </table:table-cell>
        </table:table-row>
        <table:table-row table:style-name="ro1">
          <table:table-cell office:value-type="float" office:value="1.38325658442787" calcext:value-type="float">
            <text:p>1.38325658442787</text:p>
          </table:table-cell>
        </table:table-row>
        <table:table-row table:style-name="ro1">
          <table:table-cell office:value-type="float" office:value="1.38318439936155" calcext:value-type="float">
            <text:p>1.38318439936155</text:p>
          </table:table-cell>
        </table:table-row>
        <table:table-row table:style-name="ro1">
          <table:table-cell office:value-type="float" office:value="1.3492685256692" calcext:value-type="float">
            <text:p>1.3492685256692</text:p>
          </table:table-cell>
        </table:table-row>
        <table:table-row table:style-name="ro1">
          <table:table-cell office:value-type="float" office:value="1.3507251573164" calcext:value-type="float">
            <text:p>1.3507251573164</text:p>
          </table:table-cell>
        </table:table-row>
        <table:table-row table:style-name="ro1">
          <table:table-cell office:value-type="float" office:value="1.31711042901525" calcext:value-type="float">
            <text:p>1.31711042901525</text:p>
          </table:table-cell>
        </table:table-row>
        <table:table-row table:style-name="ro1">
          <table:table-cell office:value-type="float" office:value="1.33457813147379" calcext:value-type="float">
            <text:p>1.33457813147379</text:p>
          </table:table-cell>
        </table:table-row>
        <table:table-row table:style-name="ro1">
          <table:table-cell office:value-type="float" office:value="1.30448080176226" calcext:value-type="float">
            <text:p>1.30448080176226</text:p>
          </table:table-cell>
        </table:table-row>
        <table:table-row table:style-name="ro1">
          <table:table-cell office:value-type="float" office:value="1.30955894652149" calcext:value-type="float">
            <text:p>1.30955894652149</text:p>
          </table:table-cell>
        </table:table-row>
        <table:table-row table:style-name="ro1">
          <table:table-cell office:value-type="float" office:value="1.24206793059841" calcext:value-type="float">
            <text:p>1.24206793059841</text:p>
          </table:table-cell>
        </table:table-row>
        <table:table-row table:style-name="ro1">
          <table:table-cell office:value-type="float" office:value="1.28645600874426" calcext:value-type="float">
            <text:p>1.28645600874426</text:p>
          </table:table-cell>
        </table:table-row>
        <table:table-row table:style-name="ro1">
          <table:table-cell office:value-type="float" office:value="1.24867524936431" calcext:value-type="float">
            <text:p>1.24867524936431</text:p>
          </table:table-cell>
        </table:table-row>
        <table:table-row table:style-name="ro1">
          <table:table-cell office:value-type="float" office:value="1.23314260400383" calcext:value-type="float">
            <text:p>1.23314260400383</text:p>
          </table:table-cell>
        </table:table-row>
        <table:table-row table:style-name="ro1">
          <table:table-cell office:value-type="float" office:value="1.24166815040818" calcext:value-type="float">
            <text:p>1.24166815040818</text:p>
          </table:table-cell>
        </table:table-row>
        <table:table-row table:style-name="ro1">
          <table:table-cell office:value-type="float" office:value="1.26099919667769" calcext:value-type="float">
            <text:p>1.26099919667769</text:p>
          </table:table-cell>
        </table:table-row>
        <table:table-row table:style-name="ro1">
          <table:table-cell office:value-type="float" office:value="1.21311503875254" calcext:value-type="float">
            <text:p>1.21311503875254</text:p>
          </table:table-cell>
        </table:table-row>
        <table:table-row table:style-name="ro1">
          <table:table-cell office:value-type="float" office:value="1.25498011948801" calcext:value-type="float">
            <text:p>1.25498011948801</text:p>
          </table:table-cell>
        </table:table-row>
        <table:table-row table:style-name="ro1">
          <table:table-cell office:value-type="float" office:value="1.29157961253959" calcext:value-type="float">
            <text:p>1.29157961253959</text:p>
          </table:table-cell>
        </table:table-row>
        <table:table-row table:style-name="ro1">
          <table:table-cell office:value-type="float" office:value="1.24139774485421" calcext:value-type="float">
            <text:p>1.24139774485421</text:p>
          </table:table-cell>
        </table:table-row>
        <table:table-row table:style-name="ro1">
          <table:table-cell office:value-type="float" office:value="1.19812159673421" calcext:value-type="float">
            <text:p>1.19812159673421</text:p>
          </table:table-cell>
        </table:table-row>
        <table:table-row table:style-name="ro1">
          <table:table-cell office:value-type="float" office:value="1.23532087155737" calcext:value-type="float">
            <text:p>1.23532087155737</text:p>
          </table:table-cell>
        </table:table-row>
        <table:table-row table:style-name="ro1">
          <table:table-cell office:value-type="float" office:value="1.23387582152962" calcext:value-type="float">
            <text:p>1.23387582152962</text:p>
          </table:table-cell>
        </table:table-row>
        <table:table-row table:style-name="ro1">
          <table:table-cell office:value-type="float" office:value="1.21608761273799" calcext:value-type="float">
            <text:p>1.21608761273799</text:p>
          </table:table-cell>
        </table:table-row>
        <table:table-row table:style-name="ro1">
          <table:table-cell office:value-type="float" office:value="1.1978949935803" calcext:value-type="float">
            <text:p>1.1978949935803</text:p>
          </table:table-cell>
        </table:table-row>
        <table:table-row table:style-name="ro1">
          <table:table-cell office:value-type="float" office:value="1.19406607134024" calcext:value-type="float">
            <text:p>1.19406607134024</text:p>
          </table:table-cell>
        </table:table-row>
        <table:table-row table:style-name="ro1">
          <table:table-cell office:value-type="float" office:value="1.14914092679662" calcext:value-type="float">
            <text:p>1.14914092679662</text:p>
          </table:table-cell>
        </table:table-row>
        <table:table-row table:style-name="ro1">
          <table:table-cell office:value-type="float" office:value="1.15379931032415" calcext:value-type="float">
            <text:p>1.15379931032415</text:p>
          </table:table-cell>
        </table:table-row>
        <table:table-row table:style-name="ro1">
          <table:table-cell office:value-type="float" office:value="1.22110177901462" calcext:value-type="float">
            <text:p>1.22110177901462</text:p>
          </table:table-cell>
        </table:table-row>
        <table:table-row table:style-name="ro1">
          <table:table-cell office:value-type="float" office:value="1.20767396773471" calcext:value-type="float">
            <text:p>1.20767396773471</text:p>
          </table:table-cell>
        </table:table-row>
        <table:table-row table:style-name="ro1">
          <table:table-cell office:value-type="float" office:value="1.24191957820164" calcext:value-type="float">
            <text:p>1.24191957820164</text:p>
          </table:table-cell>
        </table:table-row>
        <table:table-row table:style-name="ro1">
          <table:table-cell office:value-type="float" office:value="1.22790818904322" calcext:value-type="float">
            <text:p>1.22790818904322</text:p>
          </table:table-cell>
        </table:table-row>
        <table:table-row table:style-name="ro1">
          <table:table-cell office:value-type="float" office:value="1.20127884679382" calcext:value-type="float">
            <text:p>1.20127884679382</text:p>
          </table:table-cell>
        </table:table-row>
        <table:table-row table:style-name="ro1">
          <table:table-cell office:value-type="float" office:value="1.23174326332484" calcext:value-type="float">
            <text:p>1.23174326332484</text:p>
          </table:table-cell>
        </table:table-row>
        <table:table-row table:style-name="ro1">
          <table:table-cell office:value-type="float" office:value="1.19654502878804" calcext:value-type="float">
            <text:p>1.19654502878804</text:p>
          </table:table-cell>
        </table:table-row>
        <table:table-row table:style-name="ro1">
          <table:table-cell office:value-type="float" office:value="1.20823084035882" calcext:value-type="float">
            <text:p>1.20823084035882</text:p>
          </table:table-cell>
        </table:table-row>
        <table:table-row table:style-name="ro1">
          <table:table-cell office:value-type="float" office:value="1.22294917310784" calcext:value-type="float">
            <text:p>1.22294917310784</text:p>
          </table:table-cell>
        </table:table-row>
        <table:table-row table:style-name="ro1">
          <table:table-cell office:value-type="float" office:value="1.21702751666074" calcext:value-type="float">
            <text:p>1.21702751666074</text:p>
          </table:table-cell>
        </table:table-row>
        <table:table-row table:style-name="ro1">
          <table:table-cell office:value-type="float" office:value="1.17263134900986" calcext:value-type="float">
            <text:p>1.17263134900986</text:p>
          </table:table-cell>
        </table:table-row>
        <table:table-row table:style-name="ro1">
          <table:table-cell office:value-type="float" office:value="1.21562673738484" calcext:value-type="float">
            <text:p>1.21562673738484</text:p>
          </table:table-cell>
        </table:table-row>
        <table:table-row table:style-name="ro1">
          <table:table-cell office:value-type="float" office:value="1.20858665383303" calcext:value-type="float">
            <text:p>1.20858665383303</text:p>
          </table:table-cell>
        </table:table-row>
        <table:table-row table:style-name="ro1">
          <table:table-cell office:value-type="float" office:value="1.20036668864194" calcext:value-type="float">
            <text:p>1.20036668864194</text:p>
          </table:table-cell>
        </table:table-row>
        <table:table-row table:style-name="ro1">
          <table:table-cell office:value-type="float" office:value="1.17966773386386" calcext:value-type="float">
            <text:p>1.17966773386386</text:p>
          </table:table-cell>
        </table:table-row>
        <table:table-row table:style-name="ro1">
          <table:table-cell office:value-type="float" office:value="1.22674059112428" calcext:value-type="float">
            <text:p>1.22674059112428</text:p>
          </table:table-cell>
        </table:table-row>
        <table:table-row table:style-name="ro1">
          <table:table-cell office:value-type="float" office:value="1.18201173817046" calcext:value-type="float">
            <text:p>1.18201173817046</text:p>
          </table:table-cell>
        </table:table-row>
        <table:table-row table:style-name="ro1">
          <table:table-cell office:value-type="float" office:value="1.18371462298345" calcext:value-type="float">
            <text:p>1.18371462298345</text:p>
          </table:table-cell>
        </table:table-row>
        <table:table-row table:style-name="ro1">
          <table:table-cell office:value-type="float" office:value="1.22076413008564" calcext:value-type="float">
            <text:p>1.22076413008564</text:p>
          </table:table-cell>
        </table:table-row>
        <table:table-row table:style-name="ro1">
          <table:table-cell office:value-type="float" office:value="1.17587399147832" calcext:value-type="float">
            <text:p>1.17587399147832</text:p>
          </table:table-cell>
        </table:table-row>
        <table:table-row table:style-name="ro1">
          <table:table-cell office:value-type="float" office:value="1.19540986046323" calcext:value-type="float">
            <text:p>1.19540986046323</text:p>
          </table:table-cell>
        </table:table-row>
        <table:table-row table:style-name="ro1">
          <table:table-cell office:value-type="float" office:value="1.17211767106932" calcext:value-type="float">
            <text:p>1.17211767106932</text:p>
          </table:table-cell>
        </table:table-row>
        <table:table-row table:style-name="ro1">
          <table:table-cell office:value-type="float" office:value="1.18385696473719" calcext:value-type="float">
            <text:p>1.18385696473719</text:p>
          </table:table-cell>
        </table:table-row>
        <table:table-row table:style-name="ro1">
          <table:table-cell office:value-type="float" office:value="1.14435361778267" calcext:value-type="float">
            <text:p>1.14435361778267</text:p>
          </table:table-cell>
        </table:table-row>
        <table:table-row table:style-name="ro1">
          <table:table-cell office:value-type="float" office:value="1.19278501139467" calcext:value-type="float">
            <text:p>1.19278501139467</text:p>
          </table:table-cell>
        </table:table-row>
        <table:table-row table:style-name="ro1">
          <table:table-cell office:value-type="float" office:value="1.21920940196366" calcext:value-type="float">
            <text:p>1.21920940196366</text:p>
          </table:table-cell>
        </table:table-row>
        <table:table-row table:style-name="ro1">
          <table:table-cell office:value-type="float" office:value="1.22924898129212" calcext:value-type="float">
            <text:p>1.22924898129212</text:p>
          </table:table-cell>
        </table:table-row>
        <table:table-row table:style-name="ro1">
          <table:table-cell office:value-type="float" office:value="1.17903262211236" calcext:value-type="float">
            <text:p>1.17903262211236</text:p>
          </table:table-cell>
        </table:table-row>
        <table:table-row table:style-name="ro1">
          <table:table-cell office:value-type="float" office:value="1.18833737733225" calcext:value-type="float">
            <text:p>1.18833737733225</text:p>
          </table:table-cell>
        </table:table-row>
        <table:table-row table:style-name="ro1">
          <table:table-cell office:value-type="float" office:value="1.26995672994774" calcext:value-type="float">
            <text:p>1.26995672994774</text:p>
          </table:table-cell>
        </table:table-row>
        <table:table-row table:style-name="ro1">
          <table:table-cell office:value-type="float" office:value="1.14199772794383" calcext:value-type="float">
            <text:p>1.14199772794383</text:p>
          </table:table-cell>
        </table:table-row>
        <table:table-row table:style-name="ro1">
          <table:table-cell office:value-type="float" office:value="1.20940817059025" calcext:value-type="float">
            <text:p>1.20940817059025</text:p>
          </table:table-cell>
        </table:table-row>
        <table:table-row table:style-name="ro1">
          <table:table-cell office:value-type="float" office:value="1.22344406772158" calcext:value-type="float">
            <text:p>1.22344406772158</text:p>
          </table:table-cell>
        </table:table-row>
        <table:table-row table:style-name="ro1">
          <table:table-cell office:value-type="float" office:value="1.21395370931923" calcext:value-type="float">
            <text:p>1.21395370931923</text:p>
          </table:table-cell>
        </table:table-row>
        <table:table-row table:style-name="ro1">
          <table:table-cell office:value-type="float" office:value="1.20437155874433" calcext:value-type="float">
            <text:p>1.20437155874433</text:p>
          </table:table-cell>
        </table:table-row>
        <table:table-row table:style-name="ro1">
          <table:table-cell office:value-type="float" office:value="1.19104958278612" calcext:value-type="float">
            <text:p>1.19104958278612</text:p>
          </table:table-cell>
        </table:table-row>
        <table:table-row table:style-name="ro1">
          <table:table-cell office:value-type="float" office:value="1.19835569028265" calcext:value-type="float">
            <text:p>1.19835569028265</text:p>
          </table:table-cell>
        </table:table-row>
        <table:table-row table:style-name="ro1">
          <table:table-cell office:value-type="float" office:value="1.23449227559188" calcext:value-type="float">
            <text:p>1.23449227559188</text:p>
          </table:table-cell>
        </table:table-row>
        <table:table-row table:style-name="ro1">
          <table:table-cell office:value-type="float" office:value="1.20652879009759" calcext:value-type="float">
            <text:p>1.20652879009759</text:p>
          </table:table-cell>
        </table:table-row>
        <table:table-row table:style-name="ro1">
          <table:table-cell office:value-type="float" office:value="1.16941840662471" calcext:value-type="float">
            <text:p>1.16941840662471</text:p>
          </table:table-cell>
        </table:table-row>
        <table:table-row table:style-name="ro1">
          <table:table-cell office:value-type="float" office:value="1.19907278573707" calcext:value-type="float">
            <text:p>1.19907278573707</text:p>
          </table:table-cell>
        </table:table-row>
        <table:table-row table:style-name="ro1">
          <table:table-cell office:value-type="float" office:value="1.15266262269211" calcext:value-type="float">
            <text:p>1.15266262269211</text:p>
          </table:table-cell>
        </table:table-row>
        <table:table-row table:style-name="ro1">
          <table:table-cell office:value-type="float" office:value="1.18319047537041" calcext:value-type="float">
            <text:p>1.18319047537041</text:p>
          </table:table-cell>
        </table:table-row>
        <table:table-row table:style-name="ro1">
          <table:table-cell office:value-type="float" office:value="1.17559376145841" calcext:value-type="float">
            <text:p>1.17559376145841</text:p>
          </table:table-cell>
        </table:table-row>
        <table:table-row table:style-name="ro1">
          <table:table-cell office:value-type="float" office:value="1.21870695957956" calcext:value-type="float">
            <text:p>1.21870695957956</text:p>
          </table:table-cell>
        </table:table-row>
        <table:table-row table:style-name="ro1">
          <table:table-cell office:value-type="float" office:value="1.18735202273528" calcext:value-type="float">
            <text:p>1.18735202273528</text:p>
          </table:table-cell>
        </table:table-row>
        <table:table-row table:style-name="ro1">
          <table:table-cell office:value-type="float" office:value="1.14144912443236" calcext:value-type="float">
            <text:p>1.14144912443236</text:p>
          </table:table-cell>
        </table:table-row>
        <table:table-row table:style-name="ro1">
          <table:table-cell office:value-type="float" office:value="1.25042767125359" calcext:value-type="float">
            <text:p>1.25042767125359</text:p>
          </table:table-cell>
        </table:table-row>
        <table:table-row table:style-name="ro1">
          <table:table-cell office:value-type="float" office:value="1.1706453057186" calcext:value-type="float">
            <text:p>1.1706453057186</text:p>
          </table:table-cell>
        </table:table-row>
        <table:table-row table:style-name="ro1">
          <table:table-cell office:value-type="float" office:value="1.18802484082487" calcext:value-type="float">
            <text:p>1.18802484082487</text:p>
          </table:table-cell>
        </table:table-row>
        <table:table-row table:style-name="ro1">
          <table:table-cell office:value-type="float" office:value="1.19330043018908" calcext:value-type="float">
            <text:p>1.19330043018908</text:p>
          </table:table-cell>
        </table:table-row>
        <table:table-row table:style-name="ro1">
          <table:table-cell office:value-type="float" office:value="1.20851847721443" calcext:value-type="float">
            <text:p>1.20851847721443</text:p>
          </table:table-cell>
        </table:table-row>
        <table:table-row table:style-name="ro1">
          <table:table-cell office:value-type="float" office:value="1.19189510629189" calcext:value-type="float">
            <text:p>1.19189510629189</text:p>
          </table:table-cell>
        </table:table-row>
        <table:table-row table:style-name="ro1">
          <table:table-cell office:value-type="float" office:value="1.22213079120868" calcext:value-type="float">
            <text:p>1.22213079120868</text:p>
          </table:table-cell>
        </table:table-row>
        <table:table-row table:style-name="ro1">
          <table:table-cell office:value-type="float" office:value="1.18090279360283" calcext:value-type="float">
            <text:p>1.18090279360283</text:p>
          </table:table-cell>
        </table:table-row>
        <table:table-row table:style-name="ro1">
          <table:table-cell office:value-type="float" office:value="1.20780855763046" calcext:value-type="float">
            <text:p>1.20780855763046</text:p>
          </table:table-cell>
        </table:table-row>
        <table:table-row table:style-name="ro1">
          <table:table-cell office:value-type="float" office:value="1.21650090350983" calcext:value-type="float">
            <text:p>1.21650090350983</text:p>
          </table:table-cell>
        </table:table-row>
        <table:table-row table:style-name="ro1">
          <table:table-cell office:value-type="float" office:value="1.21585478371955" calcext:value-type="float">
            <text:p>1.21585478371955</text:p>
          </table:table-cell>
        </table:table-row>
        <table:table-row table:style-name="ro1">
          <table:table-cell office:value-type="float" office:value="1.21757863722786" calcext:value-type="float">
            <text:p>1.21757863722786</text:p>
          </table:table-cell>
        </table:table-row>
        <table:table-row table:style-name="ro1">
          <table:table-cell office:value-type="float" office:value="1.16704110354449" calcext:value-type="float">
            <text:p>1.16704110354449</text:p>
          </table:table-cell>
        </table:table-row>
        <table:table-row table:style-name="ro1">
          <table:table-cell office:value-type="float" office:value="1.19133081334104" calcext:value-type="float">
            <text:p>1.19133081334104</text:p>
          </table:table-cell>
        </table:table-row>
        <table:table-row table:style-name="ro1">
          <table:table-cell office:value-type="float" office:value="1.1865179129704" calcext:value-type="float">
            <text:p>1.1865179129704</text:p>
          </table:table-cell>
        </table:table-row>
        <table:table-row table:style-name="ro1">
          <table:table-cell office:value-type="float" office:value="1.24334993197231" calcext:value-type="float">
            <text:p>1.24334993197231</text:p>
          </table:table-cell>
        </table:table-row>
        <table:table-row table:style-name="ro1">
          <table:table-cell office:value-type="float" office:value="1.1694383078371" calcext:value-type="float">
            <text:p>1.1694383078371</text:p>
          </table:table-cell>
        </table:table-row>
        <table:table-row table:style-name="ro1">
          <table:table-cell office:value-type="float" office:value="1.2162431515354" calcext:value-type="float">
            <text:p>1.2162431515354</text:p>
          </table:table-cell>
        </table:table-row>
        <table:table-row table:style-name="ro1">
          <table:table-cell office:value-type="float" office:value="1.1762248175397" calcext:value-type="float">
            <text:p>1.1762248175397</text:p>
          </table:table-cell>
        </table:table-row>
        <table:table-row table:style-name="ro1">
          <table:table-cell office:value-type="float" office:value="1.16737761746422" calcext:value-type="float">
            <text:p>1.16737761746422</text:p>
          </table:table-cell>
        </table:table-row>
        <table:table-row table:style-name="ro1">
          <table:table-cell office:value-type="float" office:value="1.21870156710179" calcext:value-type="float">
            <text:p>1.21870156710179</text:p>
          </table:table-cell>
        </table:table-row>
        <table:table-row table:style-name="ro1">
          <table:table-cell office:value-type="float" office:value="1.1645992243747" calcext:value-type="float">
            <text:p>1.1645992243747</text:p>
          </table:table-cell>
        </table:table-row>
        <table:table-row table:style-name="ro1">
          <table:table-cell office:value-type="float" office:value="1.17899710805028" calcext:value-type="float">
            <text:p>1.17899710805028</text:p>
          </table:table-cell>
        </table:table-row>
        <table:table-row table:style-name="ro1">
          <table:table-cell office:value-type="float" office:value="1.18130770684576" calcext:value-type="float">
            <text:p>1.18130770684576</text:p>
          </table:table-cell>
        </table:table-row>
        <table:table-row table:style-name="ro1">
          <table:table-cell office:value-type="float" office:value="1.16991955482469" calcext:value-type="float">
            <text:p>1.16991955482469</text:p>
          </table:table-cell>
        </table:table-row>
        <table:table-row table:style-name="ro1">
          <table:table-cell office:value-type="float" office:value="1.21578899986478" calcext:value-type="float">
            <text:p>1.21578899986478</text:p>
          </table:table-cell>
        </table:table-row>
        <table:table-row table:style-name="ro1">
          <table:table-cell office:value-type="float" office:value="1.21248187836342" calcext:value-type="float">
            <text:p>1.21248187836342</text:p>
          </table:table-cell>
        </table:table-row>
        <table:table-row table:style-name="ro1">
          <table:table-cell office:value-type="float" office:value="1.1759821048696" calcext:value-type="float">
            <text:p>1.1759821048696</text:p>
          </table:table-cell>
        </table:table-row>
        <table:table-row table:style-name="ro1">
          <table:table-cell office:value-type="float" office:value="1.19225721152452" calcext:value-type="float">
            <text:p>1.19225721152452</text:p>
          </table:table-cell>
        </table:table-row>
        <table:table-row table:style-name="ro1">
          <table:table-cell office:value-type="float" office:value="1.13625251707044" calcext:value-type="float">
            <text:p>1.13625251707044</text:p>
          </table:table-cell>
        </table:table-row>
        <table:table-row table:style-name="ro1">
          <table:table-cell office:value-type="float" office:value="1.17812319500678" calcext:value-type="float">
            <text:p>1.17812319500678</text:p>
          </table:table-cell>
        </table:table-row>
        <table:table-row table:style-name="ro1">
          <table:table-cell office:value-type="float" office:value="1.20016244067304" calcext:value-type="float">
            <text:p>1.20016244067304</text:p>
          </table:table-cell>
        </table:table-row>
        <table:table-row table:style-name="ro1">
          <table:table-cell office:value-type="float" office:value="1.18491029169335" calcext:value-type="float">
            <text:p>1.18491029169335</text:p>
          </table:table-cell>
        </table:table-row>
        <table:table-row table:style-name="ro1">
          <table:table-cell office:value-type="float" office:value="1.18930388054691" calcext:value-type="float">
            <text:p>1.18930388054691</text:p>
          </table:table-cell>
        </table:table-row>
        <table:table-row table:style-name="ro1">
          <table:table-cell office:value-type="float" office:value="1.22373452017301" calcext:value-type="float">
            <text:p>1.22373452017301</text:p>
          </table:table-cell>
        </table:table-row>
        <table:table-row table:style-name="ro1">
          <table:table-cell office:value-type="float" office:value="1.21558542585361" calcext:value-type="float">
            <text:p>1.21558542585361</text:p>
          </table:table-cell>
        </table:table-row>
        <table:table-row table:style-name="ro1">
          <table:table-cell office:value-type="float" office:value="1.15631394790837" calcext:value-type="float">
            <text:p>1.15631394790837</text:p>
          </table:table-cell>
        </table:table-row>
        <table:table-row table:style-name="ro1">
          <table:table-cell office:value-type="float" office:value="1.22294272548291" calcext:value-type="float">
            <text:p>1.22294272548291</text:p>
          </table:table-cell>
        </table:table-row>
        <table:table-row table:style-name="ro1">
          <table:table-cell office:value-type="float" office:value="1.1829392980061" calcext:value-type="float">
            <text:p>1.1829392980061</text:p>
          </table:table-cell>
        </table:table-row>
        <table:table-row table:style-name="ro1">
          <table:table-cell office:value-type="float" office:value="1.19024363087848" calcext:value-type="float">
            <text:p>1.19024363087848</text:p>
          </table:table-cell>
        </table:table-row>
        <table:table-row table:style-name="ro1">
          <table:table-cell office:value-type="float" office:value="1.13808958235247" calcext:value-type="float">
            <text:p>1.13808958235247</text:p>
          </table:table-cell>
        </table:table-row>
        <table:table-row table:style-name="ro1">
          <table:table-cell office:value-type="float" office:value="1.26811805148784" calcext:value-type="float">
            <text:p>1.26811805148784</text:p>
          </table:table-cell>
        </table:table-row>
        <table:table-row table:style-name="ro1">
          <table:table-cell office:value-type="float" office:value="1.21277402965877" calcext:value-type="float">
            <text:p>1.21277402965877</text:p>
          </table:table-cell>
        </table:table-row>
        <table:table-row table:style-name="ro1">
          <table:table-cell office:value-type="float" office:value="1.23694848636453" calcext:value-type="float">
            <text:p>1.23694848636453</text:p>
          </table:table-cell>
        </table:table-row>
        <table:table-row table:style-name="ro1">
          <table:table-cell office:value-type="float" office:value="1.14889618147245" calcext:value-type="float">
            <text:p>1.14889618147245</text:p>
          </table:table-cell>
        </table:table-row>
        <table:table-row table:style-name="ro1">
          <table:table-cell office:value-type="float" office:value="1.17072573043507" calcext:value-type="float">
            <text:p>1.17072573043507</text:p>
          </table:table-cell>
        </table:table-row>
        <table:table-row table:style-name="ro1">
          <table:table-cell office:value-type="float" office:value="1.13375940406455" calcext:value-type="float">
            <text:p>1.13375940406455</text:p>
          </table:table-cell>
        </table:table-row>
        <table:table-row table:style-name="ro1">
          <table:table-cell office:value-type="float" office:value="1.19138761664158" calcext:value-type="float">
            <text:p>1.19138761664158</text:p>
          </table:table-cell>
        </table:table-row>
        <table:table-row table:style-name="ro1">
          <table:table-cell office:value-type="float" office:value="1.21245220846085" calcext:value-type="float">
            <text:p>1.21245220846085</text:p>
          </table:table-cell>
        </table:table-row>
        <table:table-row table:style-name="ro1">
          <table:table-cell office:value-type="float" office:value="1.2595740870094" calcext:value-type="float">
            <text:p>1.2595740870094</text:p>
          </table:table-cell>
        </table:table-row>
        <table:table-row table:style-name="ro1">
          <table:table-cell office:value-type="float" office:value="1.17410102808092" calcext:value-type="float">
            <text:p>1.17410102808092</text:p>
          </table:table-cell>
        </table:table-row>
        <table:table-row table:style-name="ro1">
          <table:table-cell office:value-type="float" office:value="1.13243819309442" calcext:value-type="float">
            <text:p>1.13243819309442</text:p>
          </table:table-cell>
        </table:table-row>
        <table:table-row table:style-name="ro1">
          <table:table-cell office:value-type="float" office:value="1.18405010582827" calcext:value-type="float">
            <text:p>1.18405010582827</text:p>
          </table:table-cell>
        </table:table-row>
        <table:table-row table:style-name="ro1">
          <table:table-cell office:value-type="float" office:value="1.18124303483285" calcext:value-type="float">
            <text:p>1.18124303483285</text:p>
          </table:table-cell>
        </table:table-row>
        <table:table-row table:style-name="ro1">
          <table:table-cell office:value-type="float" office:value="1.22721200317763" calcext:value-type="float">
            <text:p>1.22721200317763</text:p>
          </table:table-cell>
        </table:table-row>
        <table:table-row table:style-name="ro1">
          <table:table-cell office:value-type="float" office:value="1.18164410117616" calcext:value-type="float">
            <text:p>1.18164410117616</text:p>
          </table:table-cell>
        </table:table-row>
        <table:table-row table:style-name="ro1">
          <table:table-cell office:value-type="float" office:value="1.18300933563307" calcext:value-type="float">
            <text:p>1.18300933563307</text:p>
          </table:table-cell>
        </table:table-row>
        <table:table-row table:style-name="ro1">
          <table:table-cell office:value-type="float" office:value="1.24556697326041" calcext:value-type="float">
            <text:p>1.24556697326041</text:p>
          </table:table-cell>
        </table:table-row>
        <table:table-row table:style-name="ro1">
          <table:table-cell office:value-type="float" office:value="1.1633901351711" calcext:value-type="float">
            <text:p>1.1633901351711</text:p>
          </table:table-cell>
        </table:table-row>
        <table:table-row table:style-name="ro1">
          <table:table-cell office:value-type="float" office:value="1.22072302154575" calcext:value-type="float">
            <text:p>1.22072302154575</text:p>
          </table:table-cell>
        </table:table-row>
        <table:table-row table:style-name="ro1">
          <table:table-cell office:value-type="float" office:value="1.18421183881067" calcext:value-type="float">
            <text:p>1.18421183881067</text:p>
          </table:table-cell>
        </table:table-row>
        <table:table-row table:style-name="ro1">
          <table:table-cell office:value-type="float" office:value="1.17701294894474" calcext:value-type="float">
            <text:p>1.17701294894474</text:p>
          </table:table-cell>
        </table:table-row>
        <table:table-row table:style-name="ro1">
          <table:table-cell office:value-type="float" office:value="1.16510382629789" calcext:value-type="float">
            <text:p>1.16510382629789</text:p>
          </table:table-cell>
        </table:table-row>
        <table:table-row table:style-name="ro1">
          <table:table-cell office:value-type="float" office:value="1.17915858402932" calcext:value-type="float">
            <text:p>1.17915858402932</text:p>
          </table:table-cell>
        </table:table-row>
        <table:table-row table:style-name="ro1">
          <table:table-cell office:value-type="float" office:value="1.24168006424171" calcext:value-type="float">
            <text:p>1.24168006424171</text:p>
          </table:table-cell>
        </table:table-row>
        <table:table-row table:style-name="ro1">
          <table:table-cell office:value-type="float" office:value="1.17825349924083" calcext:value-type="float">
            <text:p>1.17825349924083</text:p>
          </table:table-cell>
        </table:table-row>
        <table:table-row table:style-name="ro1">
          <table:table-cell office:value-type="float" office:value="1.21117061899105" calcext:value-type="float">
            <text:p>1.21117061899105</text:p>
          </table:table-cell>
        </table:table-row>
        <table:table-row table:style-name="ro1">
          <table:table-cell office:value-type="float" office:value="1.19454529647366" calcext:value-type="float">
            <text:p>1.19454529647366</text:p>
          </table:table-cell>
        </table:table-row>
        <table:table-row table:style-name="ro1">
          <table:table-cell office:value-type="float" office:value="1.1693732448284" calcext:value-type="float">
            <text:p>1.1693732448284</text:p>
          </table:table-cell>
        </table:table-row>
        <table:table-row table:style-name="ro1">
          <table:table-cell office:value-type="float" office:value="1.17553040042323" calcext:value-type="float">
            <text:p>1.17553040042323</text:p>
          </table:table-cell>
        </table:table-row>
        <table:table-row table:style-name="ro1">
          <table:table-cell office:value-type="float" office:value="1.21221930379081" calcext:value-type="float">
            <text:p>1.21221930379081</text:p>
          </table:table-cell>
        </table:table-row>
        <table:table-row table:style-name="ro1">
          <table:table-cell office:value-type="float" office:value="1.16418334389158" calcext:value-type="float">
            <text:p>1.16418334389158</text:p>
          </table:table-cell>
        </table:table-row>
        <table:table-row table:style-name="ro1">
          <table:table-cell office:value-type="float" office:value="1.20922132119634" calcext:value-type="float">
            <text:p>1.20922132119634</text:p>
          </table:table-cell>
        </table:table-row>
        <table:table-row table:style-name="ro1">
          <table:table-cell office:value-type="float" office:value="1.2113215848401" calcext:value-type="float">
            <text:p>1.2113215848401</text:p>
          </table:table-cell>
        </table:table-row>
        <table:table-row table:style-name="ro1">
          <table:table-cell office:value-type="float" office:value="1.16627253669403" calcext:value-type="float">
            <text:p>1.16627253669403</text:p>
          </table:table-cell>
        </table:table-row>
        <table:table-row table:style-name="ro1">
          <table:table-cell office:value-type="float" office:value="1.18424002016867" calcext:value-type="float">
            <text:p>1.18424002016867</text:p>
          </table:table-cell>
        </table:table-row>
        <table:table-row table:style-name="ro1">
          <table:table-cell office:value-type="float" office:value="1.21197441608015" calcext:value-type="float">
            <text:p>1.21197441608015</text:p>
          </table:table-cell>
        </table:table-row>
        <table:table-row table:style-name="ro1">
          <table:table-cell office:value-type="float" office:value="1.1749710878674" calcext:value-type="float">
            <text:p>1.1749710878674</text:p>
          </table:table-cell>
        </table:table-row>
        <table:table-row table:style-name="ro1">
          <table:table-cell office:value-type="float" office:value="1.22106433687986" calcext:value-type="float">
            <text:p>1.22106433687986</text:p>
          </table:table-cell>
        </table:table-row>
        <table:table-row table:style-name="ro1">
          <table:table-cell office:value-type="float" office:value="1.18327453532461" calcext:value-type="float">
            <text:p>1.18327453532461</text:p>
          </table:table-cell>
        </table:table-row>
        <table:table-row table:style-name="ro1">
          <table:table-cell office:value-type="float" office:value="1.20847571523384" calcext:value-type="float">
            <text:p>1.20847571523384</text:p>
          </table:table-cell>
        </table:table-row>
        <table:table-row table:style-name="ro1">
          <table:table-cell office:value-type="float" office:value="1.19228149361864" calcext:value-type="float">
            <text:p>1.19228149361864</text:p>
          </table:table-cell>
        </table:table-row>
        <table:table-row table:style-name="ro1">
          <table:table-cell office:value-type="float" office:value="1.17463426167237" calcext:value-type="float">
            <text:p>1.17463426167237</text:p>
          </table:table-cell>
        </table:table-row>
        <table:table-row table:style-name="ro1">
          <table:table-cell office:value-type="float" office:value="1.20565871170279" calcext:value-type="float">
            <text:p>1.20565871170279</text:p>
          </table:table-cell>
        </table:table-row>
        <table:table-row table:style-name="ro1">
          <table:table-cell office:value-type="float" office:value="1.18732004829259" calcext:value-type="float">
            <text:p>1.18732004829259</text:p>
          </table:table-cell>
        </table:table-row>
        <table:table-row table:style-name="ro1">
          <table:table-cell office:value-type="float" office:value="1.14269965429313" calcext:value-type="float">
            <text:p>1.14269965429313</text:p>
          </table:table-cell>
        </table:table-row>
        <table:table-row table:style-name="ro1">
          <table:table-cell office:value-type="float" office:value="1.19449887652673" calcext:value-type="float">
            <text:p>1.19449887652673</text:p>
          </table:table-cell>
        </table:table-row>
        <table:table-row table:style-name="ro1">
          <table:table-cell office:value-type="float" office:value="1.16306123375494" calcext:value-type="float">
            <text:p>1.16306123375494</text:p>
          </table:table-cell>
        </table:table-row>
        <table:table-row table:style-name="ro1">
          <table:table-cell office:value-type="float" office:value="1.20721500007829" calcext:value-type="float">
            <text:p>1.20721500007829</text:p>
          </table:table-cell>
        </table:table-row>
        <table:table-row table:style-name="ro1">
          <table:table-cell office:value-type="float" office:value="1.19935468520264" calcext:value-type="float">
            <text:p>1.19935468520264</text:p>
          </table:table-cell>
        </table:table-row>
        <table:table-row table:style-name="ro1">
          <table:table-cell office:value-type="float" office:value="1.21351794326836" calcext:value-type="float">
            <text:p>1.21351794326836</text:p>
          </table:table-cell>
        </table:table-row>
        <table:table-row table:style-name="ro1">
          <table:table-cell office:value-type="float" office:value="1.18136777536886" calcext:value-type="float">
            <text:p>1.18136777536886</text:p>
          </table:table-cell>
        </table:table-row>
        <table:table-row table:style-name="ro1">
          <table:table-cell office:value-type="float" office:value="1.20906205204848" calcext:value-type="float">
            <text:p>1.20906205204848</text:p>
          </table:table-cell>
        </table:table-row>
        <table:table-row table:style-name="ro1">
          <table:table-cell office:value-type="float" office:value="1.14811810817441" calcext:value-type="float">
            <text:p>1.14811810817441</text:p>
          </table:table-cell>
        </table:table-row>
        <table:table-row table:style-name="ro1">
          <table:table-cell office:value-type="float" office:value="1.20666920254558" calcext:value-type="float">
            <text:p>1.20666920254558</text:p>
          </table:table-cell>
        </table:table-row>
        <table:table-row table:style-name="ro1">
          <table:table-cell office:value-type="float" office:value="1.16540611428126" calcext:value-type="float">
            <text:p>1.16540611428126</text:p>
          </table:table-cell>
        </table:table-row>
        <table:table-row table:style-name="ro1">
          <table:table-cell office:value-type="float" office:value="1.16443654167458" calcext:value-type="float">
            <text:p>1.16443654167458</text:p>
          </table:table-cell>
        </table:table-row>
        <table:table-row table:style-name="ro1">
          <table:table-cell office:value-type="float" office:value="1.18265300472338" calcext:value-type="float">
            <text:p>1.18265300472338</text:p>
          </table:table-cell>
        </table:table-row>
        <table:table-row table:style-name="ro1">
          <table:table-cell office:value-type="float" office:value="1.23301056302896" calcext:value-type="float">
            <text:p>1.23301056302896</text:p>
          </table:table-cell>
        </table:table-row>
        <table:table-row table:style-name="ro1">
          <table:table-cell office:value-type="float" office:value="1.20159187152321" calcext:value-type="float">
            <text:p>1.20159187152321</text:p>
          </table:table-cell>
        </table:table-row>
        <table:table-row table:style-name="ro1">
          <table:table-cell office:value-type="float" office:value="1.19894524999753" calcext:value-type="float">
            <text:p>1.19894524999753</text:p>
          </table:table-cell>
        </table:table-row>
        <table:table-row table:style-name="ro1">
          <table:table-cell office:value-type="float" office:value="1.14804120303092" calcext:value-type="float">
            <text:p>1.14804120303092</text:p>
          </table:table-cell>
        </table:table-row>
        <table:table-row table:style-name="ro1">
          <table:table-cell office:value-type="float" office:value="1.18827193100676" calcext:value-type="float">
            <text:p>1.18827193100676</text:p>
          </table:table-cell>
        </table:table-row>
        <table:table-row table:style-name="ro1">
          <table:table-cell office:value-type="float" office:value="1.19163190349257" calcext:value-type="float">
            <text:p>1.19163190349257</text:p>
          </table:table-cell>
        </table:table-row>
        <table:table-row table:style-name="ro1">
          <table:table-cell office:value-type="float" office:value="1.1750277202486" calcext:value-type="float">
            <text:p>1.1750277202486</text:p>
          </table:table-cell>
        </table:table-row>
        <table:table-row table:style-name="ro1">
          <table:table-cell office:value-type="float" office:value="1.16763400965334" calcext:value-type="float">
            <text:p>1.16763400965334</text:p>
          </table:table-cell>
        </table:table-row>
        <table:table-row table:style-name="ro1">
          <table:table-cell office:value-type="float" office:value="1.1235277189746" calcext:value-type="float">
            <text:p>1.1235277189746</text:p>
          </table:table-cell>
        </table:table-row>
        <table:table-row table:style-name="ro1">
          <table:table-cell office:value-type="float" office:value="1.17394735220562" calcext:value-type="float">
            <text:p>1.17394735220562</text:p>
          </table:table-cell>
        </table:table-row>
        <table:table-row table:style-name="ro1">
          <table:table-cell office:value-type="float" office:value="1.18971464149305" calcext:value-type="float">
            <text:p>1.18971464149305</text:p>
          </table:table-cell>
        </table:table-row>
        <table:table-row table:style-name="ro1">
          <table:table-cell office:value-type="float" office:value="1.17089524623148" calcext:value-type="float">
            <text:p>1.17089524623148</text:p>
          </table:table-cell>
        </table:table-row>
        <table:table-row table:style-name="ro1">
          <table:table-cell office:value-type="float" office:value="1.1758914841953" calcext:value-type="float">
            <text:p>1.1758914841953</text:p>
          </table:table-cell>
        </table:table-row>
        <table:table-row table:style-name="ro1">
          <table:table-cell office:value-type="float" office:value="1.17711562196681" calcext:value-type="float">
            <text:p>1.17711562196681</text:p>
          </table:table-cell>
        </table:table-row>
        <table:table-row table:style-name="ro1">
          <table:table-cell office:value-type="float" office:value="1.19271439760084" calcext:value-type="float">
            <text:p>1.19271439760084</text:p>
          </table:table-cell>
        </table:table-row>
        <table:table-row table:style-name="ro1">
          <table:table-cell office:value-type="float" office:value="1.16517218943591" calcext:value-type="float">
            <text:p>1.16517218943591</text:p>
          </table:table-cell>
        </table:table-row>
        <table:table-row table:style-name="ro1">
          <table:table-cell office:value-type="float" office:value="1.18486010120841" calcext:value-type="float">
            <text:p>1.18486010120841</text:p>
          </table:table-cell>
        </table:table-row>
        <table:table-row table:style-name="ro1">
          <table:table-cell office:value-type="float" office:value="1.26152342065675" calcext:value-type="float">
            <text:p>1.26152342065675</text:p>
          </table:table-cell>
        </table:table-row>
        <table:table-row table:style-name="ro1">
          <table:table-cell office:value-type="float" office:value="1.20896099273842" calcext:value-type="float">
            <text:p>1.20896099273842</text:p>
          </table:table-cell>
        </table:table-row>
        <table:table-row table:style-name="ro1">
          <table:table-cell office:value-type="float" office:value="1.21060075065984" calcext:value-type="float">
            <text:p>1.21060075065984</text:p>
          </table:table-cell>
        </table:table-row>
        <table:table-row table:style-name="ro1">
          <table:table-cell office:value-type="float" office:value="1.16805107276545" calcext:value-type="float">
            <text:p>1.16805107276545</text:p>
          </table:table-cell>
        </table:table-row>
        <table:table-row table:style-name="ro1">
          <table:table-cell office:value-type="float" office:value="1.20032938275264" calcext:value-type="float">
            <text:p>1.20032938275264</text:p>
          </table:table-cell>
        </table:table-row>
        <table:table-row table:style-name="ro1">
          <table:table-cell office:value-type="float" office:value="1.20876766250576" calcext:value-type="float">
            <text:p>1.20876766250576</text:p>
          </table:table-cell>
        </table:table-row>
        <table:table-row table:style-name="ro1">
          <table:table-cell office:value-type="float" office:value="1.16264723589441" calcext:value-type="float">
            <text:p>1.16264723589441</text:p>
          </table:table-cell>
        </table:table-row>
        <table:table-row table:style-name="ro1">
          <table:table-cell office:value-type="float" office:value="1.15960768876067" calcext:value-type="float">
            <text:p>1.15960768876067</text:p>
          </table:table-cell>
        </table:table-row>
        <table:table-row table:style-name="ro1">
          <table:table-cell office:value-type="float" office:value="1.16288894971145" calcext:value-type="float">
            <text:p>1.16288894971145</text:p>
          </table:table-cell>
        </table:table-row>
        <table:table-row table:style-name="ro1">
          <table:table-cell office:value-type="float" office:value="1.20946904983535" calcext:value-type="float">
            <text:p>1.20946904983535</text:p>
          </table:table-cell>
        </table:table-row>
        <table:table-row table:style-name="ro1">
          <table:table-cell office:value-type="float" office:value="1.20615490674434" calcext:value-type="float">
            <text:p>1.20615490674434</text:p>
          </table:table-cell>
        </table:table-row>
        <table:table-row table:style-name="ro1">
          <table:table-cell office:value-type="float" office:value="1.14175719834045" calcext:value-type="float">
            <text:p>1.14175719834045</text:p>
          </table:table-cell>
        </table:table-row>
        <table:table-row table:style-name="ro1">
          <table:table-cell office:value-type="float" office:value="1.20919045123745" calcext:value-type="float">
            <text:p>1.20919045123745</text:p>
          </table:table-cell>
        </table:table-row>
        <table:table-row table:style-name="ro1">
          <table:table-cell office:value-type="float" office:value="1.16505815038982" calcext:value-type="float">
            <text:p>1.16505815038982</text:p>
          </table:table-cell>
        </table:table-row>
        <table:table-row table:style-name="ro1">
          <table:table-cell office:value-type="float" office:value="1.15430901066961" calcext:value-type="float">
            <text:p>1.15430901066961</text:p>
          </table:table-cell>
        </table:table-row>
        <table:table-row table:style-name="ro1">
          <table:table-cell office:value-type="float" office:value="1.19222286611497" calcext:value-type="float">
            <text:p>1.19222286611497</text:p>
          </table:table-cell>
        </table:table-row>
        <table:table-row table:style-name="ro1">
          <table:table-cell office:value-type="float" office:value="1.16011540285307" calcext:value-type="float">
            <text:p>1.16011540285307</text:p>
          </table:table-cell>
        </table:table-row>
        <table:table-row table:style-name="ro1">
          <table:table-cell office:value-type="float" office:value="1.20450434879107" calcext:value-type="float">
            <text:p>1.20450434879107</text:p>
          </table:table-cell>
        </table:table-row>
        <table:table-row table:style-name="ro1">
          <table:table-cell office:value-type="float" office:value="1.15518325283053" calcext:value-type="float">
            <text:p>1.15518325283053</text:p>
          </table:table-cell>
        </table:table-row>
        <table:table-row table:style-name="ro1">
          <table:table-cell office:value-type="float" office:value="1.17722604900891" calcext:value-type="float">
            <text:p>1.17722604900891</text:p>
          </table:table-cell>
        </table:table-row>
        <table:table-row table:style-name="ro1">
          <table:table-cell office:value-type="float" office:value="1.12165174322332" calcext:value-type="float">
            <text:p>1.12165174322332</text:p>
          </table:table-cell>
        </table:table-row>
        <table:table-row table:style-name="ro1">
          <table:table-cell office:value-type="float" office:value="1.25503611053851" calcext:value-type="float">
            <text:p>1.25503611053851</text:p>
          </table:table-cell>
        </table:table-row>
        <table:table-row table:style-name="ro1">
          <table:table-cell office:value-type="float" office:value="1.19071903996653" calcext:value-type="float">
            <text:p>1.19071903996653</text:p>
          </table:table-cell>
        </table:table-row>
        <table:table-row table:style-name="ro1">
          <table:table-cell office:value-type="float" office:value="1.19607846136956" calcext:value-type="float">
            <text:p>1.19607846136956</text:p>
          </table:table-cell>
        </table:table-row>
        <table:table-row table:style-name="ro1">
          <table:table-cell office:value-type="float" office:value="1.15363030903932" calcext:value-type="float">
            <text:p>1.15363030903932</text:p>
          </table:table-cell>
        </table:table-row>
        <table:table-row table:style-name="ro1">
          <table:table-cell office:value-type="float" office:value="1.15029792276859" calcext:value-type="float">
            <text:p>1.15029792276859</text:p>
          </table:table-cell>
        </table:table-row>
        <table:table-row table:style-name="ro1">
          <table:table-cell office:value-type="float" office:value="1.18256817428785" calcext:value-type="float">
            <text:p>1.18256817428785</text:p>
          </table:table-cell>
        </table:table-row>
        <table:table-row table:style-name="ro1">
          <table:table-cell office:value-type="float" office:value="1.19744867665287" calcext:value-type="float">
            <text:p>1.19744867665287</text:p>
          </table:table-cell>
        </table:table-row>
        <table:table-row table:style-name="ro1">
          <table:table-cell office:value-type="float" office:value="1.18071827292179" calcext:value-type="float">
            <text:p>1.18071827292179</text:p>
          </table:table-cell>
        </table:table-row>
        <table:table-row table:style-name="ro1">
          <table:table-cell office:value-type="float" office:value="1.17246526434373" calcext:value-type="float">
            <text:p>1.17246526434373</text:p>
          </table:table-cell>
        </table:table-row>
        <table:table-row table:style-name="ro1">
          <table:table-cell office:value-type="float" office:value="1.18744550022849" calcext:value-type="float">
            <text:p>1.18744550022849</text:p>
          </table:table-cell>
        </table:table-row>
        <table:table-row table:style-name="ro1">
          <table:table-cell office:value-type="float" office:value="1.17732293739344" calcext:value-type="float">
            <text:p>1.17732293739344</text:p>
          </table:table-cell>
        </table:table-row>
        <table:table-row table:style-name="ro1">
          <table:table-cell office:value-type="float" office:value="1.19432766668415" calcext:value-type="float">
            <text:p>1.19432766668415</text:p>
          </table:table-cell>
        </table:table-row>
        <table:table-row table:style-name="ro1">
          <table:table-cell office:value-type="float" office:value="1.23439368979042" calcext:value-type="float">
            <text:p>1.23439368979042</text:p>
          </table:table-cell>
        </table:table-row>
        <table:table-row table:style-name="ro1">
          <table:table-cell office:value-type="float" office:value="1.14791557615682" calcext:value-type="float">
            <text:p>1.14791557615682</text:p>
          </table:table-cell>
        </table:table-row>
        <table:table-row table:style-name="ro1">
          <table:table-cell office:value-type="float" office:value="1.15214624590022" calcext:value-type="float">
            <text:p>1.15214624590022</text:p>
          </table:table-cell>
        </table:table-row>
        <table:table-row table:style-name="ro1">
          <table:table-cell office:value-type="float" office:value="1.21737698782482" calcext:value-type="float">
            <text:p>1.21737698782482</text:p>
          </table:table-cell>
        </table:table-row>
        <table:table-row table:style-name="ro1">
          <table:table-cell office:value-type="float" office:value="1.19572033932436" calcext:value-type="float">
            <text:p>1.19572033932436</text:p>
          </table:table-cell>
        </table:table-row>
        <table:table-row table:style-name="ro1">
          <table:table-cell office:value-type="float" office:value="1.18849490865781" calcext:value-type="float">
            <text:p>1.18849490865781</text:p>
          </table:table-cell>
        </table:table-row>
        <table:table-row table:style-name="ro1">
          <table:table-cell office:value-type="float" office:value="1.1642826095936" calcext:value-type="float">
            <text:p>1.1642826095936</text:p>
          </table:table-cell>
        </table:table-row>
        <table:table-row table:style-name="ro1">
          <table:table-cell office:value-type="float" office:value="1.1887217144655" calcext:value-type="float">
            <text:p>1.1887217144655</text:p>
          </table:table-cell>
        </table:table-row>
        <table:table-row table:style-name="ro1">
          <table:table-cell office:value-type="float" office:value="1.1870077394368" calcext:value-type="float">
            <text:p>1.1870077394368</text:p>
          </table:table-cell>
        </table:table-row>
        <table:table-row table:style-name="ro1">
          <table:table-cell office:value-type="float" office:value="1.15442613111946" calcext:value-type="float">
            <text:p>1.15442613111946</text:p>
          </table:table-cell>
        </table:table-row>
        <table:table-row table:style-name="ro1">
          <table:table-cell office:value-type="float" office:value="1.17754496980692" calcext:value-type="float">
            <text:p>1.17754496980692</text:p>
          </table:table-cell>
        </table:table-row>
        <table:table-row table:style-name="ro1">
          <table:table-cell office:value-type="float" office:value="1.14458422152615" calcext:value-type="float">
            <text:p>1.14458422152615</text:p>
          </table:table-cell>
        </table:table-row>
        <table:table-row table:style-name="ro1">
          <table:table-cell office:value-type="float" office:value="1.2344694864427" calcext:value-type="float">
            <text:p>1.2344694864427</text:p>
          </table:table-cell>
        </table:table-row>
        <table:table-row table:style-name="ro1">
          <table:table-cell office:value-type="float" office:value="1.14089972602908" calcext:value-type="float">
            <text:p>1.14089972602908</text:p>
          </table:table-cell>
        </table:table-row>
        <table:table-row table:style-name="ro1">
          <table:table-cell office:value-type="float" office:value="1.17543942477573" calcext:value-type="float">
            <text:p>1.17543942477573</text:p>
          </table:table-cell>
        </table:table-row>
        <table:table-row table:style-name="ro1">
          <table:table-cell office:value-type="float" office:value="1.16415585834119" calcext:value-type="float">
            <text:p>1.16415585834119</text:p>
          </table:table-cell>
        </table:table-row>
        <table:table-row table:style-name="ro1">
          <table:table-cell office:value-type="float" office:value="1.18848089448692" calcext:value-type="float">
            <text:p>1.18848089448692</text:p>
          </table:table-cell>
        </table:table-row>
        <table:table-row table:style-name="ro1">
          <table:table-cell office:value-type="float" office:value="1.19995998991639" calcext:value-type="float">
            <text:p>1.19995998991639</text:p>
          </table:table-cell>
        </table:table-row>
        <table:table-row table:style-name="ro1">
          <table:table-cell office:value-type="float" office:value="1.14268085629177" calcext:value-type="float">
            <text:p>1.14268085629177</text:p>
          </table:table-cell>
        </table:table-row>
        <table:table-row table:style-name="ro1">
          <table:table-cell office:value-type="float" office:value="1.14085209006494" calcext:value-type="float">
            <text:p>1.14085209006494</text:p>
          </table:table-cell>
        </table:table-row>
        <table:table-row table:style-name="ro1">
          <table:table-cell office:value-type="float" office:value="1.20123526270621" calcext:value-type="float">
            <text:p>1.20123526270621</text:p>
          </table:table-cell>
        </table:table-row>
        <table:table-row table:style-name="ro1">
          <table:table-cell office:value-type="float" office:value="1.13417696234775" calcext:value-type="float">
            <text:p>1.13417696234775</text:p>
          </table:table-cell>
        </table:table-row>
        <table:table-row table:style-name="ro1">
          <table:table-cell office:value-type="float" office:value="1.20035938032358" calcext:value-type="float">
            <text:p>1.20035938032358</text:p>
          </table:table-cell>
        </table:table-row>
        <table:table-row table:style-name="ro1">
          <table:table-cell office:value-type="float" office:value="1.24181691458013" calcext:value-type="float">
            <text:p>1.24181691458013</text:p>
          </table:table-cell>
        </table:table-row>
        <table:table-row table:style-name="ro1">
          <table:table-cell office:value-type="float" office:value="1.10945214353763" calcext:value-type="float">
            <text:p>1.10945214353763</text:p>
          </table:table-cell>
        </table:table-row>
        <table:table-row table:style-name="ro1">
          <table:table-cell office:value-type="float" office:value="1.21213403429923" calcext:value-type="float">
            <text:p>1.21213403429923</text:p>
          </table:table-cell>
        </table:table-row>
        <table:table-row table:style-name="ro1">
          <table:table-cell office:value-type="float" office:value="1.18124226443702" calcext:value-type="float">
            <text:p>1.18124226443702</text:p>
          </table:table-cell>
        </table:table-row>
        <table:table-row table:style-name="ro1">
          <table:table-cell office:value-type="float" office:value="1.17120519235497" calcext:value-type="float">
            <text:p>1.17120519235497</text:p>
          </table:table-cell>
        </table:table-row>
        <table:table-row table:style-name="ro1">
          <table:table-cell office:value-type="float" office:value="1.16640266801861" calcext:value-type="float">
            <text:p>1.16640266801861</text:p>
          </table:table-cell>
        </table:table-row>
        <table:table-row table:style-name="ro1">
          <table:table-cell office:value-type="float" office:value="1.15132182839248" calcext:value-type="float">
            <text:p>1.15132182839248</text:p>
          </table:table-cell>
        </table:table-row>
        <table:table-row table:style-name="ro1">
          <table:table-cell office:value-type="float" office:value="1.19542659991723" calcext:value-type="float">
            <text:p>1.19542659991723</text:p>
          </table:table-cell>
        </table:table-row>
        <table:table-row table:style-name="ro1">
          <table:table-cell office:value-type="float" office:value="1.19289321970581" calcext:value-type="float">
            <text:p>1.19289321970581</text:p>
          </table:table-cell>
        </table:table-row>
        <table:table-row table:style-name="ro1">
          <table:table-cell office:value-type="float" office:value="1.16852427838832" calcext:value-type="float">
            <text:p>1.16852427838832</text:p>
          </table:table-cell>
        </table:table-row>
        <table:table-row table:style-name="ro1">
          <table:table-cell office:value-type="float" office:value="1.18144346687416" calcext:value-type="float">
            <text:p>1.18144346687416</text:p>
          </table:table-cell>
        </table:table-row>
        <table:table-row table:style-name="ro1">
          <table:table-cell office:value-type="float" office:value="1.14949856238765" calcext:value-type="float">
            <text:p>1.14949856238765</text:p>
          </table:table-cell>
        </table:table-row>
        <table:table-row table:style-name="ro1">
          <table:table-cell office:value-type="float" office:value="1.18109943930959" calcext:value-type="float">
            <text:p>1.18109943930959</text:p>
          </table:table-cell>
        </table:table-row>
        <table:table-row table:style-name="ro1">
          <table:table-cell office:value-type="float" office:value="1.1831591346084" calcext:value-type="float">
            <text:p>1.1831591346084</text:p>
          </table:table-cell>
        </table:table-row>
        <table:table-row table:style-name="ro1">
          <table:table-cell office:value-type="float" office:value="1.15058253249219" calcext:value-type="float">
            <text:p>1.15058253249219</text:p>
          </table:table-cell>
        </table:table-row>
        <table:table-row table:style-name="ro1">
          <table:table-cell office:value-type="float" office:value="1.23522634708455" calcext:value-type="float">
            <text:p>1.23522634708455</text:p>
          </table:table-cell>
        </table:table-row>
        <table:table-row table:style-name="ro1">
          <table:table-cell office:value-type="float" office:value="1.18022636637606" calcext:value-type="float">
            <text:p>1.18022636637606</text:p>
          </table:table-cell>
        </table:table-row>
        <table:table-row table:style-name="ro1">
          <table:table-cell office:value-type="float" office:value="1.18433462782862" calcext:value-type="float">
            <text:p>1.18433462782862</text:p>
          </table:table-cell>
        </table:table-row>
        <table:table-row table:style-name="ro1">
          <table:table-cell office:value-type="float" office:value="1.14715465762979" calcext:value-type="float">
            <text:p>1.14715465762979</text:p>
          </table:table-cell>
        </table:table-row>
        <table:table-row table:style-name="ro1">
          <table:table-cell office:value-type="float" office:value="1.164395385269" calcext:value-type="float">
            <text:p>1.164395385269</text:p>
          </table:table-cell>
        </table:table-row>
        <table:table-row table:style-name="ro1">
          <table:table-cell office:value-type="float" office:value="1.13761920854575" calcext:value-type="float">
            <text:p>1.13761920854575</text:p>
          </table:table-cell>
        </table:table-row>
        <table:table-row table:style-name="ro1">
          <table:table-cell office:value-type="float" office:value="1.169356373315" calcext:value-type="float">
            <text:p>1.169356373315</text:p>
          </table:table-cell>
        </table:table-row>
        <table:table-row table:style-name="ro1">
          <table:table-cell office:value-type="float" office:value="1.15001591079326" calcext:value-type="float">
            <text:p>1.15001591079326</text:p>
          </table:table-cell>
        </table:table-row>
        <table:table-row table:style-name="ro1">
          <table:table-cell office:value-type="float" office:value="1.20164853451452" calcext:value-type="float">
            <text:p>1.20164853451452</text:p>
          </table:table-cell>
        </table:table-row>
        <table:table-row table:style-name="ro1">
          <table:table-cell office:value-type="float" office:value="1.17859463702645" calcext:value-type="float">
            <text:p>1.17859463702645</text:p>
          </table:table-cell>
        </table:table-row>
        <table:table-row table:style-name="ro1">
          <table:table-cell office:value-type="float" office:value="1.12695423968918" calcext:value-type="float">
            <text:p>1.12695423968918</text:p>
          </table:table-cell>
        </table:table-row>
        <table:table-row table:style-name="ro1">
          <table:table-cell office:value-type="float" office:value="1.21735205009216" calcext:value-type="float">
            <text:p>1.21735205009216</text:p>
          </table:table-cell>
        </table:table-row>
        <table:table-row table:style-name="ro1">
          <table:table-cell office:value-type="float" office:value="1.14205743832296" calcext:value-type="float">
            <text:p>1.14205743832296</text:p>
          </table:table-cell>
        </table:table-row>
        <table:table-row table:style-name="ro1">
          <table:table-cell office:value-type="float" office:value="1.15208288524066" calcext:value-type="float">
            <text:p>1.15208288524066</text:p>
          </table:table-cell>
        </table:table-row>
        <table:table-row table:style-name="ro1">
          <table:table-cell office:value-type="float" office:value="1.19484375020785" calcext:value-type="float">
            <text:p>1.19484375020785</text:p>
          </table:table-cell>
        </table:table-row>
        <table:table-row table:style-name="ro1">
          <table:table-cell office:value-type="float" office:value="1.15508388986994" calcext:value-type="float">
            <text:p>1.15508388986994</text:p>
          </table:table-cell>
        </table:table-row>
        <table:table-row table:style-name="ro1">
          <table:table-cell office:value-type="float" office:value="1.18763905882292" calcext:value-type="float">
            <text:p>1.18763905882292</text:p>
          </table:table-cell>
        </table:table-row>
        <table:table-row table:style-name="ro1">
          <table:table-cell office:value-type="float" office:value="1.18903927921276" calcext:value-type="float">
            <text:p>1.18903927921276</text:p>
          </table:table-cell>
        </table:table-row>
        <table:table-row table:style-name="ro1">
          <table:table-cell office:value-type="float" office:value="1.15043542913752" calcext:value-type="float">
            <text:p>1.15043542913752</text:p>
          </table:table-cell>
        </table:table-row>
        <table:table-row table:style-name="ro1">
          <table:table-cell office:value-type="float" office:value="1.20490842415156" calcext:value-type="float">
            <text:p>1.20490842415156</text:p>
          </table:table-cell>
        </table:table-row>
        <table:table-row table:style-name="ro1">
          <table:table-cell office:value-type="float" office:value="1.21238967790213" calcext:value-type="float">
            <text:p>1.21238967790213</text:p>
          </table:table-cell>
        </table:table-row>
        <table:table-row table:style-name="ro1">
          <table:table-cell office:value-type="float" office:value="1.14682467743824" calcext:value-type="float">
            <text:p>1.14682467743824</text:p>
          </table:table-cell>
        </table:table-row>
        <table:table-row table:style-name="ro1">
          <table:table-cell office:value-type="float" office:value="1.12764308453297" calcext:value-type="float">
            <text:p>1.12764308453297</text:p>
          </table:table-cell>
        </table:table-row>
        <table:table-row table:style-name="ro1">
          <table:table-cell office:value-type="float" office:value="1.15935082189618" calcext:value-type="float">
            <text:p>1.15935082189618</text:p>
          </table:table-cell>
        </table:table-row>
        <table:table-row table:style-name="ro1">
          <table:table-cell office:value-type="float" office:value="1.22049832212234" calcext:value-type="float">
            <text:p>1.22049832212234</text:p>
          </table:table-cell>
        </table:table-row>
        <table:table-row table:style-name="ro1">
          <table:table-cell office:value-type="float" office:value="1.21189347525339" calcext:value-type="float">
            <text:p>1.21189347525339</text:p>
          </table:table-cell>
        </table:table-row>
        <table:table-row table:style-name="ro1">
          <table:table-cell office:value-type="float" office:value="1.1305479783581" calcext:value-type="float">
            <text:p>1.1305479783581</text:p>
          </table:table-cell>
        </table:table-row>
        <table:table-row table:style-name="ro1">
          <table:table-cell office:value-type="float" office:value="1.19221885052801" calcext:value-type="float">
            <text:p>1.19221885052801</text:p>
          </table:table-cell>
        </table:table-row>
        <table:table-row table:style-name="ro1">
          <table:table-cell office:value-type="float" office:value="1.19229893884397" calcext:value-type="float">
            <text:p>1.19229893884397</text:p>
          </table:table-cell>
        </table:table-row>
        <table:table-row table:style-name="ro1">
          <table:table-cell office:value-type="float" office:value="1.22998390434707" calcext:value-type="float">
            <text:p>1.22998390434707</text:p>
          </table:table-cell>
        </table:table-row>
        <table:table-row table:style-name="ro1">
          <table:table-cell office:value-type="float" office:value="1.17106677788559" calcext:value-type="float">
            <text:p>1.17106677788559</text:p>
          </table:table-cell>
        </table:table-row>
        <table:table-row table:style-name="ro1">
          <table:table-cell office:value-type="float" office:value="1.12111362428169" calcext:value-type="float">
            <text:p>1.12111362428169</text:p>
          </table:table-cell>
        </table:table-row>
        <table:table-row table:style-name="ro1">
          <table:table-cell office:value-type="float" office:value="1.13469302657094" calcext:value-type="float">
            <text:p>1.13469302657094</text:p>
          </table:table-cell>
        </table:table-row>
        <table:table-row table:style-name="ro1">
          <table:table-cell office:value-type="float" office:value="1.23478629603607" calcext:value-type="float">
            <text:p>1.23478629603607</text:p>
          </table:table-cell>
        </table:table-row>
        <table:table-row table:style-name="ro1">
          <table:table-cell office:value-type="float" office:value="1.16128311625874" calcext:value-type="float">
            <text:p>1.16128311625874</text:p>
          </table:table-cell>
        </table:table-row>
        <table:table-row table:style-name="ro1">
          <table:table-cell office:value-type="float" office:value="1.15885497749911" calcext:value-type="float">
            <text:p>1.15885497749911</text:p>
          </table:table-cell>
        </table:table-row>
        <table:table-row table:style-name="ro1">
          <table:table-cell office:value-type="float" office:value="1.17383792492911" calcext:value-type="float">
            <text:p>1.17383792492911</text:p>
          </table:table-cell>
        </table:table-row>
        <table:table-row table:style-name="ro1">
          <table:table-cell office:value-type="float" office:value="1.17283054016113" calcext:value-type="float">
            <text:p>1.17283054016113</text:p>
          </table:table-cell>
        </table:table-row>
        <table:table-row table:style-name="ro1">
          <table:table-cell office:value-type="float" office:value="1.21079399875781" calcext:value-type="float">
            <text:p>1.21079399875781</text:p>
          </table:table-cell>
        </table:table-row>
        <table:table-row table:style-name="ro1">
          <table:table-cell office:value-type="float" office:value="1.14461589003853" calcext:value-type="float">
            <text:p>1.14461589003853</text:p>
          </table:table-cell>
        </table:table-row>
        <table:table-row table:style-name="ro1">
          <table:table-cell office:value-type="float" office:value="1.1631654196322" calcext:value-type="float">
            <text:p>1.1631654196322</text:p>
          </table:table-cell>
        </table:table-row>
        <table:table-row table:style-name="ro1">
          <table:table-cell office:value-type="float" office:value="1.15972921824675" calcext:value-type="float">
            <text:p>1.15972921824675</text:p>
          </table:table-cell>
        </table:table-row>
        <table:table-row table:style-name="ro1">
          <table:table-cell office:value-type="float" office:value="1.20076350272727" calcext:value-type="float">
            <text:p>1.20076350272727</text:p>
          </table:table-cell>
        </table:table-row>
        <table:table-row table:style-name="ro1">
          <table:table-cell office:value-type="float" office:value="1.1919326018805" calcext:value-type="float">
            <text:p>1.1919326018805</text:p>
          </table:table-cell>
        </table:table-row>
        <table:table-row table:style-name="ro1">
          <table:table-cell office:value-type="float" office:value="1.12477681642522" calcext:value-type="float">
            <text:p>1.12477681642522</text:p>
          </table:table-cell>
        </table:table-row>
        <table:table-row table:style-name="ro1">
          <table:table-cell office:value-type="float" office:value="1.18283135786924" calcext:value-type="float">
            <text:p>1.18283135786924</text:p>
          </table:table-cell>
        </table:table-row>
        <table:table-row table:style-name="ro1">
          <table:table-cell office:value-type="float" office:value="1.18817134280381" calcext:value-type="float">
            <text:p>1.18817134280381</text:p>
          </table:table-cell>
        </table:table-row>
        <table:table-row table:style-name="ro1">
          <table:table-cell office:value-type="float" office:value="1.12538874918663" calcext:value-type="float">
            <text:p>1.12538874918663</text:p>
          </table:table-cell>
        </table:table-row>
        <table:table-row table:style-name="ro1">
          <table:table-cell office:value-type="float" office:value="1.10834861658118" calcext:value-type="float">
            <text:p>1.10834861658118</text:p>
          </table:table-cell>
        </table:table-row>
        <table:table-row table:style-name="ro1">
          <table:table-cell office:value-type="float" office:value="1.22429569874536" calcext:value-type="float">
            <text:p>1.22429569874536</text:p>
          </table:table-cell>
        </table:table-row>
        <table:table-row table:style-name="ro1">
          <table:table-cell office:value-type="float" office:value="1.15051332868904" calcext:value-type="float">
            <text:p>1.15051332868904</text:p>
          </table:table-cell>
        </table:table-row>
        <table:table-row table:style-name="ro1">
          <table:table-cell office:value-type="float" office:value="1.18314894368416" calcext:value-type="float">
            <text:p>1.18314894368416</text:p>
          </table:table-cell>
        </table:table-row>
        <table:table-row table:style-name="ro1">
          <table:table-cell office:value-type="float" office:value="1.16687081965276" calcext:value-type="float">
            <text:p>1.16687081965276</text:p>
          </table:table-cell>
        </table:table-row>
        <table:table-row table:style-name="ro1">
          <table:table-cell office:value-type="float" office:value="1.14907377689858" calcext:value-type="float">
            <text:p>1.14907377689858</text:p>
          </table:table-cell>
        </table:table-row>
        <table:table-row table:style-name="ro1">
          <table:table-cell office:value-type="float" office:value="1.18751023024951" calcext:value-type="float">
            <text:p>1.18751023024951</text:p>
          </table:table-cell>
        </table:table-row>
        <table:table-row table:style-name="ro1">
          <table:table-cell office:value-type="float" office:value="1.15147387158801" calcext:value-type="float">
            <text:p>1.15147387158801</text:p>
          </table:table-cell>
        </table:table-row>
        <table:table-row table:style-name="ro1">
          <table:table-cell office:value-type="float" office:value="1.16977994970042" calcext:value-type="float">
            <text:p>1.16977994970042</text:p>
          </table:table-cell>
        </table:table-row>
        <table:table-row table:style-name="ro1">
          <table:table-cell office:value-type="float" office:value="1.16084968840799" calcext:value-type="float">
            <text:p>1.16084968840799</text:p>
          </table:table-cell>
        </table:table-row>
        <table:table-row table:style-name="ro1">
          <table:table-cell office:value-type="float" office:value="1.15591651494523" calcext:value-type="float">
            <text:p>1.15591651494523</text:p>
          </table:table-cell>
        </table:table-row>
        <table:table-row table:style-name="ro1">
          <table:table-cell office:value-type="float" office:value="1.17368232552682" calcext:value-type="float">
            <text:p>1.17368232552682</text:p>
          </table:table-cell>
        </table:table-row>
        <table:table-row table:style-name="ro1">
          <table:table-cell office:value-type="float" office:value="1.18386064787532" calcext:value-type="float">
            <text:p>1.18386064787532</text:p>
          </table:table-cell>
        </table:table-row>
        <table:table-row table:style-name="ro1">
          <table:table-cell office:value-type="float" office:value="1.1888702833497" calcext:value-type="float">
            <text:p>1.1888702833497</text:p>
          </table:table-cell>
        </table:table-row>
        <table:table-row table:style-name="ro1">
          <table:table-cell office:value-type="float" office:value="1.15902890099601" calcext:value-type="float">
            <text:p>1.15902890099601</text:p>
          </table:table-cell>
        </table:table-row>
        <table:table-row table:style-name="ro1">
          <table:table-cell office:value-type="float" office:value="1.11891695430472" calcext:value-type="float">
            <text:p>1.11891695430472</text:p>
          </table:table-cell>
        </table:table-row>
        <table:table-row table:style-name="ro1">
          <table:table-cell office:value-type="float" office:value="1.1641210253033" calcext:value-type="float">
            <text:p>1.1641210253033</text:p>
          </table:table-cell>
        </table:table-row>
        <table:table-row table:style-name="ro1">
          <table:table-cell office:value-type="float" office:value="1.18894157862408" calcext:value-type="float">
            <text:p>1.18894157862408</text:p>
          </table:table-cell>
        </table:table-row>
        <table:table-row table:style-name="ro1">
          <table:table-cell office:value-type="float" office:value="1.20947950513491" calcext:value-type="float">
            <text:p>1.20947950513491</text:p>
          </table:table-cell>
        </table:table-row>
        <table:table-row table:style-name="ro1">
          <table:table-cell office:value-type="float" office:value="1.18595354712617" calcext:value-type="float">
            <text:p>1.18595354712617</text:p>
          </table:table-cell>
        </table:table-row>
        <table:table-row table:style-name="ro1">
          <table:table-cell office:value-type="float" office:value="1.20183346793882" calcext:value-type="float">
            <text:p>1.20183346793882</text:p>
          </table:table-cell>
        </table:table-row>
        <table:table-row table:style-name="ro1">
          <table:table-cell office:value-type="float" office:value="1.15727250615712" calcext:value-type="float">
            <text:p>1.15727250615712</text:p>
          </table:table-cell>
        </table:table-row>
        <table:table-row table:style-name="ro1">
          <table:table-cell office:value-type="float" office:value="1.19620892591113" calcext:value-type="float">
            <text:p>1.19620892591113</text:p>
          </table:table-cell>
        </table:table-row>
        <table:table-row table:style-name="ro1">
          <table:table-cell office:value-type="float" office:value="1.13358792285272" calcext:value-type="float">
            <text:p>1.13358792285272</text:p>
          </table:table-cell>
        </table:table-row>
        <table:table-row table:style-name="ro1">
          <table:table-cell office:value-type="float" office:value="1.15174619797112" calcext:value-type="float">
            <text:p>1.15174619797112</text:p>
          </table:table-cell>
        </table:table-row>
        <table:table-row table:style-name="ro1">
          <table:table-cell office:value-type="float" office:value="1.14336500592337" calcext:value-type="float">
            <text:p>1.14336500592337</text:p>
          </table:table-cell>
        </table:table-row>
        <table:table-row table:style-name="ro1">
          <table:table-cell office:value-type="float" office:value="1.17452018626249" calcext:value-type="float">
            <text:p>1.17452018626249</text:p>
          </table:table-cell>
        </table:table-row>
        <table:table-row table:style-name="ro1">
          <table:table-cell office:value-type="float" office:value="1.13629351301359" calcext:value-type="float">
            <text:p>1.13629351301359</text:p>
          </table:table-cell>
        </table:table-row>
        <table:table-row table:style-name="ro1">
          <table:table-cell office:value-type="float" office:value="1.22277363713232" calcext:value-type="float">
            <text:p>1.22277363713232</text:p>
          </table:table-cell>
        </table:table-row>
        <table:table-row table:style-name="ro1">
          <table:table-cell office:value-type="float" office:value="1.15903701162943" calcext:value-type="float">
            <text:p>1.15903701162943</text:p>
          </table:table-cell>
        </table:table-row>
        <table:table-row table:style-name="ro1">
          <table:table-cell office:value-type="float" office:value="1.21727343819181" calcext:value-type="float">
            <text:p>1.21727343819181</text:p>
          </table:table-cell>
        </table:table-row>
        <table:table-row table:style-name="ro1">
          <table:table-cell office:value-type="float" office:value="1.12179058820065" calcext:value-type="float">
            <text:p>1.12179058820065</text:p>
          </table:table-cell>
        </table:table-row>
        <table:table-row table:style-name="ro1">
          <table:table-cell office:value-type="float" office:value="1.12405481410174" calcext:value-type="float">
            <text:p>1.12405481410174</text:p>
          </table:table-cell>
        </table:table-row>
        <table:table-row table:style-name="ro1">
          <table:table-cell office:value-type="float" office:value="1.14921013967685" calcext:value-type="float">
            <text:p>1.14921013967685</text:p>
          </table:table-cell>
        </table:table-row>
        <table:table-row table:style-name="ro1">
          <table:table-cell office:value-type="float" office:value="1.14675274388424" calcext:value-type="float">
            <text:p>1.14675274388424</text:p>
          </table:table-cell>
        </table:table-row>
        <table:table-row table:style-name="ro1">
          <table:table-cell office:value-type="float" office:value="1.14451744756578" calcext:value-type="float">
            <text:p>1.14451744756578</text:p>
          </table:table-cell>
        </table:table-row>
        <table:table-row table:style-name="ro1">
          <table:table-cell office:value-type="float" office:value="1.08831636750015" calcext:value-type="float">
            <text:p>1.08831636750015</text:p>
          </table:table-cell>
        </table:table-row>
        <table:table-row table:style-name="ro1">
          <table:table-cell office:value-type="float" office:value="1.13256210786678" calcext:value-type="float">
            <text:p>1.13256210786678</text:p>
          </table:table-cell>
        </table:table-row>
        <table:table-row table:style-name="ro1">
          <table:table-cell office:value-type="float" office:value="1.20267182411695" calcext:value-type="float">
            <text:p>1.20267182411695</text:p>
          </table:table-cell>
        </table:table-row>
        <table:table-row table:style-name="ro1">
          <table:table-cell office:value-type="float" office:value="1.17169533802216" calcext:value-type="float">
            <text:p>1.17169533802216</text:p>
          </table:table-cell>
        </table:table-row>
        <table:table-row table:style-name="ro1">
          <table:table-cell office:value-type="float" office:value="1.16571668716964" calcext:value-type="float">
            <text:p>1.16571668716964</text:p>
          </table:table-cell>
        </table:table-row>
        <table:table-row table:style-name="ro1">
          <table:table-cell office:value-type="float" office:value="1.12396003619252" calcext:value-type="float">
            <text:p>1.12396003619252</text:p>
          </table:table-cell>
        </table:table-row>
        <table:table-row table:style-name="ro1">
          <table:table-cell office:value-type="float" office:value="1.14887112574083" calcext:value-type="float">
            <text:p>1.14887112574083</text:p>
          </table:table-cell>
        </table:table-row>
        <table:table-row table:style-name="ro1">
          <table:table-cell office:value-type="float" office:value="1.13781248746623" calcext:value-type="float">
            <text:p>1.13781248746623</text:p>
          </table:table-cell>
        </table:table-row>
        <table:table-row table:style-name="ro1">
          <table:table-cell office:value-type="float" office:value="1.14135458603043" calcext:value-type="float">
            <text:p>1.14135458603043</text:p>
          </table:table-cell>
        </table:table-row>
        <table:table-row table:style-name="ro1">
          <table:table-cell office:value-type="float" office:value="1.1754197514527" calcext:value-type="float">
            <text:p>1.1754197514527</text:p>
          </table:table-cell>
        </table:table-row>
        <table:table-row table:style-name="ro1">
          <table:table-cell office:value-type="float" office:value="1.16338737206981" calcext:value-type="float">
            <text:p>1.16338737206981</text:p>
          </table:table-cell>
        </table:table-row>
        <table:table-row table:style-name="ro1">
          <table:table-cell office:value-type="float" office:value="1.19438766033321" calcext:value-type="float">
            <text:p>1.19438766033321</text:p>
          </table:table-cell>
        </table:table-row>
        <table:table-row table:style-name="ro1">
          <table:table-cell office:value-type="float" office:value="1.18060672051712" calcext:value-type="float">
            <text:p>1.18060672051712</text:p>
          </table:table-cell>
        </table:table-row>
        <table:table-row table:style-name="ro1">
          <table:table-cell office:value-type="float" office:value="1.1665669580221" calcext:value-type="float">
            <text:p>1.1665669580221</text:p>
          </table:table-cell>
        </table:table-row>
        <table:table-row table:style-name="ro1">
          <table:table-cell office:value-type="float" office:value="1.16503238218036" calcext:value-type="float">
            <text:p>1.16503238218036</text:p>
          </table:table-cell>
        </table:table-row>
        <table:table-row table:style-name="ro1">
          <table:table-cell office:value-type="float" office:value="1.17773207573643" calcext:value-type="float">
            <text:p>1.17773207573643</text:p>
          </table:table-cell>
        </table:table-row>
        <table:table-row table:style-name="ro1">
          <table:table-cell office:value-type="float" office:value="1.1192048634155" calcext:value-type="float">
            <text:p>1.1192048634155</text:p>
          </table:table-cell>
        </table:table-row>
        <table:table-row table:style-name="ro1">
          <table:table-cell office:value-type="float" office:value="1.12415101267309" calcext:value-type="float">
            <text:p>1.12415101267309</text:p>
          </table:table-cell>
        </table:table-row>
        <table:table-row table:style-name="ro1">
          <table:table-cell office:value-type="float" office:value="1.08868672855036" calcext:value-type="float">
            <text:p>1.08868672855036</text:p>
          </table:table-cell>
        </table:table-row>
        <table:table-row table:style-name="ro1">
          <table:table-cell office:value-type="float" office:value="1.16409581264368" calcext:value-type="float">
            <text:p>1.16409581264368</text:p>
          </table:table-cell>
        </table:table-row>
        <table:table-row table:style-name="ro1">
          <table:table-cell office:value-type="float" office:value="1.16932689882197" calcext:value-type="float">
            <text:p>1.16932689882197</text:p>
          </table:table-cell>
        </table:table-row>
        <table:table-row table:style-name="ro1">
          <table:table-cell office:value-type="float" office:value="1.1531508146459" calcext:value-type="float">
            <text:p>1.1531508146459</text:p>
          </table:table-cell>
        </table:table-row>
        <table:table-row table:style-name="ro1">
          <table:table-cell office:value-type="float" office:value="1.18469270541067" calcext:value-type="float">
            <text:p>1.18469270541067</text:p>
          </table:table-cell>
        </table:table-row>
        <table:table-row table:style-name="ro1">
          <table:table-cell office:value-type="float" office:value="1.19277256493971" calcext:value-type="float">
            <text:p>1.19277256493971</text:p>
          </table:table-cell>
        </table:table-row>
        <table:table-row table:style-name="ro1">
          <table:table-cell office:value-type="float" office:value="1.15378384757316" calcext:value-type="float">
            <text:p>1.15378384757316</text:p>
          </table:table-cell>
        </table:table-row>
        <table:table-row table:style-name="ro1">
          <table:table-cell office:value-type="float" office:value="1.17863947964871" calcext:value-type="float">
            <text:p>1.17863947964871</text:p>
          </table:table-cell>
        </table:table-row>
        <table:table-row table:style-name="ro1">
          <table:table-cell office:value-type="float" office:value="1.13046241467163" calcext:value-type="float">
            <text:p>1.13046241467163</text:p>
          </table:table-cell>
        </table:table-row>
        <table:table-row table:style-name="ro1">
          <table:table-cell office:value-type="float" office:value="1.1400472665693" calcext:value-type="float">
            <text:p>1.1400472665693</text:p>
          </table:table-cell>
        </table:table-row>
        <table:table-row table:style-name="ro1">
          <table:table-cell office:value-type="float" office:value="1.17267826288475" calcext:value-type="float">
            <text:p>1.17267826288475</text:p>
          </table:table-cell>
        </table:table-row>
        <table:table-row table:style-name="ro1">
          <table:table-cell office:value-type="float" office:value="1.22665252934628" calcext:value-type="float">
            <text:p>1.22665252934628</text:p>
          </table:table-cell>
        </table:table-row>
        <table:table-row table:style-name="ro1">
          <table:table-cell office:value-type="float" office:value="1.13278239308033" calcext:value-type="float">
            <text:p>1.13278239308033</text:p>
          </table:table-cell>
        </table:table-row>
        <table:table-row table:style-name="ro1">
          <table:table-cell office:value-type="float" office:value="1.14475298575045" calcext:value-type="float">
            <text:p>1.14475298575045</text:p>
          </table:table-cell>
        </table:table-row>
        <table:table-row table:style-name="ro1">
          <table:table-cell office:value-type="float" office:value="1.16193890166081" calcext:value-type="float">
            <text:p>1.16193890166081</text:p>
          </table:table-cell>
        </table:table-row>
        <table:table-row table:style-name="ro1">
          <table:table-cell office:value-type="float" office:value="1.1159683046497" calcext:value-type="float">
            <text:p>1.1159683046497</text:p>
          </table:table-cell>
        </table:table-row>
        <table:table-row table:style-name="ro1">
          <table:table-cell office:value-type="float" office:value="1.23235337524043" calcext:value-type="float">
            <text:p>1.23235337524043</text:p>
          </table:table-cell>
        </table:table-row>
        <table:table-row table:style-name="ro1">
          <table:table-cell office:value-type="float" office:value="1.13093277471013" calcext:value-type="float">
            <text:p>1.13093277471013</text:p>
          </table:table-cell>
        </table:table-row>
        <table:table-row table:style-name="ro1">
          <table:table-cell office:value-type="float" office:value="1.16734159729621" calcext:value-type="float">
            <text:p>1.16734159729621</text:p>
          </table:table-cell>
        </table:table-row>
        <table:table-row table:style-name="ro1">
          <table:table-cell office:value-type="float" office:value="1.16832822345423" calcext:value-type="float">
            <text:p>1.16832822345423</text:p>
          </table:table-cell>
        </table:table-row>
        <table:table-row table:style-name="ro1">
          <table:table-cell office:value-type="float" office:value="1.16567913701299" calcext:value-type="float">
            <text:p>1.16567913701299</text:p>
          </table:table-cell>
        </table:table-row>
        <table:table-row table:style-name="ro1">
          <table:table-cell office:value-type="float" office:value="1.16014523231683" calcext:value-type="float">
            <text:p>1.16014523231683</text:p>
          </table:table-cell>
        </table:table-row>
        <table:table-row table:style-name="ro1">
          <table:table-cell office:value-type="float" office:value="1.15135555215878" calcext:value-type="float">
            <text:p>1.15135555215878</text:p>
          </table:table-cell>
        </table:table-row>
        <table:table-row table:style-name="ro1">
          <table:table-cell office:value-type="float" office:value="1.120850033799" calcext:value-type="float">
            <text:p>1.120850033799</text:p>
          </table:table-cell>
        </table:table-row>
        <table:table-row table:style-name="ro1">
          <table:table-cell office:value-type="float" office:value="1.16214790860158" calcext:value-type="float">
            <text:p>1.16214790860158</text:p>
          </table:table-cell>
        </table:table-row>
        <table:table-row table:style-name="ro1">
          <table:table-cell office:value-type="float" office:value="1.14116170719086" calcext:value-type="float">
            <text:p>1.14116170719086</text:p>
          </table:table-cell>
        </table:table-row>
        <table:table-row table:style-name="ro1">
          <table:table-cell office:value-type="float" office:value="1.14292133155474" calcext:value-type="float">
            <text:p>1.14292133155474</text:p>
          </table:table-cell>
        </table:table-row>
        <table:table-row table:style-name="ro1">
          <table:table-cell office:value-type="float" office:value="1.18241958176039" calcext:value-type="float">
            <text:p>1.18241958176039</text:p>
          </table:table-cell>
        </table:table-row>
        <table:table-row table:style-name="ro1">
          <table:table-cell office:value-type="float" office:value="1.19967056286106" calcext:value-type="float">
            <text:p>1.19967056286106</text:p>
          </table:table-cell>
        </table:table-row>
        <table:table-row table:style-name="ro1">
          <table:table-cell office:value-type="float" office:value="1.17594816770713" calcext:value-type="float">
            <text:p>1.17594816770713</text:p>
          </table:table-cell>
        </table:table-row>
        <table:table-row table:style-name="ro1">
          <table:table-cell office:value-type="float" office:value="1.15213661637165" calcext:value-type="float">
            <text:p>1.15213661637165</text:p>
          </table:table-cell>
        </table:table-row>
        <table:table-row table:style-name="ro1">
          <table:table-cell office:value-type="float" office:value="1.10882691823829" calcext:value-type="float">
            <text:p>1.10882691823829</text:p>
          </table:table-cell>
        </table:table-row>
        <table:table-row table:style-name="ro1">
          <table:table-cell office:value-type="float" office:value="1.16039615218244" calcext:value-type="float">
            <text:p>1.16039615218244</text:p>
          </table:table-cell>
        </table:table-row>
        <table:table-row table:style-name="ro1">
          <table:table-cell office:value-type="float" office:value="1.11386466474563" calcext:value-type="float">
            <text:p>1.11386466474563</text:p>
          </table:table-cell>
        </table:table-row>
        <table:table-row table:style-name="ro1">
          <table:table-cell office:value-type="float" office:value="1.15304799035177" calcext:value-type="float">
            <text:p>1.15304799035177</text:p>
          </table:table-cell>
        </table:table-row>
        <table:table-row table:style-name="ro1">
          <table:table-cell office:value-type="float" office:value="1.13644071988116" calcext:value-type="float">
            <text:p>1.13644071988116</text:p>
          </table:table-cell>
        </table:table-row>
        <table:table-row table:style-name="ro1">
          <table:table-cell office:value-type="float" office:value="1.14399899027496" calcext:value-type="float">
            <text:p>1.14399899027496</text:p>
          </table:table-cell>
        </table:table-row>
        <table:table-row table:style-name="ro1">
          <table:table-cell office:value-type="float" office:value="1.13999603250208" calcext:value-type="float">
            <text:p>1.13999603250208</text:p>
          </table:table-cell>
        </table:table-row>
        <table:table-row table:style-name="ro1">
          <table:table-cell office:value-type="float" office:value="1.18680387426789" calcext:value-type="float">
            <text:p>1.18680387426789</text:p>
          </table:table-cell>
        </table:table-row>
        <table:table-row table:style-name="ro1">
          <table:table-cell office:value-type="float" office:value="1.11828290197707" calcext:value-type="float">
            <text:p>1.11828290197707</text:p>
          </table:table-cell>
        </table:table-row>
        <table:table-row table:style-name="ro1">
          <table:table-cell office:value-type="float" office:value="1.17127052950524" calcext:value-type="float">
            <text:p>1.17127052950524</text:p>
          </table:table-cell>
        </table:table-row>
        <table:table-row table:style-name="ro1">
          <table:table-cell office:value-type="float" office:value="1.09600569650882" calcext:value-type="float">
            <text:p>1.09600569650882</text:p>
          </table:table-cell>
        </table:table-row>
        <table:table-row table:style-name="ro1">
          <table:table-cell office:value-type="float" office:value="1.14272932175955" calcext:value-type="float">
            <text:p>1.14272932175955</text:p>
          </table:table-cell>
        </table:table-row>
        <table:table-row table:style-name="ro1">
          <table:table-cell office:value-type="float" office:value="1.1698211225124" calcext:value-type="float">
            <text:p>1.1698211225124</text:p>
          </table:table-cell>
        </table:table-row>
        <table:table-row table:style-name="ro1">
          <table:table-cell office:value-type="float" office:value="1.18155861522566" calcext:value-type="float">
            <text:p>1.18155861522566</text:p>
          </table:table-cell>
        </table:table-row>
        <table:table-row table:style-name="ro1">
          <table:table-cell office:value-type="float" office:value="1.13638388198152" calcext:value-type="float">
            <text:p>1.13638388198152</text:p>
          </table:table-cell>
        </table:table-row>
        <table:table-row table:style-name="ro1">
          <table:table-cell office:value-type="float" office:value="1.14944516637895" calcext:value-type="float">
            <text:p>1.14944516637895</text:p>
          </table:table-cell>
        </table:table-row>
        <table:table-row table:style-name="ro1">
          <table:table-cell office:value-type="float" office:value="1.11569658472836" calcext:value-type="float">
            <text:p>1.11569658472836</text:p>
          </table:table-cell>
        </table:table-row>
        <table:table-row table:style-name="ro1">
          <table:table-cell office:value-type="float" office:value="1.1207461493347" calcext:value-type="float">
            <text:p>1.1207461493347</text:p>
          </table:table-cell>
        </table:table-row>
        <table:table-row table:style-name="ro1">
          <table:table-cell office:value-type="float" office:value="1.14489289296274" calcext:value-type="float">
            <text:p>1.14489289296274</text:p>
          </table:table-cell>
        </table:table-row>
        <table:table-row table:style-name="ro1">
          <table:table-cell office:value-type="float" office:value="1.18965838173821" calcext:value-type="float">
            <text:p>1.18965838173821</text:p>
          </table:table-cell>
        </table:table-row>
        <table:table-row table:style-name="ro1">
          <table:table-cell office:value-type="float" office:value="1.14269915088907" calcext:value-type="float">
            <text:p>1.14269915088907</text:p>
          </table:table-cell>
        </table:table-row>
        <table:table-row table:style-name="ro1">
          <table:table-cell office:value-type="float" office:value="1.18431876576129" calcext:value-type="float">
            <text:p>1.18431876576129</text:p>
          </table:table-cell>
        </table:table-row>
        <table:table-row table:style-name="ro1">
          <table:table-cell office:value-type="float" office:value="1.1495157670076" calcext:value-type="float">
            <text:p>1.1495157670076</text:p>
          </table:table-cell>
        </table:table-row>
        <table:table-row table:style-name="ro1">
          <table:table-cell office:value-type="float" office:value="1.11527151803453" calcext:value-type="float">
            <text:p>1.11527151803453</text:p>
          </table:table-cell>
        </table:table-row>
        <table:table-row table:style-name="ro1">
          <table:table-cell office:value-type="float" office:value="1.18415527614483" calcext:value-type="float">
            <text:p>1.18415527614483</text:p>
          </table:table-cell>
        </table:table-row>
        <table:table-row table:style-name="ro1">
          <table:table-cell office:value-type="float" office:value="1.11534286292675" calcext:value-type="float">
            <text:p>1.11534286292675</text:p>
          </table:table-cell>
        </table:table-row>
        <table:table-row table:style-name="ro1">
          <table:table-cell office:value-type="float" office:value="1.14863360697619" calcext:value-type="float">
            <text:p>1.14863360697619</text:p>
          </table:table-cell>
        </table:table-row>
        <table:table-row table:style-name="ro1">
          <table:table-cell office:value-type="float" office:value="1.11990898607823" calcext:value-type="float">
            <text:p>1.11990898607823</text:p>
          </table:table-cell>
        </table:table-row>
        <table:table-row table:style-name="ro1">
          <table:table-cell office:value-type="float" office:value="1.14801259929124" calcext:value-type="float">
            <text:p>1.14801259929124</text:p>
          </table:table-cell>
        </table:table-row>
        <table:table-row table:style-name="ro1">
          <table:table-cell office:value-type="float" office:value="1.16031297939402" calcext:value-type="float">
            <text:p>1.16031297939402</text:p>
          </table:table-cell>
        </table:table-row>
        <table:table-row table:style-name="ro1">
          <table:table-cell office:value-type="float" office:value="1.17678276182464" calcext:value-type="float">
            <text:p>1.17678276182464</text:p>
          </table:table-cell>
        </table:table-row>
        <table:table-row table:style-name="ro1">
          <table:table-cell office:value-type="float" office:value="1.23197501176023" calcext:value-type="float">
            <text:p>1.23197501176023</text:p>
          </table:table-cell>
        </table:table-row>
        <table:table-row table:style-name="ro1">
          <table:table-cell office:value-type="float" office:value="1.15942292295438" calcext:value-type="float">
            <text:p>1.15942292295438</text:p>
          </table:table-cell>
        </table:table-row>
        <table:table-row table:style-name="ro1">
          <table:table-cell office:value-type="float" office:value="1.15732483554585" calcext:value-type="float">
            <text:p>1.15732483554585</text:p>
          </table:table-cell>
        </table:table-row>
        <table:table-row table:style-name="ro1">
          <table:table-cell office:value-type="float" office:value="1.12883977910263" calcext:value-type="float">
            <text:p>1.12883977910263</text:p>
          </table:table-cell>
        </table:table-row>
        <table:table-row table:style-name="ro1">
          <table:table-cell office:value-type="float" office:value="1.22111741307346" calcext:value-type="float">
            <text:p>1.22111741307346</text:p>
          </table:table-cell>
        </table:table-row>
        <table:table-row table:style-name="ro1">
          <table:table-cell office:value-type="float" office:value="1.14129041809993" calcext:value-type="float">
            <text:p>1.14129041809993</text:p>
          </table:table-cell>
        </table:table-row>
        <table:table-row table:style-name="ro1">
          <table:table-cell office:value-type="float" office:value="1.16689133736263" calcext:value-type="float">
            <text:p>1.16689133736263</text:p>
          </table:table-cell>
        </table:table-row>
        <table:table-row table:style-name="ro1">
          <table:table-cell office:value-type="float" office:value="1.13654878172212" calcext:value-type="float">
            <text:p>1.13654878172212</text:p>
          </table:table-cell>
        </table:table-row>
        <table:table-row table:style-name="ro1">
          <table:table-cell office:value-type="float" office:value="1.14121975296791" calcext:value-type="float">
            <text:p>1.14121975296791</text:p>
          </table:table-cell>
        </table:table-row>
        <table:table-row table:style-name="ro1">
          <table:table-cell office:value-type="float" office:value="1.1822491163694" calcext:value-type="float">
            <text:p>1.1822491163694</text:p>
          </table:table-cell>
        </table:table-row>
        <table:table-row table:style-name="ro1">
          <table:table-cell office:value-type="float" office:value="1.16163934559506" calcext:value-type="float">
            <text:p>1.16163934559506</text:p>
          </table:table-cell>
        </table:table-row>
        <table:table-row table:style-name="ro1">
          <table:table-cell office:value-type="float" office:value="1.07051668061029" calcext:value-type="float">
            <text:p>1.07051668061029</text:p>
          </table:table-cell>
        </table:table-row>
        <table:table-row table:style-name="ro1">
          <table:table-cell office:value-type="float" office:value="1.12504516683474" calcext:value-type="float">
            <text:p>1.12504516683474</text:p>
          </table:table-cell>
        </table:table-row>
        <table:table-row table:style-name="ro1">
          <table:table-cell office:value-type="float" office:value="1.14751880430942" calcext:value-type="float">
            <text:p>1.14751880430942</text:p>
          </table:table-cell>
        </table:table-row>
        <table:table-row table:style-name="ro1">
          <table:table-cell office:value-type="float" office:value="1.14075769256346" calcext:value-type="float">
            <text:p>1.14075769256346</text:p>
          </table:table-cell>
        </table:table-row>
        <table:table-row table:style-name="ro1">
          <table:table-cell office:value-type="float" office:value="1.12495054119498" calcext:value-type="float">
            <text:p>1.12495054119498</text:p>
          </table:table-cell>
        </table:table-row>
        <table:table-row table:style-name="ro1">
          <table:table-cell office:value-type="float" office:value="1.13046571634724" calcext:value-type="float">
            <text:p>1.13046571634724</text:p>
          </table:table-cell>
        </table:table-row>
        <table:table-row table:style-name="ro1">
          <table:table-cell office:value-type="float" office:value="1.12541756225932" calcext:value-type="float">
            <text:p>1.12541756225932</text:p>
          </table:table-cell>
        </table:table-row>
        <table:table-row table:style-name="ro1">
          <table:table-cell office:value-type="float" office:value="1.15456961508028" calcext:value-type="float">
            <text:p>1.15456961508028</text:p>
          </table:table-cell>
        </table:table-row>
        <table:table-row table:style-name="ro1">
          <table:table-cell office:value-type="float" office:value="1.21940496315717" calcext:value-type="float">
            <text:p>1.21940496315717</text:p>
          </table:table-cell>
        </table:table-row>
        <table:table-row table:style-name="ro1">
          <table:table-cell office:value-type="float" office:value="1.13881583684195" calcext:value-type="float">
            <text:p>1.13881583684195</text:p>
          </table:table-cell>
        </table:table-row>
        <table:table-row table:style-name="ro1">
          <table:table-cell office:value-type="float" office:value="1.11625379243745" calcext:value-type="float">
            <text:p>1.11625379243745</text:p>
          </table:table-cell>
        </table:table-row>
        <table:table-row table:style-name="ro1">
          <table:table-cell office:value-type="float" office:value="1.17523995195446" calcext:value-type="float">
            <text:p>1.17523995195446</text:p>
          </table:table-cell>
        </table:table-row>
        <table:table-row table:style-name="ro1">
          <table:table-cell office:value-type="float" office:value="1.15542473089036" calcext:value-type="float">
            <text:p>1.15542473089036</text:p>
          </table:table-cell>
        </table:table-row>
        <table:table-row table:style-name="ro1">
          <table:table-cell office:value-type="float" office:value="1.16243055541471" calcext:value-type="float">
            <text:p>1.16243055541471</text:p>
          </table:table-cell>
        </table:table-row>
        <table:table-row table:style-name="ro1">
          <table:table-cell office:value-type="float" office:value="1.11315838176354" calcext:value-type="float">
            <text:p>1.11315838176354</text:p>
          </table:table-cell>
        </table:table-row>
        <table:table-row table:style-name="ro1">
          <table:table-cell office:value-type="float" office:value="1.14727947155314" calcext:value-type="float">
            <text:p>1.14727947155314</text:p>
          </table:table-cell>
        </table:table-row>
        <table:table-row table:style-name="ro1">
          <table:table-cell office:value-type="float" office:value="1.17187244332857" calcext:value-type="float">
            <text:p>1.17187244332857</text:p>
          </table:table-cell>
        </table:table-row>
        <table:table-row table:style-name="ro1">
          <table:table-cell office:value-type="float" office:value="1.15234395419571" calcext:value-type="float">
            <text:p>1.15234395419571</text:p>
          </table:table-cell>
        </table:table-row>
        <table:table-row table:style-name="ro1">
          <table:table-cell office:value-type="float" office:value="1.18006350653213" calcext:value-type="float">
            <text:p>1.18006350653213</text:p>
          </table:table-cell>
        </table:table-row>
        <table:table-row table:style-name="ro1">
          <table:table-cell office:value-type="float" office:value="1.15796519740033" calcext:value-type="float">
            <text:p>1.15796519740033</text:p>
          </table:table-cell>
        </table:table-row>
        <table:table-row table:style-name="ro1">
          <table:table-cell office:value-type="float" office:value="1.17421258197848" calcext:value-type="float">
            <text:p>1.17421258197848</text:p>
          </table:table-cell>
        </table:table-row>
        <table:table-row table:style-name="ro1">
          <table:table-cell office:value-type="float" office:value="1.10635260621736" calcext:value-type="float">
            <text:p>1.10635260621736</text:p>
          </table:table-cell>
        </table:table-row>
        <table:table-row table:style-name="ro1">
          <table:table-cell office:value-type="float" office:value="1.14508553156178" calcext:value-type="float">
            <text:p>1.14508553156178</text:p>
          </table:table-cell>
        </table:table-row>
        <table:table-row table:style-name="ro1">
          <table:table-cell office:value-type="float" office:value="1.15616617344286" calcext:value-type="float">
            <text:p>1.15616617344286</text:p>
          </table:table-cell>
        </table:table-row>
        <table:table-row table:style-name="ro1">
          <table:table-cell office:value-type="float" office:value="1.12050436567042" calcext:value-type="float">
            <text:p>1.12050436567042</text:p>
          </table:table-cell>
        </table:table-row>
        <table:table-row table:style-name="ro1">
          <table:table-cell office:value-type="float" office:value="1.09738824926812" calcext:value-type="float">
            <text:p>1.09738824926812</text:p>
          </table:table-cell>
        </table:table-row>
        <table:table-row table:style-name="ro1">
          <table:table-cell office:value-type="float" office:value="1.15722203631101" calcext:value-type="float">
            <text:p>1.15722203631101</text:p>
          </table:table-cell>
        </table:table-row>
        <table:table-row table:style-name="ro1">
          <table:table-cell office:value-type="float" office:value="1.16342102470467" calcext:value-type="float">
            <text:p>1.16342102470467</text:p>
          </table:table-cell>
        </table:table-row>
        <table:table-row table:style-name="ro1">
          <table:table-cell office:value-type="float" office:value="1.09743239628506" calcext:value-type="float">
            <text:p>1.09743239628506</text:p>
          </table:table-cell>
        </table:table-row>
        <table:table-row table:style-name="ro1">
          <table:table-cell office:value-type="float" office:value="1.14779455583728" calcext:value-type="float">
            <text:p>1.14779455583728</text:p>
          </table:table-cell>
        </table:table-row>
        <table:table-row table:style-name="ro1">
          <table:table-cell office:value-type="float" office:value="1.20638988597541" calcext:value-type="float">
            <text:p>1.20638988597541</text:p>
          </table:table-cell>
        </table:table-row>
        <table:table-row table:style-name="ro1">
          <table:table-cell office:value-type="float" office:value="1.10215732071321" calcext:value-type="float">
            <text:p>1.10215732071321</text:p>
          </table:table-cell>
        </table:table-row>
        <table:table-row table:style-name="ro1">
          <table:table-cell office:value-type="float" office:value="1.17582013114046" calcext:value-type="float">
            <text:p>1.17582013114046</text:p>
          </table:table-cell>
        </table:table-row>
        <table:table-row table:style-name="ro1">
          <table:table-cell office:value-type="float" office:value="1.11824179783481" calcext:value-type="float">
            <text:p>1.11824179783481</text:p>
          </table:table-cell>
        </table:table-row>
        <table:table-row table:style-name="ro1">
          <table:table-cell office:value-type="float" office:value="1.12121511997091" calcext:value-type="float">
            <text:p>1.12121511997091</text:p>
          </table:table-cell>
        </table:table-row>
        <table:table-row table:style-name="ro1">
          <table:table-cell office:value-type="float" office:value="1.17137843984412" calcext:value-type="float">
            <text:p>1.17137843984412</text:p>
          </table:table-cell>
        </table:table-row>
        <table:table-row table:style-name="ro1">
          <table:table-cell office:value-type="float" office:value="1.12501628485012" calcext:value-type="float">
            <text:p>1.12501628485012</text:p>
          </table:table-cell>
        </table:table-row>
        <table:table-row table:style-name="ro1">
          <table:table-cell office:value-type="float" office:value="1.15709905365971" calcext:value-type="float">
            <text:p>1.15709905365971</text:p>
          </table:table-cell>
        </table:table-row>
        <table:table-row table:style-name="ro1">
          <table:table-cell office:value-type="float" office:value="1.10092590339383" calcext:value-type="float">
            <text:p>1.10092590339383</text:p>
          </table:table-cell>
        </table:table-row>
        <table:table-row table:style-name="ro1">
          <table:table-cell office:value-type="float" office:value="1.15979259927797" calcext:value-type="float">
            <text:p>1.15979259927797</text:p>
          </table:table-cell>
        </table:table-row>
        <table:table-row table:style-name="ro1">
          <table:table-cell office:value-type="float" office:value="1.14118842499005" calcext:value-type="float">
            <text:p>1.14118842499005</text:p>
          </table:table-cell>
        </table:table-row>
        <table:table-row table:style-name="ro1">
          <table:table-cell office:value-type="float" office:value="1.12454320490007" calcext:value-type="float">
            <text:p>1.12454320490007</text:p>
          </table:table-cell>
        </table:table-row>
        <table:table-row table:style-name="ro1">
          <table:table-cell office:value-type="float" office:value="1.10750316436646" calcext:value-type="float">
            <text:p>1.10750316436646</text:p>
          </table:table-cell>
        </table:table-row>
        <table:table-row table:style-name="ro1">
          <table:table-cell office:value-type="float" office:value="1.1129264234733" calcext:value-type="float">
            <text:p>1.1129264234733</text:p>
          </table:table-cell>
        </table:table-row>
        <table:table-row table:style-name="ro1">
          <table:table-cell office:value-type="float" office:value="1.13737070506974" calcext:value-type="float">
            <text:p>1.13737070506974</text:p>
          </table:table-cell>
        </table:table-row>
        <table:table-row table:style-name="ro1">
          <table:table-cell office:value-type="float" office:value="1.15072387823894" calcext:value-type="float">
            <text:p>1.15072387823894</text:p>
          </table:table-cell>
        </table:table-row>
        <table:table-row table:style-name="ro1">
          <table:table-cell office:value-type="float" office:value="1.09602832699307" calcext:value-type="float">
            <text:p>1.09602832699307</text:p>
          </table:table-cell>
        </table:table-row>
        <table:table-row table:style-name="ro1">
          <table:table-cell office:value-type="float" office:value="1.17528578365472" calcext:value-type="float">
            <text:p>1.17528578365472</text:p>
          </table:table-cell>
        </table:table-row>
        <table:table-row table:style-name="ro1">
          <table:table-cell office:value-type="float" office:value="1.07361355411862" calcext:value-type="float">
            <text:p>1.07361355411862</text:p>
          </table:table-cell>
        </table:table-row>
        <table:table-row table:style-name="ro1">
          <table:table-cell office:value-type="float" office:value="1.07892706620951" calcext:value-type="float">
            <text:p>1.07892706620951</text:p>
          </table:table-cell>
        </table:table-row>
        <table:table-row table:style-name="ro1">
          <table:table-cell office:value-type="float" office:value="1.20559320062561" calcext:value-type="float">
            <text:p>1.20559320062561</text:p>
          </table:table-cell>
        </table:table-row>
        <table:table-row table:style-name="ro1">
          <table:table-cell office:value-type="float" office:value="1.14218106798124" calcext:value-type="float">
            <text:p>1.14218106798124</text:p>
          </table:table-cell>
        </table:table-row>
        <table:table-row table:style-name="ro1">
          <table:table-cell office:value-type="float" office:value="1.13720797226011" calcext:value-type="float">
            <text:p>1.13720797226011</text:p>
          </table:table-cell>
        </table:table-row>
        <table:table-row table:style-name="ro1">
          <table:table-cell office:value-type="float" office:value="1.15209117858285" calcext:value-type="float">
            <text:p>1.15209117858285</text:p>
          </table:table-cell>
        </table:table-row>
        <table:table-row table:style-name="ro1">
          <table:table-cell office:value-type="float" office:value="1.13481427135472" calcext:value-type="float">
            <text:p>1.13481427135472</text:p>
          </table:table-cell>
        </table:table-row>
        <table:table-row table:style-name="ro1">
          <table:table-cell office:value-type="float" office:value="1.13243428608886" calcext:value-type="float">
            <text:p>1.13243428608886</text:p>
          </table:table-cell>
        </table:table-row>
        <table:table-row table:style-name="ro1">
          <table:table-cell office:value-type="float" office:value="1.11314756929047" calcext:value-type="float">
            <text:p>1.11314756929047</text:p>
          </table:table-cell>
        </table:table-row>
        <table:table-row table:style-name="ro1">
          <table:table-cell office:value-type="float" office:value="1.15262107731496" calcext:value-type="float">
            <text:p>1.15262107731496</text:p>
          </table:table-cell>
        </table:table-row>
        <table:table-row table:style-name="ro1">
          <table:table-cell office:value-type="float" office:value="1.10760444698667" calcext:value-type="float">
            <text:p>1.10760444698667</text:p>
          </table:table-cell>
        </table:table-row>
        <table:table-row table:style-name="ro1">
          <table:table-cell office:value-type="float" office:value="1.13594857309778" calcext:value-type="float">
            <text:p>1.13594857309778</text:p>
          </table:table-cell>
        </table:table-row>
        <table:table-row table:style-name="ro1">
          <table:table-cell office:value-type="float" office:value="1.10907689489373" calcext:value-type="float">
            <text:p>1.10907689489373</text:p>
          </table:table-cell>
        </table:table-row>
        <table:table-row table:style-name="ro1">
          <table:table-cell office:value-type="float" office:value="1.09354756965084" calcext:value-type="float">
            <text:p>1.09354756965084</text:p>
          </table:table-cell>
        </table:table-row>
        <table:table-row table:style-name="ro1">
          <table:table-cell office:value-type="float" office:value="1.1738570697086" calcext:value-type="float">
            <text:p>1.1738570697086</text:p>
          </table:table-cell>
        </table:table-row>
        <table:table-row table:style-name="ro1">
          <table:table-cell office:value-type="float" office:value="1.13152630458549" calcext:value-type="float">
            <text:p>1.13152630458549</text:p>
          </table:table-cell>
        </table:table-row>
        <table:table-row table:style-name="ro1">
          <table:table-cell office:value-type="float" office:value="1.21634820372746" calcext:value-type="float">
            <text:p>1.21634820372746</text:p>
          </table:table-cell>
        </table:table-row>
        <table:table-row table:style-name="ro1">
          <table:table-cell office:value-type="float" office:value="1.12299493191316" calcext:value-type="float">
            <text:p>1.12299493191316</text:p>
          </table:table-cell>
        </table:table-row>
        <table:table-row table:style-name="ro1">
          <table:table-cell office:value-type="float" office:value="1.14468833172222" calcext:value-type="float">
            <text:p>1.14468833172222</text:p>
          </table:table-cell>
        </table:table-row>
        <table:table-row table:style-name="ro1">
          <table:table-cell office:value-type="float" office:value="1.09004759075319" calcext:value-type="float">
            <text:p>1.09004759075319</text:p>
          </table:table-cell>
        </table:table-row>
        <table:table-row table:style-name="ro1">
          <table:table-cell office:value-type="float" office:value="1.12012741210281" calcext:value-type="float">
            <text:p>1.12012741210281</text:p>
          </table:table-cell>
        </table:table-row>
        <table:table-row table:style-name="ro1">
          <table:table-cell office:value-type="float" office:value="1.14806006306011" calcext:value-type="float">
            <text:p>1.14806006306011</text:p>
          </table:table-cell>
        </table:table-row>
        <table:table-row table:style-name="ro1">
          <table:table-cell office:value-type="float" office:value="1.11263477790494" calcext:value-type="float">
            <text:p>1.11263477790494</text:p>
          </table:table-cell>
        </table:table-row>
        <table:table-row table:style-name="ro1">
          <table:table-cell office:value-type="float" office:value="1.17262990210953" calcext:value-type="float">
            <text:p>1.17262990210953</text:p>
          </table:table-cell>
        </table:table-row>
        <table:table-row table:style-name="ro1">
          <table:table-cell office:value-type="float" office:value="1.13368829936847" calcext:value-type="float">
            <text:p>1.13368829936847</text:p>
          </table:table-cell>
        </table:table-row>
        <table:table-row table:style-name="ro1">
          <table:table-cell office:value-type="float" office:value="1.13488434531464" calcext:value-type="float">
            <text:p>1.13488434531464</text:p>
          </table:table-cell>
        </table:table-row>
        <table:table-row table:style-name="ro1">
          <table:table-cell office:value-type="float" office:value="1.13108082517255" calcext:value-type="float">
            <text:p>1.13108082517255</text:p>
          </table:table-cell>
        </table:table-row>
        <table:table-row table:style-name="ro1">
          <table:table-cell office:value-type="float" office:value="1.17935682599314" calcext:value-type="float">
            <text:p>1.17935682599314</text:p>
          </table:table-cell>
        </table:table-row>
        <table:table-row table:style-name="ro1">
          <table:table-cell office:value-type="float" office:value="1.08345225544597" calcext:value-type="float">
            <text:p>1.08345225544597</text:p>
          </table:table-cell>
        </table:table-row>
        <table:table-row table:style-name="ro1">
          <table:table-cell office:value-type="float" office:value="1.10732480316096" calcext:value-type="float">
            <text:p>1.10732480316096</text:p>
          </table:table-cell>
        </table:table-row>
        <table:table-row table:style-name="ro1">
          <table:table-cell office:value-type="float" office:value="1.17885547868763" calcext:value-type="float">
            <text:p>1.17885547868763</text:p>
          </table:table-cell>
        </table:table-row>
        <table:table-row table:style-name="ro1">
          <table:table-cell office:value-type="float" office:value="1.14790038978051" calcext:value-type="float">
            <text:p>1.14790038978051</text:p>
          </table:table-cell>
        </table:table-row>
        <table:table-row table:style-name="ro1">
          <table:table-cell office:value-type="float" office:value="1.15060707644857" calcext:value-type="float">
            <text:p>1.15060707644857</text:p>
          </table:table-cell>
        </table:table-row>
        <table:table-row table:style-name="ro1">
          <table:table-cell office:value-type="float" office:value="1.10121848147636" calcext:value-type="float">
            <text:p>1.10121848147636</text:p>
          </table:table-cell>
        </table:table-row>
        <table:table-row table:style-name="ro1">
          <table:table-cell office:value-type="float" office:value="1.15095419935773" calcext:value-type="float">
            <text:p>1.15095419935773</text:p>
          </table:table-cell>
        </table:table-row>
        <table:table-row table:style-name="ro1">
          <table:table-cell office:value-type="float" office:value="1.11089447868453" calcext:value-type="float">
            <text:p>1.11089447868453</text:p>
          </table:table-cell>
        </table:table-row>
        <table:table-row table:style-name="ro1">
          <table:table-cell office:value-type="float" office:value="1.10423041650763" calcext:value-type="float">
            <text:p>1.10423041650763</text:p>
          </table:table-cell>
        </table:table-row>
        <table:table-row table:style-name="ro1">
          <table:table-cell office:value-type="float" office:value="1.1006928564923" calcext:value-type="float">
            <text:p>1.1006928564923</text:p>
          </table:table-cell>
        </table:table-row>
        <table:table-row table:style-name="ro1">
          <table:table-cell office:value-type="float" office:value="1.14198916546255" calcext:value-type="float">
            <text:p>1.14198916546255</text:p>
          </table:table-cell>
        </table:table-row>
        <table:table-row table:style-name="ro1">
          <table:table-cell office:value-type="float" office:value="1.1448786959954" calcext:value-type="float">
            <text:p>1.1448786959954</text:p>
          </table:table-cell>
        </table:table-row>
        <table:table-row table:style-name="ro1">
          <table:table-cell office:value-type="float" office:value="1.10622987426326" calcext:value-type="float">
            <text:p>1.10622987426326</text:p>
          </table:table-cell>
        </table:table-row>
        <table:table-row table:style-name="ro1">
          <table:table-cell office:value-type="float" office:value="1.10223684088311" calcext:value-type="float">
            <text:p>1.10223684088311</text:p>
          </table:table-cell>
        </table:table-row>
        <table:table-row table:style-name="ro1">
          <table:table-cell office:value-type="float" office:value="1.21061681635665" calcext:value-type="float">
            <text:p>1.21061681635665</text:p>
          </table:table-cell>
        </table:table-row>
        <table:table-row table:style-name="ro1">
          <table:table-cell office:value-type="float" office:value="1.15192851348368" calcext:value-type="float">
            <text:p>1.15192851348368</text:p>
          </table:table-cell>
        </table:table-row>
        <table:table-row table:style-name="ro1">
          <table:table-cell office:value-type="float" office:value="1.11886347516109" calcext:value-type="float">
            <text:p>1.11886347516109</text:p>
          </table:table-cell>
        </table:table-row>
        <table:table-row table:style-name="ro1">
          <table:table-cell office:value-type="float" office:value="1.1672888194867" calcext:value-type="float">
            <text:p>1.1672888194867</text:p>
          </table:table-cell>
        </table:table-row>
        <table:table-row table:style-name="ro1">
          <table:table-cell office:value-type="float" office:value="1.15139108308218" calcext:value-type="float">
            <text:p>1.15139108308218</text:p>
          </table:table-cell>
        </table:table-row>
        <table:table-row table:style-name="ro1">
          <table:table-cell office:value-type="float" office:value="1.13613291027404" calcext:value-type="float">
            <text:p>1.13613291027404</text:p>
          </table:table-cell>
        </table:table-row>
        <table:table-row table:style-name="ro1">
          <table:table-cell office:value-type="float" office:value="1.09782014913515" calcext:value-type="float">
            <text:p>1.09782014913515</text:p>
          </table:table-cell>
        </table:table-row>
        <table:table-row table:style-name="ro1">
          <table:table-cell office:value-type="float" office:value="1.1140180009577" calcext:value-type="float">
            <text:p>1.1140180009577</text:p>
          </table:table-cell>
        </table:table-row>
        <table:table-row table:style-name="ro1">
          <table:table-cell office:value-type="float" office:value="1.10601448552333" calcext:value-type="float">
            <text:p>1.10601448552333</text:p>
          </table:table-cell>
        </table:table-row>
        <table:table-row table:style-name="ro1">
          <table:table-cell office:value-type="float" office:value="1.14913549234867" calcext:value-type="float">
            <text:p>1.14913549234867</text:p>
          </table:table-cell>
        </table:table-row>
        <table:table-row table:style-name="ro1">
          <table:table-cell office:value-type="float" office:value="1.13368757239834" calcext:value-type="float">
            <text:p>1.13368757239834</text:p>
          </table:table-cell>
        </table:table-row>
        <table:table-row table:style-name="ro1">
          <table:table-cell office:value-type="float" office:value="1.09396423948735" calcext:value-type="float">
            <text:p>1.09396423948735</text:p>
          </table:table-cell>
        </table:table-row>
        <table:table-row table:style-name="ro1">
          <table:table-cell office:value-type="float" office:value="1.11017563689823" calcext:value-type="float">
            <text:p>1.11017563689823</text:p>
          </table:table-cell>
        </table:table-row>
        <table:table-row table:style-name="ro1">
          <table:table-cell office:value-type="float" office:value="1.16107151243149" calcext:value-type="float">
            <text:p>1.16107151243149</text:p>
          </table:table-cell>
        </table:table-row>
        <table:table-row table:style-name="ro1">
          <table:table-cell office:value-type="float" office:value="1.14385554074528" calcext:value-type="float">
            <text:p>1.14385554074528</text:p>
          </table:table-cell>
        </table:table-row>
        <table:table-row table:style-name="ro1">
          <table:table-cell office:value-type="float" office:value="1.08001480585977" calcext:value-type="float">
            <text:p>1.08001480585977</text:p>
          </table:table-cell>
        </table:table-row>
        <table:table-row table:style-name="ro1">
          <table:table-cell office:value-type="float" office:value="1.11579932265747" calcext:value-type="float">
            <text:p>1.11579932265747</text:p>
          </table:table-cell>
        </table:table-row>
        <table:table-row table:style-name="ro1">
          <table:table-cell office:value-type="float" office:value="1.14957630028454" calcext:value-type="float">
            <text:p>1.14957630028454</text:p>
          </table:table-cell>
        </table:table-row>
        <table:table-row table:style-name="ro1">
          <table:table-cell office:value-type="float" office:value="1.11185276573712" calcext:value-type="float">
            <text:p>1.11185276573712</text:p>
          </table:table-cell>
        </table:table-row>
        <table:table-row table:style-name="ro1">
          <table:table-cell office:value-type="float" office:value="1.08416152885226" calcext:value-type="float">
            <text:p>1.08416152885226</text:p>
          </table:table-cell>
        </table:table-row>
        <table:table-row table:style-name="ro1">
          <table:table-cell office:value-type="float" office:value="1.15378952657808" calcext:value-type="float">
            <text:p>1.15378952657808</text:p>
          </table:table-cell>
        </table:table-row>
        <table:table-row table:style-name="ro1">
          <table:table-cell office:value-type="float" office:value="1.10716606027058" calcext:value-type="float">
            <text:p>1.10716606027058</text:p>
          </table:table-cell>
        </table:table-row>
        <table:table-row table:style-name="ro1">
          <table:table-cell office:value-type="float" office:value="1.15124939261639" calcext:value-type="float">
            <text:p>1.15124939261639</text:p>
          </table:table-cell>
        </table:table-row>
        <table:table-row table:style-name="ro1">
          <table:table-cell office:value-type="float" office:value="1.08317773685422" calcext:value-type="float">
            <text:p>1.08317773685422</text:p>
          </table:table-cell>
        </table:table-row>
        <table:table-row table:style-name="ro1">
          <table:table-cell office:value-type="float" office:value="1.18952000070435" calcext:value-type="float">
            <text:p>1.18952000070435</text:p>
          </table:table-cell>
        </table:table-row>
        <table:table-row table:style-name="ro1">
          <table:table-cell office:value-type="float" office:value="1.12371700936124" calcext:value-type="float">
            <text:p>1.12371700936124</text:p>
          </table:table-cell>
        </table:table-row>
        <table:table-row table:style-name="ro1">
          <table:table-cell office:value-type="float" office:value="1.13445887083759" calcext:value-type="float">
            <text:p>1.13445887083759</text:p>
          </table:table-cell>
        </table:table-row>
        <table:table-row table:style-name="ro1">
          <table:table-cell office:value-type="float" office:value="1.09798618274812" calcext:value-type="float">
            <text:p>1.09798618274812</text:p>
          </table:table-cell>
        </table:table-row>
        <table:table-row table:style-name="ro1">
          <table:table-cell office:value-type="float" office:value="1.12914670350186" calcext:value-type="float">
            <text:p>1.12914670350186</text:p>
          </table:table-cell>
        </table:table-row>
        <table:table-row table:style-name="ro1">
          <table:table-cell office:value-type="float" office:value="1.14702465481424" calcext:value-type="float">
            <text:p>1.14702465481424</text:p>
          </table:table-cell>
        </table:table-row>
        <table:table-row table:style-name="ro1">
          <table:table-cell office:value-type="float" office:value="1.14207698462872" calcext:value-type="float">
            <text:p>1.14207698462872</text:p>
          </table:table-cell>
        </table:table-row>
        <table:table-row table:style-name="ro1">
          <table:table-cell office:value-type="float" office:value="1.20335858545372" calcext:value-type="float">
            <text:p>1.20335858545372</text:p>
          </table:table-cell>
        </table:table-row>
        <table:table-row table:style-name="ro1">
          <table:table-cell office:value-type="float" office:value="1.19488734187458" calcext:value-type="float">
            <text:p>1.19488734187458</text:p>
          </table:table-cell>
        </table:table-row>
        <table:table-row table:style-name="ro1">
          <table:table-cell office:value-type="float" office:value="1.03327735141735" calcext:value-type="float">
            <text:p>1.03327735141735</text:p>
          </table:table-cell>
        </table:table-row>
        <table:table-row table:style-name="ro1">
          <table:table-cell office:value-type="float" office:value="1.10089300929928" calcext:value-type="float">
            <text:p>1.10089300929928</text:p>
          </table:table-cell>
        </table:table-row>
        <table:table-row table:style-name="ro1">
          <table:table-cell office:value-type="float" office:value="1.14238614485234" calcext:value-type="float">
            <text:p>1.14238614485234</text:p>
          </table:table-cell>
        </table:table-row>
        <table:table-row table:style-name="ro1">
          <table:table-cell office:value-type="float" office:value="1.16815375287425" calcext:value-type="float">
            <text:p>1.16815375287425</text:p>
          </table:table-cell>
        </table:table-row>
        <table:table-row table:style-name="ro1">
          <table:table-cell office:value-type="float" office:value="1.10329742880731" calcext:value-type="float">
            <text:p>1.10329742880731</text:p>
          </table:table-cell>
        </table:table-row>
        <table:table-row table:style-name="ro1">
          <table:table-cell office:value-type="float" office:value="1.19902719977906" calcext:value-type="float">
            <text:p>1.19902719977906</text:p>
          </table:table-cell>
        </table:table-row>
        <table:table-row table:style-name="ro1">
          <table:table-cell office:value-type="float" office:value="1.03281941510307" calcext:value-type="float">
            <text:p>1.03281941510307</text:p>
          </table:table-cell>
        </table:table-row>
        <table:table-row table:style-name="ro1">
          <table:table-cell office:value-type="float" office:value="1.15385522609923" calcext:value-type="float">
            <text:p>1.15385522609923</text:p>
          </table:table-cell>
        </table:table-row>
        <table:table-row table:style-name="ro1">
          <table:table-cell office:value-type="float" office:value="1.15174785228477" calcext:value-type="float">
            <text:p>1.15174785228477</text:p>
          </table:table-cell>
        </table:table-row>
        <table:table-row table:style-name="ro1">
          <table:table-cell office:value-type="float" office:value="1.08918248701241" calcext:value-type="float">
            <text:p>1.08918248701241</text:p>
          </table:table-cell>
        </table:table-row>
        <table:table-row table:style-name="ro1">
          <table:table-cell office:value-type="float" office:value="1.14154912572467" calcext:value-type="float">
            <text:p>1.14154912572467</text:p>
          </table:table-cell>
        </table:table-row>
        <table:table-row table:style-name="ro1">
          <table:table-cell office:value-type="float" office:value="1.14680341878553" calcext:value-type="float">
            <text:p>1.14680341878553</text:p>
          </table:table-cell>
        </table:table-row>
        <table:table-row table:style-name="ro1">
          <table:table-cell office:value-type="float" office:value="1.07942456589384" calcext:value-type="float">
            <text:p>1.07942456589384</text:p>
          </table:table-cell>
        </table:table-row>
        <table:table-row table:style-name="ro1">
          <table:table-cell office:value-type="float" office:value="1.1708139420999" calcext:value-type="float">
            <text:p>1.1708139420999</text:p>
          </table:table-cell>
        </table:table-row>
        <table:table-row table:style-name="ro1">
          <table:table-cell office:value-type="float" office:value="1.12519330840636" calcext:value-type="float">
            <text:p>1.12519330840636</text:p>
          </table:table-cell>
        </table:table-row>
        <table:table-row table:style-name="ro1">
          <table:table-cell office:value-type="float" office:value="1.10935135226008" calcext:value-type="float">
            <text:p>1.10935135226008</text:p>
          </table:table-cell>
        </table:table-row>
        <table:table-row table:style-name="ro1">
          <table:table-cell office:value-type="float" office:value="1.11176943367465" calcext:value-type="float">
            <text:p>1.11176943367465</text:p>
          </table:table-cell>
        </table:table-row>
        <table:table-row table:style-name="ro1">
          <table:table-cell office:value-type="float" office:value="1.05980446876744" calcext:value-type="float">
            <text:p>1.05980446876744</text:p>
          </table:table-cell>
        </table:table-row>
        <table:table-row table:style-name="ro1">
          <table:table-cell office:value-type="float" office:value="1.08781726636144" calcext:value-type="float">
            <text:p>1.08781726636144</text:p>
          </table:table-cell>
        </table:table-row>
        <table:table-row table:style-name="ro1">
          <table:table-cell office:value-type="float" office:value="1.12402041533251" calcext:value-type="float">
            <text:p>1.12402041533251</text:p>
          </table:table-cell>
        </table:table-row>
        <table:table-row table:style-name="ro1">
          <table:table-cell office:value-type="float" office:value="1.17859591336769" calcext:value-type="float">
            <text:p>1.17859591336769</text:p>
          </table:table-cell>
        </table:table-row>
        <table:table-row table:style-name="ro1">
          <table:table-cell office:value-type="float" office:value="1.13861238698666" calcext:value-type="float">
            <text:p>1.13861238698666</text:p>
          </table:table-cell>
        </table:table-row>
        <table:table-row table:style-name="ro1">
          <table:table-cell office:value-type="float" office:value="1.05916576130237" calcext:value-type="float">
            <text:p>1.05916576130237</text:p>
          </table:table-cell>
        </table:table-row>
        <table:table-row table:style-name="ro1">
          <table:table-cell office:value-type="float" office:value="1.08160204638058" calcext:value-type="float">
            <text:p>1.08160204638058</text:p>
          </table:table-cell>
        </table:table-row>
        <table:table-row table:style-name="ro1">
          <table:table-cell office:value-type="float" office:value="1.09454705267679" calcext:value-type="float">
            <text:p>1.09454705267679</text:p>
          </table:table-cell>
        </table:table-row>
        <table:table-row table:style-name="ro1">
          <table:table-cell office:value-type="float" office:value="1.08676593246092" calcext:value-type="float">
            <text:p>1.08676593246092</text:p>
          </table:table-cell>
        </table:table-row>
        <table:table-row table:style-name="ro1">
          <table:table-cell office:value-type="float" office:value="1.14457056997009" calcext:value-type="float">
            <text:p>1.14457056997009</text:p>
          </table:table-cell>
        </table:table-row>
        <table:table-row table:style-name="ro1">
          <table:table-cell office:value-type="float" office:value="1.12147283447691" calcext:value-type="float">
            <text:p>1.12147283447691</text:p>
          </table:table-cell>
        </table:table-row>
        <table:table-row table:style-name="ro1">
          <table:table-cell office:value-type="float" office:value="1.15603508015863" calcext:value-type="float">
            <text:p>1.15603508015863</text:p>
          </table:table-cell>
        </table:table-row>
        <table:table-row table:style-name="ro1">
          <table:table-cell office:value-type="float" office:value="1.09966590534288" calcext:value-type="float">
            <text:p>1.09966590534288</text:p>
          </table:table-cell>
        </table:table-row>
        <table:table-row table:style-name="ro1">
          <table:table-cell office:value-type="float" office:value="1.12451885641291" calcext:value-type="float">
            <text:p>1.12451885641291</text:p>
          </table:table-cell>
        </table:table-row>
        <table:table-row table:style-name="ro1">
          <table:table-cell office:value-type="float" office:value="1.12025394409879" calcext:value-type="float">
            <text:p>1.12025394409879</text:p>
          </table:table-cell>
        </table:table-row>
        <table:table-row table:style-name="ro1">
          <table:table-cell office:value-type="float" office:value="1.11494434919902" calcext:value-type="float">
            <text:p>1.11494434919902</text:p>
          </table:table-cell>
        </table:table-row>
        <table:table-row table:style-name="ro1">
          <table:table-cell office:value-type="float" office:value="1.08348235519132" calcext:value-type="float">
            <text:p>1.08348235519132</text:p>
          </table:table-cell>
        </table:table-row>
        <table:table-row table:style-name="ro1">
          <table:table-cell office:value-type="float" office:value="1.13565580910233" calcext:value-type="float">
            <text:p>1.13565580910233</text:p>
          </table:table-cell>
        </table:table-row>
        <table:table-row table:style-name="ro1">
          <table:table-cell office:value-type="float" office:value="1.11559999081969" calcext:value-type="float">
            <text:p>1.11559999081969</text:p>
          </table:table-cell>
        </table:table-row>
        <table:table-row table:style-name="ro1">
          <table:table-cell office:value-type="float" office:value="1.10363160690039" calcext:value-type="float">
            <text:p>1.10363160690039</text:p>
          </table:table-cell>
        </table:table-row>
        <table:table-row table:style-name="ro1">
          <table:table-cell office:value-type="float" office:value="1.09680629836122" calcext:value-type="float">
            <text:p>1.09680629836122</text:p>
          </table:table-cell>
        </table:table-row>
        <table:table-row table:style-name="ro1">
          <table:table-cell office:value-type="float" office:value="1.1328976588564" calcext:value-type="float">
            <text:p>1.1328976588564</text:p>
          </table:table-cell>
        </table:table-row>
        <table:table-row table:style-name="ro1">
          <table:table-cell office:value-type="float" office:value="1.11797953562443" calcext:value-type="float">
            <text:p>1.11797953562443</text:p>
          </table:table-cell>
        </table:table-row>
        <table:table-row table:style-name="ro1">
          <table:table-cell office:value-type="float" office:value="1.1217320254381" calcext:value-type="float">
            <text:p>1.1217320254381</text:p>
          </table:table-cell>
        </table:table-row>
        <table:table-row table:style-name="ro1">
          <table:table-cell office:value-type="float" office:value="1.11418428318271" calcext:value-type="float">
            <text:p>1.11418428318271</text:p>
          </table:table-cell>
        </table:table-row>
        <table:table-row table:style-name="ro1">
          <table:table-cell office:value-type="float" office:value="1.17173104231417" calcext:value-type="float">
            <text:p>1.17173104231417</text:p>
          </table:table-cell>
        </table:table-row>
        <table:table-row table:style-name="ro1">
          <table:table-cell office:value-type="float" office:value="1.13959093920352" calcext:value-type="float">
            <text:p>1.13959093920352</text:p>
          </table:table-cell>
        </table:table-row>
        <table:table-row table:style-name="ro1">
          <table:table-cell office:value-type="float" office:value="1.15988117517956" calcext:value-type="float">
            <text:p>1.15988117517956</text:p>
          </table:table-cell>
        </table:table-row>
        <table:table-row table:style-name="ro1">
          <table:table-cell office:value-type="float" office:value="1.15415038042129" calcext:value-type="float">
            <text:p>1.15415038042129</text:p>
          </table:table-cell>
        </table:table-row>
        <table:table-row table:style-name="ro1">
          <table:table-cell office:value-type="float" office:value="1.04168661509904" calcext:value-type="float">
            <text:p>1.04168661509904</text:p>
          </table:table-cell>
        </table:table-row>
        <table:table-row table:style-name="ro1">
          <table:table-cell office:value-type="float" office:value="1.05454965818436" calcext:value-type="float">
            <text:p>1.05454965818436</text:p>
          </table:table-cell>
        </table:table-row>
        <table:table-row table:style-name="ro1">
          <table:table-cell office:value-type="float" office:value="1.11489623119131" calcext:value-type="float">
            <text:p>1.11489623119131</text:p>
          </table:table-cell>
        </table:table-row>
        <table:table-row table:style-name="ro1">
          <table:table-cell office:value-type="float" office:value="1.2016787691228" calcext:value-type="float">
            <text:p>1.2016787691228</text:p>
          </table:table-cell>
        </table:table-row>
        <table:table-row table:style-name="ro1">
          <table:table-cell office:value-type="float" office:value="1.16908026425933" calcext:value-type="float">
            <text:p>1.16908026425933</text:p>
          </table:table-cell>
        </table:table-row>
        <table:table-row table:style-name="ro1">
          <table:table-cell office:value-type="float" office:value="1.11026376329996" calcext:value-type="float">
            <text:p>1.11026376329996</text:p>
          </table:table-cell>
        </table:table-row>
        <table:table-row table:style-name="ro1">
          <table:table-cell office:value-type="float" office:value="1.13026722278113" calcext:value-type="float">
            <text:p>1.13026722278113</text:p>
          </table:table-cell>
        </table:table-row>
        <table:table-row table:style-name="ro1">
          <table:table-cell office:value-type="float" office:value="1.14558848987328" calcext:value-type="float">
            <text:p>1.14558848987328</text:p>
          </table:table-cell>
        </table:table-row>
        <table:table-row table:style-name="ro1">
          <table:table-cell office:value-type="float" office:value="1.09206685350805" calcext:value-type="float">
            <text:p>1.09206685350805</text:p>
          </table:table-cell>
        </table:table-row>
        <table:table-row table:style-name="ro1">
          <table:table-cell office:value-type="float" office:value="1.10094928935537" calcext:value-type="float">
            <text:p>1.10094928935537</text:p>
          </table:table-cell>
        </table:table-row>
        <table:table-row table:style-name="ro1">
          <table:table-cell office:value-type="float" office:value="1.21352619310014" calcext:value-type="float">
            <text:p>1.21352619310014</text:p>
          </table:table-cell>
        </table:table-row>
        <table:table-row table:style-name="ro1">
          <table:table-cell office:value-type="float" office:value="1.00676532191438" calcext:value-type="float">
            <text:p>1.00676532191438</text:p>
          </table:table-cell>
        </table:table-row>
        <table:table-row table:style-name="ro1">
          <table:table-cell office:value-type="float" office:value="1.16376424619222" calcext:value-type="float">
            <text:p>1.16376424619222</text:p>
          </table:table-cell>
        </table:table-row>
        <table:table-row table:style-name="ro1">
          <table:table-cell office:value-type="float" office:value="1.061338360378" calcext:value-type="float">
            <text:p>1.061338360378</text:p>
          </table:table-cell>
        </table:table-row>
        <table:table-row table:style-name="ro1">
          <table:table-cell office:value-type="float" office:value="1.1424313397301" calcext:value-type="float">
            <text:p>1.1424313397301</text:p>
          </table:table-cell>
        </table:table-row>
        <table:table-row table:style-name="ro1">
          <table:table-cell office:value-type="float" office:value="1.06493499209621" calcext:value-type="float">
            <text:p>1.06493499209621</text:p>
          </table:table-cell>
        </table:table-row>
        <table:table-row table:style-name="ro1">
          <table:table-cell office:value-type="float" office:value="1.26521160651498" calcext:value-type="float">
            <text:p>1.26521160651498</text:p>
          </table:table-cell>
        </table:table-row>
        <table:table-row table:style-name="ro1">
          <table:table-cell office:value-type="float" office:value="1.16638582450909" calcext:value-type="float">
            <text:p>1.16638582450909</text:p>
          </table:table-cell>
        </table:table-row>
        <table:table-row table:style-name="ro1">
          <table:table-cell office:value-type="float" office:value="1.31163586674298" calcext:value-type="float">
            <text:p>1.31163586674298</text:p>
          </table:table-cell>
        </table:table-row>
        <table:table-row table:style-name="ro1">
          <table:table-cell office:value-type="float" office:value="1.12848551397279" calcext:value-type="float">
            <text:p>1.12848551397279</text:p>
          </table:table-cell>
        </table:table-row>
        <table:table-row table:style-name="ro1">
          <table:table-cell office:value-type="float" office:value="1.16245150242121" calcext:value-type="float">
            <text:p>1.16245150242121</text:p>
          </table:table-cell>
        </table:table-row>
        <table:table-row table:style-name="ro1">
          <table:table-cell office:value-type="float" office:value="1.28175139719219" calcext:value-type="float">
            <text:p>1.28175139719219</text:p>
          </table:table-cell>
        </table:table-row>
        <table:table-row table:style-name="ro1">
          <table:table-cell office:value-type="float" office:value="1.29040837338006" calcext:value-type="float">
            <text:p>1.29040837338006</text:p>
          </table:table-cell>
        </table:table-row>
        <table:table-row table:style-name="ro1">
          <table:table-cell office:value-type="float" office:value="1.28793276116222" calcext:value-type="float">
            <text:p>1.28793276116222</text:p>
          </table:table-cell>
        </table:table-row>
        <table:table-row table:style-name="ro1">
          <table:table-cell office:value-type="float" office:value="1.20392880402683" calcext:value-type="float">
            <text:p>1.20392880402683</text:p>
          </table:table-cell>
        </table:table-row>
        <table:table-row table:style-name="ro1">
          <table:table-cell office:value-type="float" office:value="1.20660176301543" calcext:value-type="float">
            <text:p>1.20660176301543</text:p>
          </table:table-cell>
        </table:table-row>
        <table:table-row table:style-name="ro1">
          <table:table-cell office:value-type="float" office:value="1.16263838719842" calcext:value-type="float">
            <text:p>1.16263838719842</text:p>
          </table:table-cell>
        </table:table-row>
        <table:table-row table:style-name="ro1">
          <table:table-cell office:value-type="float" office:value="1.36347525843694" calcext:value-type="float">
            <text:p>1.36347525843694</text:p>
          </table:table-cell>
        </table:table-row>
        <table:table-row table:style-name="ro1">
          <table:table-cell office:value-type="float" office:value="1.1935503104584" calcext:value-type="float">
            <text:p>1.1935503104584</text:p>
          </table:table-cell>
        </table:table-row>
        <table:table-row table:style-name="ro1">
          <table:table-cell office:value-type="float" office:value="1.00476787029516" calcext:value-type="float">
            <text:p>1.00476787029516</text:p>
          </table:table-cell>
        </table:table-row>
        <table:table-row table:style-name="ro1">
          <table:table-cell office:value-type="float" office:value="1.10295466825814" calcext:value-type="float">
            <text:p>1.10295466825814</text:p>
          </table:table-cell>
        </table:table-row>
        <table:table-row table:style-name="ro1">
          <table:table-cell office:value-type="float" office:value="1.27352040122674" calcext:value-type="float">
            <text:p>1.27352040122674</text:p>
          </table:table-cell>
        </table:table-row>
        <table:table-row table:style-name="ro1">
          <table:table-cell office:value-type="float" office:value="1.25642471945983" calcext:value-type="float">
            <text:p>1.25642471945983</text:p>
          </table:table-cell>
        </table:table-row>
        <table:table-row table:style-name="ro1">
          <table:table-cell office:value-type="float" office:value="1.30049092975932" calcext:value-type="float">
            <text:p>1.30049092975932</text:p>
          </table:table-cell>
        </table:table-row>
        <table:table-row table:style-name="ro1">
          <table:table-cell office:value-type="float" office:value="1.33376804404934" calcext:value-type="float">
            <text:p>1.33376804404934</text:p>
          </table:table-cell>
        </table:table-row>
        <table:table-row table:style-name="ro1">
          <table:table-cell office:value-type="float" office:value="1.34051014516467" calcext:value-type="float">
            <text:p>1.34051014516467</text:p>
          </table:table-cell>
        </table:table-row>
        <table:table-row table:style-name="ro1">
          <table:table-cell office:value-type="float" office:value="1.17638700613937" calcext:value-type="float">
            <text:p>1.17638700613937</text:p>
          </table:table-cell>
        </table:table-row>
        <table:table-row table:style-name="ro1">
          <table:table-cell office:value-type="float" office:value="1.23966433465875" calcext:value-type="float">
            <text:p>1.23966433465875</text:p>
          </table:table-cell>
        </table:table-row>
        <table:table-row table:style-name="ro1">
          <table:table-cell office:value-type="float" office:value="0.962632896908962" calcext:value-type="float">
            <text:p>0.962632896908962</text:p>
          </table:table-cell>
        </table:table-row>
        <table:table-row table:style-name="ro1">
          <table:table-cell office:value-type="float" office:value="1.10627918485209" calcext:value-type="float">
            <text:p>1.10627918485209</text:p>
          </table:table-cell>
        </table:table-row>
        <table:table-row table:style-name="ro1">
          <table:table-cell office:value-type="float" office:value="1.10946500490821" calcext:value-type="float">
            <text:p>1.10946500490821</text:p>
          </table:table-cell>
        </table:table-row>
        <table:table-row table:style-name="ro1">
          <table:table-cell office:value-type="float" office:value="1.39349502947096" calcext:value-type="float">
            <text:p>1.39349502947096</text:p>
          </table:table-cell>
        </table:table-row>
        <table:table-row table:style-name="ro1">
          <table:table-cell office:value-type="float" office:value="1.50606135513233" calcext:value-type="float">
            <text:p>1.50606135513233</text:p>
          </table:table-cell>
        </table:table-row>
        <table:table-row table:style-name="ro1">
          <table:table-cell office:value-type="float" office:value="1.07505777413891" calcext:value-type="float">
            <text:p>1.07505777413891</text:p>
          </table:table-cell>
        </table:table-row>
        <table:table-row table:style-name="ro1">
          <table:table-cell office:value-type="float" office:value="0.984970616011119" calcext:value-type="float">
            <text:p>0.984970616011119</text:p>
          </table:table-cell>
        </table:table-row>
        <table:table-row table:style-name="ro1">
          <table:table-cell office:value-type="float" office:value="1.29450367617711" calcext:value-type="float">
            <text:p>1.29450367617711</text:p>
          </table:table-cell>
        </table:table-row>
        <table:table-row table:style-name="ro1">
          <table:table-cell office:value-type="float" office:value="1.11841725679128" calcext:value-type="float">
            <text:p>1.11841725679128</text:p>
          </table:table-cell>
        </table:table-row>
        <table:table-row table:style-name="ro1">
          <table:table-cell office:value-type="float" office:value="1.41823047478061" calcext:value-type="float">
            <text:p>1.41823047478061</text:p>
          </table:table-cell>
        </table:table-row>
        <table:table-row table:style-name="ro1">
          <table:table-cell office:value-type="float" office:value="1.23748963440374" calcext:value-type="float">
            <text:p>1.23748963440374</text:p>
          </table:table-cell>
        </table:table-row>
        <table:table-row table:style-name="ro1">
          <table:table-cell office:value-type="float" office:value="1.29199686523115" calcext:value-type="float">
            <text:p>1.29199686523115</text:p>
          </table:table-cell>
        </table:table-row>
        <table:table-row table:style-name="ro1">
          <table:table-cell office:value-type="float" office:value="1.09738858025724" calcext:value-type="float">
            <text:p>1.09738858025724</text:p>
          </table:table-cell>
        </table:table-row>
        <table:table-row table:style-name="ro1">
          <table:table-cell office:value-type="float" office:value="1.44560001934884" calcext:value-type="float">
            <text:p>1.44560001934884</text:p>
          </table:table-cell>
        </table:table-row>
        <table:table-row table:style-name="ro1">
          <table:table-cell office:value-type="float" office:value="1.35200085140048" calcext:value-type="float">
            <text:p>1.35200085140048</text:p>
          </table:table-cell>
        </table:table-row>
        <table:table-row table:style-name="ro1">
          <table:table-cell office:value-type="float" office:value="1.0428268341038" calcext:value-type="float">
            <text:p>1.0428268341038</text:p>
          </table:table-cell>
        </table:table-row>
        <table:table-row table:style-name="ro1">
          <table:table-cell office:value-type="float" office:value="1.02985633695308" calcext:value-type="float">
            <text:p>1.02985633695308</text:p>
          </table:table-cell>
        </table:table-row>
        <table:table-row table:style-name="ro1">
          <table:table-cell office:value-type="float" office:value="1.24396689040192" calcext:value-type="float">
            <text:p>1.24396689040192</text:p>
          </table:table-cell>
        </table:table-row>
        <table:table-row table:style-name="ro1">
          <table:table-cell office:value-type="float" office:value="1.13985554779665" calcext:value-type="float">
            <text:p>1.13985554779665</text:p>
          </table:table-cell>
        </table:table-row>
        <table:table-row table:style-name="ro1">
          <table:table-cell office:value-type="float" office:value="1.42725301658102" calcext:value-type="float">
            <text:p>1.42725301658102</text:p>
          </table:table-cell>
        </table:table-row>
        <table:table-row table:style-name="ro1">
          <table:table-cell office:value-type="float" office:value="0.988397881467123" calcext:value-type="float">
            <text:p>0.988397881467123</text:p>
          </table:table-cell>
        </table:table-row>
        <table:table-row table:style-name="ro1">
          <table:table-cell office:value-type="float" office:value="1.21137837467065" calcext:value-type="float">
            <text:p>1.21137837467065</text:p>
          </table:table-cell>
        </table:table-row>
        <table:table-row table:style-name="ro1">
          <table:table-cell office:value-type="float" office:value="1.31337701297008" calcext:value-type="float">
            <text:p>1.31337701297008</text:p>
          </table:table-cell>
        </table:table-row>
        <table:table-row table:style-name="ro1">
          <table:table-cell office:value-type="float" office:value="1.15777353852333" calcext:value-type="float">
            <text:p>1.15777353852333</text:p>
          </table:table-cell>
        </table:table-row>
        <table:table-row table:style-name="ro1">
          <table:table-cell office:value-type="float" office:value="1.216488062973" calcext:value-type="float">
            <text:p>1.216488062973</text:p>
          </table:table-cell>
        </table:table-row>
        <table:table-row table:style-name="ro1">
          <table:table-cell office:value-type="float" office:value="1.1044945835849" calcext:value-type="float">
            <text:p>1.1044945835849</text:p>
          </table:table-cell>
        </table:table-row>
        <table:table-row table:style-name="ro1">
          <table:table-cell office:value-type="float" office:value="1.29908835926531" calcext:value-type="float">
            <text:p>1.29908835926531</text:p>
          </table:table-cell>
        </table:table-row>
        <table:table-row table:style-name="ro1">
          <table:table-cell office:value-type="float" office:value="0.950317563694025" calcext:value-type="float">
            <text:p>0.950317563694025</text:p>
          </table:table-cell>
        </table:table-row>
        <table:table-row table:style-name="ro1">
          <table:table-cell office:value-type="float" office:value="1.02939362637796" calcext:value-type="float">
            <text:p>1.02939362637796</text:p>
          </table:table-cell>
        </table:table-row>
        <table:table-row table:style-name="ro1">
          <table:table-cell office:value-type="float" office:value="1.72232058159508" calcext:value-type="float">
            <text:p>1.72232058159508</text:p>
          </table:table-cell>
        </table:table-row>
        <table:table-row table:style-name="ro1">
          <table:table-cell office:value-type="float" office:value="0.804067572409625" calcext:value-type="float">
            <text:p>0.804067572409625</text:p>
          </table:table-cell>
        </table:table-row>
        <table:table-row table:style-name="ro1">
          <table:table-cell office:value-type="float" office:value="1.26259714232546" calcext:value-type="float">
            <text:p>1.26259714232546</text:p>
          </table:table-cell>
        </table:table-row>
        <table:table-row table:style-name="ro1">
          <table:table-cell office:value-type="float" office:value="1.42460152246852" calcext:value-type="float">
            <text:p>1.42460152246852</text:p>
          </table:table-cell>
        </table:table-row>
        <table:table-row table:style-name="ro1">
          <table:table-cell office:value-type="float" office:value="1.16070846704594" calcext:value-type="float">
            <text:p>1.16070846704594</text:p>
          </table:table-cell>
        </table:table-row>
        <table:table-row table:style-name="ro1">
          <table:table-cell office:value-type="float" office:value="1.06153908359431" calcext:value-type="float">
            <text:p>1.06153908359431</text:p>
          </table:table-cell>
        </table:table-row>
        <table:table-row table:style-name="ro1">
          <table:table-cell office:value-type="float" office:value="1.41070337505185" calcext:value-type="float">
            <text:p>1.41070337505185</text:p>
          </table:table-cell>
        </table:table-row>
        <table:table-row table:style-name="ro1">
          <table:table-cell office:value-type="float" office:value="1.42259563178424" calcext:value-type="float">
            <text:p>1.42259563178424</text:p>
          </table:table-cell>
        </table:table-row>
        <table:table-row table:style-name="ro1">
          <table:table-cell office:value-type="float" office:value="0.953658856532731" calcext:value-type="float">
            <text:p>0.953658856532731</text:p>
          </table:table-cell>
        </table:table-row>
        <table:table-row table:style-name="ro1">
          <table:table-cell office:value-type="float" office:value="1.37840506193403" calcext:value-type="float">
            <text:p>1.37840506193403</text:p>
          </table:table-cell>
        </table:table-row>
        <table:table-row table:style-name="ro1">
          <table:table-cell office:value-type="float" office:value="0.9627792519271" calcext:value-type="float">
            <text:p>0.9627792519271</text:p>
          </table:table-cell>
        </table:table-row>
        <table:table-row table:style-name="ro1">
          <table:table-cell office:value-type="float" office:value="1.49345369274491" calcext:value-type="float">
            <text:p>1.49345369274491</text:p>
          </table:table-cell>
        </table:table-row>
        <table:table-row table:style-name="ro1">
          <table:table-cell office:value-type="float" office:value="0.811218710672077" calcext:value-type="float">
            <text:p>0.811218710672077</text:p>
          </table:table-cell>
        </table:table-row>
        <table:table-row table:style-name="ro1">
          <table:table-cell office:value-type="float" office:value="1.40811683723875" calcext:value-type="float">
            <text:p>1.40811683723875</text:p>
          </table:table-cell>
        </table:table-row>
        <table:table-row table:style-name="ro1">
          <table:table-cell office:value-type="float" office:value="1.16648388099421" calcext:value-type="float">
            <text:p>1.16648388099421</text:p>
          </table:table-cell>
        </table:table-row>
        <table:table-row table:style-name="ro1">
          <table:table-cell office:value-type="float" office:value="1.49624950339688" calcext:value-type="float">
            <text:p>1.49624950339688</text:p>
          </table:table-cell>
        </table:table-row>
        <table:table-row table:style-name="ro1">
          <table:table-cell office:value-type="float" office:value="1.43921529051662" calcext:value-type="float">
            <text:p>1.43921529051662</text:p>
          </table:table-cell>
        </table:table-row>
        <table:table-row table:style-name="ro1">
          <table:table-cell office:value-type="float" office:value="0.972506826515271" calcext:value-type="float">
            <text:p>0.972506826515271</text:p>
          </table:table-cell>
        </table:table-row>
        <table:table-row table:style-name="ro1">
          <table:table-cell office:value-type="float" office:value="1.32070513434079" calcext:value-type="float">
            <text:p>1.32070513434079</text:p>
          </table:table-cell>
        </table:table-row>
        <table:table-row table:style-name="ro1">
          <table:table-cell office:value-type="float" office:value="0.967503316595944" calcext:value-type="float">
            <text:p>0.967503316595944</text:p>
          </table:table-cell>
        </table:table-row>
        <table:table-row table:style-name="ro1">
          <table:table-cell office:value-type="float" office:value="1.08752539319331" calcext:value-type="float">
            <text:p>1.08752539319331</text:p>
          </table:table-cell>
        </table:table-row>
        <table:table-row table:style-name="ro1">
          <table:table-cell office:value-type="float" office:value="1.39365587420284" calcext:value-type="float">
            <text:p>1.39365587420284</text:p>
          </table:table-cell>
        </table:table-row>
        <table:table-row table:style-name="ro1">
          <table:table-cell office:value-type="float" office:value="0.954245655815475" calcext:value-type="float">
            <text:p>0.954245655815475</text:p>
          </table:table-cell>
        </table:table-row>
        <table:table-row table:style-name="ro1">
          <table:table-cell office:value-type="float" office:value="1.51550375470654" calcext:value-type="float">
            <text:p>1.51550375470654</text:p>
          </table:table-cell>
        </table:table-row>
        <table:table-row table:style-name="ro1">
          <table:table-cell office:value-type="float" office:value="1.26513062341055" calcext:value-type="float">
            <text:p>1.26513062341055</text:p>
          </table:table-cell>
        </table:table-row>
        <table:table-row table:style-name="ro1">
          <table:table-cell office:value-type="float" office:value="1.26039252343855" calcext:value-type="float">
            <text:p>1.26039252343855</text:p>
          </table:table-cell>
        </table:table-row>
        <table:table-row table:style-name="ro1">
          <table:table-cell office:value-type="float" office:value="1.47077676678503" calcext:value-type="float">
            <text:p>1.47077676678503</text:p>
          </table:table-cell>
        </table:table-row>
        <table:table-row table:style-name="ro1">
          <table:table-cell office:value-type="float" office:value="0.949484994497555" calcext:value-type="float">
            <text:p>0.949484994497555</text:p>
          </table:table-cell>
        </table:table-row>
        <table:table-row table:style-name="ro1">
          <table:table-cell office:value-type="float" office:value="1.38539397068773" calcext:value-type="float">
            <text:p>1.38539397068773</text:p>
          </table:table-cell>
        </table:table-row>
        <table:table-row table:style-name="ro1">
          <table:table-cell office:value-type="float" office:value="0.867801105046953" calcext:value-type="float">
            <text:p>0.867801105046953</text:p>
          </table:table-cell>
        </table:table-row>
        <table:table-row table:style-name="ro1">
          <table:table-cell office:value-type="float" office:value="1.29852162169305" calcext:value-type="float">
            <text:p>1.29852162169305</text:p>
          </table:table-cell>
        </table:table-row>
        <table:table-row table:style-name="ro1">
          <table:table-cell office:value-type="float" office:value="1.27825438325169" calcext:value-type="float">
            <text:p>1.27825438325169</text:p>
          </table:table-cell>
        </table:table-row>
        <table:table-row table:style-name="ro1">
          <table:table-cell office:value-type="float" office:value="1.0512237083036" calcext:value-type="float">
            <text:p>1.0512237083036</text:p>
          </table:table-cell>
        </table:table-row>
        <table:table-row table:style-name="ro1">
          <table:table-cell office:value-type="float" office:value="1.39788484117916" calcext:value-type="float">
            <text:p>1.39788484117916</text:p>
          </table:table-cell>
        </table:table-row>
        <table:table-row table:style-name="ro1">
          <table:table-cell office:value-type="float" office:value="1.11244544599813" calcext:value-type="float">
            <text:p>1.11244544599813</text:p>
          </table:table-cell>
        </table:table-row>
        <table:table-row table:style-name="ro1">
          <table:table-cell office:value-type="float" office:value="1.44444502603847" calcext:value-type="float">
            <text:p>1.44444502603847</text:p>
          </table:table-cell>
        </table:table-row>
        <table:table-row table:style-name="ro1">
          <table:table-cell office:value-type="float" office:value="0.903584331336886" calcext:value-type="float">
            <text:p>0.903584331336886</text:p>
          </table:table-cell>
        </table:table-row>
        <table:table-row table:style-name="ro1">
          <table:table-cell office:value-type="float" office:value="1.28029464038148" calcext:value-type="float">
            <text:p>1.28029464038148</text:p>
          </table:table-cell>
        </table:table-row>
        <table:table-row table:style-name="ro1">
          <table:table-cell office:value-type="float" office:value="1.30875799314071" calcext:value-type="float">
            <text:p>1.30875799314071</text:p>
          </table:table-cell>
        </table:table-row>
        <table:table-row table:style-name="ro1">
          <table:table-cell office:value-type="float" office:value="0.891981715739027" calcext:value-type="float">
            <text:p>0.891981715739027</text:p>
          </table:table-cell>
        </table:table-row>
        <table:table-row table:style-name="ro1">
          <table:table-cell office:value-type="float" office:value="1.35506297573875" calcext:value-type="float">
            <text:p>1.35506297573875</text:p>
          </table:table-cell>
        </table:table-row>
        <table:table-row table:style-name="ro1">
          <table:table-cell office:value-type="float" office:value="1.12260776029206" calcext:value-type="float">
            <text:p>1.12260776029206</text:p>
          </table:table-cell>
        </table:table-row>
        <table:table-row table:style-name="ro1">
          <table:table-cell office:value-type="float" office:value="1.47344169029628" calcext:value-type="float">
            <text:p>1.47344169029628</text:p>
          </table:table-cell>
        </table:table-row>
        <table:table-row table:style-name="ro1">
          <table:table-cell office:value-type="float" office:value="0.842596346589462" calcext:value-type="float">
            <text:p>0.842596346589462</text:p>
          </table:table-cell>
        </table:table-row>
        <table:table-row table:style-name="ro1">
          <table:table-cell office:value-type="float" office:value="1.29758842939262" calcext:value-type="float">
            <text:p>1.29758842939262</text:p>
          </table:table-cell>
        </table:table-row>
        <table:table-row table:style-name="ro1">
          <table:table-cell office:value-type="float" office:value="0.779138574688375" calcext:value-type="float">
            <text:p>0.779138574688375</text:p>
          </table:table-cell>
        </table:table-row>
        <table:table-row table:style-name="ro1">
          <table:table-cell office:value-type="float" office:value="1.65290997106451" calcext:value-type="float">
            <text:p>1.65290997106451</text:p>
          </table:table-cell>
        </table:table-row>
        <table:table-row table:style-name="ro1">
          <table:table-cell office:value-type="float" office:value="1.14993833642073" calcext:value-type="float">
            <text:p>1.14993833642073</text:p>
          </table:table-cell>
        </table:table-row>
        <table:table-row table:style-name="ro1">
          <table:table-cell office:value-type="float" office:value="1.22869206510129" calcext:value-type="float">
            <text:p>1.22869206510129</text:p>
          </table:table-cell>
        </table:table-row>
        <table:table-row table:style-name="ro1">
          <table:table-cell office:value-type="float" office:value="1.41711571253932" calcext:value-type="float">
            <text:p>1.41711571253932</text:p>
          </table:table-cell>
        </table:table-row>
        <table:table-row table:style-name="ro1">
          <table:table-cell office:value-type="float" office:value="1.27753777953628" calcext:value-type="float">
            <text:p>1.27753777953628</text:p>
          </table:table-cell>
        </table:table-row>
        <table:table-row table:style-name="ro1">
          <table:table-cell office:value-type="float" office:value="0.983553273995796" calcext:value-type="float">
            <text:p>0.983553273995796</text:p>
          </table:table-cell>
        </table:table-row>
        <table:table-row table:style-name="ro1">
          <table:table-cell office:value-type="float" office:value="1.22614474710807" calcext:value-type="float">
            <text:p>1.22614474710807</text:p>
          </table:table-cell>
        </table:table-row>
        <table:table-row table:style-name="ro1">
          <table:table-cell office:value-type="float" office:value="1.23861764765415" calcext:value-type="float">
            <text:p>1.23861764765415</text:p>
          </table:table-cell>
        </table:table-row>
        <table:table-row table:style-name="ro1">
          <table:table-cell office:value-type="float" office:value="0.925198116648746" calcext:value-type="float">
            <text:p>0.925198116648746</text:p>
          </table:table-cell>
        </table:table-row>
        <table:table-row table:style-name="ro1">
          <table:table-cell office:value-type="float" office:value="0.665082581569329" calcext:value-type="float">
            <text:p>0.665082581569329</text:p>
          </table:table-cell>
        </table:table-row>
        <table:table-row table:style-name="ro1">
          <table:table-cell office:value-type="float" office:value="1.59122675284197" calcext:value-type="float">
            <text:p>1.59122675284197</text:p>
          </table:table-cell>
        </table:table-row>
        <table:table-row table:style-name="ro1">
          <table:table-cell office:value-type="float" office:value="1.34881400602433" calcext:value-type="float">
            <text:p>1.34881400602433</text:p>
          </table:table-cell>
        </table:table-row>
        <table:table-row table:style-name="ro1">
          <table:table-cell office:value-type="float" office:value="0.739234227195399" calcext:value-type="float">
            <text:p>0.739234227195399</text:p>
          </table:table-cell>
        </table:table-row>
        <table:table-row table:style-name="ro1">
          <table:table-cell office:value-type="float" office:value="1.4589299106116" calcext:value-type="float">
            <text:p>1.4589299106116</text:p>
          </table:table-cell>
        </table:table-row>
        <table:table-row table:style-name="ro1">
          <table:table-cell office:value-type="float" office:value="0.965746493102632" calcext:value-type="float">
            <text:p>0.965746493102632</text:p>
          </table:table-cell>
        </table:table-row>
        <table:table-row table:style-name="ro1">
          <table:table-cell office:value-type="float" office:value="1.3078984693004" calcext:value-type="float">
            <text:p>1.3078984693004</text:p>
          </table:table-cell>
        </table:table-row>
        <table:table-row table:style-name="ro1">
          <table:table-cell office:value-type="float" office:value="1.22055683038431" calcext:value-type="float">
            <text:p>1.22055683038431</text:p>
          </table:table-cell>
        </table:table-row>
        <table:table-row table:style-name="ro1">
          <table:table-cell office:value-type="float" office:value="1.38529510111781" calcext:value-type="float">
            <text:p>1.38529510111781</text:p>
          </table:table-cell>
        </table:table-row>
        <table:table-row table:style-name="ro1">
          <table:table-cell office:value-type="float" office:value="0.888889584220864" calcext:value-type="float">
            <text:p>0.888889584220864</text:p>
          </table:table-cell>
        </table:table-row>
        <table:table-row table:style-name="ro1">
          <table:table-cell office:value-type="float" office:value="0.72229919322431" calcext:value-type="float">
            <text:p>0.72229919322431</text:p>
          </table:table-cell>
        </table:table-row>
        <table:table-row table:style-name="ro1">
          <table:table-cell office:value-type="float" office:value="1.22386774045225" calcext:value-type="float">
            <text:p>1.22386774045225</text:p>
          </table:table-cell>
        </table:table-row>
        <table:table-row table:style-name="ro1">
          <table:table-cell office:value-type="float" office:value="1.39897074980549" calcext:value-type="float">
            <text:p>1.39897074980549</text:p>
          </table:table-cell>
        </table:table-row>
        <table:table-row table:style-name="ro1">
          <table:table-cell office:value-type="float" office:value="0.892464883710906" calcext:value-type="float">
            <text:p>0.892464883710906</text:p>
          </table:table-cell>
        </table:table-row>
        <table:table-row table:style-name="ro1">
          <table:table-cell office:value-type="float" office:value="0.730446884534614" calcext:value-type="float">
            <text:p>0.730446884534614</text:p>
          </table:table-cell>
        </table:table-row>
        <table:table-row table:style-name="ro1">
          <table:table-cell office:value-type="float" office:value="1.42731825630292" calcext:value-type="float">
            <text:p>1.42731825630292</text:p>
          </table:table-cell>
        </table:table-row>
        <table:table-row table:style-name="ro1">
          <table:table-cell office:value-type="float" office:value="1.14874225825018" calcext:value-type="float">
            <text:p>1.14874225825018</text:p>
          </table:table-cell>
        </table:table-row>
        <table:table-row table:style-name="ro1">
          <table:table-cell office:value-type="float" office:value="0.954251927409833" calcext:value-type="float">
            <text:p>0.954251927409833</text:p>
          </table:table-cell>
        </table:table-row>
        <table:table-row table:style-name="ro1">
          <table:table-cell office:value-type="float" office:value="1.20904172533018" calcext:value-type="float">
            <text:p>1.20904172533018</text:p>
          </table:table-cell>
        </table:table-row>
        <table:table-row table:style-name="ro1">
          <table:table-cell office:value-type="float" office:value="1.4202097475654" calcext:value-type="float">
            <text:p>1.4202097475654</text:p>
          </table:table-cell>
        </table:table-row>
        <table:table-row table:style-name="ro1">
          <table:table-cell office:value-type="float" office:value="0.579765951273022" calcext:value-type="float">
            <text:p>0.579765951273022</text:p>
          </table:table-cell>
        </table:table-row>
        <table:table-row table:style-name="ro1">
          <table:table-cell office:value-type="float" office:value="1.30060264888359" calcext:value-type="float">
            <text:p>1.30060264888359</text:p>
          </table:table-cell>
        </table:table-row>
        <table:table-row table:style-name="ro1">
          <table:table-cell office:value-type="float" office:value="1.36388151664346" calcext:value-type="float">
            <text:p>1.36388151664346</text:p>
          </table:table-cell>
        </table:table-row>
        <table:table-row table:style-name="ro1">
          <table:table-cell office:value-type="float" office:value="0.839471601257668" calcext:value-type="float">
            <text:p>0.839471601257668</text:p>
          </table:table-cell>
        </table:table-row>
        <table:table-row table:style-name="ro1">
          <table:table-cell office:value-type="float" office:value="1.31402694062993" calcext:value-type="float">
            <text:p>1.31402694062993</text:p>
          </table:table-cell>
        </table:table-row>
        <table:table-row table:style-name="ro1">
          <table:table-cell office:value-type="float" office:value="0.867456549426651" calcext:value-type="float">
            <text:p>0.867456549426651</text:p>
          </table:table-cell>
        </table:table-row>
        <table:table-row table:style-name="ro1">
          <table:table-cell office:value-type="float" office:value="1.39477319812494" calcext:value-type="float">
            <text:p>1.39477319812494</text:p>
          </table:table-cell>
        </table:table-row>
        <table:table-row table:style-name="ro1">
          <table:table-cell office:value-type="float" office:value="1.01821661183277" calcext:value-type="float">
            <text:p>1.01821661183277</text:p>
          </table:table-cell>
        </table:table-row>
        <table:table-row table:style-name="ro1">
          <table:table-cell office:value-type="float" office:value="1.16133536707188" calcext:value-type="float">
            <text:p>1.16133536707188</text:p>
          </table:table-cell>
        </table:table-row>
        <table:table-row table:style-name="ro1">
          <table:table-cell office:value-type="float" office:value="1.26092267304464" calcext:value-type="float">
            <text:p>1.26092267304464</text:p>
          </table:table-cell>
        </table:table-row>
        <table:table-row table:style-name="ro1">
          <table:table-cell office:value-type="float" office:value="1.14503937619756" calcext:value-type="float">
            <text:p>1.14503937619756</text:p>
          </table:table-cell>
        </table:table-row>
        <table:table-row table:style-name="ro1">
          <table:table-cell office:value-type="float" office:value="0.803612425025946" calcext:value-type="float">
            <text:p>0.803612425025946</text:p>
          </table:table-cell>
        </table:table-row>
        <table:table-row table:style-name="ro1">
          <table:table-cell office:value-type="float" office:value="1.49599746970012" calcext:value-type="float">
            <text:p>1.49599746970012</text:p>
          </table:table-cell>
        </table:table-row>
        <table:table-row table:style-name="ro1">
          <table:table-cell office:value-type="float" office:value="0.837465508583011" calcext:value-type="float">
            <text:p>0.837465508583011</text:p>
          </table:table-cell>
        </table:table-row>
        <table:table-row table:style-name="ro1">
          <table:table-cell office:value-type="float" office:value="1.26535980870929" calcext:value-type="float">
            <text:p>1.26535980870929</text:p>
          </table:table-cell>
        </table:table-row>
        <table:table-row table:style-name="ro1">
          <table:table-cell office:value-type="float" office:value="0.543902310801103" calcext:value-type="float">
            <text:p>0.543902310801103</text:p>
          </table:table-cell>
        </table:table-row>
        <table:table-row table:style-name="ro1">
          <table:table-cell office:value-type="float" office:value="1.30368592165176" calcext:value-type="float">
            <text:p>1.30368592165176</text:p>
          </table:table-cell>
        </table:table-row>
        <table:table-row table:style-name="ro1">
          <table:table-cell office:value-type="float" office:value="0.858379623785229" calcext:value-type="float">
            <text:p>0.858379623785229</text:p>
          </table:table-cell>
        </table:table-row>
        <table:table-row table:style-name="ro1">
          <table:table-cell office:value-type="float" office:value="1.27706255093119" calcext:value-type="float">
            <text:p>1.27706255093119</text:p>
          </table:table-cell>
        </table:table-row>
        <table:table-row table:style-name="ro1">
          <table:table-cell office:value-type="float" office:value="1.29229242061636" calcext:value-type="float">
            <text:p>1.29229242061636</text:p>
          </table:table-cell>
        </table:table-row>
        <table:table-row table:style-name="ro1">
          <table:table-cell office:value-type="float" office:value="0.999805332704557" calcext:value-type="float">
            <text:p>0.999805332704557</text:p>
          </table:table-cell>
        </table:table-row>
        <table:table-row table:style-name="ro1">
          <table:table-cell office:value-type="float" office:value="1.23969782805085" calcext:value-type="float">
            <text:p>1.23969782805085</text:p>
          </table:table-cell>
        </table:table-row>
        <table:table-row table:style-name="ro1">
          <table:table-cell office:value-type="float" office:value="1.10597542890538" calcext:value-type="float">
            <text:p>1.10597542890538</text:p>
          </table:table-cell>
        </table:table-row>
        <table:table-row table:style-name="ro1">
          <table:table-cell office:value-type="float" office:value="1.46255710024737" calcext:value-type="float">
            <text:p>1.46255710024737</text:p>
          </table:table-cell>
        </table:table-row>
        <table:table-row table:style-name="ro1">
          <table:table-cell office:value-type="float" office:value="0.891334016851192" calcext:value-type="float">
            <text:p>0.891334016851192</text:p>
          </table:table-cell>
        </table:table-row>
        <table:table-row table:style-name="ro1">
          <table:table-cell office:value-type="float" office:value="1.31863431914322" calcext:value-type="float">
            <text:p>1.31863431914322</text:p>
          </table:table-cell>
        </table:table-row>
        <table:table-row table:style-name="ro1">
          <table:table-cell office:value-type="float" office:value="0.76591061264772" calcext:value-type="float">
            <text:p>0.76591061264772</text:p>
          </table:table-cell>
        </table:table-row>
        <table:table-row table:style-name="ro1">
          <table:table-cell office:value-type="float" office:value="1.08151690677459" calcext:value-type="float">
            <text:p>1.08151690677459</text:p>
          </table:table-cell>
        </table:table-row>
        <table:table-row table:style-name="ro1">
          <table:table-cell office:value-type="float" office:value="1.30072653870794" calcext:value-type="float">
            <text:p>1.30072653870794</text:p>
          </table:table-cell>
        </table:table-row>
        <table:table-row table:style-name="ro1">
          <table:table-cell office:value-type="float" office:value="1.12434293413764" calcext:value-type="float">
            <text:p>1.12434293413764</text:p>
          </table:table-cell>
        </table:table-row>
        <table:table-row table:style-name="ro1">
          <table:table-cell office:value-type="float" office:value="0.879465368548114" calcext:value-type="float">
            <text:p>0.879465368548114</text:p>
          </table:table-cell>
        </table:table-row>
        <table:table-row table:style-name="ro1">
          <table:table-cell office:value-type="float" office:value="1.63346323119222" calcext:value-type="float">
            <text:p>1.63346323119222</text:p>
          </table:table-cell>
        </table:table-row>
        <table:table-row table:style-name="ro1">
          <table:table-cell office:value-type="float" office:value="0.693820846880786" calcext:value-type="float">
            <text:p>0.693820846880786</text:p>
          </table:table-cell>
        </table:table-row>
        <table:table-row table:style-name="ro1">
          <table:table-cell office:value-type="float" office:value="0.706850669338416" calcext:value-type="float">
            <text:p>0.706850669338416</text:p>
          </table:table-cell>
        </table:table-row>
        <table:table-row table:style-name="ro1">
          <table:table-cell office:value-type="float" office:value="1.47030108801566" calcext:value-type="float">
            <text:p>1.47030108801566</text:p>
          </table:table-cell>
        </table:table-row>
        <table:table-row table:style-name="ro1">
          <table:table-cell office:value-type="float" office:value="1.14424991940961" calcext:value-type="float">
            <text:p>1.14424991940961</text:p>
          </table:table-cell>
        </table:table-row>
        <table:table-row table:style-name="ro1">
          <table:table-cell office:value-type="float" office:value="1.39676858136227" calcext:value-type="float">
            <text:p>1.39676858136227</text:p>
          </table:table-cell>
        </table:table-row>
        <table:table-row table:style-name="ro1">
          <table:table-cell office:value-type="float" office:value="1.23900509384443" calcext:value-type="float">
            <text:p>1.23900509384443</text:p>
          </table:table-cell>
        </table:table-row>
        <table:table-row table:style-name="ro1">
          <table:table-cell office:value-type="float" office:value="1.2474815969922" calcext:value-type="float">
            <text:p>1.2474815969922</text:p>
          </table:table-cell>
        </table:table-row>
        <table:table-row table:style-name="ro1">
          <table:table-cell office:value-type="float" office:value="0.739709731574248" calcext:value-type="float">
            <text:p>0.739709731574248</text:p>
          </table:table-cell>
        </table:table-row>
        <table:table-row table:style-name="ro1">
          <table:table-cell office:value-type="float" office:value="0.98801180677089" calcext:value-type="float">
            <text:p>0.98801180677089</text:p>
          </table:table-cell>
        </table:table-row>
        <table:table-row table:style-name="ro1">
          <table:table-cell office:value-type="float" office:value="0.867068453804778" calcext:value-type="float">
            <text:p>0.867068453804778</text:p>
          </table:table-cell>
        </table:table-row>
        <table:table-row table:style-name="ro1">
          <table:table-cell office:value-type="float" office:value="1.58848258541873" calcext:value-type="float">
            <text:p>1.58848258541873</text:p>
          </table:table-cell>
        </table:table-row>
        <table:table-row table:style-name="ro1">
          <table:table-cell office:value-type="float" office:value="1.07267185721845" calcext:value-type="float">
            <text:p>1.07267185721845</text:p>
          </table:table-cell>
        </table:table-row>
        <table:table-row table:style-name="ro1">
          <table:table-cell office:value-type="float" office:value="1.39779545976682" calcext:value-type="float">
            <text:p>1.39779545976682</text:p>
          </table:table-cell>
        </table:table-row>
        <table:table-row table:style-name="ro1">
          <table:table-cell office:value-type="float" office:value="1.23471276792437" calcext:value-type="float">
            <text:p>1.23471276792437</text:p>
          </table:table-cell>
        </table:table-row>
        <table:table-row table:style-name="ro1">
          <table:table-cell office:value-type="float" office:value="1.26717610322587" calcext:value-type="float">
            <text:p>1.26717610322587</text:p>
          </table:table-cell>
        </table:table-row>
        <table:table-row table:style-name="ro1">
          <table:table-cell office:value-type="float" office:value="0.874922298345099" calcext:value-type="float">
            <text:p>0.874922298345099</text:p>
          </table:table-cell>
        </table:table-row>
        <table:table-row table:style-name="ro1">
          <table:table-cell office:value-type="float" office:value="1.20846157298072" calcext:value-type="float">
            <text:p>1.20846157298072</text:p>
          </table:table-cell>
        </table:table-row>
        <table:table-row table:style-name="ro1">
          <table:table-cell office:value-type="float" office:value="1.45203832192289" calcext:value-type="float">
            <text:p>1.45203832192289</text:p>
          </table:table-cell>
        </table:table-row>
        <table:table-row table:style-name="ro1">
          <table:table-cell office:value-type="float" office:value="1.17714349270251" calcext:value-type="float">
            <text:p>1.17714349270251</text:p>
          </table:table-cell>
        </table:table-row>
        <table:table-row table:style-name="ro1">
          <table:table-cell office:value-type="float" office:value="0.702598528159106" calcext:value-type="float">
            <text:p>0.702598528159106</text:p>
          </table:table-cell>
        </table:table-row>
        <table:table-row table:style-name="ro1">
          <table:table-cell office:value-type="float" office:value="1.23532096392464" calcext:value-type="float">
            <text:p>1.23532096392464</text:p>
          </table:table-cell>
        </table:table-row>
        <table:table-row table:style-name="ro1">
          <table:table-cell office:value-type="float" office:value="0.581685356039734" calcext:value-type="float">
            <text:p>0.581685356039734</text:p>
          </table:table-cell>
        </table:table-row>
        <table:table-row table:style-name="ro1">
          <table:table-cell office:value-type="float" office:value="1.3067350685662" calcext:value-type="float">
            <text:p>1.3067350685662</text:p>
          </table:table-cell>
        </table:table-row>
        <table:table-row table:style-name="ro1">
          <table:table-cell office:value-type="float" office:value="0.75347961175501" calcext:value-type="float">
            <text:p>0.75347961175501</text:p>
          </table:table-cell>
        </table:table-row>
        <table:table-row table:style-name="ro1">
          <table:table-cell office:value-type="float" office:value="0.57263641288756" calcext:value-type="float">
            <text:p>0.57263641288756</text:p>
          </table:table-cell>
        </table:table-row>
        <table:table-row table:style-name="ro1">
          <table:table-cell office:value-type="float" office:value="1.00748200405154" calcext:value-type="float">
            <text:p>1.00748200405154</text:p>
          </table:table-cell>
        </table:table-row>
        <table:table-row table:style-name="ro1">
          <table:table-cell office:value-type="float" office:value="1.4769083456063" calcext:value-type="float">
            <text:p>1.4769083456063</text:p>
          </table:table-cell>
        </table:table-row>
        <table:table-row table:style-name="ro1">
          <table:table-cell office:value-type="float" office:value="1.24539869905848" calcext:value-type="float">
            <text:p>1.24539869905848</text:p>
          </table:table-cell>
        </table:table-row>
        <table:table-row table:style-name="ro1">
          <table:table-cell office:value-type="float" office:value="1.08093573983036" calcext:value-type="float">
            <text:p>1.08093573983036</text:p>
          </table:table-cell>
        </table:table-row>
        <table:table-row table:style-name="ro1">
          <table:table-cell office:value-type="float" office:value="0.918586982918607" calcext:value-type="float">
            <text:p>0.918586982918607</text:p>
          </table:table-cell>
        </table:table-row>
        <table:table-row table:style-name="ro1">
          <table:table-cell office:value-type="float" office:value="1.16810023592448" calcext:value-type="float">
            <text:p>1.16810023592448</text:p>
          </table:table-cell>
        </table:table-row>
        <table:table-row table:style-name="ro1">
          <table:table-cell office:value-type="float" office:value="0.537166395295183" calcext:value-type="float">
            <text:p>0.537166395295183</text:p>
          </table:table-cell>
        </table:table-row>
        <table:table-row table:style-name="ro1">
          <table:table-cell office:value-type="float" office:value="1.48071800940001" calcext:value-type="float">
            <text:p>1.48071800940001</text:p>
          </table:table-cell>
        </table:table-row>
        <table:table-row table:style-name="ro1">
          <table:table-cell office:value-type="float" office:value="0.434255825583687" calcext:value-type="float">
            <text:p>0.434255825583687</text:p>
          </table:table-cell>
        </table:table-row>
        <table:table-row table:style-name="ro1">
          <table:table-cell office:value-type="float" office:value="1.43141149591789" calcext:value-type="float">
            <text:p>1.43141149591789</text:p>
          </table:table-cell>
        </table:table-row>
        <table:table-row table:style-name="ro1">
          <table:table-cell office:value-type="float" office:value="0.848490010811472" calcext:value-type="float">
            <text:p>0.848490010811472</text:p>
          </table:table-cell>
        </table:table-row>
        <table:table-row table:style-name="ro1">
          <table:table-cell office:value-type="float" office:value="1.67032194700694" calcext:value-type="float">
            <text:p>1.67032194700694</text:p>
          </table:table-cell>
        </table:table-row>
        <table:table-row table:style-name="ro1">
          <table:table-cell office:value-type="float" office:value="0.868311632129456" calcext:value-type="float">
            <text:p>0.868311632129456</text:p>
          </table:table-cell>
        </table:table-row>
        <table:table-row table:style-name="ro1">
          <table:table-cell office:value-type="float" office:value="1.28103413755576" calcext:value-type="float">
            <text:p>1.28103413755576</text:p>
          </table:table-cell>
        </table:table-row>
        <table:table-row table:style-name="ro1">
          <table:table-cell office:value-type="float" office:value="0.961347879876363" calcext:value-type="float">
            <text:p>0.961347879876363</text:p>
          </table:table-cell>
        </table:table-row>
        <table:table-row table:style-name="ro1">
          <table:table-cell office:value-type="float" office:value="1.38824828732648" calcext:value-type="float">
            <text:p>1.38824828732648</text:p>
          </table:table-cell>
        </table:table-row>
        <table:table-row table:style-name="ro1">
          <table:table-cell office:value-type="float" office:value="1.11133181424962" calcext:value-type="float">
            <text:p>1.11133181424962</text:p>
          </table:table-cell>
        </table:table-row>
        <table:table-row table:style-name="ro1">
          <table:table-cell office:value-type="float" office:value="0.82770607159496" calcext:value-type="float">
            <text:p>0.82770607159496</text:p>
          </table:table-cell>
        </table:table-row>
        <table:table-row table:style-name="ro1">
          <table:table-cell office:value-type="float" office:value="0.828225479492058" calcext:value-type="float">
            <text:p>0.828225479492058</text:p>
          </table:table-cell>
        </table:table-row>
        <table:table-row table:style-name="ro1">
          <table:table-cell office:value-type="float" office:value="1.09189508382429" calcext:value-type="float">
            <text:p>1.09189508382429</text:p>
          </table:table-cell>
        </table:table-row>
        <table:table-row table:style-name="ro1">
          <table:table-cell office:value-type="float" office:value="0.809263210340302" calcext:value-type="float">
            <text:p>0.809263210340302</text:p>
          </table:table-cell>
        </table:table-row>
        <table:table-row table:style-name="ro1">
          <table:table-cell office:value-type="float" office:value="0.40052634014653" calcext:value-type="float">
            <text:p>0.40052634014653</text:p>
          </table:table-cell>
        </table:table-row>
        <table:table-row table:style-name="ro1">
          <table:table-cell office:value-type="float" office:value="1.47333059812198" calcext:value-type="float">
            <text:p>1.47333059812198</text:p>
          </table:table-cell>
        </table:table-row>
        <table:table-row table:style-name="ro1">
          <table:table-cell office:value-type="float" office:value="0.53160031302899" calcext:value-type="float">
            <text:p>0.53160031302899</text:p>
          </table:table-cell>
        </table:table-row>
        <table:table-row table:style-name="ro1">
          <table:table-cell office:value-type="float" office:value="0.679127239615173" calcext:value-type="float">
            <text:p>0.679127239615173</text:p>
          </table:table-cell>
        </table:table-row>
        <table:table-row table:style-name="ro1">
          <table:table-cell office:value-type="float" office:value="1.40924389646993" calcext:value-type="float">
            <text:p>1.40924389646993</text:p>
          </table:table-cell>
        </table:table-row>
        <table:table-row table:style-name="ro1">
          <table:table-cell office:value-type="float" office:value="0.953240730956878" calcext:value-type="float">
            <text:p>0.953240730956878</text:p>
          </table:table-cell>
        </table:table-row>
        <table:table-row table:style-name="ro1">
          <table:table-cell office:value-type="float" office:value="1.60075906360844" calcext:value-type="float">
            <text:p>1.60075906360844</text:p>
          </table:table-cell>
        </table:table-row>
        <table:table-row table:style-name="ro1">
          <table:table-cell office:value-type="float" office:value="1.43062719368892" calcext:value-type="float">
            <text:p>1.43062719368892</text:p>
          </table:table-cell>
        </table:table-row>
        <table:table-row table:style-name="ro1">
          <table:table-cell office:value-type="float" office:value="1.53013059228774" calcext:value-type="float">
            <text:p>1.53013059228774</text:p>
          </table:table-cell>
        </table:table-row>
        <table:table-row table:style-name="ro1">
          <table:table-cell office:value-type="float" office:value="0.78074219039176" calcext:value-type="float">
            <text:p>0.78074219039176</text:p>
          </table:table-cell>
        </table:table-row>
        <table:table-row table:style-name="ro1">
          <table:table-cell office:value-type="float" office:value="0.508863027961539" calcext:value-type="float">
            <text:p>0.508863027961539</text:p>
          </table:table-cell>
        </table:table-row>
        <table:table-row table:style-name="ro1">
          <table:table-cell office:value-type="float" office:value="1.3794594178797" calcext:value-type="float">
            <text:p>1.3794594178797</text:p>
          </table:table-cell>
        </table:table-row>
        <table:table-row table:style-name="ro1">
          <table:table-cell office:value-type="float" office:value="1.40771331951241" calcext:value-type="float">
            <text:p>1.40771331951241</text:p>
          </table:table-cell>
        </table:table-row>
        <table:table-row table:style-name="ro1">
          <table:table-cell office:value-type="float" office:value="1.11186565381366" calcext:value-type="float">
            <text:p>1.11186565381366</text:p>
          </table:table-cell>
        </table:table-row>
        <table:table-row table:style-name="ro1">
          <table:table-cell office:value-type="float" office:value="0.833209991333002" calcext:value-type="float">
            <text:p>0.833209991333002</text:p>
          </table:table-cell>
        </table:table-row>
        <table:table-row table:style-name="ro1">
          <table:table-cell office:value-type="float" office:value="0.702675737360607" calcext:value-type="float">
            <text:p>0.702675737360607</text:p>
          </table:table-cell>
        </table:table-row>
        <table:table-row table:style-name="ro1">
          <table:table-cell office:value-type="float" office:value="1.337232069856" calcext:value-type="float">
            <text:p>1.337232069856</text:p>
          </table:table-cell>
        </table:table-row>
        <table:table-row table:style-name="ro1">
          <table:table-cell office:value-type="float" office:value="1.02458029722083" calcext:value-type="float">
            <text:p>1.02458029722083</text:p>
          </table:table-cell>
        </table:table-row>
        <table:table-row table:style-name="ro1">
          <table:table-cell office:value-type="float" office:value="0.46938800195081" calcext:value-type="float">
            <text:p>0.46938800195081</text:p>
          </table:table-cell>
        </table:table-row>
        <table:table-row table:style-name="ro1">
          <table:table-cell office:value-type="float" office:value="1.22290515596371" calcext:value-type="float">
            <text:p>1.22290515596371</text:p>
          </table:table-cell>
        </table:table-row>
        <table:table-row table:style-name="ro1">
          <table:table-cell office:value-type="float" office:value="1.24981673805405" calcext:value-type="float">
            <text:p>1.24981673805405</text:p>
          </table:table-cell>
        </table:table-row>
        <table:table-row table:style-name="ro1">
          <table:table-cell office:value-type="float" office:value="0.449124982095936" calcext:value-type="float">
            <text:p>0.449124982095936</text:p>
          </table:table-cell>
        </table:table-row>
        <table:table-row table:style-name="ro1">
          <table:table-cell office:value-type="float" office:value="1.49062844323254" calcext:value-type="float">
            <text:p>1.49062844323254</text:p>
          </table:table-cell>
        </table:table-row>
        <table:table-row table:style-name="ro1">
          <table:table-cell office:value-type="float" office:value="1.12355071287767" calcext:value-type="float">
            <text:p>1.12355071287767</text:p>
          </table:table-cell>
        </table:table-row>
        <table:table-row table:style-name="ro1">
          <table:table-cell office:value-type="float" office:value="1.11461418842803" calcext:value-type="float">
            <text:p>1.11461418842803</text:p>
          </table:table-cell>
        </table:table-row>
        <table:table-row table:style-name="ro1">
          <table:table-cell office:value-type="float" office:value="1.3185930069106" calcext:value-type="float">
            <text:p>1.3185930069106</text:p>
          </table:table-cell>
        </table:table-row>
        <table:table-row table:style-name="ro1">
          <table:table-cell office:value-type="float" office:value="1.25106342024723" calcext:value-type="float">
            <text:p>1.25106342024723</text:p>
          </table:table-cell>
        </table:table-row>
        <table:table-row table:style-name="ro1">
          <table:table-cell office:value-type="float" office:value="1.17903410097868" calcext:value-type="float">
            <text:p>1.17903410097868</text:p>
          </table:table-cell>
        </table:table-row>
        <table:table-row table:style-name="ro1">
          <table:table-cell office:value-type="float" office:value="1.35177991877687" calcext:value-type="float">
            <text:p>1.35177991877687</text:p>
          </table:table-cell>
        </table:table-row>
        <table:table-row table:style-name="ro1">
          <table:table-cell office:value-type="float" office:value="0.462222405971046" calcext:value-type="float">
            <text:p>0.462222405971046</text:p>
          </table:table-cell>
        </table:table-row>
        <table:table-row table:style-name="ro1">
          <table:table-cell office:value-type="float" office:value="1.00612544412703" calcext:value-type="float">
            <text:p>1.00612544412703</text:p>
          </table:table-cell>
        </table:table-row>
        <table:table-row table:style-name="ro1">
          <table:table-cell office:value-type="float" office:value="0.764436290640269" calcext:value-type="float">
            <text:p>0.764436290640269</text:p>
          </table:table-cell>
        </table:table-row>
        <table:table-row table:style-name="ro1">
          <table:table-cell office:value-type="float" office:value="0.484196912725968" calcext:value-type="float">
            <text:p>0.484196912725968</text:p>
          </table:table-cell>
        </table:table-row>
        <table:table-row table:style-name="ro1">
          <table:table-cell office:value-type="float" office:value="1.4994461468351" calcext:value-type="float">
            <text:p>1.4994461468351</text:p>
          </table:table-cell>
        </table:table-row>
        <table:table-row table:style-name="ro1">
          <table:table-cell office:value-type="float" office:value="1.10389860024671" calcext:value-type="float">
            <text:p>1.10389860024671</text:p>
          </table:table-cell>
        </table:table-row>
        <table:table-row table:style-name="ro1">
          <table:table-cell office:value-type="float" office:value="0.57347042616887" calcext:value-type="float">
            <text:p>0.57347042616887</text:p>
          </table:table-cell>
        </table:table-row>
        <table:table-row table:style-name="ro1">
          <table:table-cell office:value-type="float" office:value="1.24478859986489" calcext:value-type="float">
            <text:p>1.24478859986489</text:p>
          </table:table-cell>
        </table:table-row>
        <table:table-row table:style-name="ro1">
          <table:table-cell office:value-type="float" office:value="1.55128272849614" calcext:value-type="float">
            <text:p>1.55128272849614</text:p>
          </table:table-cell>
        </table:table-row>
        <table:table-row table:style-name="ro1">
          <table:table-cell office:value-type="float" office:value="0.767713588440331" calcext:value-type="float">
            <text:p>0.767713588440331</text:p>
          </table:table-cell>
        </table:table-row>
        <table:table-row table:style-name="ro1">
          <table:table-cell office:value-type="float" office:value="1.66719993194832" calcext:value-type="float">
            <text:p>1.66719993194832</text:p>
          </table:table-cell>
        </table:table-row>
        <table:table-row table:style-name="ro1">
          <table:table-cell office:value-type="float" office:value="0.452349908277942" calcext:value-type="float">
            <text:p>0.452349908277942</text:p>
          </table:table-cell>
        </table:table-row>
        <table:table-row table:style-name="ro1">
          <table:table-cell office:value-type="float" office:value="1.55152118582387" calcext:value-type="float">
            <text:p>1.55152118582387</text:p>
          </table:table-cell>
        </table:table-row>
        <table:table-row table:style-name="ro1">
          <table:table-cell office:value-type="float" office:value="1.88915753398692" calcext:value-type="float">
            <text:p>1.88915753398692</text:p>
          </table:table-cell>
        </table:table-row>
        <table:table-row table:style-name="ro1">
          <table:table-cell office:value-type="float" office:value="0.545580717338537" calcext:value-type="float">
            <text:p>0.545580717338537</text:p>
          </table:table-cell>
        </table:table-row>
        <table:table-row table:style-name="ro1">
          <table:table-cell office:value-type="float" office:value="1.43875938251399" calcext:value-type="float">
            <text:p>1.43875938251399</text:p>
          </table:table-cell>
        </table:table-row>
        <table:table-row table:style-name="ro1">
          <table:table-cell office:value-type="float" office:value="0.355214339971134" calcext:value-type="float">
            <text:p>0.355214339971134</text:p>
          </table:table-cell>
        </table:table-row>
        <table:table-row table:style-name="ro1">
          <table:table-cell office:value-type="float" office:value="1.17286075555752" calcext:value-type="float">
            <text:p>1.17286075555752</text:p>
          </table:table-cell>
        </table:table-row>
        <table:table-row table:style-name="ro1">
          <table:table-cell office:value-type="float" office:value="0.614434710837782" calcext:value-type="float">
            <text:p>0.614434710837782</text:p>
          </table:table-cell>
        </table:table-row>
        <table:table-row table:style-name="ro1">
          <table:table-cell office:value-type="float" office:value="0.509777769350719" calcext:value-type="float">
            <text:p>0.509777769350719</text:p>
          </table:table-cell>
        </table:table-row>
        <table:table-row table:style-name="ro1">
          <table:table-cell office:value-type="float" office:value="0.697881533283296" calcext:value-type="float">
            <text:p>0.697881533283296</text:p>
          </table:table-cell>
        </table:table-row>
        <table:table-row table:style-name="ro1">
          <table:table-cell office:value-type="float" office:value="0.961723098643472" calcext:value-type="float">
            <text:p>0.961723098643472</text:p>
          </table:table-cell>
        </table:table-row>
        <table:table-row table:style-name="ro1">
          <table:table-cell office:value-type="float" office:value="1.47107522215852" calcext:value-type="float">
            <text:p>1.47107522215852</text:p>
          </table:table-cell>
        </table:table-row>
        <table:table-row table:style-name="ro1">
          <table:table-cell office:value-type="float" office:value="0.613581051250616" calcext:value-type="float">
            <text:p>0.613581051250616</text:p>
          </table:table-cell>
        </table:table-row>
        <table:table-row table:style-name="ro1">
          <table:table-cell office:value-type="float" office:value="1.50681616123254" calcext:value-type="float">
            <text:p>1.50681616123254</text:p>
          </table:table-cell>
        </table:table-row>
        <table:table-row table:style-name="ro1">
          <table:table-cell office:value-type="float" office:value="1.30030518972508" calcext:value-type="float">
            <text:p>1.30030518972508</text:p>
          </table:table-cell>
        </table:table-row>
        <table:table-row table:style-name="ro1">
          <table:table-cell office:value-type="float" office:value="1.34034888528475" calcext:value-type="float">
            <text:p>1.34034888528475</text:p>
          </table:table-cell>
        </table:table-row>
        <table:table-row table:style-name="ro1">
          <table:table-cell office:value-type="float" office:value="0.544222391780174" calcext:value-type="float">
            <text:p>0.544222391780174</text:p>
          </table:table-cell>
        </table:table-row>
        <table:table-row table:style-name="ro1">
          <table:table-cell office:value-type="float" office:value="1.52331980481956" calcext:value-type="float">
            <text:p>1.52331980481956</text:p>
          </table:table-cell>
        </table:table-row>
        <table:table-row table:style-name="ro1">
          <table:table-cell office:value-type="float" office:value="0.514681392288957" calcext:value-type="float">
            <text:p>0.514681392288957</text:p>
          </table:table-cell>
        </table:table-row>
        <table:table-row table:style-name="ro1">
          <table:table-cell office:value-type="float" office:value="1.17806203679737" calcext:value-type="float">
            <text:p>1.17806203679737</text:p>
          </table:table-cell>
        </table:table-row>
        <table:table-row table:style-name="ro1">
          <table:table-cell office:value-type="float" office:value="0.634217658585227" calcext:value-type="float">
            <text:p>0.634217658585227</text:p>
          </table:table-cell>
        </table:table-row>
        <table:table-row table:style-name="ro1">
          <table:table-cell office:value-type="float" office:value="1.49303333613782" calcext:value-type="float">
            <text:p>1.49303333613782</text:p>
          </table:table-cell>
        </table:table-row>
        <table:table-row table:style-name="ro1">
          <table:table-cell office:value-type="float" office:value="0.501954686363377" calcext:value-type="float">
            <text:p>0.501954686363377</text:p>
          </table:table-cell>
        </table:table-row>
        <table:table-row table:style-name="ro1">
          <table:table-cell office:value-type="float" office:value="1.67701685665638" calcext:value-type="float">
            <text:p>1.67701685665638</text:p>
          </table:table-cell>
        </table:table-row>
        <table:table-row table:style-name="ro1">
          <table:table-cell office:value-type="float" office:value="0.446330080791297" calcext:value-type="float">
            <text:p>0.446330080791297</text:p>
          </table:table-cell>
        </table:table-row>
        <table:table-row table:style-name="ro1">
          <table:table-cell office:value-type="float" office:value="1.430373690018" calcext:value-type="float">
            <text:p>1.430373690018</text:p>
          </table:table-cell>
        </table:table-row>
        <table:table-row table:style-name="ro1">
          <table:table-cell office:value-type="float" office:value="0.352044233541931" calcext:value-type="float">
            <text:p>0.352044233541931</text:p>
          </table:table-cell>
        </table:table-row>
        <table:table-row table:style-name="ro1">
          <table:table-cell office:value-type="float" office:value="1.39009210207787" calcext:value-type="float">
            <text:p>1.39009210207787</text:p>
          </table:table-cell>
        </table:table-row>
        <table:table-row table:style-name="ro1">
          <table:table-cell office:value-type="float" office:value="0.940197587793298" calcext:value-type="float">
            <text:p>0.940197587793298</text:p>
          </table:table-cell>
        </table:table-row>
        <table:table-row table:style-name="ro1">
          <table:table-cell office:value-type="float" office:value="0.558590595822402" calcext:value-type="float">
            <text:p>0.558590595822402</text:p>
          </table:table-cell>
        </table:table-row>
        <table:table-row table:style-name="ro1">
          <table:table-cell office:value-type="float" office:value="0.675198429930355" calcext:value-type="float">
            <text:p>0.675198429930355</text:p>
          </table:table-cell>
        </table:table-row>
        <table:table-row table:style-name="ro1">
          <table:table-cell office:value-type="float" office:value="1.40503922596251" calcext:value-type="float">
            <text:p>1.40503922596251</text:p>
          </table:table-cell>
        </table:table-row>
        <table:table-row table:style-name="ro1">
          <table:table-cell office:value-type="float" office:value="0.491016312803187" calcext:value-type="float">
            <text:p>0.491016312803187</text:p>
          </table:table-cell>
        </table:table-row>
        <table:table-row table:style-name="ro1">
          <table:table-cell office:value-type="float" office:value="1.39679022221366" calcext:value-type="float">
            <text:p>1.39679022221366</text:p>
          </table:table-cell>
        </table:table-row>
        <table:table-row table:style-name="ro1">
          <table:table-cell office:value-type="float" office:value="0.370120006416027" calcext:value-type="float">
            <text:p>0.370120006416027</text:p>
          </table:table-cell>
        </table:table-row>
        <table:table-row table:style-name="ro1">
          <table:table-cell office:value-type="float" office:value="1.41209743891904" calcext:value-type="float">
            <text:p>1.41209743891904</text:p>
          </table:table-cell>
        </table:table-row>
        <table:table-row table:style-name="ro1">
          <table:table-cell office:value-type="float" office:value="0.438973448801417" calcext:value-type="float">
            <text:p>0.438973448801417</text:p>
          </table:table-cell>
        </table:table-row>
        <table:table-row table:style-name="ro1">
          <table:table-cell office:value-type="float" office:value="1.15388473978992" calcext:value-type="float">
            <text:p>1.15388473978992</text:p>
          </table:table-cell>
        </table:table-row>
        <table:table-row table:style-name="ro1">
          <table:table-cell office:value-type="float" office:value="0.896881200316439" calcext:value-type="float">
            <text:p>0.896881200316439</text:p>
          </table:table-cell>
        </table:table-row>
        <table:table-row table:style-name="ro1">
          <table:table-cell office:value-type="float" office:value="1.00254375201769" calcext:value-type="float">
            <text:p>1.00254375201769</text:p>
          </table:table-cell>
        </table:table-row>
        <table:table-row table:style-name="ro1">
          <table:table-cell office:value-type="float" office:value="0.535981282890864" calcext:value-type="float">
            <text:p>0.535981282890864</text:p>
          </table:table-cell>
        </table:table-row>
        <table:table-row table:style-name="ro1">
          <table:table-cell office:value-type="float" office:value="1.08601694038171" calcext:value-type="float">
            <text:p>1.08601694038171</text:p>
          </table:table-cell>
        </table:table-row>
        <table:table-row table:style-name="ro1">
          <table:table-cell office:value-type="float" office:value="0.852394371952641" calcext:value-type="float">
            <text:p>0.852394371952641</text:p>
          </table:table-cell>
        </table:table-row>
        <table:table-row table:style-name="ro1">
          <table:table-cell office:value-type="float" office:value="0.604497801813361" calcext:value-type="float">
            <text:p>0.604497801813361</text:p>
          </table:table-cell>
        </table:table-row>
        <table:table-row table:style-name="ro1">
          <table:table-cell office:value-type="float" office:value="0.621618106429822" calcext:value-type="float">
            <text:p>0.621618106429822</text:p>
          </table:table-cell>
        </table:table-row>
        <table:table-row table:style-name="ro1">
          <table:table-cell office:value-type="float" office:value="1.25599456100804" calcext:value-type="float">
            <text:p>1.25599456100804</text:p>
          </table:table-cell>
        </table:table-row>
        <table:table-row table:style-name="ro1">
          <table:table-cell office:value-type="float" office:value="1.30673124049151" calcext:value-type="float">
            <text:p>1.30673124049151</text:p>
          </table:table-cell>
        </table:table-row>
        <table:table-row table:style-name="ro1">
          <table:table-cell office:value-type="float" office:value="0.901288568892612" calcext:value-type="float">
            <text:p>0.901288568892612</text:p>
          </table:table-cell>
        </table:table-row>
        <table:table-row table:style-name="ro1">
          <table:table-cell office:value-type="float" office:value="0.888761931277928" calcext:value-type="float">
            <text:p>0.888761931277928</text:p>
          </table:table-cell>
        </table:table-row>
        <table:table-row table:style-name="ro1">
          <table:table-cell office:value-type="float" office:value="1.06298294978323" calcext:value-type="float">
            <text:p>1.06298294978323</text:p>
          </table:table-cell>
        </table:table-row>
        <table:table-row table:style-name="ro1">
          <table:table-cell office:value-type="float" office:value="1.2257245043538" calcext:value-type="float">
            <text:p>1.2257245043538</text:p>
          </table:table-cell>
        </table:table-row>
        <table:table-row table:style-name="ro1">
          <table:table-cell office:value-type="float" office:value="1.43054885174329" calcext:value-type="float">
            <text:p>1.43054885174329</text:p>
          </table:table-cell>
        </table:table-row>
        <table:table-row table:style-name="ro1">
          <table:table-cell office:value-type="float" office:value="0.340215302715174" calcext:value-type="float">
            <text:p>0.340215302715174</text:p>
          </table:table-cell>
        </table:table-row>
        <table:table-row table:style-name="ro1">
          <table:table-cell office:value-type="float" office:value="1.40498993594893" calcext:value-type="float">
            <text:p>1.40498993594893</text:p>
          </table:table-cell>
        </table:table-row>
        <table:table-row table:style-name="ro1">
          <table:table-cell office:value-type="float" office:value="0.769154498796482" calcext:value-type="float">
            <text:p>0.769154498796482</text:p>
          </table:table-cell>
        </table:table-row>
        <table:table-row table:style-name="ro1">
          <table:table-cell office:value-type="float" office:value="0.455065815041439" calcext:value-type="float">
            <text:p>0.455065815041439</text:p>
          </table:table-cell>
        </table:table-row>
        <table:table-row table:style-name="ro1">
          <table:table-cell office:value-type="float" office:value="0.911431609099202" calcext:value-type="float">
            <text:p>0.911431609099202</text:p>
          </table:table-cell>
        </table:table-row>
        <table:table-row table:style-name="ro1">
          <table:table-cell office:value-type="float" office:value="1.19696623403635" calcext:value-type="float">
            <text:p>1.19696623403635</text:p>
          </table:table-cell>
        </table:table-row>
        <table:table-row table:style-name="ro1">
          <table:table-cell office:value-type="float" office:value="0.642418760333242" calcext:value-type="float">
            <text:p>0.642418760333242</text:p>
          </table:table-cell>
        </table:table-row>
        <table:table-row table:style-name="ro1">
          <table:table-cell office:value-type="float" office:value="0.309537314136889" calcext:value-type="float">
            <text:p>0.309537314136889</text:p>
          </table:table-cell>
        </table:table-row>
        <table:table-row table:style-name="ro1">
          <table:table-cell office:value-type="float" office:value="1.5223621322761" calcext:value-type="float">
            <text:p>1.5223621322761</text:p>
          </table:table-cell>
        </table:table-row>
        <table:table-row table:style-name="ro1">
          <table:table-cell office:value-type="float" office:value="1.5331744493699" calcext:value-type="float">
            <text:p>1.5331744493699</text:p>
          </table:table-cell>
        </table:table-row>
        <table:table-row table:style-name="ro1">
          <table:table-cell office:value-type="float" office:value="1.10777932153201" calcext:value-type="float">
            <text:p>1.10777932153201</text:p>
          </table:table-cell>
        </table:table-row>
        <table:table-row table:style-name="ro1">
          <table:table-cell office:value-type="float" office:value="0.561997715260755" calcext:value-type="float">
            <text:p>0.561997715260755</text:p>
          </table:table-cell>
        </table:table-row>
        <table:table-row table:style-name="ro1">
          <table:table-cell office:value-type="float" office:value="1.40676634231479" calcext:value-type="float">
            <text:p>1.40676634231479</text:p>
          </table:table-cell>
        </table:table-row>
        <table:table-row table:style-name="ro1">
          <table:table-cell office:value-type="float" office:value="0.278696131185767" calcext:value-type="float">
            <text:p>0.278696131185767</text:p>
          </table:table-cell>
        </table:table-row>
        <table:table-row table:style-name="ro1">
          <table:table-cell office:value-type="float" office:value="1.54899410267214" calcext:value-type="float">
            <text:p>1.54899410267214</text:p>
          </table:table-cell>
        </table:table-row>
        <table:table-row table:style-name="ro1">
          <table:table-cell office:value-type="float" office:value="0.962141441413629" calcext:value-type="float">
            <text:p>0.962141441413629</text:p>
          </table:table-cell>
        </table:table-row>
        <table:table-row table:style-name="ro1">
          <table:table-cell office:value-type="float" office:value="0.780495245768563" calcext:value-type="float">
            <text:p>0.780495245768563</text:p>
          </table:table-cell>
        </table:table-row>
        <table:table-row table:style-name="ro1">
          <table:table-cell office:value-type="float" office:value="1.0984430634856" calcext:value-type="float">
            <text:p>1.0984430634856</text:p>
          </table:table-cell>
        </table:table-row>
        <table:table-row table:style-name="ro1">
          <table:table-cell office:value-type="float" office:value="0.411309747680607" calcext:value-type="float">
            <text:p>0.411309747680607</text:p>
          </table:table-cell>
        </table:table-row>
        <table:table-row table:style-name="ro1">
          <table:table-cell office:value-type="float" office:value="0.988166302296023" calcext:value-type="float">
            <text:p>0.988166302296023</text:p>
          </table:table-cell>
        </table:table-row>
        <table:table-row table:style-name="ro1">
          <table:table-cell office:value-type="float" office:value="1.48119229545034" calcext:value-type="float">
            <text:p>1.48119229545034</text:p>
          </table:table-cell>
        </table:table-row>
        <table:table-row table:style-name="ro1">
          <table:table-cell office:value-type="float" office:value="1.17436359142408" calcext:value-type="float">
            <text:p>1.17436359142408</text:p>
          </table:table-cell>
        </table:table-row>
        <table:table-row table:style-name="ro1">
          <table:table-cell office:value-type="float" office:value="1.08868657735213" calcext:value-type="float">
            <text:p>1.08868657735213</text:p>
          </table:table-cell>
        </table:table-row>
        <table:table-row table:style-name="ro1">
          <table:table-cell office:value-type="float" office:value="0.476096836154161" calcext:value-type="float">
            <text:p>0.476096836154161</text:p>
          </table:table-cell>
        </table:table-row>
        <table:table-row table:style-name="ro1">
          <table:table-cell office:value-type="float" office:value="1.18443040119955" calcext:value-type="float">
            <text:p>1.18443040119955</text:p>
          </table:table-cell>
        </table:table-row>
        <table:table-row table:style-name="ro1">
          <table:table-cell office:value-type="float" office:value="0.420693508033926" calcext:value-type="float">
            <text:p>0.420693508033926</text:p>
          </table:table-cell>
        </table:table-row>
        <table:table-row table:style-name="ro1">
          <table:table-cell office:value-type="float" office:value="1.0599703248053" calcext:value-type="float">
            <text:p>1.0599703248053</text:p>
          </table:table-cell>
        </table:table-row>
        <table:table-row table:style-name="ro1">
          <table:table-cell office:value-type="float" office:value="0.927336378703072" calcext:value-type="float">
            <text:p>0.927336378703072</text:p>
          </table:table-cell>
        </table:table-row>
        <table:table-row table:style-name="ro1">
          <table:table-cell office:value-type="float" office:value="0.898089260625093" calcext:value-type="float">
            <text:p>0.898089260625093</text:p>
          </table:table-cell>
        </table:table-row>
        <table:table-row table:style-name="ro1">
          <table:table-cell office:value-type="float" office:value="1.1273922807006" calcext:value-type="float">
            <text:p>1.1273922807006</text:p>
          </table:table-cell>
        </table:table-row>
        <table:table-row table:style-name="ro1">
          <table:table-cell office:value-type="float" office:value="1.20183372950049" calcext:value-type="float">
            <text:p>1.20183372950049</text:p>
          </table:table-cell>
        </table:table-row>
        <table:table-row table:style-name="ro1">
          <table:table-cell office:value-type="float" office:value="1.46985493610772" calcext:value-type="float">
            <text:p>1.46985493610772</text:p>
          </table:table-cell>
        </table:table-row>
        <table:table-row table:style-name="ro1">
          <table:table-cell office:value-type="float" office:value="0.559165500610804" calcext:value-type="float">
            <text:p>0.559165500610804</text:p>
          </table:table-cell>
        </table:table-row>
        <table:table-row table:style-name="ro1">
          <table:table-cell office:value-type="float" office:value="1.23807509133967" calcext:value-type="float">
            <text:p>1.23807509133967</text:p>
          </table:table-cell>
        </table:table-row>
        <table:table-row table:style-name="ro1">
          <table:table-cell office:value-type="float" office:value="0.423314211061367" calcext:value-type="float">
            <text:p>0.423314211061367</text:p>
          </table:table-cell>
        </table:table-row>
        <table:table-row table:style-name="ro1">
          <table:table-cell office:value-type="float" office:value="0.53610915379316" calcext:value-type="float">
            <text:p>0.53610915379316</text:p>
          </table:table-cell>
        </table:table-row>
        <table:table-row table:style-name="ro1">
          <table:table-cell office:value-type="float" office:value="1.13154390500694" calcext:value-type="float">
            <text:p>1.13154390500694</text:p>
          </table:table-cell>
        </table:table-row>
        <table:table-row table:style-name="ro1">
          <table:table-cell office:value-type="float" office:value="1.17688712434507" calcext:value-type="float">
            <text:p>1.17688712434507</text:p>
          </table:table-cell>
        </table:table-row>
        <table:table-row table:style-name="ro1">
          <table:table-cell office:value-type="float" office:value="0.507430665287913" calcext:value-type="float">
            <text:p>0.507430665287913</text:p>
          </table:table-cell>
        </table:table-row>
        <table:table-row table:style-name="ro1">
          <table:table-cell office:value-type="float" office:value="1.47036245227075" calcext:value-type="float">
            <text:p>1.47036245227075</text:p>
          </table:table-cell>
        </table:table-row>
        <table:table-row table:style-name="ro1">
          <table:table-cell office:value-type="float" office:value="1.30142876557748" calcext:value-type="float">
            <text:p>1.30142876557748</text:p>
          </table:table-cell>
        </table:table-row>
        <table:table-row table:style-name="ro1">
          <table:table-cell office:value-type="float" office:value="0.694916602020458" calcext:value-type="float">
            <text:p>0.694916602020458</text:p>
          </table:table-cell>
        </table:table-row>
        <table:table-row table:style-name="ro1">
          <table:table-cell office:value-type="float" office:value="0.690435875286721" calcext:value-type="float">
            <text:p>0.690435875286721</text:p>
          </table:table-cell>
        </table:table-row>
        <table:table-row table:style-name="ro1">
          <table:table-cell office:value-type="float" office:value="1.14643908411049" calcext:value-type="float">
            <text:p>1.14643908411049</text:p>
          </table:table-cell>
        </table:table-row>
        <table:table-row table:style-name="ro1">
          <table:table-cell office:value-type="float" office:value="0.992341572982652" calcext:value-type="float">
            <text:p>0.992341572982652</text:p>
          </table:table-cell>
        </table:table-row>
        <table:table-row table:style-name="ro1">
          <table:table-cell office:value-type="float" office:value="0.722738462607586" calcext:value-type="float">
            <text:p>0.722738462607586</text:p>
          </table:table-cell>
        </table:table-row>
        <table:table-row table:style-name="ro1">
          <table:table-cell office:value-type="float" office:value="0.407677489724629" calcext:value-type="float">
            <text:p>0.407677489724629</text:p>
          </table:table-cell>
        </table:table-row>
        <table:table-row table:style-name="ro1">
          <table:table-cell office:value-type="float" office:value="1.50103700997805" calcext:value-type="float">
            <text:p>1.50103700997805</text:p>
          </table:table-cell>
        </table:table-row>
        <table:table-row table:style-name="ro1">
          <table:table-cell office:value-type="float" office:value="1.32293756629524" calcext:value-type="float">
            <text:p>1.32293756629524</text:p>
          </table:table-cell>
        </table:table-row>
        <table:table-row table:style-name="ro1">
          <table:table-cell office:value-type="float" office:value="0.277596306493149" calcext:value-type="float">
            <text:p>0.277596306493149</text:p>
          </table:table-cell>
        </table:table-row>
        <table:table-row table:style-name="ro1">
          <table:table-cell office:value-type="float" office:value="0.682348957020074" calcext:value-type="float">
            <text:p>0.682348957020074</text:p>
          </table:table-cell>
        </table:table-row>
        <table:table-row table:style-name="ro1">
          <table:table-cell office:value-type="float" office:value="0.255587067422673" calcext:value-type="float">
            <text:p>0.255587067422673</text:p>
          </table:table-cell>
        </table:table-row>
        <table:table-row table:style-name="ro1">
          <table:table-cell office:value-type="float" office:value="1.13916057215012" calcext:value-type="float">
            <text:p>1.13916057215012</text:p>
          </table:table-cell>
        </table:table-row>
        <table:table-row table:style-name="ro1">
          <table:table-cell office:value-type="float" office:value="0.403189249096324" calcext:value-type="float">
            <text:p>0.403189249096324</text:p>
          </table:table-cell>
        </table:table-row>
        <table:table-row table:style-name="ro1">
          <table:table-cell office:value-type="float" office:value="1.41702740077087" calcext:value-type="float">
            <text:p>1.41702740077087</text:p>
          </table:table-cell>
        </table:table-row>
        <table:table-row table:style-name="ro1">
          <table:table-cell office:value-type="float" office:value="0.660948850487283" calcext:value-type="float">
            <text:p>0.660948850487283</text:p>
          </table:table-cell>
        </table:table-row>
        <table:table-row table:style-name="ro1">
          <table:table-cell office:value-type="float" office:value="0.321248875846905" calcext:value-type="float">
            <text:p>0.321248875846905</text:p>
          </table:table-cell>
        </table:table-row>
        <table:table-row table:style-name="ro1">
          <table:table-cell office:value-type="float" office:value="0.965928592655935" calcext:value-type="float">
            <text:p>0.965928592655935</text:p>
          </table:table-cell>
        </table:table-row>
        <table:table-row table:style-name="ro1">
          <table:table-cell office:value-type="float" office:value="1.25257274479986" calcext:value-type="float">
            <text:p>1.25257274479986</text:p>
          </table:table-cell>
        </table:table-row>
        <table:table-row table:style-name="ro1">
          <table:table-cell office:value-type="float" office:value="0.433195341922023" calcext:value-type="float">
            <text:p>0.433195341922023</text:p>
          </table:table-cell>
        </table:table-row>
        <table:table-row table:style-name="ro1">
          <table:table-cell office:value-type="float" office:value="1.49434729881141" calcext:value-type="float">
            <text:p>1.49434729881141</text:p>
          </table:table-cell>
        </table:table-row>
        <table:table-row table:style-name="ro1">
          <table:table-cell office:value-type="float" office:value="1.40089964710848" calcext:value-type="float">
            <text:p>1.40089964710848</text:p>
          </table:table-cell>
        </table:table-row>
        <table:table-row table:style-name="ro1">
          <table:table-cell office:value-type="float" office:value="1.70352497256963" calcext:value-type="float">
            <text:p>1.70352497256963</text:p>
          </table:table-cell>
        </table:table-row>
        <table:table-row table:style-name="ro1">
          <table:table-cell office:value-type="float" office:value="0.283535348617578" calcext:value-type="float">
            <text:p>0.283535348617578</text:p>
          </table:table-cell>
        </table:table-row>
        <table:table-row table:style-name="ro1">
          <table:table-cell office:value-type="float" office:value="1.25325401664265" calcext:value-type="float">
            <text:p>1.25325401664265</text:p>
          </table:table-cell>
        </table:table-row>
        <table:table-row table:style-name="ro1">
          <table:table-cell office:value-type="float" office:value="0.510241570829125" calcext:value-type="float">
            <text:p>0.510241570829125</text:p>
          </table:table-cell>
        </table:table-row>
        <table:table-row table:style-name="ro1">
          <table:table-cell office:value-type="float" office:value="1.22898721685302" calcext:value-type="float">
            <text:p>1.22898721685302</text:p>
          </table:table-cell>
        </table:table-row>
        <table:table-row table:style-name="ro1">
          <table:table-cell office:value-type="float" office:value="0.486678052558621" calcext:value-type="float">
            <text:p>0.486678052558621</text:p>
          </table:table-cell>
        </table:table-row>
        <table:table-row table:style-name="ro1">
          <table:table-cell office:value-type="float" office:value="1.45256514286967" calcext:value-type="float">
            <text:p>1.45256514286967</text:p>
          </table:table-cell>
        </table:table-row>
        <table:table-row table:style-name="ro1">
          <table:table-cell office:value-type="float" office:value="1.07997560525944" calcext:value-type="float">
            <text:p>1.07997560525944</text:p>
          </table:table-cell>
        </table:table-row>
        <table:table-row table:style-name="ro1">
          <table:table-cell office:value-type="float" office:value="0.259995834984329" calcext:value-type="float">
            <text:p>0.259995834984329</text:p>
          </table:table-cell>
        </table:table-row>
        <table:table-row table:style-name="ro1">
          <table:table-cell office:value-type="float" office:value="1.43180468994339" calcext:value-type="float">
            <text:p>1.43180468994339</text:p>
          </table:table-cell>
        </table:table-row>
        <table:table-row table:style-name="ro1">
          <table:table-cell office:value-type="float" office:value="1.22077978396093" calcext:value-type="float">
            <text:p>1.22077978396093</text:p>
          </table:table-cell>
        </table:table-row>
        <table:table-row table:style-name="ro1">
          <table:table-cell office:value-type="float" office:value="1.52100681090929" calcext:value-type="float">
            <text:p>1.52100681090929</text:p>
          </table:table-cell>
        </table:table-row>
        <table:table-row table:style-name="ro1">
          <table:table-cell office:value-type="float" office:value="1.27181739108388" calcext:value-type="float">
            <text:p>1.27181739108388</text:p>
          </table:table-cell>
        </table:table-row>
        <table:table-row table:style-name="ro1">
          <table:table-cell office:value-type="float" office:value="0.392979509280833" calcext:value-type="float">
            <text:p>0.392979509280833</text:p>
          </table:table-cell>
        </table:table-row>
        <table:table-row table:style-name="ro1">
          <table:table-cell office:value-type="float" office:value="1.38854858248078" calcext:value-type="float">
            <text:p>1.38854858248078</text:p>
          </table:table-cell>
        </table:table-row>
        <table:table-row table:style-name="ro1">
          <table:table-cell office:value-type="float" office:value="1.39834463842262" calcext:value-type="float">
            <text:p>1.39834463842262</text:p>
          </table:table-cell>
        </table:table-row>
        <table:table-row table:style-name="ro1">
          <table:table-cell office:value-type="float" office:value="0.230861215671188" calcext:value-type="float">
            <text:p>0.230861215671188</text:p>
          </table:table-cell>
        </table:table-row>
        <table:table-row table:style-name="ro1">
          <table:table-cell office:value-type="float" office:value="1.31188283168453" calcext:value-type="float">
            <text:p>1.31188283168453</text:p>
          </table:table-cell>
        </table:table-row>
        <table:table-row table:style-name="ro1">
          <table:table-cell office:value-type="float" office:value="0.754084005163475" calcext:value-type="float">
            <text:p>0.754084005163475</text:p>
          </table:table-cell>
        </table:table-row>
        <table:table-row table:style-name="ro1">
          <table:table-cell office:value-type="float" office:value="1.06279920612418" calcext:value-type="float">
            <text:p>1.06279920612418</text:p>
          </table:table-cell>
        </table:table-row>
        <table:table-row table:style-name="ro1">
          <table:table-cell office:value-type="float" office:value="1.43056246215076" calcext:value-type="float">
            <text:p>1.43056246215076</text:p>
          </table:table-cell>
        </table:table-row>
        <table:table-row table:style-name="ro1">
          <table:table-cell office:value-type="float" office:value="0.590005425047443" calcext:value-type="float">
            <text:p>0.590005425047443</text:p>
          </table:table-cell>
        </table:table-row>
        <table:table-row table:style-name="ro1">
          <table:table-cell office:value-type="float" office:value="0.283306359427447" calcext:value-type="float">
            <text:p>0.283306359427447</text:p>
          </table:table-cell>
        </table:table-row>
        <table:table-row table:style-name="ro1">
          <table:table-cell office:value-type="float" office:value="1.39457718628532" calcext:value-type="float">
            <text:p>1.39457718628532</text:p>
          </table:table-cell>
        </table:table-row>
        <table:table-row table:style-name="ro1">
          <table:table-cell office:value-type="float" office:value="0.235946121181878" calcext:value-type="float">
            <text:p>0.235946121181878</text:p>
          </table:table-cell>
        </table:table-row>
        <table:table-row table:style-name="ro1">
          <table:table-cell office:value-type="float" office:value="1.17916281802292" calcext:value-type="float">
            <text:p>1.17916281802292</text:p>
          </table:table-cell>
        </table:table-row>
        <table:table-row table:style-name="ro1">
          <table:table-cell office:value-type="float" office:value="0.643460005129859" calcext:value-type="float">
            <text:p>0.643460005129859</text:p>
          </table:table-cell>
        </table:table-row>
        <table:table-row table:style-name="ro1">
          <table:table-cell office:value-type="float" office:value="0.220025659819999" calcext:value-type="float">
            <text:p>0.220025659819999</text:p>
          </table:table-cell>
        </table:table-row>
        <table:table-row table:style-name="ro1">
          <table:table-cell office:value-type="float" office:value="1.19028033548711" calcext:value-type="float">
            <text:p>1.19028033548711</text:p>
          </table:table-cell>
        </table:table-row>
        <table:table-row table:style-name="ro1">
          <table:table-cell office:value-type="float" office:value="0.700768422072036" calcext:value-type="float">
            <text:p>0.700768422072036</text:p>
          </table:table-cell>
        </table:table-row>
        <table:table-row table:style-name="ro1">
          <table:table-cell office:value-type="float" office:value="0.30240149790611" calcext:value-type="float">
            <text:p>0.30240149790611</text:p>
          </table:table-cell>
        </table:table-row>
        <table:table-row table:style-name="ro1">
          <table:table-cell office:value-type="float" office:value="1.45185554058217" calcext:value-type="float">
            <text:p>1.45185554058217</text:p>
          </table:table-cell>
        </table:table-row>
        <table:table-row table:style-name="ro1">
          <table:table-cell office:value-type="float" office:value="0.986071609954029" calcext:value-type="float">
            <text:p>0.986071609954029</text:p>
          </table:table-cell>
        </table:table-row>
        <table:table-row table:style-name="ro1">
          <table:table-cell office:value-type="float" office:value="0.235231910938366" calcext:value-type="float">
            <text:p>0.235231910938366</text:p>
          </table:table-cell>
        </table:table-row>
        <table:table-row table:style-name="ro1">
          <table:table-cell office:value-type="float" office:value="0.570324111919475" calcext:value-type="float">
            <text:p>0.570324111919475</text:p>
          </table:table-cell>
        </table:table-row>
        <table:table-row table:style-name="ro1">
          <table:table-cell office:value-type="float" office:value="0.524114847230891" calcext:value-type="float">
            <text:p>0.524114847230891</text:p>
          </table:table-cell>
        </table:table-row>
        <table:table-row table:style-name="ro1">
          <table:table-cell office:value-type="float" office:value="0.399793747628412" calcext:value-type="float">
            <text:p>0.399793747628412</text:p>
          </table:table-cell>
        </table:table-row>
        <table:table-row table:style-name="ro1">
          <table:table-cell office:value-type="float" office:value="0.209879352435309" calcext:value-type="float">
            <text:p>0.209879352435309</text:p>
          </table:table-cell>
        </table:table-row>
        <table:table-row table:style-name="ro1">
          <table:table-cell office:value-type="float" office:value="0.470959690831752" calcext:value-type="float">
            <text:p>0.470959690831752</text:p>
          </table:table-cell>
        </table:table-row>
        <table:table-row table:style-name="ro1">
          <table:table-cell office:value-type="float" office:value="1.34423066670635" calcext:value-type="float">
            <text:p>1.34423066670635</text:p>
          </table:table-cell>
        </table:table-row>
        <table:table-row table:style-name="ro1">
          <table:table-cell office:value-type="float" office:value="0.375356703272152" calcext:value-type="float">
            <text:p>0.375356703272152</text:p>
          </table:table-cell>
        </table:table-row>
        <table:table-row table:style-name="ro1">
          <table:table-cell office:value-type="float" office:value="1.20941379439945" calcext:value-type="float">
            <text:p>1.20941379439945</text:p>
          </table:table-cell>
        </table:table-row>
        <table:table-row table:style-name="ro1">
          <table:table-cell office:value-type="float" office:value="0.411195906775968" calcext:value-type="float">
            <text:p>0.411195906775968</text:p>
          </table:table-cell>
        </table:table-row>
        <table:table-row table:style-name="ro1">
          <table:table-cell office:value-type="float" office:value="1.24473243889696" calcext:value-type="float">
            <text:p>1.24473243889696</text:p>
          </table:table-cell>
        </table:table-row>
        <table:table-row table:style-name="ro1">
          <table:table-cell office:value-type="float" office:value="0.843377589184119" calcext:value-type="float">
            <text:p>0.843377589184119</text:p>
          </table:table-cell>
        </table:table-row>
        <table:table-row table:style-name="ro1">
          <table:table-cell office:value-type="float" office:value="0.592604313120796" calcext:value-type="float">
            <text:p>0.592604313120796</text:p>
          </table:table-cell>
        </table:table-row>
        <table:table-row table:style-name="ro1">
          <table:table-cell office:value-type="float" office:value="1.09230511915453" calcext:value-type="float">
            <text:p>1.09230511915453</text:p>
          </table:table-cell>
        </table:table-row>
        <table:table-row table:style-name="ro1">
          <table:table-cell office:value-type="float" office:value="1.35523038186042" calcext:value-type="float">
            <text:p>1.35523038186042</text:p>
          </table:table-cell>
        </table:table-row>
        <table:table-row table:style-name="ro1">
          <table:table-cell office:value-type="float" office:value="0.902946364635466" calcext:value-type="float">
            <text:p>0.902946364635466</text:p>
          </table:table-cell>
        </table:table-row>
        <table:table-row table:style-name="ro1">
          <table:table-cell office:value-type="float" office:value="1.01240977350381" calcext:value-type="float">
            <text:p>1.01240977350381</text:p>
          </table:table-cell>
        </table:table-row>
        <table:table-row table:style-name="ro1">
          <table:table-cell office:value-type="float" office:value="1.12138319382163" calcext:value-type="float">
            <text:p>1.12138319382163</text:p>
          </table:table-cell>
        </table:table-row>
        <table:table-row table:style-name="ro1">
          <table:table-cell office:value-type="float" office:value="0.246366622388763" calcext:value-type="float">
            <text:p>0.246366622388763</text:p>
          </table:table-cell>
        </table:table-row>
        <table:table-row table:style-name="ro1">
          <table:table-cell office:value-type="float" office:value="1.51829012666081" calcext:value-type="float">
            <text:p>1.51829012666081</text:p>
          </table:table-cell>
        </table:table-row>
        <table:table-row table:style-name="ro1">
          <table:table-cell office:value-type="float" office:value="0.917208066198448" calcext:value-type="float">
            <text:p>0.917208066198448</text:p>
          </table:table-cell>
        </table:table-row>
        <table:table-row table:style-name="ro1">
          <table:table-cell office:value-type="float" office:value="0.71427654344885" calcext:value-type="float">
            <text:p>0.71427654344885</text:p>
          </table:table-cell>
        </table:table-row>
        <table:table-row table:style-name="ro1">
          <table:table-cell office:value-type="float" office:value="0.314923046930611" calcext:value-type="float">
            <text:p>0.314923046930611</text:p>
          </table:table-cell>
        </table:table-row>
        <table:table-row table:style-name="ro1">
          <table:table-cell office:value-type="float" office:value="0.433576659018506" calcext:value-type="float">
            <text:p>0.433576659018506</text:p>
          </table:table-cell>
        </table:table-row>
        <table:table-row table:style-name="ro1">
          <table:table-cell office:value-type="float" office:value="0.426325421278057" calcext:value-type="float">
            <text:p>0.426325421278057</text:p>
          </table:table-cell>
        </table:table-row>
        <table:table-row table:style-name="ro1">
          <table:table-cell office:value-type="float" office:value="0.176457667205597" calcext:value-type="float">
            <text:p>0.176457667205597</text:p>
          </table:table-cell>
        </table:table-row>
        <table:table-row table:style-name="ro1">
          <table:table-cell office:value-type="float" office:value="1.19796313554594" calcext:value-type="float">
            <text:p>1.19796313554594</text:p>
          </table:table-cell>
        </table:table-row>
        <table:table-row table:style-name="ro1">
          <table:table-cell office:value-type="float" office:value="1.50464255700798" calcext:value-type="float">
            <text:p>1.50464255700798</text:p>
          </table:table-cell>
        </table:table-row>
        <table:table-row table:style-name="ro1">
          <table:table-cell office:value-type="float" office:value="1.41455201927578" calcext:value-type="float">
            <text:p>1.41455201927578</text:p>
          </table:table-cell>
        </table:table-row>
        <table:table-row table:style-name="ro1">
          <table:table-cell office:value-type="float" office:value="0.356578021470267" calcext:value-type="float">
            <text:p>0.356578021470267</text:p>
          </table:table-cell>
        </table:table-row>
        <table:table-row table:style-name="ro1">
          <table:table-cell office:value-type="float" office:value="1.07345905552044" calcext:value-type="float">
            <text:p>1.07345905552044</text:p>
          </table:table-cell>
        </table:table-row>
        <table:table-row table:style-name="ro1">
          <table:table-cell office:value-type="float" office:value="2.1778963062656" calcext:value-type="float">
            <text:p>2.1778963062656</text:p>
          </table:table-cell>
        </table:table-row>
        <table:table-row table:style-name="ro1">
          <table:table-cell office:value-type="float" office:value="0.183075002486295" calcext:value-type="float">
            <text:p>0.183075002486295</text:p>
          </table:table-cell>
        </table:table-row>
        <table:table-row table:style-name="ro1">
          <table:table-cell office:value-type="float" office:value="1.12260608215552" calcext:value-type="float">
            <text:p>1.12260608215552</text:p>
          </table:table-cell>
        </table:table-row>
        <table:table-row table:style-name="ro1">
          <table:table-cell office:value-type="float" office:value="0.247561622545543" calcext:value-type="float">
            <text:p>0.247561622545543</text:p>
          </table:table-cell>
        </table:table-row>
        <table:table-row table:style-name="ro1">
          <table:table-cell office:value-type="float" office:value="0.292804405306232" calcext:value-type="float">
            <text:p>0.292804405306232</text:p>
          </table:table-cell>
        </table:table-row>
        <table:table-row table:style-name="ro1">
          <table:table-cell office:value-type="float" office:value="0.188542514123787" calcext:value-type="float">
            <text:p>0.188542514123787</text:p>
          </table:table-cell>
        </table:table-row>
        <table:table-row table:style-name="ro1">
          <table:table-cell office:value-type="float" office:value="0.40462134924131" calcext:value-type="float">
            <text:p>0.40462134924131</text:p>
          </table:table-cell>
        </table:table-row>
        <table:table-row table:style-name="ro1">
          <table:table-cell office:value-type="float" office:value="1.27486647115406" calcext:value-type="float">
            <text:p>1.27486647115406</text:p>
          </table:table-cell>
        </table:table-row>
        <table:table-row table:style-name="ro1">
          <table:table-cell office:value-type="float" office:value="1.16633840530001" calcext:value-type="float">
            <text:p>1.16633840530001</text:p>
          </table:table-cell>
        </table:table-row>
        <table:table-row table:style-name="ro1">
          <table:table-cell office:value-type="float" office:value="0.774219279269029" calcext:value-type="float">
            <text:p>0.774219279269029</text:p>
          </table:table-cell>
        </table:table-row>
        <table:table-row table:style-name="ro1">
          <table:table-cell office:value-type="float" office:value="1.71181073659404" calcext:value-type="float">
            <text:p>1.71181073659404</text:p>
          </table:table-cell>
        </table:table-row>
        <table:table-row table:style-name="ro1">
          <table:table-cell office:value-type="float" office:value="0.385899493564847" calcext:value-type="float">
            <text:p>0.385899493564847</text:p>
          </table:table-cell>
        </table:table-row>
        <table:table-row table:style-name="ro1">
          <table:table-cell office:value-type="float" office:value="1.20444729726225" calcext:value-type="float">
            <text:p>1.20444729726225</text:p>
          </table:table-cell>
        </table:table-row>
        <table:table-row table:style-name="ro1">
          <table:table-cell office:value-type="float" office:value="1.51556524951165" calcext:value-type="float">
            <text:p>1.51556524951165</text:p>
          </table:table-cell>
        </table:table-row>
        <table:table-row table:style-name="ro1">
          <table:table-cell office:value-type="float" office:value="1.62575426350423" calcext:value-type="float">
            <text:p>1.62575426350423</text:p>
          </table:table-cell>
        </table:table-row>
        <table:table-row table:style-name="ro1">
          <table:table-cell office:value-type="float" office:value="1.46045120027972" calcext:value-type="float">
            <text:p>1.46045120027972</text:p>
          </table:table-cell>
        </table:table-row>
        <table:table-row table:style-name="ro1">
          <table:table-cell office:value-type="float" office:value="0.73915435908874" calcext:value-type="float">
            <text:p>0.73915435908874</text:p>
          </table:table-cell>
        </table:table-row>
        <table:table-row table:style-name="ro1">
          <table:table-cell office:value-type="float" office:value="0.173938080612656" calcext:value-type="float">
            <text:p>0.173938080612656</text:p>
          </table:table-cell>
        </table:table-row>
        <table:table-row table:style-name="ro1">
          <table:table-cell office:value-type="float" office:value="0.493539174458155" calcext:value-type="float">
            <text:p>0.493539174458155</text:p>
          </table:table-cell>
        </table:table-row>
        <table:table-row table:style-name="ro1">
          <table:table-cell office:value-type="float" office:value="1.19288187756338" calcext:value-type="float">
            <text:p>1.19288187756338</text:p>
          </table:table-cell>
        </table:table-row>
        <table:table-row table:style-name="ro1">
          <table:table-cell office:value-type="float" office:value="0.358407990288846" calcext:value-type="float">
            <text:p>0.358407990288846</text:p>
          </table:table-cell>
        </table:table-row>
        <table:table-row table:style-name="ro1">
          <table:table-cell office:value-type="float" office:value="0.204237919630201" calcext:value-type="float">
            <text:p>0.204237919630201</text:p>
          </table:table-cell>
        </table:table-row>
        <table:table-row table:style-name="ro1">
          <table:table-cell office:value-type="float" office:value="0.815489500104688" calcext:value-type="float">
            <text:p>0.815489500104688</text:p>
          </table:table-cell>
        </table:table-row>
        <table:table-row table:style-name="ro1">
          <table:table-cell office:value-type="float" office:value="0.854742498926063" calcext:value-type="float">
            <text:p>0.854742498926063</text:p>
          </table:table-cell>
        </table:table-row>
        <table:table-row table:style-name="ro1">
          <table:table-cell office:value-type="float" office:value="0.354743326389992" calcext:value-type="float">
            <text:p>0.354743326389992</text:p>
          </table:table-cell>
        </table:table-row>
        <table:table-row table:style-name="ro1">
          <table:table-cell office:value-type="float" office:value="0.937017789398351" calcext:value-type="float">
            <text:p>0.937017789398351</text:p>
          </table:table-cell>
        </table:table-row>
        <table:table-row table:style-name="ro1">
          <table:table-cell office:value-type="float" office:value="0.837877322322032" calcext:value-type="float">
            <text:p>0.837877322322032</text:p>
          </table:table-cell>
        </table:table-row>
        <table:table-row table:style-name="ro1">
          <table:table-cell office:value-type="float" office:value="1.01990281680285" calcext:value-type="float">
            <text:p>1.01990281680285</text:p>
          </table:table-cell>
        </table:table-row>
        <table:table-row table:style-name="ro1">
          <table:table-cell office:value-type="float" office:value="1.46113843977962" calcext:value-type="float">
            <text:p>1.46113843977962</text:p>
          </table:table-cell>
        </table:table-row>
        <table:table-row table:style-name="ro1">
          <table:table-cell office:value-type="float" office:value="1.14807704316949" calcext:value-type="float">
            <text:p>1.14807704316949</text:p>
          </table:table-cell>
        </table:table-row>
        <table:table-row table:style-name="ro1">
          <table:table-cell office:value-type="float" office:value="1.65776739940251" calcext:value-type="float">
            <text:p>1.65776739940251</text:p>
          </table:table-cell>
        </table:table-row>
        <table:table-row table:style-name="ro1">
          <table:table-cell office:value-type="float" office:value="0.808648014052852" calcext:value-type="float">
            <text:p>0.808648014052852</text:p>
          </table:table-cell>
        </table:table-row>
        <table:table-row table:style-name="ro1">
          <table:table-cell office:value-type="float" office:value="0.855602562028933" calcext:value-type="float">
            <text:p>0.855602562028933</text:p>
          </table:table-cell>
        </table:table-row>
        <table:table-row table:style-name="ro1">
          <table:table-cell office:value-type="float" office:value="0.263692675296331" calcext:value-type="float">
            <text:p>0.263692675296331</text:p>
          </table:table-cell>
        </table:table-row>
        <table:table-row table:style-name="ro1">
          <table:table-cell office:value-type="float" office:value="0.133348574466903" calcext:value-type="float">
            <text:p>0.133348574466903</text:p>
          </table:table-cell>
        </table:table-row>
        <table:table-row table:style-name="ro1">
          <table:table-cell office:value-type="float" office:value="0.330303618201322" calcext:value-type="float">
            <text:p>0.330303618201322</text:p>
          </table:table-cell>
        </table:table-row>
        <table:table-row table:style-name="ro1">
          <table:table-cell office:value-type="float" office:value="0.286760292665983" calcext:value-type="float">
            <text:p>0.286760292665983</text:p>
          </table:table-cell>
        </table:table-row>
        <table:table-row table:style-name="ro1">
          <table:table-cell office:value-type="float" office:value="0.617743993835892" calcext:value-type="float">
            <text:p>0.617743993835892</text:p>
          </table:table-cell>
        </table:table-row>
        <table:table-row table:style-name="ro1">
          <table:table-cell office:value-type="float" office:value="0.881023061213484" calcext:value-type="float">
            <text:p>0.881023061213484</text:p>
          </table:table-cell>
        </table:table-row>
        <table:table-row table:style-name="ro1">
          <table:table-cell office:value-type="float" office:value="1.1783364914241" calcext:value-type="float">
            <text:p>1.1783364914241</text:p>
          </table:table-cell>
        </table:table-row>
        <table:table-row table:style-name="ro1">
          <table:table-cell office:value-type="float" office:value="0.314014752237218" calcext:value-type="float">
            <text:p>0.314014752237218</text:p>
          </table:table-cell>
        </table:table-row>
        <table:table-row table:style-name="ro1">
          <table:table-cell office:value-type="float" office:value="0.159307198528449" calcext:value-type="float">
            <text:p>0.159307198528449</text:p>
          </table:table-cell>
        </table:table-row>
        <table:table-row table:style-name="ro1">
          <table:table-cell office:value-type="float" office:value="0.784212900615538" calcext:value-type="float">
            <text:p>0.784212900615538</text:p>
          </table:table-cell>
        </table:table-row>
        <table:table-row table:style-name="ro1">
          <table:table-cell office:value-type="float" office:value="0.982107927898744" calcext:value-type="float">
            <text:p>0.982107927898744</text:p>
          </table:table-cell>
        </table:table-row>
        <table:table-row table:style-name="ro1">
          <table:table-cell office:value-type="float" office:value="0.949780499657146" calcext:value-type="float">
            <text:p>0.949780499657146</text:p>
          </table:table-cell>
        </table:table-row>
        <table:table-row table:style-name="ro1">
          <table:table-cell office:value-type="float" office:value="0.929801755858314" calcext:value-type="float">
            <text:p>0.929801755858314</text:p>
          </table:table-cell>
        </table:table-row>
        <table:table-row table:style-name="ro1">
          <table:table-cell office:value-type="float" office:value="0.621564457324246" calcext:value-type="float">
            <text:p>0.621564457324246</text:p>
          </table:table-cell>
        </table:table-row>
        <table:table-row table:style-name="ro1">
          <table:table-cell office:value-type="float" office:value="1.38644475982291" calcext:value-type="float">
            <text:p>1.38644475982291</text:p>
          </table:table-cell>
        </table:table-row>
        <table:table-row table:style-name="ro1">
          <table:table-cell office:value-type="float" office:value="1.33697621724768" calcext:value-type="float">
            <text:p>1.33697621724768</text:p>
          </table:table-cell>
        </table:table-row>
        <table:table-row table:style-name="ro1">
          <table:table-cell office:value-type="float" office:value="0.693587741672583" calcext:value-type="float">
            <text:p>0.693587741672583</text:p>
          </table:table-cell>
        </table:table-row>
        <table:table-row table:style-name="ro1">
          <table:table-cell office:value-type="float" office:value="0.423305193710914" calcext:value-type="float">
            <text:p>0.423305193710914</text:p>
          </table:table-cell>
        </table:table-row>
        <table:table-row table:style-name="ro1">
          <table:table-cell office:value-type="float" office:value="1.5132030239592" calcext:value-type="float">
            <text:p>1.5132030239592</text:p>
          </table:table-cell>
        </table:table-row>
        <table:table-row table:style-name="ro1">
          <table:table-cell office:value-type="float" office:value="0.613741437646518" calcext:value-type="float">
            <text:p>0.613741437646518</text:p>
          </table:table-cell>
        </table:table-row>
        <table:table-row table:style-name="ro1">
          <table:table-cell office:value-type="float" office:value="1.24141957728387" calcext:value-type="float">
            <text:p>1.24141957728387</text:p>
          </table:table-cell>
        </table:table-row>
        <table:table-row table:style-name="ro1">
          <table:table-cell office:value-type="float" office:value="1.56250620170641" calcext:value-type="float">
            <text:p>1.56250620170641</text:p>
          </table:table-cell>
        </table:table-row>
        <table:table-row table:style-name="ro1">
          <table:table-cell office:value-type="float" office:value="0.413552843456726" calcext:value-type="float">
            <text:p>0.413552843456726</text:p>
          </table:table-cell>
        </table:table-row>
        <table:table-row table:style-name="ro1">
          <table:table-cell office:value-type="float" office:value="0.622609137576268" calcext:value-type="float">
            <text:p>0.622609137576268</text:p>
          </table:table-cell>
        </table:table-row>
        <table:table-row table:style-name="ro1">
          <table:table-cell office:value-type="float" office:value="0.820243567870028" calcext:value-type="float">
            <text:p>0.820243567870028</text:p>
          </table:table-cell>
        </table:table-row>
        <table:table-row table:style-name="ro1">
          <table:table-cell office:value-type="float" office:value="1.79283826667377" calcext:value-type="float">
            <text:p>1.79283826667377</text:p>
          </table:table-cell>
        </table:table-row>
        <table:table-row table:style-name="ro1">
          <table:table-cell office:value-type="float" office:value="0.300797339359279" calcext:value-type="float">
            <text:p>0.300797339359279</text:p>
          </table:table-cell>
        </table:table-row>
        <table:table-row table:style-name="ro1">
          <table:table-cell office:value-type="float" office:value="1.08498823262745" calcext:value-type="float">
            <text:p>1.08498823262745</text:p>
          </table:table-cell>
        </table:table-row>
        <table:table-row table:style-name="ro1">
          <table:table-cell office:value-type="float" office:value="0.918994212116411" calcext:value-type="float">
            <text:p>0.918994212116411</text:p>
          </table:table-cell>
        </table:table-row>
        <table:table-row table:style-name="ro1">
          <table:table-cell office:value-type="float" office:value="1.01642162586466" calcext:value-type="float">
            <text:p>1.01642162586466</text:p>
          </table:table-cell>
        </table:table-row>
        <table:table-row table:style-name="ro1">
          <table:table-cell office:value-type="float" office:value="1.09066788578382" calcext:value-type="float">
            <text:p>1.09066788578382</text:p>
          </table:table-cell>
        </table:table-row>
        <table:table-row table:style-name="ro1">
          <table:table-cell office:value-type="float" office:value="1.17544438681728" calcext:value-type="float">
            <text:p>1.17544438681728</text:p>
          </table:table-cell>
        </table:table-row>
        <table:table-row table:style-name="ro1">
          <table:table-cell office:value-type="float" office:value="1.01214985876433" calcext:value-type="float">
            <text:p>1.01214985876433</text:p>
          </table:table-cell>
        </table:table-row>
        <table:table-row table:style-name="ro1">
          <table:table-cell office:value-type="float" office:value="1.7367856148611" calcext:value-type="float">
            <text:p>1.7367856148611</text:p>
          </table:table-cell>
        </table:table-row>
        <table:table-row table:style-name="ro1">
          <table:table-cell office:value-type="float" office:value="0.354818701193985" calcext:value-type="float">
            <text:p>0.354818701193985</text:p>
          </table:table-cell>
        </table:table-row>
        <table:table-row table:style-name="ro1">
          <table:table-cell office:value-type="float" office:value="0.21764127382399" calcext:value-type="float">
            <text:p>0.21764127382399</text:p>
          </table:table-cell>
        </table:table-row>
        <table:table-row table:style-name="ro1">
          <table:table-cell office:value-type="float" office:value="0.305332657294571" calcext:value-type="float">
            <text:p>0.305332657294571</text:p>
          </table:table-cell>
        </table:table-row>
        <table:table-row table:style-name="ro1">
          <table:table-cell office:value-type="float" office:value="1.21828164090593" calcext:value-type="float">
            <text:p>1.21828164090593</text:p>
          </table:table-cell>
        </table:table-row>
        <table:table-row table:style-name="ro1">
          <table:table-cell office:value-type="float" office:value="0.16364600945974" calcext:value-type="float">
            <text:p>0.16364600945974</text:p>
          </table:table-cell>
        </table:table-row>
        <table:table-row table:style-name="ro1">
          <table:table-cell office:value-type="float" office:value="0.832496041394724" calcext:value-type="float">
            <text:p>0.832496041394724</text:p>
          </table:table-cell>
        </table:table-row>
        <table:table-row table:style-name="ro1">
          <table:table-cell office:value-type="float" office:value="0.874001394389233" calcext:value-type="float">
            <text:p>0.874001394389233</text:p>
          </table:table-cell>
        </table:table-row>
        <table:table-row table:style-name="ro1">
          <table:table-cell office:value-type="float" office:value="0.427531347671338" calcext:value-type="float">
            <text:p>0.427531347671338</text:p>
          </table:table-cell>
        </table:table-row>
        <table:table-row table:style-name="ro1">
          <table:table-cell office:value-type="float" office:value="0.38202067693162" calcext:value-type="float">
            <text:p>0.38202067693162</text:p>
          </table:table-cell>
        </table:table-row>
        <table:table-row table:style-name="ro1">
          <table:table-cell office:value-type="float" office:value="1.56287826738896" calcext:value-type="float">
            <text:p>1.56287826738896</text:p>
          </table:table-cell>
        </table:table-row>
        <table:table-row table:style-name="ro1">
          <table:table-cell office:value-type="float" office:value="1.38213312071391" calcext:value-type="float">
            <text:p>1.38213312071391</text:p>
          </table:table-cell>
        </table:table-row>
        <table:table-row table:style-name="ro1">
          <table:table-cell office:value-type="float" office:value="0.599962041593286" calcext:value-type="float">
            <text:p>0.599962041593286</text:p>
          </table:table-cell>
        </table:table-row>
        <table:table-row table:style-name="ro1">
          <table:table-cell office:value-type="float" office:value="0.300475641132312" calcext:value-type="float">
            <text:p>0.300475641132312</text:p>
          </table:table-cell>
        </table:table-row>
        <table:table-row table:style-name="ro1">
          <table:table-cell office:value-type="float" office:value="1.51156467677368" calcext:value-type="float">
            <text:p>1.51156467677368</text:p>
          </table:table-cell>
        </table:table-row>
        <table:table-row table:style-name="ro1">
          <table:table-cell office:value-type="float" office:value="1.19986167880988" calcext:value-type="float">
            <text:p>1.19986167880988</text:p>
          </table:table-cell>
        </table:table-row>
        <table:table-row table:style-name="ro1">
          <table:table-cell office:value-type="float" office:value="0.754782779571446" calcext:value-type="float">
            <text:p>0.754782779571446</text:p>
          </table:table-cell>
        </table:table-row>
        <table:table-row table:style-name="ro1">
          <table:table-cell office:value-type="float" office:value="1.7394493623326" calcext:value-type="float">
            <text:p>1.7394493623326</text:p>
          </table:table-cell>
        </table:table-row>
        <table:table-row table:style-name="ro1">
          <table:table-cell office:value-type="float" office:value="1.4510855838575" calcext:value-type="float">
            <text:p>1.4510855838575</text:p>
          </table:table-cell>
        </table:table-row>
        <table:table-row table:style-name="ro1">
          <table:table-cell office:value-type="float" office:value="1.06826059027238" calcext:value-type="float">
            <text:p>1.06826059027238</text:p>
          </table:table-cell>
        </table:table-row>
        <table:table-row table:style-name="ro1">
          <table:table-cell office:value-type="float" office:value="0.30387442684415" calcext:value-type="float">
            <text:p>0.30387442684415</text:p>
          </table:table-cell>
        </table:table-row>
        <table:table-row table:style-name="ro1">
          <table:table-cell office:value-type="float" office:value="0.0960273942854706" calcext:value-type="float">
            <text:p>0.096027394285471</text:p>
          </table:table-cell>
        </table:table-row>
        <table:table-row table:style-name="ro1">
          <table:table-cell office:value-type="float" office:value="1.59549035652259" calcext:value-type="float">
            <text:p>1.59549035652259</text:p>
          </table:table-cell>
        </table:table-row>
        <table:table-row table:style-name="ro1">
          <table:table-cell office:value-type="float" office:value="0.4137074346201" calcext:value-type="float">
            <text:p>0.4137074346201</text:p>
          </table:table-cell>
        </table:table-row>
        <table:table-row table:style-name="ro1">
          <table:table-cell office:value-type="float" office:value="1.51065524728744" calcext:value-type="float">
            <text:p>1.51065524728744</text:p>
          </table:table-cell>
        </table:table-row>
        <table:table-row table:style-name="ro1">
          <table:table-cell office:value-type="float" office:value="1.39521465556051" calcext:value-type="float">
            <text:p>1.39521465556051</text:p>
          </table:table-cell>
        </table:table-row>
        <table:table-row table:style-name="ro1">
          <table:table-cell office:value-type="float" office:value="0.584617308563518" calcext:value-type="float">
            <text:p>0.584617308563518</text:p>
          </table:table-cell>
        </table:table-row>
        <table:table-row table:style-name="ro1">
          <table:table-cell office:value-type="float" office:value="0.247673020456864" calcext:value-type="float">
            <text:p>0.247673020456864</text:p>
          </table:table-cell>
        </table:table-row>
        <table:table-row table:style-name="ro1">
          <table:table-cell office:value-type="float" office:value="1.12701894558272" calcext:value-type="float">
            <text:p>1.12701894558272</text:p>
          </table:table-cell>
        </table:table-row>
        <table:table-row table:style-name="ro1">
          <table:table-cell office:value-type="float" office:value="0.569052621097728" calcext:value-type="float">
            <text:p>0.569052621097728</text:p>
          </table:table-cell>
        </table:table-row>
        <table:table-row table:style-name="ro1">
          <table:table-cell office:value-type="float" office:value="0.864745383040849" calcext:value-type="float">
            <text:p>0.864745383040849</text:p>
          </table:table-cell>
        </table:table-row>
        <table:table-row table:style-name="ro1">
          <table:table-cell office:value-type="float" office:value="1.45605641335801" calcext:value-type="float">
            <text:p>1.45605641335801</text:p>
          </table:table-cell>
        </table:table-row>
        <table:table-row table:style-name="ro1">
          <table:table-cell office:value-type="float" office:value="0.422869188355688" calcext:value-type="float">
            <text:p>0.422869188355688</text:p>
          </table:table-cell>
        </table:table-row>
        <table:table-row table:style-name="ro1">
          <table:table-cell office:value-type="float" office:value="1.29745602456572" calcext:value-type="float">
            <text:p>1.29745602456572</text:p>
          </table:table-cell>
        </table:table-row>
        <table:table-row table:style-name="ro1">
          <table:table-cell office:value-type="float" office:value="0.4990418926557" calcext:value-type="float">
            <text:p>0.4990418926557</text:p>
          </table:table-cell>
        </table:table-row>
        <table:table-row table:style-name="ro1">
          <table:table-cell office:value-type="float" office:value="0.179203873271615" calcext:value-type="float">
            <text:p>0.179203873271615</text:p>
          </table:table-cell>
        </table:table-row>
        <table:table-row table:style-name="ro1">
          <table:table-cell office:value-type="float" office:value="1.48852804177352" calcext:value-type="float">
            <text:p>1.48852804177352</text:p>
          </table:table-cell>
        </table:table-row>
        <table:table-row table:style-name="ro1">
          <table:table-cell office:value-type="float" office:value="0.380141962191471" calcext:value-type="float">
            <text:p>0.380141962191471</text:p>
          </table:table-cell>
        </table:table-row>
        <table:table-row table:style-name="ro1">
          <table:table-cell office:value-type="float" office:value="1.62648516290576" calcext:value-type="float">
            <text:p>1.62648516290576</text:p>
          </table:table-cell>
        </table:table-row>
        <table:table-row table:style-name="ro1">
          <table:table-cell office:value-type="float" office:value="0.240212700145183" calcext:value-type="float">
            <text:p>0.240212700145183</text:p>
          </table:table-cell>
        </table:table-row>
        <table:table-row table:style-name="ro1">
          <table:table-cell office:value-type="float" office:value="0.160267237255297" calcext:value-type="float">
            <text:p>0.160267237255297</text:p>
          </table:table-cell>
        </table:table-row>
        <table:table-row table:style-name="ro1">
          <table:table-cell office:value-type="float" office:value="0.371136791862625" calcext:value-type="float">
            <text:p>0.371136791862625</text:p>
          </table:table-cell>
        </table:table-row>
        <table:table-row table:style-name="ro1">
          <table:table-cell office:value-type="float" office:value="0.357679890402938" calcext:value-type="float">
            <text:p>0.357679890402938</text:p>
          </table:table-cell>
        </table:table-row>
        <table:table-row table:style-name="ro1">
          <table:table-cell office:value-type="float" office:value="0.111039930197643" calcext:value-type="float">
            <text:p>0.111039930197643</text:p>
          </table:table-cell>
        </table:table-row>
        <table:table-row table:style-name="ro1">
          <table:table-cell office:value-type="float" office:value="0.596639432776853" calcext:value-type="float">
            <text:p>0.596639432776853</text:p>
          </table:table-cell>
        </table:table-row>
        <table:table-row table:style-name="ro1">
          <table:table-cell office:value-type="float" office:value="0.50140529696891" calcext:value-type="float">
            <text:p>0.50140529696891</text:p>
          </table:table-cell>
        </table:table-row>
        <table:table-row table:style-name="ro1">
          <table:table-cell office:value-type="float" office:value="1.5650713269018" calcext:value-type="float">
            <text:p>1.5650713269018</text:p>
          </table:table-cell>
        </table:table-row>
        <table:table-row table:style-name="ro1">
          <table:table-cell office:value-type="float" office:value="1.35710528213968" calcext:value-type="float">
            <text:p>1.35710528213968</text:p>
          </table:table-cell>
        </table:table-row>
        <table:table-row table:style-name="ro1">
          <table:table-cell office:value-type="float" office:value="0.311337981333308" calcext:value-type="float">
            <text:p>0.311337981333308</text:p>
          </table:table-cell>
        </table:table-row>
        <table:table-row table:style-name="ro1">
          <table:table-cell office:value-type="float" office:value="0.0992562925070754" calcext:value-type="float">
            <text:p>0.099256292507075</text:p>
          </table:table-cell>
        </table:table-row>
        <table:table-row table:style-name="ro1">
          <table:table-cell office:value-type="float" office:value="0.491948177272538" calcext:value-type="float">
            <text:p>0.491948177272538</text:p>
          </table:table-cell>
        </table:table-row>
        <table:table-row table:style-name="ro1">
          <table:table-cell office:value-type="float" office:value="0.46409757105442" calcext:value-type="float">
            <text:p>0.46409757105442</text:p>
          </table:table-cell>
        </table:table-row>
        <table:table-row table:style-name="ro1">
          <table:table-cell office:value-type="float" office:value="1.47737473683868" calcext:value-type="float">
            <text:p>1.47737473683868</text:p>
          </table:table-cell>
        </table:table-row>
        <table:table-row table:style-name="ro1">
          <table:table-cell office:value-type="float" office:value="0.5106386690301" calcext:value-type="float">
            <text:p>0.5106386690301</text:p>
          </table:table-cell>
        </table:table-row>
        <table:table-row table:style-name="ro1">
          <table:table-cell office:value-type="float" office:value="0.878515465956873" calcext:value-type="float">
            <text:p>0.878515465956873</text:p>
          </table:table-cell>
        </table:table-row>
        <table:table-row table:style-name="ro1">
          <table:table-cell office:value-type="float" office:value="0.726764085155436" calcext:value-type="float">
            <text:p>0.726764085155436</text:p>
          </table:table-cell>
        </table:table-row>
        <table:table-row table:style-name="ro1">
          <table:table-cell office:value-type="float" office:value="1.85710544346413" calcext:value-type="float">
            <text:p>1.85710544346413</text:p>
          </table:table-cell>
        </table:table-row>
        <table:table-row table:style-name="ro1">
          <table:table-cell office:value-type="float" office:value="1.43393745620671" calcext:value-type="float">
            <text:p>1.43393745620671</text:p>
          </table:table-cell>
        </table:table-row>
        <table:table-row table:style-name="ro1">
          <table:table-cell office:value-type="float" office:value="0.092281858417363" calcext:value-type="float">
            <text:p>0.092281858417363</text:p>
          </table:table-cell>
        </table:table-row>
        <table:table-row table:style-name="ro1">
          <table:table-cell office:value-type="float" office:value="1.15845631526169" calcext:value-type="float">
            <text:p>1.15845631526169</text:p>
          </table:table-cell>
        </table:table-row>
        <table:table-row table:style-name="ro1">
          <table:table-cell office:value-type="float" office:value="1.68515248489961" calcext:value-type="float">
            <text:p>1.68515248489961</text:p>
          </table:table-cell>
        </table:table-row>
        <table:table-row table:style-name="ro1">
          <table:table-cell office:value-type="float" office:value="0.758537038149994" calcext:value-type="float">
            <text:p>0.758537038149994</text:p>
          </table:table-cell>
        </table:table-row>
        <table:table-row table:style-name="ro1">
          <table:table-cell office:value-type="float" office:value="1.57522262149" calcext:value-type="float">
            <text:p>1.57522262149</text:p>
          </table:table-cell>
        </table:table-row>
        <table:table-row table:style-name="ro1">
          <table:table-cell office:value-type="float" office:value="0.33098422403089" calcext:value-type="float">
            <text:p>0.33098422403089</text:p>
          </table:table-cell>
        </table:table-row>
        <table:table-row table:style-name="ro1">
          <table:table-cell office:value-type="float" office:value="0.563312784840437" calcext:value-type="float">
            <text:p>0.563312784840437</text:p>
          </table:table-cell>
        </table:table-row>
        <table:table-row table:style-name="ro1">
          <table:table-cell office:value-type="float" office:value="0.31649003488844" calcext:value-type="float">
            <text:p>0.31649003488844</text:p>
          </table:table-cell>
        </table:table-row>
        <table:table-row table:style-name="ro1">
          <table:table-cell office:value-type="float" office:value="0.266689920613958" calcext:value-type="float">
            <text:p>0.266689920613958</text:p>
          </table:table-cell>
        </table:table-row>
        <table:table-row table:style-name="ro1">
          <table:table-cell office:value-type="float" office:value="1.59115650355312" calcext:value-type="float">
            <text:p>1.59115650355312</text:p>
          </table:table-cell>
        </table:table-row>
        <table:table-row table:style-name="ro1">
          <table:table-cell office:value-type="float" office:value="1.50402053093931" calcext:value-type="float">
            <text:p>1.50402053093931</text:p>
          </table:table-cell>
        </table:table-row>
        <table:table-row table:style-name="ro1">
          <table:table-cell office:value-type="float" office:value="1.11652294385906" calcext:value-type="float">
            <text:p>1.11652294385906</text:p>
          </table:table-cell>
        </table:table-row>
        <table:table-row table:style-name="ro1">
          <table:table-cell office:value-type="float" office:value="1.42170918260003" calcext:value-type="float">
            <text:p>1.42170918260003</text:p>
          </table:table-cell>
        </table:table-row>
        <table:table-row table:style-name="ro1">
          <table:table-cell office:value-type="float" office:value="0.235278627681425" calcext:value-type="float">
            <text:p>0.235278627681425</text:p>
          </table:table-cell>
        </table:table-row>
        <table:table-row table:style-name="ro1">
          <table:table-cell office:value-type="float" office:value="0.289585888438262" calcext:value-type="float">
            <text:p>0.289585888438262</text:p>
          </table:table-cell>
        </table:table-row>
        <table:table-row table:style-name="ro1">
          <table:table-cell office:value-type="float" office:value="0.783619951369145" calcext:value-type="float">
            <text:p>0.783619951369145</text:p>
          </table:table-cell>
        </table:table-row>
        <table:table-row table:style-name="ro1">
          <table:table-cell office:value-type="float" office:value="1.46581461286034" calcext:value-type="float">
            <text:p>1.46581461286034</text:p>
          </table:table-cell>
        </table:table-row>
        <table:table-row table:style-name="ro1">
          <table:table-cell office:value-type="float" office:value="0.320621479368923" calcext:value-type="float">
            <text:p>0.320621479368923</text:p>
          </table:table-cell>
        </table:table-row>
        <table:table-row table:style-name="ro1">
          <table:table-cell office:value-type="float" office:value="0.232859558572358" calcext:value-type="float">
            <text:p>0.232859558572358</text:p>
          </table:table-cell>
        </table:table-row>
        <table:table-row table:style-name="ro1">
          <table:table-cell office:value-type="float" office:value="1.57029973914862" calcext:value-type="float">
            <text:p>1.57029973914862</text:p>
          </table:table-cell>
        </table:table-row>
        <table:table-row table:style-name="ro1">
          <table:table-cell office:value-type="float" office:value="1.45825237499371" calcext:value-type="float">
            <text:p>1.45825237499371</text:p>
          </table:table-cell>
        </table:table-row>
        <table:table-row table:style-name="ro1">
          <table:table-cell office:value-type="float" office:value="1.58918866349755" calcext:value-type="float">
            <text:p>1.58918866349755</text:p>
          </table:table-cell>
        </table:table-row>
        <table:table-row table:style-name="ro1">
          <table:table-cell office:value-type="float" office:value="1.50437809140456" calcext:value-type="float">
            <text:p>1.50437809140456</text:p>
          </table:table-cell>
        </table:table-row>
        <table:table-row table:style-name="ro1">
          <table:table-cell office:value-type="float" office:value="1.34738673759657" calcext:value-type="float">
            <text:p>1.34738673759657</text:p>
          </table:table-cell>
        </table:table-row>
        <table:table-row table:style-name="ro1">
          <table:table-cell office:value-type="float" office:value="0.387931032413672" calcext:value-type="float">
            <text:p>0.387931032413672</text:p>
          </table:table-cell>
        </table:table-row>
        <table:table-row table:style-name="ro1">
          <table:table-cell office:value-type="float" office:value="1.58083461911353" calcext:value-type="float">
            <text:p>1.58083461911353</text:p>
          </table:table-cell>
        </table:table-row>
        <table:table-row table:style-name="ro1">
          <table:table-cell office:value-type="float" office:value="1.41560260827818" calcext:value-type="float">
            <text:p>1.41560260827818</text:p>
          </table:table-cell>
        </table:table-row>
        <table:table-row table:style-name="ro1">
          <table:table-cell office:value-type="float" office:value="0.0934266559305891" calcext:value-type="float">
            <text:p>0.093426655930589</text:p>
          </table:table-cell>
        </table:table-row>
        <table:table-row table:style-name="ro1">
          <table:table-cell office:value-type="float" office:value="0.481698330635846" calcext:value-type="float">
            <text:p>0.481698330635846</text:p>
          </table:table-cell>
        </table:table-row>
        <table:table-row table:style-name="ro1">
          <table:table-cell office:value-type="float" office:value="0.399051473507332" calcext:value-type="float">
            <text:p>0.399051473507332</text:p>
          </table:table-cell>
        </table:table-row>
        <table:table-row table:style-name="ro1">
          <table:table-cell office:value-type="float" office:value="1.58622354248527" calcext:value-type="float">
            <text:p>1.58622354248527</text:p>
          </table:table-cell>
        </table:table-row>
        <table:table-row table:style-name="ro1">
          <table:table-cell office:value-type="float" office:value="1.43719511093447" calcext:value-type="float">
            <text:p>1.43719511093447</text:p>
          </table:table-cell>
        </table:table-row>
        <table:table-row table:style-name="ro1">
          <table:table-cell office:value-type="float" office:value="0.241256638049007" calcext:value-type="float">
            <text:p>0.241256638049007</text:p>
          </table:table-cell>
        </table:table-row>
        <table:table-row table:style-name="ro1">
          <table:table-cell office:value-type="float" office:value="0.100070053497166" calcext:value-type="float">
            <text:p>0.100070053497166</text:p>
          </table:table-cell>
        </table:table-row>
        <table:table-row table:style-name="ro1">
          <table:table-cell office:value-type="float" office:value="0.31588449426343" calcext:value-type="float">
            <text:p>0.31588449426343</text:p>
          </table:table-cell>
        </table:table-row>
        <table:table-row table:style-name="ro1">
          <table:table-cell office:value-type="float" office:value="1.10205765306807" calcext:value-type="float">
            <text:p>1.10205765306807</text:p>
          </table:table-cell>
        </table:table-row>
        <table:table-row table:style-name="ro1">
          <table:table-cell office:value-type="float" office:value="0.866715575224093" calcext:value-type="float">
            <text:p>0.866715575224093</text:p>
          </table:table-cell>
        </table:table-row>
        <table:table-row table:style-name="ro1">
          <table:table-cell office:value-type="float" office:value="0.331509582941542" calcext:value-type="float">
            <text:p>0.331509582941542</text:p>
          </table:table-cell>
        </table:table-row>
        <table:table-row table:style-name="ro1">
          <table:table-cell office:value-type="float" office:value="0.71800173374604" calcext:value-type="float">
            <text:p>0.71800173374604</text:p>
          </table:table-cell>
        </table:table-row>
        <table:table-row table:style-name="ro1">
          <table:table-cell office:value-type="float" office:value="2.0690202926164" calcext:value-type="float">
            <text:p>2.0690202926164</text:p>
          </table:table-cell>
        </table:table-row>
        <table:table-row table:style-name="ro1">
          <table:table-cell office:value-type="float" office:value="0.711454613717723" calcext:value-type="float">
            <text:p>0.711454613717723</text:p>
          </table:table-cell>
        </table:table-row>
        <table:table-row table:style-name="ro1">
          <table:table-cell office:value-type="float" office:value="0.332589087738522" calcext:value-type="float">
            <text:p>0.332589087738522</text:p>
          </table:table-cell>
        </table:table-row>
        <table:table-row table:style-name="ro1">
          <table:table-cell office:value-type="float" office:value="0.151649469904202" calcext:value-type="float">
            <text:p>0.151649469904202</text:p>
          </table:table-cell>
        </table:table-row>
        <table:table-row table:style-name="ro1">
          <table:table-cell office:value-type="float" office:value="0.645833255599931" calcext:value-type="float">
            <text:p>0.645833255599931</text:p>
          </table:table-cell>
        </table:table-row>
        <table:table-row table:style-name="ro1">
          <table:table-cell office:value-type="float" office:value="1.36929409046923" calcext:value-type="float">
            <text:p>1.36929409046923</text:p>
          </table:table-cell>
        </table:table-row>
        <table:table-row table:style-name="ro1">
          <table:table-cell office:value-type="float" office:value="1.52410465517349" calcext:value-type="float">
            <text:p>1.52410465517349</text:p>
          </table:table-cell>
        </table:table-row>
        <table:table-row table:style-name="ro1">
          <table:table-cell office:value-type="float" office:value="1.09600293958652" calcext:value-type="float">
            <text:p>1.09600293958652</text:p>
          </table:table-cell>
        </table:table-row>
        <table:table-row table:style-name="ro1">
          <table:table-cell office:value-type="float" office:value="0.291341684126693" calcext:value-type="float">
            <text:p>0.291341684126693</text:p>
          </table:table-cell>
        </table:table-row>
        <table:table-row table:style-name="ro1">
          <table:table-cell office:value-type="float" office:value="0.316264840807018" calcext:value-type="float">
            <text:p>0.316264840807018</text:p>
          </table:table-cell>
        </table:table-row>
        <table:table-row table:style-name="ro1">
          <table:table-cell office:value-type="float" office:value="1.4799086129835" calcext:value-type="float">
            <text:p>1.4799086129835</text:p>
          </table:table-cell>
        </table:table-row>
        <table:table-row table:style-name="ro1">
          <table:table-cell office:value-type="float" office:value="1.06414070235064" calcext:value-type="float">
            <text:p>1.06414070235064</text:p>
          </table:table-cell>
        </table:table-row>
        <table:table-row table:style-name="ro1">
          <table:table-cell office:value-type="float" office:value="0.161807616196262" calcext:value-type="float">
            <text:p>0.161807616196262</text:p>
          </table:table-cell>
        </table:table-row>
        <table:table-row table:style-name="ro1">
          <table:table-cell office:value-type="float" office:value="0.345436026863091" calcext:value-type="float">
            <text:p>0.345436026863091</text:p>
          </table:table-cell>
        </table:table-row>
        <table:table-row table:style-name="ro1">
          <table:table-cell office:value-type="float" office:value="1.87163212726822" calcext:value-type="float">
            <text:p>1.87163212726822</text:p>
          </table:table-cell>
        </table:table-row>
        <table:table-row table:style-name="ro1">
          <table:table-cell office:value-type="float" office:value="1.51672449297906" calcext:value-type="float">
            <text:p>1.51672449297906</text:p>
          </table:table-cell>
        </table:table-row>
        <table:table-row table:style-name="ro1">
          <table:table-cell office:value-type="float" office:value="0.510353604855345" calcext:value-type="float">
            <text:p>0.510353604855345</text:p>
          </table:table-cell>
        </table:table-row>
        <table:table-row table:style-name="ro1">
          <table:table-cell office:value-type="float" office:value="1.73449304079463" calcext:value-type="float">
            <text:p>1.73449304079463</text:p>
          </table:table-cell>
        </table:table-row>
        <table:table-row table:style-name="ro1">
          <table:table-cell office:value-type="float" office:value="1.41893883105956" calcext:value-type="float">
            <text:p>1.41893883105956</text:p>
          </table:table-cell>
        </table:table-row>
        <table:table-row table:style-name="ro1">
          <table:table-cell office:value-type="float" office:value="0.066850561388655" calcext:value-type="float">
            <text:p>0.066850561388655</text:p>
          </table:table-cell>
        </table:table-row>
        <table:table-row table:style-name="ro1">
          <table:table-cell office:value-type="float" office:value="0.514111101000576" calcext:value-type="float">
            <text:p>0.514111101000576</text:p>
          </table:table-cell>
        </table:table-row>
        <table:table-row table:style-name="ro1">
          <table:table-cell office:value-type="float" office:value="0.194776864851266" calcext:value-type="float">
            <text:p>0.194776864851266</text:p>
          </table:table-cell>
        </table:table-row>
        <table:table-row table:style-name="ro1">
          <table:table-cell office:value-type="float" office:value="1.52606511991414" calcext:value-type="float">
            <text:p>1.52606511991414</text:p>
          </table:table-cell>
        </table:table-row>
        <table:table-row table:style-name="ro1">
          <table:table-cell office:value-type="float" office:value="0.432361991024589" calcext:value-type="float">
            <text:p>0.432361991024589</text:p>
          </table:table-cell>
        </table:table-row>
        <table:table-row table:style-name="ro1">
          <table:table-cell office:value-type="float" office:value="0.209909206878129" calcext:value-type="float">
            <text:p>0.209909206878129</text:p>
          </table:table-cell>
        </table:table-row>
        <table:table-row table:style-name="ro1">
          <table:table-cell office:value-type="float" office:value="0.757145134720629" calcext:value-type="float">
            <text:p>0.757145134720629</text:p>
          </table:table-cell>
        </table:table-row>
        <table:table-row table:style-name="ro1">
          <table:table-cell office:value-type="float" office:value="1.4231291544955" calcext:value-type="float">
            <text:p>1.4231291544955</text:p>
          </table:table-cell>
        </table:table-row>
        <table:table-row table:style-name="ro1">
          <table:table-cell office:value-type="float" office:value="0.963535396433659" calcext:value-type="float">
            <text:p>0.963535396433659</text:p>
          </table:table-cell>
        </table:table-row>
        <table:table-row table:style-name="ro1">
          <table:table-cell office:value-type="float" office:value="0.947362050319931" calcext:value-type="float">
            <text:p>0.947362050319931</text:p>
          </table:table-cell>
        </table:table-row>
        <table:table-row table:style-name="ro1">
          <table:table-cell office:value-type="float" office:value="1.48484245899108" calcext:value-type="float">
            <text:p>1.48484245899108</text:p>
          </table:table-cell>
        </table:table-row>
        <table:table-row table:style-name="ro1">
          <table:table-cell office:value-type="float" office:value="1.00449647413738" calcext:value-type="float">
            <text:p>1.00449647413738</text:p>
          </table:table-cell>
        </table:table-row>
        <table:table-row table:style-name="ro1">
          <table:table-cell office:value-type="float" office:value="0.942627745479349" calcext:value-type="float">
            <text:p>0.942627745479349</text:p>
          </table:table-cell>
        </table:table-row>
        <table:table-row table:style-name="ro1">
          <table:table-cell office:value-type="float" office:value="0.059888432335866" calcext:value-type="float">
            <text:p>0.059888432335866</text:p>
          </table:table-cell>
        </table:table-row>
        <table:table-row table:style-name="ro1">
          <table:table-cell office:value-type="float" office:value="0.30884617733574" calcext:value-type="float">
            <text:p>0.30884617733574</text:p>
          </table:table-cell>
        </table:table-row>
        <table:table-row table:style-name="ro1">
          <table:table-cell office:value-type="float" office:value="0.192565510176079" calcext:value-type="float">
            <text:p>0.192565510176079</text:p>
          </table:table-cell>
        </table:table-row>
        <table:table-row table:style-name="ro1">
          <table:table-cell office:value-type="float" office:value="1.55852445337776" calcext:value-type="float">
            <text:p>1.55852445337776</text:p>
          </table:table-cell>
        </table:table-row>
        <table:table-row table:style-name="ro1">
          <table:table-cell office:value-type="float" office:value="1.08448404520635" calcext:value-type="float">
            <text:p>1.08448404520635</text:p>
          </table:table-cell>
        </table:table-row>
        <table:table-row table:style-name="ro1">
          <table:table-cell office:value-type="float" office:value="1.14327321411324" calcext:value-type="float">
            <text:p>1.14327321411324</text:p>
          </table:table-cell>
        </table:table-row>
        <table:table-row table:style-name="ro1">
          <table:table-cell office:value-type="float" office:value="0.923764509628669" calcext:value-type="float">
            <text:p>0.923764509628669</text:p>
          </table:table-cell>
        </table:table-row>
        <table:table-row table:style-name="ro1">
          <table:table-cell office:value-type="float" office:value="1.38873506541122" calcext:value-type="float">
            <text:p>1.38873506541122</text:p>
          </table:table-cell>
        </table:table-row>
        <table:table-row table:style-name="ro1">
          <table:table-cell office:value-type="float" office:value="0.77842516517756" calcext:value-type="float">
            <text:p>0.77842516517756</text:p>
          </table:table-cell>
        </table:table-row>
        <table:table-row table:style-name="ro1">
          <table:table-cell office:value-type="float" office:value="1.44632992481457" calcext:value-type="float">
            <text:p>1.44632992481457</text:p>
          </table:table-cell>
        </table:table-row>
        <table:table-row table:style-name="ro1">
          <table:table-cell office:value-type="float" office:value="0.269567351703555" calcext:value-type="float">
            <text:p>0.269567351703555</text:p>
          </table:table-cell>
        </table:table-row>
        <table:table-row table:style-name="ro1">
          <table:table-cell office:value-type="float" office:value="0.110854080795497" calcext:value-type="float">
            <text:p>0.110854080795497</text:p>
          </table:table-cell>
        </table:table-row>
        <table:table-row table:style-name="ro1">
          <table:table-cell office:value-type="float" office:value="0.720472474661899" calcext:value-type="float">
            <text:p>0.720472474661899</text:p>
          </table:table-cell>
        </table:table-row>
        <table:table-row table:style-name="ro1">
          <table:table-cell office:value-type="float" office:value="0.653356055960076" calcext:value-type="float">
            <text:p>0.653356055960076</text:p>
          </table:table-cell>
        </table:table-row>
        <table:table-row table:style-name="ro1">
          <table:table-cell office:value-type="float" office:value="0.191367676649686" calcext:value-type="float">
            <text:p>0.191367676649686</text:p>
          </table:table-cell>
        </table:table-row>
        <table:table-row table:style-name="ro1">
          <table:table-cell office:value-type="float" office:value="0.0745924672952001" calcext:value-type="float">
            <text:p>0.0745924672952</text:p>
          </table:table-cell>
        </table:table-row>
        <table:table-row table:style-name="ro1">
          <table:table-cell office:value-type="float" office:value="0.393404547512148" calcext:value-type="float">
            <text:p>0.393404547512148</text:p>
          </table:table-cell>
        </table:table-row>
        <table:table-row table:style-name="ro1">
          <table:table-cell office:value-type="float" office:value="0.381228120319794" calcext:value-type="float">
            <text:p>0.381228120319794</text:p>
          </table:table-cell>
        </table:table-row>
        <table:table-row table:style-name="ro1">
          <table:table-cell office:value-type="float" office:value="1.56977392981402" calcext:value-type="float">
            <text:p>1.56977392981402</text:p>
          </table:table-cell>
        </table:table-row>
        <table:table-row table:style-name="ro1">
          <table:table-cell office:value-type="float" office:value="1.45022155140686" calcext:value-type="float">
            <text:p>1.45022155140686</text:p>
          </table:table-cell>
        </table:table-row>
        <table:table-row table:style-name="ro1">
          <table:table-cell office:value-type="float" office:value="1.72731205363602" calcext:value-type="float">
            <text:p>1.72731205363602</text:p>
          </table:table-cell>
        </table:table-row>
        <table:table-row table:style-name="ro1">
          <table:table-cell office:value-type="float" office:value="0.394356703204248" calcext:value-type="float">
            <text:p>0.394356703204248</text:p>
          </table:table-cell>
        </table:table-row>
        <table:table-row table:style-name="ro1">
          <table:table-cell office:value-type="float" office:value="1.54200675266587" calcext:value-type="float">
            <text:p>1.54200675266587</text:p>
          </table:table-cell>
        </table:table-row>
        <table:table-row table:style-name="ro1">
          <table:table-cell office:value-type="float" office:value="1.28468175606399" calcext:value-type="float">
            <text:p>1.28468175606399</text:p>
          </table:table-cell>
        </table:table-row>
        <table:table-row table:style-name="ro1">
          <table:table-cell office:value-type="float" office:value="0.197082138696489" calcext:value-type="float">
            <text:p>0.197082138696489</text:p>
          </table:table-cell>
        </table:table-row>
        <table:table-row table:style-name="ro1">
          <table:table-cell office:value-type="float" office:value="0.0828847989174871" calcext:value-type="float">
            <text:p>0.082884798917487</text:p>
          </table:table-cell>
        </table:table-row>
        <table:table-row table:style-name="ro1">
          <table:table-cell office:value-type="float" office:value="0.36462295195146" calcext:value-type="float">
            <text:p>0.36462295195146</text:p>
          </table:table-cell>
        </table:table-row>
        <table:table-row table:style-name="ro1">
          <table:table-cell office:value-type="float" office:value="0.546748524412267" calcext:value-type="float">
            <text:p>0.546748524412267</text:p>
          </table:table-cell>
        </table:table-row>
        <table:table-row table:style-name="ro1">
          <table:table-cell office:value-type="float" office:value="0.310476220370727" calcext:value-type="float">
            <text:p>0.310476220370727</text:p>
          </table:table-cell>
        </table:table-row>
        <table:table-row table:style-name="ro1">
          <table:table-cell office:value-type="float" office:value="0.219759561388299" calcext:value-type="float">
            <text:p>0.219759561388299</text:p>
          </table:table-cell>
        </table:table-row>
        <table:table-row table:style-name="ro1">
          <table:table-cell office:value-type="float" office:value="0.186714791002719" calcext:value-type="float">
            <text:p>0.186714791002719</text:p>
          </table:table-cell>
        </table:table-row>
        <table:table-row table:style-name="ro1">
          <table:table-cell office:value-type="float" office:value="0.237357521753094" calcext:value-type="float">
            <text:p>0.237357521753094</text:p>
          </table:table-cell>
        </table:table-row>
        <table:table-row table:style-name="ro1">
          <table:table-cell office:value-type="float" office:value="1.16391531671362" calcext:value-type="float">
            <text:p>1.16391531671362</text:p>
          </table:table-cell>
        </table:table-row>
        <table:table-row table:style-name="ro1">
          <table:table-cell office:value-type="float" office:value="1.51862812202367" calcext:value-type="float">
            <text:p>1.51862812202367</text:p>
          </table:table-cell>
        </table:table-row>
        <table:table-row table:style-name="ro1">
          <table:table-cell office:value-type="float" office:value="1.08404481600229" calcext:value-type="float">
            <text:p>1.08404481600229</text:p>
          </table:table-cell>
        </table:table-row>
        <table:table-row table:style-name="ro1">
          <table:table-cell office:value-type="float" office:value="0.349474694860704" calcext:value-type="float">
            <text:p>0.349474694860704</text:p>
          </table:table-cell>
        </table:table-row>
        <table:table-row table:style-name="ro1">
          <table:table-cell office:value-type="float" office:value="1.53364505703462" calcext:value-type="float">
            <text:p>1.53364505703462</text:p>
          </table:table-cell>
        </table:table-row>
        <table:table-row table:style-name="ro1">
          <table:table-cell office:value-type="float" office:value="1.31991373626029" calcext:value-type="float">
            <text:p>1.31991373626029</text:p>
          </table:table-cell>
        </table:table-row>
        <table:table-row table:style-name="ro1">
          <table:table-cell office:value-type="float" office:value="0.150593225239764" calcext:value-type="float">
            <text:p>0.150593225239764</text:p>
          </table:table-cell>
        </table:table-row>
        <table:table-row table:style-name="ro1">
          <table:table-cell office:value-type="float" office:value="0.310479341687714" calcext:value-type="float">
            <text:p>0.310479341687714</text:p>
          </table:table-cell>
        </table:table-row>
        <table:table-row table:style-name="ro1">
          <table:table-cell office:value-type="float" office:value="0.701934659590313" calcext:value-type="float">
            <text:p>0.701934659590313</text:p>
          </table:table-cell>
        </table:table-row>
        <table:table-row table:style-name="ro1">
          <table:table-cell office:value-type="float" office:value="0.0766225053715432" calcext:value-type="float">
            <text:p>0.076622505371543</text:p>
          </table:table-cell>
        </table:table-row>
        <table:table-row table:style-name="ro1">
          <table:table-cell office:value-type="float" office:value="0.129672978234964" calcext:value-type="float">
            <text:p>0.129672978234964</text:p>
          </table:table-cell>
        </table:table-row>
        <table:table-row table:style-name="ro1">
          <table:table-cell office:value-type="float" office:value="0.240757546909211" calcext:value-type="float">
            <text:p>0.240757546909211</text:p>
          </table:table-cell>
        </table:table-row>
        <table:table-row table:style-name="ro1">
          <table:table-cell office:value-type="float" office:value="1.78170769889763" calcext:value-type="float">
            <text:p>1.78170769889763</text:p>
          </table:table-cell>
        </table:table-row>
        <table:table-row table:style-name="ro1">
          <table:table-cell office:value-type="float" office:value="1.57834515002281" calcext:value-type="float">
            <text:p>1.57834515002281</text:p>
          </table:table-cell>
        </table:table-row>
        <table:table-row table:style-name="ro1">
          <table:table-cell office:value-type="float" office:value="1.50169276323291" calcext:value-type="float">
            <text:p>1.50169276323291</text:p>
          </table:table-cell>
        </table:table-row>
        <table:table-row table:style-name="ro1">
          <table:table-cell office:value-type="float" office:value="0.357561066751393" calcext:value-type="float">
            <text:p>0.357561066751393</text:p>
          </table:table-cell>
        </table:table-row>
        <table:table-row table:style-name="ro1">
          <table:table-cell office:value-type="float" office:value="0.184649817397032" calcext:value-type="float">
            <text:p>0.184649817397032</text:p>
          </table:table-cell>
        </table:table-row>
        <table:table-row table:style-name="ro1">
          <table:table-cell office:value-type="float" office:value="1.19831688628345" calcext:value-type="float">
            <text:p>1.19831688628345</text:p>
          </table:table-cell>
        </table:table-row>
        <table:table-row table:style-name="ro1">
          <table:table-cell office:value-type="float" office:value="1.06771682254503" calcext:value-type="float">
            <text:p>1.06771682254503</text:p>
          </table:table-cell>
        </table:table-row>
        <table:table-row table:style-name="ro1">
          <table:table-cell office:value-type="float" office:value="0.54600824808072" calcext:value-type="float">
            <text:p>0.54600824808072</text:p>
          </table:table-cell>
        </table:table-row>
        <table:table-row table:style-name="ro1">
          <table:table-cell office:value-type="float" office:value="1.63282067813975" calcext:value-type="float">
            <text:p>1.63282067813975</text:p>
          </table:table-cell>
        </table:table-row>
        <table:table-row table:style-name="ro1">
          <table:table-cell office:value-type="float" office:value="1.58121593704399" calcext:value-type="float">
            <text:p>1.58121593704399</text:p>
          </table:table-cell>
        </table:table-row>
        <table:table-row table:style-name="ro1">
          <table:table-cell office:value-type="float" office:value="1.47991300823529" calcext:value-type="float">
            <text:p>1.47991300823529</text:p>
          </table:table-cell>
        </table:table-row>
        <table:table-row table:style-name="ro1">
          <table:table-cell office:value-type="float" office:value="0.967038361476474" calcext:value-type="float">
            <text:p>0.967038361476474</text:p>
          </table:table-cell>
        </table:table-row>
        <table:table-row table:style-name="ro1">
          <table:table-cell office:value-type="float" office:value="0.172999179219805" calcext:value-type="float">
            <text:p>0.172999179219805</text:p>
          </table:table-cell>
        </table:table-row>
        <table:table-row table:style-name="ro1">
          <table:table-cell office:value-type="float" office:value="0.273367224481921" calcext:value-type="float">
            <text:p>0.273367224481921</text:p>
          </table:table-cell>
        </table:table-row>
        <table:table-row table:style-name="ro1">
          <table:table-cell office:value-type="float" office:value="0.784847710212871" calcext:value-type="float">
            <text:p>0.784847710212871</text:p>
          </table:table-cell>
        </table:table-row>
        <table:table-row table:style-name="ro1">
          <table:table-cell office:value-type="float" office:value="0.680332607020932" calcext:value-type="float">
            <text:p>0.680332607020932</text:p>
          </table:table-cell>
        </table:table-row>
        <table:table-row table:style-name="ro1">
          <table:table-cell office:value-type="float" office:value="1.5211397142395" calcext:value-type="float">
            <text:p>1.5211397142395</text:p>
          </table:table-cell>
        </table:table-row>
        <table:table-row table:style-name="ro1">
          <table:table-cell office:value-type="float" office:value="1.3478977882298" calcext:value-type="float">
            <text:p>1.3478977882298</text:p>
          </table:table-cell>
        </table:table-row>
        <table:table-row table:style-name="ro1">
          <table:table-cell office:value-type="float" office:value="0.806426338321003" calcext:value-type="float">
            <text:p>0.806426338321003</text:p>
          </table:table-cell>
        </table:table-row>
        <table:table-row table:style-name="ro1">
          <table:table-cell office:value-type="float" office:value="0.231947447327428" calcext:value-type="float">
            <text:p>0.231947447327428</text:p>
          </table:table-cell>
        </table:table-row>
        <table:table-row table:style-name="ro1">
          <table:table-cell office:value-type="float" office:value="1.63009196616974" calcext:value-type="float">
            <text:p>1.63009196616974</text:p>
          </table:table-cell>
        </table:table-row>
        <table:table-row table:style-name="ro1">
          <table:table-cell office:value-type="float" office:value="1.56397885580086" calcext:value-type="float">
            <text:p>1.56397885580086</text:p>
          </table:table-cell>
        </table:table-row>
        <table:table-row table:style-name="ro1">
          <table:table-cell office:value-type="float" office:value="1.23306726587415" calcext:value-type="float">
            <text:p>1.23306726587415</text:p>
          </table:table-cell>
        </table:table-row>
        <table:table-row table:style-name="ro1">
          <table:table-cell office:value-type="float" office:value="0.976725955348947" calcext:value-type="float">
            <text:p>0.976725955348947</text:p>
          </table:table-cell>
        </table:table-row>
        <table:table-row table:style-name="ro1">
          <table:table-cell office:value-type="float" office:value="0.483805923821577" calcext:value-type="float">
            <text:p>0.483805923821577</text:p>
          </table:table-cell>
        </table:table-row>
        <table:table-row table:style-name="ro1">
          <table:table-cell office:value-type="float" office:value="2.33989507229889" calcext:value-type="float">
            <text:p>2.33989507229889</text:p>
          </table:table-cell>
        </table:table-row>
        <table:table-row table:style-name="ro1">
          <table:table-cell office:value-type="float" office:value="0.666079328572544" calcext:value-type="float">
            <text:p>0.666079328572544</text:p>
          </table:table-cell>
        </table:table-row>
        <table:table-row table:style-name="ro1">
          <table:table-cell office:value-type="float" office:value="0.045413297753089" calcext:value-type="float">
            <text:p>0.045413297753089</text:p>
          </table:table-cell>
        </table:table-row>
        <table:table-row table:style-name="ro1">
          <table:table-cell office:value-type="float" office:value="0.0847046800007012" calcext:value-type="float">
            <text:p>0.084704680000701</text:p>
          </table:table-cell>
        </table:table-row>
        <table:table-row table:style-name="ro1">
          <table:table-cell office:value-type="float" office:value="0.142550461728051" calcext:value-type="float">
            <text:p>0.142550461728051</text:p>
          </table:table-cell>
        </table:table-row>
        <table:table-row table:style-name="ro1">
          <table:table-cell office:value-type="float" office:value="0.0423645390459621" calcext:value-type="float">
            <text:p>0.042364539045962</text:p>
          </table:table-cell>
        </table:table-row>
        <table:table-row table:style-name="ro1">
          <table:table-cell office:value-type="float" office:value="0.111071477894238" calcext:value-type="float">
            <text:p>0.111071477894238</text:p>
          </table:table-cell>
        </table:table-row>
        <table:table-row table:style-name="ro1">
          <table:table-cell office:value-type="float" office:value="0.0394591780975029" calcext:value-type="float">
            <text:p>0.039459178097503</text:p>
          </table:table-cell>
        </table:table-row>
        <table:table-row table:style-name="ro1">
          <table:table-cell office:value-type="float" office:value="0.11615380397311" calcext:value-type="float">
            <text:p>0.11615380397311</text:p>
          </table:table-cell>
        </table:table-row>
        <table:table-row table:style-name="ro1">
          <table:table-cell office:value-type="float" office:value="0.0390031733554702" calcext:value-type="float">
            <text:p>0.03900317335547</text:p>
          </table:table-cell>
        </table:table-row>
        <table:table-row table:style-name="ro1">
          <table:table-cell office:value-type="float" office:value="0.0727572996939762" calcext:value-type="float">
            <text:p>0.072757299693976</text:p>
          </table:table-cell>
        </table:table-row>
        <table:table-row table:style-name="ro1">
          <table:table-cell office:value-type="float" office:value="0.131562094517436" calcext:value-type="float">
            <text:p>0.131562094517436</text:p>
          </table:table-cell>
        </table:table-row>
        <table:table-row table:style-name="ro1">
          <table:table-cell office:value-type="float" office:value="0.039685915072" calcext:value-type="float">
            <text:p>0.039685915072</text:p>
          </table:table-cell>
        </table:table-row>
        <table:table-row table:style-name="ro1">
          <table:table-cell office:value-type="float" office:value="0.107028174975294" calcext:value-type="float">
            <text:p>0.107028174975294</text:p>
          </table:table-cell>
        </table:table-row>
        <table:table-row table:style-name="ro1">
          <table:table-cell office:value-type="float" office:value="0.0801343966605399" calcext:value-type="float">
            <text:p>0.08013439666054</text:p>
          </table:table-cell>
        </table:table-row>
        <table:table-row table:style-name="ro1">
          <table:table-cell office:value-type="float" office:value="0.06999869739415" calcext:value-type="float">
            <text:p>0.06999869739415</text:p>
          </table:table-cell>
        </table:table-row>
        <table:table-row table:style-name="ro1">
          <table:table-cell office:value-type="float" office:value="0.0494173559235792" calcext:value-type="float">
            <text:p>0.049417355923579</text:p>
          </table:table-cell>
        </table:table-row>
        <table:table-row table:style-name="ro1">
          <table:table-cell office:value-type="float" office:value="0.0999554780483774" calcext:value-type="float">
            <text:p>0.099955478048378</text:p>
          </table:table-cell>
        </table:table-row>
        <table:table-row table:style-name="ro1">
          <table:table-cell office:value-type="float" office:value="0.0366652671887258" calcext:value-type="float">
            <text:p>0.036665267188726</text:p>
          </table:table-cell>
        </table:table-row>
        <table:table-row table:style-name="ro1">
          <table:table-cell office:value-type="float" office:value="0.0654617871722308" calcext:value-type="float">
            <text:p>0.065461787172231</text:p>
          </table:table-cell>
        </table:table-row>
        <table:table-row table:style-name="ro1">
          <table:table-cell office:value-type="float" office:value="0.121416048037009" calcext:value-type="float">
            <text:p>0.121416048037009</text:p>
          </table:table-cell>
        </table:table-row>
        <table:table-row table:style-name="ro1">
          <table:table-cell office:value-type="float" office:value="0.0974539729560359" calcext:value-type="float">
            <text:p>0.097453972956036</text:p>
          </table:table-cell>
        </table:table-row>
        <table:table-row table:style-name="ro1">
          <table:table-cell office:value-type="float" office:value="0.0687978813455595" calcext:value-type="float">
            <text:p>0.06879788134556</text:p>
          </table:table-cell>
        </table:table-row>
        <table:table-row table:style-name="ro1">
          <table:table-cell office:value-type="float" office:value="0.0645307420022248" calcext:value-type="float">
            <text:p>0.064530742002225</text:p>
          </table:table-cell>
        </table:table-row>
        <table:table-row table:style-name="ro1">
          <table:table-cell office:value-type="float" office:value="0.0450682761439546" calcext:value-type="float">
            <text:p>0.045068276143955</text:p>
          </table:table-cell>
        </table:table-row>
        <table:table-row table:style-name="ro1">
          <table:table-cell office:value-type="float" office:value="0.105041828347089" calcext:value-type="float">
            <text:p>0.105041828347089</text:p>
          </table:table-cell>
        </table:table-row>
        <table:table-row table:style-name="ro1">
          <table:table-cell office:value-type="float" office:value="0.0723479227318381" calcext:value-type="float">
            <text:p>0.072347922731838</text:p>
          </table:table-cell>
        </table:table-row>
        <table:table-row table:style-name="ro1">
          <table:table-cell office:value-type="float" office:value="0.0742065346605808" calcext:value-type="float">
            <text:p>0.074206534660581</text:p>
          </table:table-cell>
        </table:table-row>
        <table:table-row table:style-name="ro1">
          <table:table-cell office:value-type="float" office:value="0.0648598186489905" calcext:value-type="float">
            <text:p>0.064859818648991</text:p>
          </table:table-cell>
        </table:table-row>
        <table:table-row table:style-name="ro1">
          <table:table-cell office:value-type="float" office:value="0.0356672023579463" calcext:value-type="float">
            <text:p>0.035667202357946</text:p>
          </table:table-cell>
        </table:table-row>
        <table:table-row table:style-name="ro1">
          <table:table-cell office:value-type="float" office:value="0.0966219091864599" calcext:value-type="float">
            <text:p>0.09662190918646</text:p>
          </table:table-cell>
        </table:table-row>
        <table:table-row table:style-name="ro1">
          <table:table-cell office:value-type="float" office:value="0.035707831818292" calcext:value-type="float">
            <text:p>0.035707831818292</text:p>
          </table:table-cell>
        </table:table-row>
        <table:table-row table:style-name="ro1">
          <table:table-cell office:value-type="float" office:value="0.0526770601221023" calcext:value-type="float">
            <text:p>0.052677060122102</text:p>
          </table:table-cell>
        </table:table-row>
        <table:table-row table:style-name="ro1">
          <table:table-cell office:value-type="float" office:value="0.0859328021247024" calcext:value-type="float">
            <text:p>0.085932802124702</text:p>
          </table:table-cell>
        </table:table-row>
        <table:table-row table:style-name="ro1">
          <table:table-cell office:value-type="float" office:value="0.0529029534857329" calcext:value-type="float">
            <text:p>0.052902953485733</text:p>
          </table:table-cell>
        </table:table-row>
        <table:table-row table:style-name="ro1">
          <table:table-cell office:value-type="float" office:value="0.0936579415155781" calcext:value-type="float">
            <text:p>0.093657941515578</text:p>
          </table:table-cell>
        </table:table-row>
        <table:table-row table:style-name="ro1">
          <table:table-cell office:value-type="float" office:value="0.0675251845446809" calcext:value-type="float">
            <text:p>0.067525184544681</text:p>
          </table:table-cell>
        </table:table-row>
        <table:table-row table:style-name="ro1">
          <table:table-cell office:value-type="float" office:value="0.0355776378826313" calcext:value-type="float">
            <text:p>0.035577637882631</text:p>
          </table:table-cell>
        </table:table-row>
        <table:table-row table:style-name="ro1">
          <table:table-cell office:value-type="float" office:value="0.0739901418313244" calcext:value-type="float">
            <text:p>0.073990141831325</text:p>
          </table:table-cell>
        </table:table-row>
        <table:table-row table:style-name="ro1">
          <table:table-cell office:value-type="float" office:value="0.0548144449989639" calcext:value-type="float">
            <text:p>0.054814444998964</text:p>
          </table:table-cell>
        </table:table-row>
        <table:table-row table:style-name="ro1">
          <table:table-cell office:value-type="float" office:value="0.0384641260959133" calcext:value-type="float">
            <text:p>0.038464126095913</text:p>
          </table:table-cell>
        </table:table-row>
        <table:table-row table:style-name="ro1">
          <table:table-cell office:value-type="float" office:value="0.0883415894325725" calcext:value-type="float">
            <text:p>0.088341589432573</text:p>
          </table:table-cell>
        </table:table-row>
        <table:table-row table:style-name="ro1">
          <table:table-cell office:value-type="float" office:value="0.0658064073335835" calcext:value-type="float">
            <text:p>0.065806407333584</text:p>
          </table:table-cell>
        </table:table-row>
        <table:table-row table:style-name="ro1">
          <table:table-cell office:value-type="float" office:value="0.0332038324391137" calcext:value-type="float">
            <text:p>0.033203832439114</text:p>
          </table:table-cell>
        </table:table-row>
        <table:table-row table:style-name="ro1">
          <table:table-cell office:value-type="float" office:value="0.0830346223976368" calcext:value-type="float">
            <text:p>0.083034622397637</text:p>
          </table:table-cell>
        </table:table-row>
        <table:table-row table:style-name="ro1">
          <table:table-cell office:value-type="float" office:value="0.034411807125437" calcext:value-type="float">
            <text:p>0.034411807125437</text:p>
          </table:table-cell>
        </table:table-row>
        <table:table-row table:style-name="ro1">
          <table:table-cell office:value-type="float" office:value="0.0493547200916583" calcext:value-type="float">
            <text:p>0.049354720091658</text:p>
          </table:table-cell>
        </table:table-row>
        <table:table-row table:style-name="ro1">
          <table:table-cell office:value-type="float" office:value="0.0720171484712065" calcext:value-type="float">
            <text:p>0.072017148471207</text:p>
          </table:table-cell>
        </table:table-row>
        <table:table-row table:style-name="ro1">
          <table:table-cell office:value-type="float" office:value="0.0508852546959233" calcext:value-type="float">
            <text:p>0.050885254695923</text:p>
          </table:table-cell>
        </table:table-row>
        <table:table-row table:style-name="ro1">
          <table:table-cell office:value-type="float" office:value="0.0354121801855724" calcext:value-type="float">
            <text:p>0.035412180185573</text:p>
          </table:table-cell>
        </table:table-row>
        <table:table-row table:style-name="ro1">
          <table:table-cell office:value-type="float" office:value="0.0779275148773567" calcext:value-type="float">
            <text:p>0.077927514877357</text:p>
          </table:table-cell>
        </table:table-row>
        <table:table-row table:style-name="ro1">
          <table:table-cell office:value-type="float" office:value="0.0343811261974926" calcext:value-type="float">
            <text:p>0.034381126197493</text:p>
          </table:table-cell>
        </table:table-row>
        <table:table-row table:style-name="ro1">
          <table:table-cell office:value-type="float" office:value="0.0714847943136375" calcext:value-type="float">
            <text:p>0.071484794313638</text:p>
          </table:table-cell>
        </table:table-row>
        <table:table-row table:style-name="ro1">
          <table:table-cell office:value-type="float" office:value="0.0575687904488603" calcext:value-type="float">
            <text:p>0.05756879044886</text:p>
          </table:table-cell>
        </table:table-row>
        <table:table-row table:style-name="ro1">
          <table:table-cell office:value-type="float" office:value="0.0329889196549186" calcext:value-type="float">
            <text:p>0.032988919654919</text:p>
          </table:table-cell>
        </table:table-row>
        <table:table-row table:style-name="ro1">
          <table:table-cell office:value-type="float" office:value="0.0757102188908246" calcext:value-type="float">
            <text:p>0.075710218890825</text:p>
          </table:table-cell>
        </table:table-row>
        <table:table-row table:style-name="ro1">
          <table:table-cell office:value-type="float" office:value="0.0330313001506179" calcext:value-type="float">
            <text:p>0.033031300150618</text:p>
          </table:table-cell>
        </table:table-row>
        <table:table-row table:style-name="ro1">
          <table:table-cell office:value-type="float" office:value="0.0732860741562574" calcext:value-type="float">
            <text:p>0.073286074156257</text:p>
          </table:table-cell>
        </table:table-row>
        <table:table-row table:style-name="ro1">
          <table:table-cell office:value-type="float" office:value="0.0325867140032203" calcext:value-type="float">
            <text:p>0.03258671400322</text:p>
          </table:table-cell>
        </table:table-row>
        <table:table-row table:style-name="ro1">
          <table:table-cell office:value-type="float" office:value="0.0575863866295985" calcext:value-type="float">
            <text:p>0.057586386629599</text:p>
          </table:table-cell>
        </table:table-row>
        <table:table-row table:style-name="ro1">
          <table:table-cell office:value-type="float" office:value="0.0336240066842071" calcext:value-type="float">
            <text:p>0.033624006684207</text:p>
          </table:table-cell>
        </table:table-row>
        <table:table-row table:style-name="ro1">
          <table:table-cell office:value-type="float" office:value="0.0507604563244929" calcext:value-type="float">
            <text:p>0.050760456324493</text:p>
          </table:table-cell>
        </table:table-row>
        <table:table-row table:style-name="ro1">
          <table:table-cell office:value-type="float" office:value="0.0680372671991542" calcext:value-type="float">
            <text:p>0.068037267199154</text:p>
          </table:table-cell>
        </table:table-row>
        <table:table-row table:style-name="ro1">
          <table:table-cell office:value-type="float" office:value="0.0478587287408961" calcext:value-type="float">
            <text:p>0.047858728740896</text:p>
          </table:table-cell>
        </table:table-row>
        <table:table-row table:style-name="ro1">
          <table:table-cell office:value-type="float" office:value="0.0494270383226565" calcext:value-type="float">
            <text:p>0.049427038322657</text:p>
          </table:table-cell>
        </table:table-row>
        <table:table-row table:style-name="ro1">
          <table:table-cell office:value-type="float" office:value="0.0497744007908688" calcext:value-type="float">
            <text:p>0.049774400790869</text:p>
          </table:table-cell>
        </table:table-row>
        <table:table-row table:style-name="ro1">
          <table:table-cell office:value-type="float" office:value="0.0458456915588545" calcext:value-type="float">
            <text:p>0.045845691558855</text:p>
          </table:table-cell>
        </table:table-row>
        <table:table-row table:style-name="ro1">
          <table:table-cell office:value-type="float" office:value="0.0514689413102735" calcext:value-type="float">
            <text:p>0.051468941310274</text:p>
          </table:table-cell>
        </table:table-row>
        <table:table-row table:style-name="ro1">
          <table:table-cell office:value-type="float" office:value="0.0310033537506923" calcext:value-type="float">
            <text:p>0.031003353750692</text:p>
          </table:table-cell>
        </table:table-row>
        <table:table-row table:style-name="ro1">
          <table:table-cell office:value-type="float" office:value="0.0479007236030794" calcext:value-type="float">
            <text:p>0.04790072360308</text:p>
          </table:table-cell>
        </table:table-row>
        <table:table-row table:style-name="ro1">
          <table:table-cell office:value-type="float" office:value="0.0542600989616789" calcext:value-type="float">
            <text:p>0.054260098961679</text:p>
          </table:table-cell>
        </table:table-row>
        <table:table-row table:style-name="ro1">
          <table:table-cell office:value-type="float" office:value="0.0480702961175976" calcext:value-type="float">
            <text:p>0.048070296117598</text:p>
          </table:table-cell>
        </table:table-row>
        <table:table-row table:style-name="ro1">
          <table:table-cell office:value-type="float" office:value="0.0461216110741581" calcext:value-type="float">
            <text:p>0.046121611074158</text:p>
          </table:table-cell>
        </table:table-row>
        <table:table-row table:style-name="ro1">
          <table:table-cell office:value-type="float" office:value="0.0338786724510333" calcext:value-type="float">
            <text:p>0.033878672451033</text:p>
          </table:table-cell>
        </table:table-row>
        <table:table-row table:style-name="ro1">
          <table:table-cell office:value-type="float" office:value="0.057925914175062" calcext:value-type="float">
            <text:p>0.057925914175062</text:p>
          </table:table-cell>
        </table:table-row>
        <table:table-row table:style-name="ro1">
          <table:table-cell office:value-type="float" office:value="0.0452622475465549" calcext:value-type="float">
            <text:p>0.045262247546555</text:p>
          </table:table-cell>
        </table:table-row>
        <table:table-row table:style-name="ro1">
          <table:table-cell office:value-type="float" office:value="0.0459863169561341" calcext:value-type="float">
            <text:p>0.045986316956134</text:p>
          </table:table-cell>
        </table:table-row>
        <table:table-row table:style-name="ro1">
          <table:table-cell office:value-type="float" office:value="0.0329343265461157" calcext:value-type="float">
            <text:p>0.032934326546116</text:p>
          </table:table-cell>
        </table:table-row>
        <table:table-row table:style-name="ro1">
          <table:table-cell office:value-type="float" office:value="0.0563970756048549" calcext:value-type="float">
            <text:p>0.056397075604855</text:p>
          </table:table-cell>
        </table:table-row>
        <table:table-row table:style-name="ro1">
          <table:table-cell office:value-type="float" office:value="0.0443038378842095" calcext:value-type="float">
            <text:p>0.04430383788421</text:p>
          </table:table-cell>
        </table:table-row>
        <table:table-row table:style-name="ro1">
          <table:table-cell office:value-type="float" office:value="0.0455008344367769" calcext:value-type="float">
            <text:p>0.045500834436777</text:p>
          </table:table-cell>
        </table:table-row>
        <table:table-row table:style-name="ro1">
          <table:table-cell office:value-type="float" office:value="0.0285915731619626" calcext:value-type="float">
            <text:p>0.028591573161963</text:p>
          </table:table-cell>
        </table:table-row>
        <table:table-row table:style-name="ro1">
          <table:table-cell office:value-type="float" office:value="0.0450152724201476" calcext:value-type="float">
            <text:p>0.045015272420148</text:p>
          </table:table-cell>
        </table:table-row>
        <table:table-row table:style-name="ro1">
          <table:table-cell office:value-type="float" office:value="0.0607851478650216" calcext:value-type="float">
            <text:p>0.060785147865022</text:p>
          </table:table-cell>
        </table:table-row>
        <table:table-row table:style-name="ro1">
          <table:table-cell office:value-type="float" office:value="0.0281600274810206" calcext:value-type="float">
            <text:p>0.028160027481021</text:p>
          </table:table-cell>
        </table:table-row>
        <table:table-row table:style-name="ro1">
          <table:table-cell office:value-type="float" office:value="0.0429672452604208" calcext:value-type="float">
            <text:p>0.042967245260421</text:p>
          </table:table-cell>
        </table:table-row>
        <table:table-row table:style-name="ro1">
          <table:table-cell office:value-type="float" office:value="0.0531890323153815" calcext:value-type="float">
            <text:p>0.053189032315382</text:p>
          </table:table-cell>
        </table:table-row>
        <table:table-row table:style-name="ro1">
          <table:table-cell office:value-type="float" office:value="0.0425086601035508" calcext:value-type="float">
            <text:p>0.042508660103551</text:p>
          </table:table-cell>
        </table:table-row>
        <table:table-row table:style-name="ro1">
          <table:table-cell office:value-type="float" office:value="0.0419890734802346" calcext:value-type="float">
            <text:p>0.041989073480235</text:p>
          </table:table-cell>
        </table:table-row>
        <table:table-row table:style-name="ro1">
          <table:table-cell office:value-type="float" office:value="0.0422806241188042" calcext:value-type="float">
            <text:p>0.042280624118804</text:p>
          </table:table-cell>
        </table:table-row>
        <table:table-row table:style-name="ro1">
          <table:table-cell office:value-type="float" office:value="0.0294237411053317" calcext:value-type="float">
            <text:p>0.029423741105332</text:p>
          </table:table-cell>
        </table:table-row>
        <table:table-row table:style-name="ro1">
          <table:table-cell office:value-type="float" office:value="0.0563518409569235" calcext:value-type="float">
            <text:p>0.056351840956924</text:p>
          </table:table-cell>
        </table:table-row>
        <table:table-row table:style-name="ro1">
          <table:table-cell office:value-type="float" office:value="0.0447372198918687" calcext:value-type="float">
            <text:p>0.044737219891869</text:p>
          </table:table-cell>
        </table:table-row>
        <table:table-row table:style-name="ro1">
          <table:table-cell office:value-type="float" office:value="0.0435880109361442" calcext:value-type="float">
            <text:p>0.043588010936144</text:p>
          </table:table-cell>
        </table:table-row>
        <table:table-row table:style-name="ro1">
          <table:table-cell office:value-type="float" office:value="0.040964228818909" calcext:value-type="float">
            <text:p>0.040964228818909</text:p>
          </table:table-cell>
        </table:table-row>
        <table:table-row table:style-name="ro1">
          <table:table-cell office:value-type="float" office:value="0.039610680700895" calcext:value-type="float">
            <text:p>0.039610680700895</text:p>
          </table:table-cell>
        </table:table-row>
        <table:table-row table:style-name="ro1">
          <table:table-cell office:value-type="float" office:value="0.0402169244546167" calcext:value-type="float">
            <text:p>0.040216924454617</text:p>
          </table:table-cell>
        </table:table-row>
        <table:table-row table:style-name="ro1">
          <table:table-cell office:value-type="float" office:value="0.0423162714695646" calcext:value-type="float">
            <text:p>0.042316271469565</text:p>
          </table:table-cell>
        </table:table-row>
        <table:table-row table:style-name="ro1">
          <table:table-cell office:value-type="float" office:value="0.0300880272678791" calcext:value-type="float">
            <text:p>0.030088027267879</text:p>
          </table:table-cell>
        </table:table-row>
        <table:table-row table:style-name="ro1">
          <table:table-cell office:value-type="float" office:value="0.0391565861203834" calcext:value-type="float">
            <text:p>0.039156586120383</text:p>
          </table:table-cell>
        </table:table-row>
        <table:table-row table:style-name="ro1">
          <table:table-cell office:value-type="float" office:value="0.0517281355585074" calcext:value-type="float">
            <text:p>0.051728135558507</text:p>
          </table:table-cell>
        </table:table-row>
        <table:table-row table:style-name="ro1">
          <table:table-cell office:value-type="float" office:value="0.026348610422883" calcext:value-type="float">
            <text:p>0.026348610422883</text:p>
          </table:table-cell>
        </table:table-row>
        <table:table-row table:style-name="ro1">
          <table:table-cell office:value-type="float" office:value="0.0489950251777291" calcext:value-type="float">
            <text:p>0.048995025177729</text:p>
          </table:table-cell>
        </table:table-row>
        <table:table-row table:style-name="ro1">
          <table:table-cell office:value-type="float" office:value="0.0267733488567951" calcext:value-type="float">
            <text:p>0.026773348856795</text:p>
          </table:table-cell>
        </table:table-row>
        <table:table-row table:style-name="ro1">
          <table:table-cell office:value-type="float" office:value="0.0385696322433549" calcext:value-type="float">
            <text:p>0.038569632243355</text:p>
          </table:table-cell>
        </table:table-row>
        <table:table-row table:style-name="ro1">
          <table:table-cell office:value-type="float" office:value="0.0530063917457388" calcext:value-type="float">
            <text:p>0.053006391745739</text:p>
          </table:table-cell>
        </table:table-row>
        <table:table-row table:style-name="ro1">
          <table:table-cell office:value-type="float" office:value="0.0277742013102348" calcext:value-type="float">
            <text:p>0.027774201310235</text:p>
          </table:table-cell>
        </table:table-row>
        <table:table-row table:style-name="ro1">
          <table:table-cell office:value-type="float" office:value="0.0466094690207085" calcext:value-type="float">
            <text:p>0.046609469020709</text:p>
          </table:table-cell>
        </table:table-row>
        <table:table-row table:style-name="ro1">
          <table:table-cell office:value-type="float" office:value="0.0378465119796081" calcext:value-type="float">
            <text:p>0.037846511979608</text:p>
          </table:table-cell>
        </table:table-row>
        <table:table-row table:style-name="ro1">
          <table:table-cell office:value-type="float" office:value="0.0407252370104891" calcext:value-type="float">
            <text:p>0.040725237010489</text:p>
          </table:table-cell>
        </table:table-row>
        <table:table-row table:style-name="ro1">
          <table:table-cell office:value-type="float" office:value="0.0380644123105162" calcext:value-type="float">
            <text:p>0.038064412310516</text:p>
          </table:table-cell>
        </table:table-row>
        <table:table-row table:style-name="ro1">
          <table:table-cell office:value-type="float" office:value="0.0307097187968956" calcext:value-type="float">
            <text:p>0.030709718796896</text:p>
          </table:table-cell>
        </table:table-row>
        <table:table-row table:style-name="ro1">
          <table:table-cell office:value-type="float" office:value="0.0464541988243592" calcext:value-type="float">
            <text:p>0.046454198824359</text:p>
          </table:table-cell>
        </table:table-row>
        <table:table-row table:style-name="ro1">
          <table:table-cell office:value-type="float" office:value="0.0368650260120017" calcext:value-type="float">
            <text:p>0.036865026012002</text:p>
          </table:table-cell>
        </table:table-row>
        <table:table-row table:style-name="ro1">
          <table:table-cell office:value-type="float" office:value="0.0272532473443142" calcext:value-type="float">
            <text:p>0.027253247344314</text:p>
          </table:table-cell>
        </table:table-row>
        <table:table-row table:style-name="ro1">
          <table:table-cell office:value-type="float" office:value="0.0501234789059835" calcext:value-type="float">
            <text:p>0.050123478905984</text:p>
          </table:table-cell>
        </table:table-row>
        <table:table-row table:style-name="ro1">
          <table:table-cell office:value-type="float" office:value="0.0282125185745717" calcext:value-type="float">
            <text:p>0.028212518574572</text:p>
          </table:table-cell>
        </table:table-row>
        <table:table-row table:style-name="ro1">
          <table:table-cell office:value-type="float" office:value="0.0343486746095202" calcext:value-type="float">
            <text:p>0.03434867460952</text:p>
          </table:table-cell>
        </table:table-row>
        <table:table-row table:style-name="ro1">
          <table:table-cell office:value-type="float" office:value="0.037479948469916" calcext:value-type="float">
            <text:p>0.037479948469916</text:p>
          </table:table-cell>
        </table:table-row>
        <table:table-row table:style-name="ro1">
          <table:table-cell office:value-type="float" office:value="0.0439870834681456" calcext:value-type="float">
            <text:p>0.043987083468146</text:p>
          </table:table-cell>
        </table:table-row>
        <table:table-row table:style-name="ro1">
          <table:table-cell office:value-type="float" office:value="0.0346175205434951" calcext:value-type="float">
            <text:p>0.034617520543495</text:p>
          </table:table-cell>
        </table:table-row>
        <table:table-row table:style-name="ro1">
          <table:table-cell office:value-type="float" office:value="0.0383556594332628" calcext:value-type="float">
            <text:p>0.038355659433263</text:p>
          </table:table-cell>
        </table:table-row>
        <table:table-row table:style-name="ro1">
          <table:table-cell office:value-type="float" office:value="0.037381136695062" calcext:value-type="float">
            <text:p>0.037381136695062</text:p>
          </table:table-cell>
        </table:table-row>
        <table:table-row table:style-name="ro1">
          <table:table-cell office:value-type="float" office:value="0.0261241576303942" calcext:value-type="float">
            <text:p>0.026124157630394</text:p>
          </table:table-cell>
        </table:table-row>
        <table:table-row table:style-name="ro1">
          <table:table-cell office:value-type="float" office:value="0.0463468433145108" calcext:value-type="float">
            <text:p>0.046346843314511</text:p>
          </table:table-cell>
        </table:table-row>
        <table:table-row table:style-name="ro1">
          <table:table-cell office:value-type="float" office:value="0.0256484733205479" calcext:value-type="float">
            <text:p>0.025648473320548</text:p>
          </table:table-cell>
        </table:table-row>
        <table:table-row table:style-name="ro1">
          <table:table-cell office:value-type="float" office:value="0.0321654242668226" calcext:value-type="float">
            <text:p>0.032165424266823</text:p>
          </table:table-cell>
        </table:table-row>
        <table:table-row table:style-name="ro1">
          <table:table-cell office:value-type="float" office:value="0.0372610221046588" calcext:value-type="float">
            <text:p>0.037261022104659</text:p>
          </table:table-cell>
        </table:table-row>
        <table:table-row table:style-name="ro1">
          <table:table-cell office:value-type="float" office:value="0.0427431897876201" calcext:value-type="float">
            <text:p>0.04274318978762</text:p>
          </table:table-cell>
        </table:table-row>
        <table:table-row table:style-name="ro1">
          <table:table-cell office:value-type="float" office:value="0.0246033641912294" calcext:value-type="float">
            <text:p>0.02460336419123</text:p>
          </table:table-cell>
        </table:table-row>
        <table:table-row table:style-name="ro1">
          <table:table-cell office:value-type="float" office:value="0.034477044579519" calcext:value-type="float">
            <text:p>0.034477044579519</text:p>
          </table:table-cell>
        </table:table-row>
        <table:table-row table:style-name="ro1">
          <table:table-cell office:value-type="float" office:value="0.0334939683983496" calcext:value-type="float">
            <text:p>0.03349396839835</text:p>
          </table:table-cell>
        </table:table-row>
        <table:table-row table:style-name="ro1">
          <table:table-cell office:value-type="float" office:value="0.0365413352750427" calcext:value-type="float">
            <text:p>0.036541335275043</text:p>
          </table:table-cell>
        </table:table-row>
        <table:table-row table:style-name="ro1">
          <table:table-cell office:value-type="float" office:value="0.0418425095309019" calcext:value-type="float">
            <text:p>0.041842509530902</text:p>
          </table:table-cell>
        </table:table-row>
        <table:table-row table:style-name="ro1">
          <table:table-cell office:value-type="float" office:value="0.0333916162443575" calcext:value-type="float">
            <text:p>0.033391616244358</text:p>
          </table:table-cell>
        </table:table-row>
        <table:table-row table:style-name="ro1">
          <table:table-cell office:value-type="float" office:value="0.0284208749347835" calcext:value-type="float">
            <text:p>0.028420874934784</text:p>
          </table:table-cell>
        </table:table-row>
        <table:table-row table:style-name="ro1">
          <table:table-cell office:value-type="float" office:value="0.0401598424845728" calcext:value-type="float">
            <text:p>0.040159842484573</text:p>
          </table:table-cell>
        </table:table-row>
        <table:table-row table:style-name="ro1">
          <table:table-cell office:value-type="float" office:value="0.0278003384544675" calcext:value-type="float">
            <text:p>0.027800338454468</text:p>
          </table:table-cell>
        </table:table-row>
        <table:table-row table:style-name="ro1">
          <table:table-cell office:value-type="float" office:value="0.030037368693488" calcext:value-type="float">
            <text:p>0.030037368693488</text:p>
          </table:table-cell>
        </table:table-row>
        <table:table-row table:style-name="ro1">
          <table:table-cell office:value-type="float" office:value="0.0447465609110022" calcext:value-type="float">
            <text:p>0.044746560911002</text:p>
          </table:table-cell>
        </table:table-row>
        <table:table-row table:style-name="ro1">
          <table:table-cell office:value-type="float" office:value="0.0245706466096909" calcext:value-type="float">
            <text:p>0.024570646609691</text:p>
          </table:table-cell>
        </table:table-row>
        <table:table-row table:style-name="ro1">
          <table:table-cell office:value-type="float" office:value="0.0304943765656557" calcext:value-type="float">
            <text:p>0.030494376565656</text:p>
          </table:table-cell>
        </table:table-row>
        <table:table-row table:style-name="ro1">
          <table:table-cell office:value-type="float" office:value="0.0433572731619813" calcext:value-type="float">
            <text:p>0.043357273161981</text:p>
          </table:table-cell>
        </table:table-row>
        <table:table-row table:style-name="ro1">
          <table:table-cell office:value-type="float" office:value="0.0339584552246632" calcext:value-type="float">
            <text:p>0.033958455224663</text:p>
          </table:table-cell>
        </table:table-row>
        <table:table-row table:style-name="ro1">
          <table:table-cell office:value-type="float" office:value="0.0242287547690193" calcext:value-type="float">
            <text:p>0.024228754769019</text:p>
          </table:table-cell>
        </table:table-row>
        <table:table-row table:style-name="ro1">
          <table:table-cell office:value-type="float" office:value="0.031076474933559" calcext:value-type="float">
            <text:p>0.031076474933559</text:p>
          </table:table-cell>
        </table:table-row>
        <table:table-row table:style-name="ro1">
          <table:table-cell office:value-type="float" office:value="0.0446252148962002" calcext:value-type="float">
            <text:p>0.0446252148962</text:p>
          </table:table-cell>
        </table:table-row>
        <table:table-row table:style-name="ro1">
          <table:table-cell office:value-type="float" office:value="0.0321374792075388" calcext:value-type="float">
            <text:p>0.032137479207539</text:p>
          </table:table-cell>
        </table:table-row>
        <table:table-row table:style-name="ro1">
          <table:table-cell office:value-type="float" office:value="0.0335169296851149" calcext:value-type="float">
            <text:p>0.033516929685115</text:p>
          </table:table-cell>
        </table:table-row>
        <table:table-row table:style-name="ro1">
          <table:table-cell office:value-type="float" office:value="0.0317487546724324" calcext:value-type="float">
            <text:p>0.031748754672432</text:p>
          </table:table-cell>
        </table:table-row>
        <table:table-row table:style-name="ro1">
          <table:table-cell office:value-type="float" office:value="0.0273011607059038" calcext:value-type="float">
            <text:p>0.027301160705904</text:p>
          </table:table-cell>
        </table:table-row>
        <table:table-row table:style-name="ro1">
          <table:table-cell office:value-type="float" office:value="0.0381231580131764" calcext:value-type="float">
            <text:p>0.038123158013177</text:p>
          </table:table-cell>
        </table:table-row>
        <table:table-row table:style-name="ro1">
          <table:table-cell office:value-type="float" office:value="0.0318348449511606" calcext:value-type="float">
            <text:p>0.031834844951161</text:p>
          </table:table-cell>
        </table:table-row>
        <table:table-row table:style-name="ro1">
          <table:table-cell office:value-type="float" office:value="0.0330377804997651" calcext:value-type="float">
            <text:p>0.033037780499765</text:p>
          </table:table-cell>
        </table:table-row>
        <table:table-row table:style-name="ro1">
          <table:table-cell office:value-type="float" office:value="0.0261485084184103" calcext:value-type="float">
            <text:p>0.02614850841841</text:p>
          </table:table-cell>
        </table:table-row>
        <table:table-row table:style-name="ro1">
          <table:table-cell office:value-type="float" office:value="0.0290079140602078" calcext:value-type="float">
            <text:p>0.029007914060208</text:p>
          </table:table-cell>
        </table:table-row>
        <table:table-row table:style-name="ro1">
          <table:table-cell office:value-type="float" office:value="0.0322215317119849" calcext:value-type="float">
            <text:p>0.032221531711985</text:p>
          </table:table-cell>
        </table:table-row>
        <table:table-row table:style-name="ro1">
          <table:table-cell office:value-type="float" office:value="0.031900803699763" calcext:value-type="float">
            <text:p>0.031900803699763</text:p>
          </table:table-cell>
        </table:table-row>
        <table:table-row table:style-name="ro1">
          <table:table-cell office:value-type="float" office:value="0.0372356131369758" calcext:value-type="float">
            <text:p>0.037235613136976</text:p>
          </table:table-cell>
        </table:table-row>
        <table:table-row table:style-name="ro1">
          <table:table-cell office:value-type="float" office:value="0.0259216552240712" calcext:value-type="float">
            <text:p>0.025921655224071</text:p>
          </table:table-cell>
        </table:table-row>
        <table:table-row table:style-name="ro1">
          <table:table-cell office:value-type="float" office:value="0.0344819618340603" calcext:value-type="float">
            <text:p>0.03448196183406</text:p>
          </table:table-cell>
        </table:table-row>
        <table:table-row table:style-name="ro1">
          <table:table-cell office:value-type="float" office:value="0.0317612401407828" calcext:value-type="float">
            <text:p>0.031761240140783</text:p>
          </table:table-cell>
        </table:table-row>
        <table:table-row table:style-name="ro1">
          <table:table-cell office:value-type="float" office:value="0.0323927188717667" calcext:value-type="float">
            <text:p>0.032392718871767</text:p>
          </table:table-cell>
        </table:table-row>
        <table:table-row table:style-name="ro1">
          <table:table-cell office:value-type="float" office:value="0.0233720337471028" calcext:value-type="float">
            <text:p>0.023372033747103</text:p>
          </table:table-cell>
        </table:table-row>
        <table:table-row table:style-name="ro1">
          <table:table-cell office:value-type="float" office:value="0.0360356926162542" calcext:value-type="float">
            <text:p>0.036035692616254</text:p>
          </table:table-cell>
        </table:table-row>
        <table:table-row table:style-name="ro1">
          <table:table-cell office:value-type="float" office:value="0.0306105721945161" calcext:value-type="float">
            <text:p>0.030610572194516</text:p>
          </table:table-cell>
        </table:table-row>
        <table:table-row table:style-name="ro1">
          <table:table-cell office:value-type="float" office:value="0.0263408963223163" calcext:value-type="float">
            <text:p>0.026340896322316</text:p>
          </table:table-cell>
        </table:table-row>
        <table:table-row table:style-name="ro1">
          <table:table-cell office:value-type="float" office:value="0.0360829463164872" calcext:value-type="float">
            <text:p>0.036082946316487</text:p>
          </table:table-cell>
        </table:table-row>
        <table:table-row table:style-name="ro1">
          <table:table-cell office:value-type="float" office:value="0.0228380424102973" calcext:value-type="float">
            <text:p>0.022838042410297</text:p>
          </table:table-cell>
        </table:table-row>
        <table:table-row table:style-name="ro1">
          <table:table-cell office:value-type="float" office:value="0.0363519033420557" calcext:value-type="float">
            <text:p>0.036351903342056</text:p>
          </table:table-cell>
        </table:table-row>
        <table:table-row table:style-name="ro1">
          <table:table-cell office:value-type="float" office:value="0.0232449993103721" calcext:value-type="float">
            <text:p>0.023244999310372</text:p>
          </table:table-cell>
        </table:table-row>
        <table:table-row table:style-name="ro1">
          <table:table-cell office:value-type="float" office:value="0.0356753309487424" calcext:value-type="float">
            <text:p>0.035675330948743</text:p>
          </table:table-cell>
        </table:table-row>
        <table:table-row table:style-name="ro1">
          <table:table-cell office:value-type="float" office:value="0.0305061399861935" calcext:value-type="float">
            <text:p>0.030506139986194</text:p>
          </table:table-cell>
        </table:table-row>
        <table:table-row table:style-name="ro1">
          <table:table-cell office:value-type="float" office:value="0.0234017194157591" calcext:value-type="float">
            <text:p>0.023401719415759</text:p>
          </table:table-cell>
        </table:table-row>
        <table:table-row table:style-name="ro1">
          <table:table-cell office:value-type="float" office:value="0.0273806059417219" calcext:value-type="float">
            <text:p>0.027380605941722</text:p>
          </table:table-cell>
        </table:table-row>
        <table:table-row table:style-name="ro1">
          <table:table-cell office:value-type="float" office:value="0.0338113405591359" calcext:value-type="float">
            <text:p>0.033811340559136</text:p>
          </table:table-cell>
        </table:table-row>
        <table:table-row table:style-name="ro1">
          <table:table-cell office:value-type="float" office:value="0.0291941942368791" calcext:value-type="float">
            <text:p>0.029194194236879</text:p>
          </table:table-cell>
        </table:table-row>
        <table:table-row table:style-name="ro1">
          <table:table-cell office:value-type="float" office:value="0.0361775316919516" calcext:value-type="float">
            <text:p>0.036177531691952</text:p>
          </table:table-cell>
        </table:table-row>
        <table:table-row table:style-name="ro1">
          <table:table-cell office:value-type="float" office:value="0.0243265929151149" calcext:value-type="float">
            <text:p>0.024326592915115</text:p>
          </table:table-cell>
        </table:table-row>
        <table:table-row table:style-name="ro1">
          <table:table-cell office:value-type="float" office:value="0.0254598613711833" calcext:value-type="float">
            <text:p>0.025459861371183</text:p>
          </table:table-cell>
        </table:table-row>
        <table:table-row table:style-name="ro1">
          <table:table-cell office:value-type="float" office:value="0.0299826315528581" calcext:value-type="float">
            <text:p>0.029982631552858</text:p>
          </table:table-cell>
        </table:table-row>
        <table:table-row table:style-name="ro1">
          <table:table-cell office:value-type="float" office:value="0.0326224247687163" calcext:value-type="float">
            <text:p>0.032622424768716</text:p>
          </table:table-cell>
        </table:table-row>
        <table:table-row table:style-name="ro1">
          <table:table-cell office:value-type="float" office:value="0.0281749973169456" calcext:value-type="float">
            <text:p>0.028174997316946</text:p>
          </table:table-cell>
        </table:table-row>
        <table:table-row table:style-name="ro1">
          <table:table-cell office:value-type="float" office:value="0.028225875395428" calcext:value-type="float">
            <text:p>0.028225875395428</text:p>
          </table:table-cell>
        </table:table-row>
        <table:table-row table:style-name="ro1">
          <table:table-cell office:value-type="float" office:value="0.0336733580105843" calcext:value-type="float">
            <text:p>0.033673358010584</text:p>
          </table:table-cell>
        </table:table-row>
        <table:table-row table:style-name="ro1">
          <table:table-cell office:value-type="float" office:value="0.0291219497448042" calcext:value-type="float">
            <text:p>0.029121949744804</text:p>
          </table:table-cell>
        </table:table-row>
        <table:table-row table:style-name="ro1">
          <table:table-cell office:value-type="float" office:value="0.028437738586582" calcext:value-type="float">
            <text:p>0.028437738586582</text:p>
          </table:table-cell>
        </table:table-row>
        <table:table-row table:style-name="ro1">
          <table:table-cell office:value-type="float" office:value="0.0247827945620739" calcext:value-type="float">
            <text:p>0.024782794562074</text:p>
          </table:table-cell>
        </table:table-row>
        <table:table-row table:style-name="ro1">
          <table:table-cell office:value-type="float" office:value="0.0342286305541952" calcext:value-type="float">
            <text:p>0.034228630554195</text:p>
          </table:table-cell>
        </table:table-row>
        <table:table-row table:style-name="ro1">
          <table:table-cell office:value-type="float" office:value="0.0293161397311892" calcext:value-type="float">
            <text:p>0.029316139731189</text:p>
          </table:table-cell>
        </table:table-row>
        <table:table-row table:style-name="ro1">
          <table:table-cell office:value-type="float" office:value="0.0220501192190426" calcext:value-type="float">
            <text:p>0.022050119219043</text:p>
          </table:table-cell>
        </table:table-row>
        <table:table-row table:style-name="ro1">
          <table:table-cell office:value-type="float" office:value="0.0298857561528312" calcext:value-type="float">
            <text:p>0.029885756152831</text:p>
          </table:table-cell>
        </table:table-row>
        <table:table-row table:style-name="ro1">
          <table:table-cell office:value-type="float" office:value="0.0264368270816027" calcext:value-type="float">
            <text:p>0.026436827081603</text:p>
          </table:table-cell>
        </table:table-row>
        <table:table-row table:style-name="ro1">
          <table:table-cell office:value-type="float" office:value="0.0286793620205511" calcext:value-type="float">
            <text:p>0.028679362020551</text:p>
          </table:table-cell>
        </table:table-row>
        <table:table-row table:style-name="ro1">
          <table:table-cell office:value-type="float" office:value="0.0351898100115199" calcext:value-type="float">
            <text:p>0.03518981001152</text:p>
          </table:table-cell>
        </table:table-row>
        <table:table-row table:style-name="ro1">
          <table:table-cell office:value-type="float" office:value="0.0274468555927483" calcext:value-type="float">
            <text:p>0.027446855592748</text:p>
          </table:table-cell>
        </table:table-row>
        <table:table-row table:style-name="ro1">
          <table:table-cell office:value-type="float" office:value="0.0227123332735934" calcext:value-type="float">
            <text:p>0.022712333273594</text:p>
          </table:table-cell>
        </table:table-row>
        <table:table-row table:style-name="ro1">
          <table:table-cell office:value-type="float" office:value="0.0271261979345365" calcext:value-type="float">
            <text:p>0.027126197934537</text:p>
          </table:table-cell>
        </table:table-row>
        <table:table-row table:style-name="ro1">
          <table:table-cell office:value-type="float" office:value="0.0290804510549863" calcext:value-type="float">
            <text:p>0.029080451054986</text:p>
          </table:table-cell>
        </table:table-row>
        <table:table-row table:style-name="ro1">
          <table:table-cell office:value-type="float" office:value="0.0350107172073098" calcext:value-type="float">
            <text:p>0.03501071720731</text:p>
          </table:table-cell>
        </table:table-row>
        <table:table-row table:style-name="ro1">
          <table:table-cell office:value-type="float" office:value="0.0214691106238666" calcext:value-type="float">
            <text:p>0.021469110623867</text:p>
          </table:table-cell>
        </table:table-row>
        <table:table-row table:style-name="ro1">
          <table:table-cell office:value-type="float" office:value="0.0256429288702172" calcext:value-type="float">
            <text:p>0.025642928870217</text:p>
          </table:table-cell>
        </table:table-row>
        <table:table-row table:style-name="ro1">
          <table:table-cell office:value-type="float" office:value="0.0281884684049213" calcext:value-type="float">
            <text:p>0.028188468404921</text:p>
          </table:table-cell>
        </table:table-row>
        <table:table-row table:style-name="ro1">
          <table:table-cell office:value-type="float" office:value="0.0339846228307111" calcext:value-type="float">
            <text:p>0.033984622830711</text:p>
          </table:table-cell>
        </table:table-row>
        <table:table-row table:style-name="ro1">
          <table:table-cell office:value-type="float" office:value="0.0272301726750989" calcext:value-type="float">
            <text:p>0.027230172675099</text:p>
          </table:table-cell>
        </table:table-row>
        <table:table-row table:style-name="ro1">
          <table:table-cell office:value-type="float" office:value="0.0231878170437957" calcext:value-type="float">
            <text:p>0.023187817043796</text:p>
          </table:table-cell>
        </table:table-row>
        <table:table-row table:style-name="ro1">
          <table:table-cell office:value-type="float" office:value="0.0252386700039583" calcext:value-type="float">
            <text:p>0.025238670003958</text:p>
          </table:table-cell>
        </table:table-row>
        <table:table-row table:style-name="ro1">
          <table:table-cell office:value-type="float" office:value="0.0277925525947682" calcext:value-type="float">
            <text:p>0.027792552594768</text:p>
          </table:table-cell>
        </table:table-row>
        <table:table-row table:style-name="ro1">
          <table:table-cell office:value-type="float" office:value="0.0337080397576457" calcext:value-type="float">
            <text:p>0.033708039757646</text:p>
          </table:table-cell>
        </table:table-row>
        <table:table-row table:style-name="ro1">
          <table:table-cell office:value-type="float" office:value="0.0263494805319561" calcext:value-type="float">
            <text:p>0.026349480531956</text:p>
          </table:table-cell>
        </table:table-row>
        <table:table-row table:style-name="ro1">
          <table:table-cell office:value-type="float" office:value="0.0274833746435595" calcext:value-type="float">
            <text:p>0.02748337464356</text:p>
          </table:table-cell>
        </table:table-row>
        <table:table-row table:style-name="ro1">
          <table:table-cell office:value-type="float" office:value="0.0212402207790793" calcext:value-type="float">
            <text:p>0.021240220779079</text:p>
          </table:table-cell>
        </table:table-row>
        <table:table-row table:style-name="ro1">
          <table:table-cell office:value-type="float" office:value="0.027864284508908" calcext:value-type="float">
            <text:p>0.027864284508908</text:p>
          </table:table-cell>
        </table:table-row>
        <table:table-row table:style-name="ro1">
          <table:table-cell office:value-type="float" office:value="0.0304064077423869" calcext:value-type="float">
            <text:p>0.030406407742387</text:p>
          </table:table-cell>
        </table:table-row>
        <table:table-row table:style-name="ro1">
          <table:table-cell office:value-type="float" office:value="0.0211529827439219" calcext:value-type="float">
            <text:p>0.021152982743922</text:p>
          </table:table-cell>
        </table:table-row>
        <table:table-row table:style-name="ro1">
          <table:table-cell office:value-type="float" office:value="0.0321157419792001" calcext:value-type="float">
            <text:p>0.0321157419792</text:p>
          </table:table-cell>
        </table:table-row>
        <table:table-row table:style-name="ro1">
          <table:table-cell office:value-type="float" office:value="0.0223159906402996" calcext:value-type="float">
            <text:p>0.0223159906403</text:p>
          </table:table-cell>
        </table:table-row>
        <table:table-row table:style-name="ro1">
          <table:table-cell office:value-type="float" office:value="0.0225098484433005" calcext:value-type="float">
            <text:p>0.022509848443301</text:p>
          </table:table-cell>
        </table:table-row>
        <table:table-row table:style-name="ro1">
          <table:table-cell office:value-type="float" office:value="0.026847984282556" calcext:value-type="float">
            <text:p>0.026847984282556</text:p>
          </table:table-cell>
        </table:table-row>
        <table:table-row table:style-name="ro1">
          <table:table-cell office:value-type="float" office:value="0.0328402407676177" calcext:value-type="float">
            <text:p>0.032840240767618</text:p>
          </table:table-cell>
        </table:table-row>
        <table:table-row table:style-name="ro1">
          <table:table-cell office:value-type="float" office:value="0.0200658054809811" calcext:value-type="float">
            <text:p>0.020065805480981</text:p>
          </table:table-cell>
        </table:table-row>
        <table:table-row table:style-name="ro1">
          <table:table-cell office:value-type="float" office:value="0.0246590363082171" calcext:value-type="float">
            <text:p>0.024659036308217</text:p>
          </table:table-cell>
        </table:table-row>
        <table:table-row table:style-name="ro1">
          <table:table-cell office:value-type="float" office:value="0.02827509890977" calcext:value-type="float">
            <text:p>0.02827509890977</text:p>
          </table:table-cell>
        </table:table-row>
        <table:table-row table:style-name="ro1">
          <table:table-cell office:value-type="float" office:value="0.0308277799784212" calcext:value-type="float">
            <text:p>0.030827779978421</text:p>
          </table:table-cell>
        </table:table-row>
        <table:table-row table:style-name="ro1">
          <table:table-cell office:value-type="float" office:value="0.0205942608210371" calcext:value-type="float">
            <text:p>0.020594260821037</text:p>
          </table:table-cell>
        </table:table-row>
        <table:table-row table:style-name="ro1">
          <table:table-cell office:value-type="float" office:value="0.0248575378885991" calcext:value-type="float">
            <text:p>0.024857537888599</text:p>
          </table:table-cell>
        </table:table-row>
        <table:table-row table:style-name="ro1">
          <table:table-cell office:value-type="float" office:value="0.0287249843030052" calcext:value-type="float">
            <text:p>0.028724984303005</text:p>
          </table:table-cell>
        </table:table-row>
        <table:table-row table:style-name="ro1">
          <table:table-cell office:value-type="float" office:value="0.0264206394652536" calcext:value-type="float">
            <text:p>0.026420639465254</text:p>
          </table:table-cell>
        </table:table-row>
        <table:table-row table:style-name="ro1">
          <table:table-cell office:value-type="float" office:value="0.0263315062223668" calcext:value-type="float">
            <text:p>0.026331506222367</text:p>
          </table:table-cell>
        </table:table-row>
        <table:table-row table:style-name="ro1">
          <table:table-cell office:value-type="float" office:value="0.025347990507151" calcext:value-type="float">
            <text:p>0.025347990507151</text:p>
          </table:table-cell>
        </table:table-row>
        <table:table-row table:style-name="ro1">
          <table:table-cell office:value-type="float" office:value="0.0272961175399451" calcext:value-type="float">
            <text:p>0.027296117539945</text:p>
          </table:table-cell>
        </table:table-row>
        <table:table-row table:style-name="ro1">
          <table:table-cell office:value-type="float" office:value="0.0206073518887261" calcext:value-type="float">
            <text:p>0.020607351888726</text:p>
          </table:table-cell>
        </table:table-row>
        <table:table-row table:style-name="ro1">
          <table:table-cell office:value-type="float" office:value="0.0275775610702702" calcext:value-type="float">
            <text:p>0.02757756107027</text:p>
          </table:table-cell>
        </table:table-row>
        <table:table-row table:style-name="ro1">
          <table:table-cell office:value-type="float" office:value="0.0256780272617331" calcext:value-type="float">
            <text:p>0.025678027261733</text:p>
          </table:table-cell>
        </table:table-row>
        <table:table-row table:style-name="ro1">
          <table:table-cell office:value-type="float" office:value="0.025982974157262" calcext:value-type="float">
            <text:p>0.025982974157262</text:p>
          </table:table-cell>
        </table:table-row>
        <table:table-row table:style-name="ro1">
          <table:table-cell office:value-type="float" office:value="0.0260019644178601" calcext:value-type="float">
            <text:p>0.02600196441786</text:p>
          </table:table-cell>
        </table:table-row>
        <table:table-row table:style-name="ro1">
          <table:table-cell office:value-type="float" office:value="0.0260497769981446" calcext:value-type="float">
            <text:p>0.026049776998145</text:p>
          </table:table-cell>
        </table:table-row>
        <table:table-row table:style-name="ro1">
          <table:table-cell office:value-type="float" office:value="0.0245381815183651" calcext:value-type="float">
            <text:p>0.024538181518365</text:p>
          </table:table-cell>
        </table:table-row>
        <table:table-row table:style-name="ro1">
          <table:table-cell office:value-type="float" office:value="0.0261564001298017" calcext:value-type="float">
            <text:p>0.026156400129802</text:p>
          </table:table-cell>
        </table:table-row>
        <table:table-row table:style-name="ro1">
          <table:table-cell office:value-type="float" office:value="0.0246104465500725" calcext:value-type="float">
            <text:p>0.024610446550073</text:p>
          </table:table-cell>
        </table:table-row>
        <table:table-row table:style-name="ro1">
          <table:table-cell office:value-type="float" office:value="0.0252789202832131" calcext:value-type="float">
            <text:p>0.025278920283213</text:p>
          </table:table-cell>
        </table:table-row>
        <table:table-row table:style-name="ro1">
          <table:table-cell office:value-type="float" office:value="0.0252441460996247" calcext:value-type="float">
            <text:p>0.025244146099625</text:p>
          </table:table-cell>
        </table:table-row>
        <table:table-row table:style-name="ro1">
          <table:table-cell office:value-type="float" office:value="0.0214914673268786" calcext:value-type="float">
            <text:p>0.021491467326879</text:p>
          </table:table-cell>
        </table:table-row>
        <table:table-row table:style-name="ro1">
          <table:table-cell office:value-type="float" office:value="0.0270972540843423" calcext:value-type="float">
            <text:p>0.027097254084342</text:p>
          </table:table-cell>
        </table:table-row>
        <table:table-row table:style-name="ro1">
          <table:table-cell office:value-type="float" office:value="0.0247342056369539" calcext:value-type="float">
            <text:p>0.024734205636954</text:p>
          </table:table-cell>
        </table:table-row>
        <table:table-row table:style-name="ro1">
          <table:table-cell office:value-type="float" office:value="0.0219369405970859" calcext:value-type="float">
            <text:p>0.021936940597086</text:p>
          </table:table-cell>
        </table:table-row>
        <table:table-row table:style-name="ro1">
          <table:table-cell office:value-type="float" office:value="0.0230629026228491" calcext:value-type="float">
            <text:p>0.023062902622849</text:p>
          </table:table-cell>
        </table:table-row>
        <table:table-row table:style-name="ro1">
          <table:table-cell office:value-type="float" office:value="0.023754802307963" calcext:value-type="float">
            <text:p>0.023754802307963</text:p>
          </table:table-cell>
        </table:table-row>
        <table:table-row table:style-name="ro1">
          <table:table-cell office:value-type="float" office:value="0.027085385813772" calcext:value-type="float">
            <text:p>0.027085385813772</text:p>
          </table:table-cell>
        </table:table-row>
        <table:table-row table:style-name="ro1">
          <table:table-cell office:value-type="float" office:value="0.0247851894590967" calcext:value-type="float">
            <text:p>0.024785189459097</text:p>
          </table:table-cell>
        </table:table-row>
        <table:table-row table:style-name="ro1">
          <table:table-cell office:value-type="float" office:value="0.0271813289288643" calcext:value-type="float">
            <text:p>0.027181328928864</text:p>
          </table:table-cell>
        </table:table-row>
        <table:table-row table:style-name="ro1">
          <table:table-cell office:value-type="float" office:value="0.0252749205148254" calcext:value-type="float">
            <text:p>0.025274920514825</text:p>
          </table:table-cell>
        </table:table-row>
        <table:table-row table:style-name="ro1">
          <table:table-cell office:value-type="float" office:value="0.0242450526915353" calcext:value-type="float">
            <text:p>0.024245052691535</text:p>
          </table:table-cell>
        </table:table-row>
        <table:table-row table:style-name="ro1">
          <table:table-cell office:value-type="float" office:value="0.0243410678691485" calcext:value-type="float">
            <text:p>0.024341067869149</text:p>
          </table:table-cell>
        </table:table-row>
        <table:table-row table:style-name="ro1">
          <table:table-cell office:value-type="float" office:value="0.0251634898143538" calcext:value-type="float">
            <text:p>0.025163489814354</text:p>
          </table:table-cell>
        </table:table-row>
        <table:table-row table:style-name="ro1">
          <table:table-cell office:value-type="float" office:value="0.0243018361829392" calcext:value-type="float">
            <text:p>0.024301836182939</text:p>
          </table:table-cell>
        </table:table-row>
        <table:table-row table:style-name="ro1">
          <table:table-cell office:value-type="float" office:value="0.0246015310030581" calcext:value-type="float">
            <text:p>0.024601531003058</text:p>
          </table:table-cell>
        </table:table-row>
        <table:table-row table:style-name="ro1">
          <table:table-cell office:value-type="float" office:value="0.0201335711284593" calcext:value-type="float">
            <text:p>0.020133571128459</text:p>
          </table:table-cell>
        </table:table-row>
        <table:table-row table:style-name="ro1">
          <table:table-cell office:value-type="float" office:value="0.0249630108270895" calcext:value-type="float">
            <text:p>0.02496301082709</text:p>
          </table:table-cell>
        </table:table-row>
        <table:table-row table:style-name="ro1">
          <table:table-cell office:value-type="float" office:value="0.0273291337700612" calcext:value-type="float">
            <text:p>0.027329133770061</text:p>
          </table:table-cell>
        </table:table-row>
        <table:table-row table:style-name="ro1">
          <table:table-cell office:value-type="float" office:value="0.0203553292662065" calcext:value-type="float">
            <text:p>0.020355329266207</text:p>
          </table:table-cell>
        </table:table-row>
        <table:table-row table:style-name="ro1">
          <table:table-cell office:value-type="float" office:value="0.0236977663404737" calcext:value-type="float">
            <text:p>0.023697766340474</text:p>
          </table:table-cell>
        </table:table-row>
        <table:table-row table:style-name="ro1">
          <table:table-cell office:value-type="float" office:value="0.0271196489630102" calcext:value-type="float">
            <text:p>0.02711964896301</text:p>
          </table:table-cell>
        </table:table-row>
        <table:table-row table:style-name="ro1">
          <table:table-cell office:value-type="float" office:value="0.0191521944143189" calcext:value-type="float">
            <text:p>0.019152194414319</text:p>
          </table:table-cell>
        </table:table-row>
        <table:table-row table:style-name="ro1">
          <table:table-cell office:value-type="float" office:value="0.0212677366552721" calcext:value-type="float">
            <text:p>0.021267736655272</text:p>
          </table:table-cell>
        </table:table-row>
        <table:table-row table:style-name="ro1">
          <table:table-cell office:value-type="float" office:value="0.0246053423133429" calcext:value-type="float">
            <text:p>0.024605342313343</text:p>
          </table:table-cell>
        </table:table-row>
        <table:table-row table:style-name="ro1">
          <table:table-cell office:value-type="float" office:value="0.0250487782895691" calcext:value-type="float">
            <text:p>0.025048778289569</text:p>
          </table:table-cell>
        </table:table-row>
        <table:table-row table:style-name="ro1">
          <table:table-cell office:value-type="float" office:value="0.0237358151393068" calcext:value-type="float">
            <text:p>0.023735815139307</text:p>
          </table:table-cell>
        </table:table-row>
        <table:table-row table:style-name="ro1">
          <table:table-cell office:value-type="float" office:value="0.0275085596540748" calcext:value-type="float">
            <text:p>0.027508559654075</text:p>
          </table:table-cell>
        </table:table-row>
        <table:table-row table:style-name="ro1">
          <table:table-cell office:value-type="float" office:value="0.0235163099085541" calcext:value-type="float">
            <text:p>0.023516309908554</text:p>
          </table:table-cell>
        </table:table-row>
        <table:table-row table:style-name="ro1">
          <table:table-cell office:value-type="float" office:value="0.019274902497759" calcext:value-type="float">
            <text:p>0.019274902497759</text:p>
          </table:table-cell>
        </table:table-row>
        <table:table-row table:style-name="ro1">
          <table:table-cell office:value-type="float" office:value="0.0236708570275626" calcext:value-type="float">
            <text:p>0.023670857027563</text:p>
          </table:table-cell>
        </table:table-row>
        <table:table-row table:style-name="ro1">
          <table:table-cell office:value-type="float" office:value="0.027206883916233" calcext:value-type="float">
            <text:p>0.027206883916233</text:p>
          </table:table-cell>
        </table:table-row>
        <table:table-row table:style-name="ro1">
          <table:table-cell office:value-type="float" office:value="0.0187479901535749" calcext:value-type="float">
            <text:p>0.018747990153575</text:p>
          </table:table-cell>
        </table:table-row>
        <table:table-row table:style-name="ro1">
          <table:table-cell office:value-type="float" office:value="0.0263710099397332" calcext:value-type="float">
            <text:p>0.026371009939733</text:p>
          </table:table-cell>
        </table:table-row>
        <table:table-row table:style-name="ro1">
          <table:table-cell office:value-type="float" office:value="0.0229077191590216" calcext:value-type="float">
            <text:p>0.022907719159022</text:p>
          </table:table-cell>
        </table:table-row>
        <table:table-row table:style-name="ro1">
          <table:table-cell office:value-type="float" office:value="0.0237823854561281" calcext:value-type="float">
            <text:p>0.023782385456128</text:p>
          </table:table-cell>
        </table:table-row>
        <table:table-row table:style-name="ro1">
          <table:table-cell office:value-type="float" office:value="0.0224171552236031" calcext:value-type="float">
            <text:p>0.022417155223603</text:p>
          </table:table-cell>
        </table:table-row>
        <table:table-row table:style-name="ro1">
          <table:table-cell office:value-type="float" office:value="0.0196407510372995" calcext:value-type="float">
            <text:p>0.0196407510373</text:p>
          </table:table-cell>
        </table:table-row>
        <table:table-row table:style-name="ro1">
          <table:table-cell office:value-type="float" office:value="0.0255436288796395" calcext:value-type="float">
            <text:p>0.02554362887964</text:p>
          </table:table-cell>
        </table:table-row>
        <table:table-row table:style-name="ro1">
          <table:table-cell office:value-type="float" office:value="0.0203732687968303" calcext:value-type="float">
            <text:p>0.02037326879683</text:p>
          </table:table-cell>
        </table:table-row>
        <table:table-row table:style-name="ro1">
          <table:table-cell office:value-type="float" office:value="0.0209270657657472" calcext:value-type="float">
            <text:p>0.020927065765747</text:p>
          </table:table-cell>
        </table:table-row>
        <table:table-row table:style-name="ro1">
          <table:table-cell office:value-type="float" office:value="0.0256518541377514" calcext:value-type="float">
            <text:p>0.025651854137751</text:p>
          </table:table-cell>
        </table:table-row>
        <table:table-row table:style-name="ro1">
          <table:table-cell office:value-type="float" office:value="0.0230429387849906" calcext:value-type="float">
            <text:p>0.023042938784991</text:p>
          </table:table-cell>
        </table:table-row>
        <table:table-row table:style-name="ro1">
          <table:table-cell office:value-type="float" office:value="0.0187679216194581" calcext:value-type="float">
            <text:p>0.018767921619458</text:p>
          </table:table-cell>
        </table:table-row>
        <table:table-row table:style-name="ro1">
          <table:table-cell office:value-type="float" office:value="0.0219706619761573" calcext:value-type="float">
            <text:p>0.021970661976157</text:p>
          </table:table-cell>
        </table:table-row>
        <table:table-row table:style-name="ro1">
          <table:table-cell office:value-type="float" office:value="0.0240285315917334" calcext:value-type="float">
            <text:p>0.024028531591733</text:p>
          </table:table-cell>
        </table:table-row>
        <table:table-row table:style-name="ro1">
          <table:table-cell office:value-type="float" office:value="0.021092764823083" calcext:value-type="float">
            <text:p>0.021092764823083</text:p>
          </table:table-cell>
        </table:table-row>
        <table:table-row table:style-name="ro1">
          <table:table-cell office:value-type="float" office:value="0.0271892811535253" calcext:value-type="float">
            <text:p>0.027189281153525</text:p>
          </table:table-cell>
        </table:table-row>
        <table:table-row table:style-name="ro1">
          <table:table-cell office:value-type="float" office:value="0.022445588872975" calcext:value-type="float">
            <text:p>0.022445588872975</text:p>
          </table:table-cell>
        </table:table-row>
        <table:table-row table:style-name="ro1">
          <table:table-cell office:value-type="float" office:value="0.0189719474701823" calcext:value-type="float">
            <text:p>0.018971947470182</text:p>
          </table:table-cell>
        </table:table-row>
        <table:table-row table:style-name="ro1">
          <table:table-cell office:value-type="float" office:value="0.0218426286271064" calcext:value-type="float">
            <text:p>0.021842628627107</text:p>
          </table:table-cell>
        </table:table-row>
        <table:table-row table:style-name="ro1">
          <table:table-cell office:value-type="float" office:value="0.025821174045765" calcext:value-type="float">
            <text:p>0.025821174045765</text:p>
          </table:table-cell>
        </table:table-row>
        <table:table-row table:style-name="ro1">
          <table:table-cell office:value-type="float" office:value="0.0220903104530154" calcext:value-type="float">
            <text:p>0.022090310453015</text:p>
          </table:table-cell>
        </table:table-row>
        <table:table-row table:style-name="ro1">
          <table:table-cell office:value-type="float" office:value="0.0222831960350744" calcext:value-type="float">
            <text:p>0.022283196035074</text:p>
          </table:table-cell>
        </table:table-row>
        <table:table-row table:style-name="ro1">
          <table:table-cell office:value-type="float" office:value="0.0223342806585747" calcext:value-type="float">
            <text:p>0.022334280658575</text:p>
          </table:table-cell>
        </table:table-row>
        <table:table-row table:style-name="ro1">
          <table:table-cell office:value-type="float" office:value="0.0195610824870869" calcext:value-type="float">
            <text:p>0.019561082487087</text:p>
          </table:table-cell>
        </table:table-row>
        <table:table-row table:style-name="ro1">
          <table:table-cell office:value-type="float" office:value="0.0204048952217901" calcext:value-type="float">
            <text:p>0.02040489522179</text:p>
          </table:table-cell>
        </table:table-row>
        <table:table-row table:style-name="ro1">
          <table:table-cell office:value-type="float" office:value="0.0229134604194058" calcext:value-type="float">
            <text:p>0.022913460419406</text:p>
          </table:table-cell>
        </table:table-row>
        <table:table-row table:style-name="ro1">
          <table:table-cell office:value-type="float" office:value="0.0221721420369146" calcext:value-type="float">
            <text:p>0.022172142036915</text:p>
          </table:table-cell>
        </table:table-row>
        <table:table-row table:style-name="ro1">
          <table:table-cell office:value-type="float" office:value="0.0218000927021671" calcext:value-type="float">
            <text:p>0.021800092702167</text:p>
          </table:table-cell>
        </table:table-row>
        <table:table-row table:style-name="ro1">
          <table:table-cell office:value-type="float" office:value="0.0212688583900838" calcext:value-type="float">
            <text:p>0.021268858390084</text:p>
          </table:table-cell>
        </table:table-row>
        <table:table-row table:style-name="ro1">
          <table:table-cell office:value-type="float" office:value="0.0224510485369716" calcext:value-type="float">
            <text:p>0.022451048536972</text:p>
          </table:table-cell>
        </table:table-row>
        <table:table-row table:style-name="ro1">
          <table:table-cell office:value-type="float" office:value="0.0257774473897126" calcext:value-type="float">
            <text:p>0.025777447389713</text:p>
          </table:table-cell>
        </table:table-row>
        <table:table-row table:style-name="ro1">
          <table:table-cell office:value-type="float" office:value="0.0186324587443416" calcext:value-type="float">
            <text:p>0.018632458744342</text:p>
          </table:table-cell>
        </table:table-row>
        <table:table-row table:style-name="ro1">
          <table:table-cell office:value-type="float" office:value="0.0234987382339283" calcext:value-type="float">
            <text:p>0.023498738233928</text:p>
          </table:table-cell>
        </table:table-row>
        <table:table-row table:style-name="ro1">
          <table:table-cell office:value-type="float" office:value="0.0213290590728875" calcext:value-type="float">
            <text:p>0.021329059072888</text:p>
          </table:table-cell>
        </table:table-row>
        <table:table-row table:style-name="ro1">
          <table:table-cell office:value-type="float" office:value="0.0190886870528836" calcext:value-type="float">
            <text:p>0.019088687052884</text:p>
          </table:table-cell>
        </table:table-row>
        <table:table-row table:style-name="ro1">
          <table:table-cell office:value-type="float" office:value="0.0208955956468476" calcext:value-type="float">
            <text:p>0.020895595646848</text:p>
          </table:table-cell>
        </table:table-row>
        <table:table-row table:style-name="ro1">
          <table:table-cell office:value-type="float" office:value="0.0208323988435059" calcext:value-type="float">
            <text:p>0.020832398843506</text:p>
          </table:table-cell>
        </table:table-row>
        <table:table-row table:style-name="ro1">
          <table:table-cell office:value-type="float" office:value="0.0248022773204996" calcext:value-type="float">
            <text:p>0.0248022773205</text:p>
          </table:table-cell>
        </table:table-row>
        <table:table-row table:style-name="ro1">
          <table:table-cell office:value-type="float" office:value="0.0175899088094396" calcext:value-type="float">
            <text:p>0.01758990880944</text:p>
          </table:table-cell>
        </table:table-row>
        <table:table-row table:style-name="ro1">
          <table:table-cell office:value-type="float" office:value="0.0232101759400094" calcext:value-type="float">
            <text:p>0.023210175940009</text:p>
          </table:table-cell>
        </table:table-row>
        <table:table-row table:style-name="ro1">
          <table:table-cell office:value-type="float" office:value="0.0185444693863332" calcext:value-type="float">
            <text:p>0.018544469386333</text:p>
          </table:table-cell>
        </table:table-row>
        <table:table-row table:style-name="ro1">
          <table:table-cell office:value-type="float" office:value="0.0201086846822307" calcext:value-type="float">
            <text:p>0.020108684682231</text:p>
          </table:table-cell>
        </table:table-row>
        <table:table-row table:style-name="ro1">
          <table:table-cell office:value-type="float" office:value="0.0249998537941972" calcext:value-type="float">
            <text:p>0.024999853794197</text:p>
          </table:table-cell>
        </table:table-row>
        <table:table-row table:style-name="ro1">
          <table:table-cell office:value-type="float" office:value="0.0192038650584812" calcext:value-type="float">
            <text:p>0.019203865058481</text:p>
          </table:table-cell>
        </table:table-row>
        <table:table-row table:style-name="ro1">
          <table:table-cell office:value-type="float" office:value="0.0196674614087809" calcext:value-type="float">
            <text:p>0.019667461408781</text:p>
          </table:table-cell>
        </table:table-row>
        <table:table-row table:style-name="ro1">
          <table:table-cell office:value-type="float" office:value="0.0218165905425625" calcext:value-type="float">
            <text:p>0.021816590542563</text:p>
          </table:table-cell>
        </table:table-row>
        <table:table-row table:style-name="ro1">
          <table:table-cell office:value-type="float" office:value="0.0205821374458223" calcext:value-type="float">
            <text:p>0.020582137445822</text:p>
          </table:table-cell>
        </table:table-row>
        <table:table-row table:style-name="ro1">
          <table:table-cell office:value-type="float" office:value="0.0245625624223466" calcext:value-type="float">
            <text:p>0.024562562422347</text:p>
          </table:table-cell>
        </table:table-row>
        <table:table-row table:style-name="ro1">
          <table:table-cell office:value-type="float" office:value="0.0179970259667299" calcext:value-type="float">
            <text:p>0.01799702596673</text:p>
          </table:table-cell>
        </table:table-row>
        <table:table-row table:style-name="ro1">
          <table:table-cell office:value-type="float" office:value="0.0238621807009284" calcext:value-type="float">
            <text:p>0.023862180700929</text:p>
          </table:table-cell>
        </table:table-row>
        <table:table-row table:style-name="ro1">
          <table:table-cell office:value-type="float" office:value="0.0183536460536335" calcext:value-type="float">
            <text:p>0.018353646053634</text:p>
          </table:table-cell>
        </table:table-row>
        <table:table-row table:style-name="ro1">
          <table:table-cell office:value-type="float" office:value="0.0228292634377093" calcext:value-type="float">
            <text:p>0.022829263437709</text:p>
          </table:table-cell>
        </table:table-row>
        <table:table-row table:style-name="ro1">
          <table:table-cell office:value-type="float" office:value="0.0211674595771649" calcext:value-type="float">
            <text:p>0.021167459577165</text:p>
          </table:table-cell>
        </table:table-row>
        <table:table-row table:style-name="ro1">
          <table:table-cell office:value-type="float" office:value="0.0211344368298053" calcext:value-type="float">
            <text:p>0.021134436829805</text:p>
          </table:table-cell>
        </table:table-row>
        <table:table-row table:style-name="ro1">
          <table:table-cell office:value-type="float" office:value="0.0184590038266754" calcext:value-type="float">
            <text:p>0.018459003826676</text:p>
          </table:table-cell>
        </table:table-row>
        <table:table-row table:style-name="ro1">
          <table:table-cell office:value-type="float" office:value="0.0221510985290001" calcext:value-type="float">
            <text:p>0.022151098529</text:p>
          </table:table-cell>
        </table:table-row>
        <table:table-row table:style-name="ro1">
          <table:table-cell office:value-type="float" office:value="0.020714735871644" calcext:value-type="float">
            <text:p>0.020714735871644</text:p>
          </table:table-cell>
        </table:table-row>
        <table:table-row table:style-name="ro1">
          <table:table-cell office:value-type="float" office:value="0.0184220012340916" calcext:value-type="float">
            <text:p>0.018422001234092</text:p>
          </table:table-cell>
        </table:table-row>
        <table:table-row table:style-name="ro1">
          <table:table-cell office:value-type="float" office:value="0.0192880356962429" calcext:value-type="float">
            <text:p>0.019288035696243</text:p>
          </table:table-cell>
        </table:table-row>
        <table:table-row table:style-name="ro1">
          <table:table-cell office:value-type="float" office:value="0.0212268434967572" calcext:value-type="float">
            <text:p>0.021226843496757</text:p>
          </table:table-cell>
        </table:table-row>
        <table:table-row table:style-name="ro1">
          <table:table-cell office:value-type="float" office:value="0.0235848461800272" calcext:value-type="float">
            <text:p>0.023584846180027</text:p>
          </table:table-cell>
        </table:table-row>
        <table:table-row table:style-name="ro1">
          <table:table-cell office:value-type="float" office:value="0.0205488769077847" calcext:value-type="float">
            <text:p>0.020548876907785</text:p>
          </table:table-cell>
        </table:table-row>
        <table:table-row table:style-name="ro1">
          <table:table-cell office:value-type="float" office:value="0.0205906283396568" calcext:value-type="float">
            <text:p>0.020590628339657</text:p>
          </table:table-cell>
        </table:table-row>
        <table:table-row table:style-name="ro1">
          <table:table-cell office:value-type="float" office:value="0.0173756311081458" calcext:value-type="float">
            <text:p>0.017375631108146</text:p>
          </table:table-cell>
        </table:table-row>
        <table:table-row table:style-name="ro1">
          <table:table-cell office:value-type="float" office:value="0.0232237027212065" calcext:value-type="float">
            <text:p>0.023223702721207</text:p>
          </table:table-cell>
        </table:table-row>
        <table:table-row table:style-name="ro1">
          <table:table-cell office:value-type="float" office:value="0.016710600342" calcext:value-type="float">
            <text:p>0.016710600342</text:p>
          </table:table-cell>
        </table:table-row>
        <table:table-row table:style-name="ro1">
          <table:table-cell office:value-type="float" office:value="0.020778394002796" calcext:value-type="float">
            <text:p>0.020778394002796</text:p>
          </table:table-cell>
        </table:table-row>
        <table:table-row table:style-name="ro1">
          <table:table-cell office:value-type="float" office:value="0.0224919683302818" calcext:value-type="float">
            <text:p>0.022491968330282</text:p>
          </table:table-cell>
        </table:table-row>
        <table:table-row table:style-name="ro1">
          <table:table-cell office:value-type="float" office:value="0.020205312043931" calcext:value-type="float">
            <text:p>0.020205312043931</text:p>
          </table:table-cell>
        </table:table-row>
        <table:table-row table:style-name="ro1">
          <table:table-cell office:value-type="float" office:value="0.0202203038783084" calcext:value-type="float">
            <text:p>0.020220303878308</text:p>
          </table:table-cell>
        </table:table-row>
        <table:table-row table:style-name="ro1">
          <table:table-cell office:value-type="float" office:value="0.0207355960962159" calcext:value-type="float">
            <text:p>0.020735596096216</text:p>
          </table:table-cell>
        </table:table-row>
        <table:table-row table:style-name="ro1">
          <table:table-cell office:value-type="float" office:value="0.0173504404244337" calcext:value-type="float">
            <text:p>0.017350440424434</text:p>
          </table:table-cell>
        </table:table-row>
        <table:table-row table:style-name="ro1">
          <table:table-cell office:value-type="float" office:value="0.0216826426733146" calcext:value-type="float">
            <text:p>0.021682642673315</text:p>
          </table:table-cell>
        </table:table-row>
        <table:table-row table:style-name="ro1">
          <table:table-cell office:value-type="float" office:value="0.0168267266929373" calcext:value-type="float">
            <text:p>0.016826726692937</text:p>
          </table:table-cell>
        </table:table-row>
        <table:table-row table:style-name="ro1">
          <table:table-cell office:value-type="float" office:value="0.019034432870641" calcext:value-type="float">
            <text:p>0.019034432870641</text:p>
          </table:table-cell>
        </table:table-row>
        <table:table-row table:style-name="ro1">
          <table:table-cell office:value-type="float" office:value="0.0238097000993203" calcext:value-type="float">
            <text:p>0.02380970009932</text:p>
          </table:table-cell>
        </table:table-row>
        <table:table-row table:style-name="ro1">
          <table:table-cell office:value-type="float" office:value="0.016776879303355" calcext:value-type="float">
            <text:p>0.016776879303355</text:p>
          </table:table-cell>
        </table:table-row>
        <table:table-row table:style-name="ro1">
          <table:table-cell office:value-type="float" office:value="0.0214336254826952" calcext:value-type="float">
            <text:p>0.021433625482695</text:p>
          </table:table-cell>
        </table:table-row>
        <table:table-row table:style-name="ro1">
          <table:table-cell office:value-type="float" office:value="0.0181047654856686" calcext:value-type="float">
            <text:p>0.018104765485669</text:p>
          </table:table-cell>
        </table:table-row>
        <table:table-row table:style-name="ro1">
          <table:table-cell office:value-type="float" office:value="0.0210368489584896" calcext:value-type="float">
            <text:p>0.02103684895849</text:p>
          </table:table-cell>
        </table:table-row>
        <table:table-row table:style-name="ro1">
          <table:table-cell office:value-type="float" office:value="0.0199687188946603" calcext:value-type="float">
            <text:p>0.01996871889466</text:p>
          </table:table-cell>
        </table:table-row>
        <table:table-row table:style-name="ro1">
          <table:table-cell office:value-type="float" office:value="0.0180460485299904" calcext:value-type="float">
            <text:p>0.01804604852999</text:p>
          </table:table-cell>
        </table:table-row>
        <table:table-row table:style-name="ro1">
          <table:table-cell office:value-type="float" office:value="0.018959306926061" calcext:value-type="float">
            <text:p>0.018959306926061</text:p>
          </table:table-cell>
        </table:table-row>
        <table:table-row table:style-name="ro1">
          <table:table-cell office:value-type="float" office:value="0.0209811257027399" calcext:value-type="float">
            <text:p>0.02098112570274</text:p>
          </table:table-cell>
        </table:table-row>
        <table:table-row table:style-name="ro1">
          <table:table-cell office:value-type="float" office:value="0.0173122796884036" calcext:value-type="float">
            <text:p>0.017312279688404</text:p>
          </table:table-cell>
        </table:table-row>
        <table:table-row table:style-name="ro1">
          <table:table-cell office:value-type="float" office:value="0.0217847931051268" calcext:value-type="float">
            <text:p>0.021784793105127</text:p>
          </table:table-cell>
        </table:table-row>
        <table:table-row table:style-name="ro1">
          <table:table-cell office:value-type="float" office:value="0.0199108984207534" calcext:value-type="float">
            <text:p>0.019910898420753</text:p>
          </table:table-cell>
        </table:table-row>
        <table:table-row table:style-name="ro1">
          <table:table-cell office:value-type="float" office:value="0.0193673786248696" calcext:value-type="float">
            <text:p>0.01936737862487</text:p>
          </table:table-cell>
        </table:table-row>
        <table:table-row table:style-name="ro1">
          <table:table-cell office:value-type="float" office:value="0.0177368495937297" calcext:value-type="float">
            <text:p>0.01773684959373</text:p>
          </table:table-cell>
        </table:table-row>
        <table:table-row table:style-name="ro1">
          <table:table-cell office:value-type="float" office:value="0.0182342207976936" calcext:value-type="float">
            <text:p>0.018234220797694</text:p>
          </table:table-cell>
        </table:table-row>
        <table:table-row table:style-name="ro1">
          <table:table-cell office:value-type="float" office:value="0.0227158140919617" calcext:value-type="float">
            <text:p>0.022715814091962</text:p>
          </table:table-cell>
        </table:table-row>
        <table:table-row table:style-name="ro1">
          <table:table-cell office:value-type="float" office:value="0.0190445930678972" calcext:value-type="float">
            <text:p>0.019044593067897</text:p>
          </table:table-cell>
        </table:table-row>
        <table:table-row table:style-name="ro1">
          <table:table-cell office:value-type="float" office:value="0.0196344487697349" calcext:value-type="float">
            <text:p>0.019634448769735</text:p>
          </table:table-cell>
        </table:table-row>
        <table:table-row table:style-name="ro1">
          <table:table-cell office:value-type="float" office:value="0.019548595920302" calcext:value-type="float">
            <text:p>0.019548595920302</text:p>
          </table:table-cell>
        </table:table-row>
        <table:table-row table:style-name="ro1">
          <table:table-cell office:value-type="float" office:value="0.0197176343521258" calcext:value-type="float">
            <text:p>0.019717634352126</text:p>
          </table:table-cell>
        </table:table-row>
        <table:table-row table:style-name="ro1">
          <table:table-cell office:value-type="float" office:value="0.019291076787673" calcext:value-type="float">
            <text:p>0.019291076787673</text:p>
          </table:table-cell>
        </table:table-row>
        <table:table-row table:style-name="ro1">
          <table:table-cell office:value-type="float" office:value="0.0166603662650089" calcext:value-type="float">
            <text:p>0.016660366265009</text:p>
          </table:table-cell>
        </table:table-row>
        <table:table-row table:style-name="ro1">
          <table:table-cell office:value-type="float" office:value="0.0190122300608574" calcext:value-type="float">
            <text:p>0.019012230060858</text:p>
          </table:table-cell>
        </table:table-row>
        <table:table-row table:style-name="ro1">
          <table:table-cell office:value-type="float" office:value="0.0196176111860226" calcext:value-type="float">
            <text:p>0.019617611186023</text:p>
          </table:table-cell>
        </table:table-row>
        <table:table-row table:style-name="ro1">
          <table:table-cell office:value-type="float" office:value="0.0185673808458016" calcext:value-type="float">
            <text:p>0.018567380845802</text:p>
          </table:table-cell>
        </table:table-row>
        <table:table-row table:style-name="ro1">
          <table:table-cell office:value-type="float" office:value="0.0212968408684251" calcext:value-type="float">
            <text:p>0.021296840868425</text:p>
          </table:table-cell>
        </table:table-row>
        <table:table-row table:style-name="ro1">
          <table:table-cell office:value-type="float" office:value="0.0191810791196798" calcext:value-type="float">
            <text:p>0.01918107911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00:04:14.601576602</dc:date>
    <meta:editing-duration>PT4M54S</meta:editing-duration>
    <meta:editing-cycles>1</meta:editing-cycles>
    <meta:document-statistic meta:table-count="1" meta:cell-count="20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DB16D684671DD303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59c5c7" draw:fill-color="#59c5c7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909cm" svg:height="18.488cm" xlink:href=".." xlink:type="simple" chart:class="chart:line" chart:style-name="ch1">
        <chart:title svg:x="15.754cm" svg:y="0.505cm" chart:style-name="ch2">
          <text:p>RNN BPTT Error Plot</text:p>
        </chart:title>
        <chart:plot-area chart:style-name="ch3" table:cell-range-address="out.A1:out.A2000" svg:x="0.718cm" svg:y="1.653cm" svg:width="34.473cm" svg:height="16.466cm">
          <chartooo:coordinate-region svg:x="1.445cm" svg:y="1.653cm" svg:width="33.746cm" svg:height="15.2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A1:out.A2000" chart:class="chart:line">
            <chart:data-point chart:repeated="2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3278845466651">
                <text:p>1.93278845466651</text:p>
                <draw:g>
                  <svg:desc>out.A1:out.A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345294347067">
                <text:p>1.93345294347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3346874985377">
                <text:p>1.93346874985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3278744055451">
                <text:p>1.93278744055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3272800758722">
                <text:p>1.93272800758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3271345862172">
                <text:p>1.93271345862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3340539821751">
                <text:p>1.93340539821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272584237359">
                <text:p>1.93272584237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26800701878">
                <text:p>1.9326800701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3334238339379">
                <text:p>1.9333423833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3265176169243">
                <text:p>1.93265176169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326288757862">
                <text:p>1.932628875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3323378686244">
                <text:p>1.93323378686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3254315976219">
                <text:p>1.93254315976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325949049231">
                <text:p>1.93325949049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3319601044677">
                <text:p>1.93319601044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3245543423988">
                <text:p>1.93245543423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3245368654299">
                <text:p>1.93245368654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3303388605357">
                <text:p>1.93303388605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3238353013301">
                <text:p>1.93238353013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238093148744">
                <text:p>1.93238093148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3231372507175">
                <text:p>1.93231372507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229342794438">
                <text:p>1.93229342794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3223397136243">
                <text:p>1.93223397136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3215609816959">
                <text:p>1.93215609816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3211332588237">
                <text:p>1.93211332588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276704940101">
                <text:p>1.93276704940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268675479781">
                <text:p>1.93268675479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200465173221">
                <text:p>1.93200465173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3195548426455">
                <text:p>1.93195548426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3184026771971">
                <text:p>1.93184026771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251884484982">
                <text:p>1.93251884484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3243577468087">
                <text:p>1.93243577468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244316841612">
                <text:p>1.93244316841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323548601742">
                <text:p>1.9323548601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3226217665247">
                <text:p>1.93226217665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3160014569084">
                <text:p>1.93160014569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148418867342">
                <text:p>1.93148418867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3138807770502">
                <text:p>1.93138807770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320872355877">
                <text:p>1.9320872355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3126128390809">
                <text:p>1.93126128390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3128806494469">
                <text:p>1.93128806494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3116407414135">
                <text:p>1.93116407414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3107440395097">
                <text:p>1.93107440395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316840224647">
                <text:p>1.9316840224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3161341344759">
                <text:p>1.93161341344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3090822689224">
                <text:p>1.93090822689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3087752471691">
                <text:p>1.93087752471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139482529173">
                <text:p>1.93139482529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3135506625132">
                <text:p>1.93135506625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3062144997209">
                <text:p>1.93062144997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3046720370703">
                <text:p>1.93046720370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3038628194844">
                <text:p>1.93038628194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3100077729736">
                <text:p>1.93100077729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097773436157">
                <text:p>1.93097773436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3021443158416">
                <text:p>1.93021443158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3012159808154">
                <text:p>1.93012159808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065633916815">
                <text:p>1.93065633916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3058779439486">
                <text:p>1.930587794394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2985113077923">
                <text:p>1.92985113077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2977390464633">
                <text:p>1.92977390464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2967370410396">
                <text:p>1.92967370410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3020404496798">
                <text:p>1.93020404496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3015567425984">
                <text:p>1.93015567425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999660010225">
                <text:p>1.92999660010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2992843375634">
                <text:p>1.929928433756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2913084104638">
                <text:p>1.92913084104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297169354112">
                <text:p>1.9297169354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2899493603364">
                <text:p>1.92899493603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2882261325088">
                <text:p>1.92882261325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2942642250155">
                <text:p>1.92942642250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2863521474126">
                <text:p>1.92863521474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2855887423232">
                <text:p>1.9285588742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2839158907227">
                <text:p>1.92839158907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2905073177639">
                <text:p>1.92905073177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2887880926631">
                <text:p>1.92887880926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2812623510307">
                <text:p>1.9281262351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2861900720757">
                <text:p>1.92861900720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2784553988573">
                <text:p>1.927845539885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2842037434265">
                <text:p>1.92842037434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2760718786737">
                <text:p>1.92760718786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2745955642275">
                <text:p>1.927459556422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2740279848927">
                <text:p>1.927402798489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2793570200243">
                <text:p>1.927935702002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2777105805591">
                <text:p>1.927771058055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2776612979915">
                <text:p>1.92776612979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2755820711973">
                <text:p>1.927558207119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2672520720551">
                <text:p>1.92672520720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2664417477964">
                <text:p>1.92664417477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2645879386323">
                <text:p>1.92645879386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2638046682668">
                <text:p>1.92638046682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2627360391525">
                <text:p>1.92627360391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601732173429">
                <text:p>1.92601732173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2666459572149">
                <text:p>1.92666459572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2581849880884">
                <text:p>1.925818498808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2629718256297">
                <text:p>1.92629718256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54423614044">
                <text:p>1.92544236140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2536772191115">
                <text:p>1.92536772191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2517682648408">
                <text:p>1.92517682648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2507362010627">
                <text:p>1.92507362010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2491729809438">
                <text:p>1.924917298094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2478232545363">
                <text:p>1.924782325453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2530142919868">
                <text:p>1.925301429198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2445511693161">
                <text:p>1.924455116931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2429602764561">
                <text:p>1.924296027645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2414778835798">
                <text:p>1.924147788357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2465769562632">
                <text:p>1.924657695626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2382278238878">
                <text:p>1.92382278238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236545755792">
                <text:p>1.9236545755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2416386497681">
                <text:p>1.92416386497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2401305760424">
                <text:p>1.924013057604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2318304560073">
                <text:p>1.923183045600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236563466943">
                <text:p>1.92365634669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2350094746806">
                <text:p>1.923500947468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2341134648373">
                <text:p>1.923411346483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2236966132128">
                <text:p>1.92236966132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2229521972816">
                <text:p>1.92229521972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220039643465">
                <text:p>1.92200396434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2177777875138">
                <text:p>1.921777778751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2156856206601">
                <text:p>1.92156856206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2221734585204">
                <text:p>1.92221734585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2130023326292">
                <text:p>1.92130023326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2116361704238">
                <text:p>1.92116361704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216035935234">
                <text:p>1.92160359352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065086980788">
                <text:p>1.920650869807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2132541487043">
                <text:p>1.921325414870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2036981873532">
                <text:p>1.920369818735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2012283938422">
                <text:p>1.920122839384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2060081838323">
                <text:p>1.920600818383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2039214064025">
                <text:p>1.920392140640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1953322746301">
                <text:p>1.919533227463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2013995566783">
                <text:p>1.920139955667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191083237194">
                <text:p>1.91910832371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1960549499964">
                <text:p>1.91960549499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1853255759781">
                <text:p>1.918532557597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1837575823912">
                <text:p>1.91837575823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1894758045866">
                <text:p>1.91894758045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1794166543893">
                <text:p>1.91794166543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1849112546666">
                <text:p>1.918491125466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1833373815823">
                <text:p>1.918333738158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1803047979329">
                <text:p>1.91803047979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1699786178078">
                <text:p>1.916997861780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1767788452489">
                <text:p>1.917677884524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1651085590267">
                <text:p>1.916510855902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1705063527627">
                <text:p>1.917050635276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1697778465116">
                <text:p>1.91697778465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1581672415452">
                <text:p>1.91581672415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1633077982819">
                <text:p>1.91633077982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152470904419">
                <text:p>1.91524709044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1589550213536">
                <text:p>1.915895502135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1547507270919">
                <text:p>1.915475072709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1543068880916">
                <text:p>1.915430688809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1415813557463">
                <text:p>1.91415813557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1388326500618">
                <text:p>1.913883265006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1344757370276">
                <text:p>1.91344757370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141755106676">
                <text:p>1.91417551066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1393046805093">
                <text:p>1.91393046805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1264396285424">
                <text:p>1.912643962854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1326791389069">
                <text:p>1.9132679138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1306613385879">
                <text:p>1.913066133858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1195727654457">
                <text:p>1.911957276544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1258480399707">
                <text:p>1.912584803997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1128495530556">
                <text:p>1.911284955305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91198651933443">
                <text:p>1.91198651933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1167606096113">
                <text:p>1.91167606096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91126015872081">
                <text:p>1.911260158720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1112893811281">
                <text:p>1.911128938112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097055857333">
                <text:p>1.9097055857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0911669124772">
                <text:p>1.909116691247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099589229647">
                <text:p>1.9099589229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0847501885953">
                <text:p>1.908475018859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0943670690839">
                <text:p>1.909436706908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0777949404429">
                <text:p>1.907779494044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0876643710084">
                <text:p>1.908766437100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0728877174614">
                <text:p>1.907288771746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0783005126598">
                <text:p>1.907830051265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0758671713018">
                <text:p>1.90758671713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0632313990146">
                <text:p>1.906323139901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0586584558388">
                <text:p>1.905865845583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0637994172985">
                <text:p>1.90637994172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0491059382416">
                <text:p>1.904910593824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0598299544687">
                <text:p>1.90598299544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0551344458475">
                <text:p>1.905513444584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0484776585254">
                <text:p>1.90484776585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0363602894681">
                <text:p>1.903636028946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0415540805383">
                <text:p>1.90415540805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0251650978585">
                <text:p>1.90251650978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0337843167779">
                <text:p>1.90337843167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0150594711192">
                <text:p>1.90150594711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123266633381">
                <text:p>1.901232666333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0101987630703">
                <text:p>1.90101987630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0033490027759">
                <text:p>1.900334900277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0110592434543">
                <text:p>1.901105924345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89963834490673">
                <text:p>1.899638344906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9922315421514">
                <text:p>1.899223154215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9877504481416">
                <text:p>1.898775044814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89803384024244">
                <text:p>1.89803384024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9881740543815">
                <text:p>1.898817405438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89850738271811">
                <text:p>1.898507382718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969630893557">
                <text:p>1.89696308935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9788678290618">
                <text:p>1.897886782906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89705933903727">
                <text:p>1.89705933903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9657838538004">
                <text:p>1.89657838538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9482940052591">
                <text:p>1.894829400525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95778509009">
                <text:p>1.8957785090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9373867055485">
                <text:p>1.893738670554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89335781605576">
                <text:p>1.89335781605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89397162684371">
                <text:p>1.89397162684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89159929177833">
                <text:p>1.891599291778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9274696048993">
                <text:p>1.892746960489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9088360197754">
                <text:p>1.890883601977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9029801817451">
                <text:p>1.890298018174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897557812547">
                <text:p>1.88975578125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89052770533714">
                <text:p>1.890527705337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8787328647088">
                <text:p>1.88787328647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88780324042698">
                <text:p>1.887803240426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8683234260442">
                <text:p>1.886832342604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8865059912374">
                <text:p>1.888650599123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8735132900217">
                <text:p>1.88735132900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8524137586631">
                <text:p>1.885241375866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8665446208109">
                <text:p>1.886654462081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8545696490903">
                <text:p>1.885456964909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8447154467958">
                <text:p>1.88447154467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8376997885196">
                <text:p>1.883769978851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8334446201222">
                <text:p>1.883344462012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8304198703183">
                <text:p>1.88304198703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7979001550586">
                <text:p>1.87979001550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7875169681704">
                <text:p>1.878751696817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810262855618">
                <text:p>1.88102628556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7966357296585">
                <text:p>1.879663572965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7872630425733">
                <text:p>1.878726304257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779217866728">
                <text:p>1.87792178667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7578375649342">
                <text:p>1.875783756493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7357065977072">
                <text:p>1.873570659770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7407748450334">
                <text:p>1.87407748450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7272486203621">
                <text:p>1.872724862036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7123489175036">
                <text:p>1.871234891750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727006944788">
                <text:p>1.87270069447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86993532981437">
                <text:p>1.869935329814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87111721792746">
                <text:p>1.871117217927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6962900157005">
                <text:p>1.869629001570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6638635521732">
                <text:p>1.866386355217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6652828770218">
                <text:p>1.86652828770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6781527993372">
                <text:p>1.867815279933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6308132310172">
                <text:p>1.863081323101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6307396003335">
                <text:p>1.863073960033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86080924358233">
                <text:p>1.860809243582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86417546245534">
                <text:p>1.864175462455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86286461718602">
                <text:p>1.86286461718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5815253718255">
                <text:p>1.85815253718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85770681602307">
                <text:p>1.857706816023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85476302983918">
                <text:p>1.854763029839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85456767925295">
                <text:p>1.854567679252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85502844516017">
                <text:p>1.855028445160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5607951870999">
                <text:p>1.856079518709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84927587328605">
                <text:p>1.849275873286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4927888677414">
                <text:p>1.849278886774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219723574475">
                <text:p>1.852197235744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84445302082896">
                <text:p>1.844453020828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84734925531544">
                <text:p>1.847349255315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4066885206048">
                <text:p>1.840668852060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4395654953965">
                <text:p>1.843956549539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83841473902657">
                <text:p>1.838414739026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4004690213131">
                <text:p>1.840046902131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83943498775983">
                <text:p>1.839434987759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3951652626677">
                <text:p>1.839516526266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3287493179513">
                <text:p>1.832874931795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3067869371899">
                <text:p>1.830678693718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2939353092722">
                <text:p>1.829393530927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2339624408612">
                <text:p>1.823396244086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2183035325285">
                <text:p>1.82183035325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2533341553688">
                <text:p>1.82533341553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2079833689668">
                <text:p>1.82079833689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199619022459">
                <text:p>1.81996190224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13180174563">
                <text:p>1.8131801745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1853709246343">
                <text:p>1.818537092463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1381507277434">
                <text:p>1.813815072774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1123751270529">
                <text:p>1.811237512705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0786779147941">
                <text:p>1.807867791479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0503919213175">
                <text:p>1.805039192131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0289520571501">
                <text:p>1.802895205715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9202043974995">
                <text:p>1.792020439749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0112067664111">
                <text:p>1.801120676641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9328167216297">
                <text:p>1.793281672162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8882836929296">
                <text:p>1.78882836929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7518980539049">
                <text:p>1.775189805390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8097726345506">
                <text:p>1.780977263455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6854962446436">
                <text:p>1.768549624464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7185336894721">
                <text:p>1.771853368947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5961217919716">
                <text:p>1.759612179197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5650589436996">
                <text:p>1.756505894369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5135842481031">
                <text:p>1.751358424810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5294760307722">
                <text:p>1.752947603077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4042337366261">
                <text:p>1.740423373662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508675987283">
                <text:p>1.7508675987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3608035979122">
                <text:p>1.73608035979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302185503678">
                <text:p>1.73021855036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2388855063431">
                <text:p>1.723888550634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1421405119477">
                <text:p>1.714214051194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71028617194018">
                <text:p>1.710286171940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0415876319986">
                <text:p>1.704158763199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69104115919981">
                <text:p>1.691041159199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68444285604853">
                <text:p>1.684442856048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6804706820359">
                <text:p>1.6804706820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68164008518482">
                <text:p>1.681640085184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65490850752519">
                <text:p>1.654908507525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64512550905176">
                <text:p>1.645125509051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6383655111858">
                <text:p>1.63836551118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60371618536702">
                <text:p>1.603716185367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8216359501372">
                <text:p>1.582163595013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8239683092401">
                <text:p>1.582396830924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7076851635675">
                <text:p>1.570768516356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6806525806516">
                <text:p>1.568065258065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5918603476419">
                <text:p>1.55918603476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4911241545358">
                <text:p>1.49112415453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9432913002981">
                <text:p>1.494329130029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48115201630903">
                <text:p>1.48115201630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44357837567865">
                <text:p>1.443578375678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47989465957841">
                <text:p>1.479894659578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7416810737966">
                <text:p>1.474168107379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8325658442787">
                <text:p>1.38325658442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38318439936155">
                <text:p>1.383184399361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492685256692">
                <text:p>1.34926852566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3507251573164">
                <text:p>1.35072515731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31711042901525">
                <text:p>1.317110429015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3457813147379">
                <text:p>1.334578131473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448080176226">
                <text:p>1.304480801762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0955894652149">
                <text:p>1.309558946521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4206793059841">
                <text:p>1.242067930598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28645600874426">
                <text:p>1.286456008744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4867524936431">
                <text:p>1.248675249364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23314260400383">
                <text:p>1.233142604003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4166815040818">
                <text:p>1.241668150408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6099919667769">
                <text:p>1.260999196677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21311503875254">
                <text:p>1.213115038752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5498011948801">
                <text:p>1.254980119488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9157961253959">
                <text:p>1.291579612539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4139774485421">
                <text:p>1.241397744854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812159673421">
                <text:p>1.19812159673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3532087155737">
                <text:p>1.23532087155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3387582152962">
                <text:p>1.233875821529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1608761273799">
                <text:p>1.216087612737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1978949935803">
                <text:p>1.19789499358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9406607134024">
                <text:p>1.194066071340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4914092679662">
                <text:p>1.14914092679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5379931032415">
                <text:p>1.153799310324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2110177901462">
                <text:p>1.221101779014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0767396773471">
                <text:p>1.207673967734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24191957820164">
                <text:p>1.241919578201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2790818904322">
                <text:p>1.227908189043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0127884679382">
                <text:p>1.201278846793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23174326332484">
                <text:p>1.231743263324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9654502878804">
                <text:p>1.196545028788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0823084035882">
                <text:p>1.208230840358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22294917310784">
                <text:p>1.222949173107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1702751666074">
                <text:p>1.217027516660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7263134900986">
                <text:p>1.172631349009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21562673738484">
                <text:p>1.215626737384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20858665383303">
                <text:p>1.208586653833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20036668864194">
                <text:p>1.200366688641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7966773386386">
                <text:p>1.179667733863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22674059112428">
                <text:p>1.226740591124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8201173817046">
                <text:p>1.182011738170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8371462298345">
                <text:p>1.183714622983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22076413008564">
                <text:p>1.220764130085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17587399147832">
                <text:p>1.175873991478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9540986046323">
                <text:p>1.195409860463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7211767106932">
                <text:p>1.172117671069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8385696473719">
                <text:p>1.183856964737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4435361778267">
                <text:p>1.144353617782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9278501139467">
                <text:p>1.192785011394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21920940196366">
                <text:p>1.219209401963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2924898129212">
                <text:p>1.229248981292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7903262211236">
                <text:p>1.179032622112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8833737733225">
                <text:p>1.18833737733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6995672994774">
                <text:p>1.269956729947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4199772794383">
                <text:p>1.141997727943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0940817059025">
                <text:p>1.209408170590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2344406772158">
                <text:p>1.223444067721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21395370931923">
                <text:p>1.213953709319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0437155874433">
                <text:p>1.204371558744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9104958278612">
                <text:p>1.191049582786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9835569028265">
                <text:p>1.198355690282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23449227559188">
                <text:p>1.234492275591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20652879009759">
                <text:p>1.206528790097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16941840662471">
                <text:p>1.169418406624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19907278573707">
                <text:p>1.199072785737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5266262269211">
                <text:p>1.15266262269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8319047537041">
                <text:p>1.183190475370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7559376145841">
                <text:p>1.175593761458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1870695957956">
                <text:p>1.218706959579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8735202273528">
                <text:p>1.187352022735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4144912443236">
                <text:p>1.141449124432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5042767125359">
                <text:p>1.250427671253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706453057186">
                <text:p>1.17064530571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8802484082487">
                <text:p>1.188024840824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9330043018908">
                <text:p>1.193300430189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0851847721443">
                <text:p>1.208518477214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9189510629189">
                <text:p>1.191895106291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22213079120868">
                <text:p>1.222130791208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8090279360283">
                <text:p>1.180902793602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0780855763046">
                <text:p>1.207808557630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1650090350983">
                <text:p>1.216500903509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21585478371955">
                <text:p>1.215854783719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1757863722786">
                <text:p>1.217578637227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6704110354449">
                <text:p>1.167041103544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9133081334104">
                <text:p>1.191330813341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865179129704">
                <text:p>1.18651791297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4334993197231">
                <text:p>1.243349931972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1694383078371">
                <text:p>1.16943830783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162431515354">
                <text:p>1.21624315153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762248175397">
                <text:p>1.17622481753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6737761746422">
                <text:p>1.167377617464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1870156710179">
                <text:p>1.218701567101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645992243747">
                <text:p>1.16459922437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7899710805028">
                <text:p>1.178997108050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18130770684576">
                <text:p>1.181307706845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6991955482469">
                <text:p>1.169919554824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1578899986478">
                <text:p>1.215788999864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1248187836342">
                <text:p>1.212481878363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759821048696">
                <text:p>1.17598210486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19225721152452">
                <text:p>1.192257211524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3625251707044">
                <text:p>1.136252517070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17812319500678">
                <text:p>1.178123195006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0016244067304">
                <text:p>1.200162440673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8491029169335">
                <text:p>1.184910291693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8930388054691">
                <text:p>1.189303880546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2373452017301">
                <text:p>1.223734520173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1558542585361">
                <text:p>1.215585425853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15631394790837">
                <text:p>1.156313947908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2294272548291">
                <text:p>1.222942725482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1829392980061">
                <text:p>1.18293929800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9024363087848">
                <text:p>1.190243630878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3808958235247">
                <text:p>1.138089582352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6811805148784">
                <text:p>1.268118051487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1277402965877">
                <text:p>1.212774029658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3694848636453">
                <text:p>1.236948486364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4889618147245">
                <text:p>1.148896181472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17072573043507">
                <text:p>1.170725730435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13375940406455">
                <text:p>1.133759404064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9138761664158">
                <text:p>1.191387616641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1245220846085">
                <text:p>1.212452208460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595740870094">
                <text:p>1.25957408700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7410102808092">
                <text:p>1.174101028080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3243819309442">
                <text:p>1.132438193094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8405010582827">
                <text:p>1.184050105828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8124303483285">
                <text:p>1.181243034832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2721200317763">
                <text:p>1.227212003177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8164410117616">
                <text:p>1.181644101176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8300933563307">
                <text:p>1.183009335633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4556697326041">
                <text:p>1.245566973260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633901351711">
                <text:p>1.16339013517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2072302154575">
                <text:p>1.220723021545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8421183881067">
                <text:p>1.184211838810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7701294894474">
                <text:p>1.177012948944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6510382629789">
                <text:p>1.165103826297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7915858402932">
                <text:p>1.179158584029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4168006424171">
                <text:p>1.241680064241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7825349924083">
                <text:p>1.178253499240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1117061899105">
                <text:p>1.211170618991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9454529647366">
                <text:p>1.194545296473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693732448284">
                <text:p>1.16937324482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7553040042323">
                <text:p>1.175530400423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21221930379081">
                <text:p>1.212219303790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6418334389158">
                <text:p>1.164183343891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0922132119634">
                <text:p>1.209221321196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113215848401">
                <text:p>1.21132158484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6627253669403">
                <text:p>1.166272536694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8424002016867">
                <text:p>1.184240020168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1197441608015">
                <text:p>1.21197441608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749710878674">
                <text:p>1.17497108786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2106433687986">
                <text:p>1.221064336879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8327453532461">
                <text:p>1.183274535324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0847571523384">
                <text:p>1.208475715233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9228149361864">
                <text:p>1.192281493618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7463426167237">
                <text:p>1.174634261672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0565871170279">
                <text:p>1.205658711702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8732004829259">
                <text:p>1.187320048292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4269965429313">
                <text:p>1.142699654293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9449887652673">
                <text:p>1.194498876526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16306123375494">
                <text:p>1.163061233754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0721500007829">
                <text:p>1.207215000078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9935468520264">
                <text:p>1.199354685202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1351794326836">
                <text:p>1.213517943268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18136777536886">
                <text:p>1.181367775368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0906205204848">
                <text:p>1.209062052048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4811810817441">
                <text:p>1.148118108174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0666920254558">
                <text:p>1.206669202545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6540611428126">
                <text:p>1.165406114281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6443654167458">
                <text:p>1.164436541674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18265300472338">
                <text:p>1.182653004723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3301056302896">
                <text:p>1.233010563028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0159187152321">
                <text:p>1.201591871523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19894524999753">
                <text:p>1.198945249997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14804120303092">
                <text:p>1.148041203030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8827193100676">
                <text:p>1.188271931006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9163190349257">
                <text:p>1.191631903492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1750277202486">
                <text:p>1.17502772024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16763400965334">
                <text:p>1.167634009653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1235277189746">
                <text:p>1.12352771897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17394735220562">
                <text:p>1.173947352205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18971464149305">
                <text:p>1.189714641493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17089524623148">
                <text:p>1.170895246231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758914841953">
                <text:p>1.17589148419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17711562196681">
                <text:p>1.177115621966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19271439760084">
                <text:p>1.192714397600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16517218943591">
                <text:p>1.165172189435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8486010120841">
                <text:p>1.184860101208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6152342065675">
                <text:p>1.261523420656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0896099273842">
                <text:p>1.20896099273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1060075065984">
                <text:p>1.210600750659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6805107276545">
                <text:p>1.168051072765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0032938275264">
                <text:p>1.200329382752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0876766250576">
                <text:p>1.208767662505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16264723589441">
                <text:p>1.162647235894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15960768876067">
                <text:p>1.159607688760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16288894971145">
                <text:p>1.162888949711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0946904983535">
                <text:p>1.209469049835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0615490674434">
                <text:p>1.206154906744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14175719834045">
                <text:p>1.141757198340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0919045123745">
                <text:p>1.209190451237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16505815038982">
                <text:p>1.165058150389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5430901066961">
                <text:p>1.154309010669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9222286611497">
                <text:p>1.192222866114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6011540285307">
                <text:p>1.160115402853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0450434879107">
                <text:p>1.204504348791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5518325283053">
                <text:p>1.155183252830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17722604900891">
                <text:p>1.177226049008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12165174322332">
                <text:p>1.121651743223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5503611053851">
                <text:p>1.255036110538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19071903996653">
                <text:p>1.190719039966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19607846136956">
                <text:p>1.196078461369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5363030903932">
                <text:p>1.153630309039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5029792276859">
                <text:p>1.150297922768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8256817428785">
                <text:p>1.182568174287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9744867665287">
                <text:p>1.19744867665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8071827292179">
                <text:p>1.180718272921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7246526434373">
                <text:p>1.172465264343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8744550022849">
                <text:p>1.187445500228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7732293739344">
                <text:p>1.177322937393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9432766668415">
                <text:p>1.194327666684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3439368979042">
                <text:p>1.234393689790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4791557615682">
                <text:p>1.147915576156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5214624590022">
                <text:p>1.152146245900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1737698782482">
                <text:p>1.217376987824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9572033932436">
                <text:p>1.195720339324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8849490865781">
                <text:p>1.188494908657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642826095936">
                <text:p>1.16428260959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887217144655">
                <text:p>1.18872171446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1870077394368">
                <text:p>1.18700773943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5442613111946">
                <text:p>1.15442613111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17754496980692">
                <text:p>1.177544969806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4458422152615">
                <text:p>1.144584221526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344694864427">
                <text:p>1.23446948644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4089972602908">
                <text:p>1.140899726029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7543942477573">
                <text:p>1.175439424775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6415585834119">
                <text:p>1.164155858341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8848089448692">
                <text:p>1.188480894486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9995998991639">
                <text:p>1.199959989916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4268085629177">
                <text:p>1.142680856291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4085209006494">
                <text:p>1.140852090064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20123526270621">
                <text:p>1.201235262706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3417696234775">
                <text:p>1.134176962347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0035938032358">
                <text:p>1.200359380323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4181691458013">
                <text:p>1.241816914580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0945214353763">
                <text:p>1.109452143537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1213403429923">
                <text:p>1.212134034299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8124226443702">
                <text:p>1.181242264437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7120519235497">
                <text:p>1.171205192354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6640266801861">
                <text:p>1.166402668018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5132182839248">
                <text:p>1.151321828392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9542659991723">
                <text:p>1.195426599917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9289321970581">
                <text:p>1.1928932197058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6852427838832">
                <text:p>1.168524278388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8144346687416">
                <text:p>1.181443466874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4949856238765">
                <text:p>1.149498562387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8109943930959">
                <text:p>1.181099439309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831591346084">
                <text:p>1.18315913460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5058253249219">
                <text:p>1.150582532492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3522634708455">
                <text:p>1.235226347084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8022636637606">
                <text:p>1.180226366376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8433462782862">
                <text:p>1.184334627828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4715465762979">
                <text:p>1.147154657629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64395385269">
                <text:p>1.1643953852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3761920854575">
                <text:p>1.137619208545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69356373315">
                <text:p>1.1693563733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5001591079326">
                <text:p>1.150015910793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0164853451452">
                <text:p>1.201648534514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7859463702645">
                <text:p>1.178594637026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2695423968918">
                <text:p>1.126954239689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1735205009216">
                <text:p>1.217352050092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4205743832296">
                <text:p>1.142057438322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5208288524066">
                <text:p>1.152082885240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19484375020785">
                <text:p>1.194843750207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15508388986994">
                <text:p>1.155083889869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8763905882292">
                <text:p>1.187639058822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8903927921276">
                <text:p>1.189039279212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5043542913752">
                <text:p>1.150435429137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0490842415156">
                <text:p>1.204908424151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1238967790213">
                <text:p>1.212389677902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4682467743824">
                <text:p>1.146824677438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2764308453297">
                <text:p>1.127643084532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15935082189618">
                <text:p>1.159350821896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22049832212234">
                <text:p>1.220498322122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1189347525339">
                <text:p>1.211893475253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305479783581">
                <text:p>1.13054797835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9221885052801">
                <text:p>1.192218850528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19229893884397">
                <text:p>1.192298938843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22998390434707">
                <text:p>1.229983904347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17106677788559">
                <text:p>1.1710667778855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12111362428169">
                <text:p>1.121113624281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13469302657094">
                <text:p>1.134693026570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3478629603607">
                <text:p>1.234786296036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16128311625874">
                <text:p>1.161283116258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15885497749911">
                <text:p>1.158854977499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17383792492911">
                <text:p>1.173837924929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7283054016113">
                <text:p>1.172830540161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1079399875781">
                <text:p>1.210793998757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14461589003853">
                <text:p>1.144615890038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1631654196322">
                <text:p>1.16316541963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15972921824675">
                <text:p>1.159729218246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20076350272727">
                <text:p>1.200763502727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919326018805">
                <text:p>1.19193260188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12477681642522">
                <text:p>1.124776816425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18283135786924">
                <text:p>1.182831357869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18817134280381">
                <text:p>1.1881713428038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12538874918663">
                <text:p>1.125388749186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0834861658118">
                <text:p>1.108348616581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2429569874536">
                <text:p>1.224295698745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5051332868904">
                <text:p>1.150513328689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18314894368416">
                <text:p>1.183148943684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16687081965276">
                <text:p>1.166870819652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4907377689858">
                <text:p>1.149073776898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8751023024951">
                <text:p>1.187510230249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15147387158801">
                <text:p>1.151473871588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6977994970042">
                <text:p>1.169779949700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6084968840799">
                <text:p>1.160849688407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5591651494523">
                <text:p>1.155916514945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7368232552682">
                <text:p>1.173682325526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8386064787532">
                <text:p>1.183860647875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1888702833497">
                <text:p>1.18887028334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5902890099601">
                <text:p>1.159028900996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11891695430472">
                <text:p>1.118916954304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1641210253033">
                <text:p>1.16412102530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18894157862408">
                <text:p>1.188941578624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0947950513491">
                <text:p>1.209479505134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8595354712617">
                <text:p>1.185953547126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0183346793882">
                <text:p>1.201833467938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15727250615712">
                <text:p>1.157272506157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19620892591113">
                <text:p>1.196208925911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13358792285272">
                <text:p>1.133587922852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15174619797112">
                <text:p>1.151746197971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14336500592337">
                <text:p>1.143365005923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17452018626249">
                <text:p>1.174520186262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13629351301359">
                <text:p>1.136293513013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2277363713232">
                <text:p>1.222773637132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15903701162943">
                <text:p>1.159037011629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1727343819181">
                <text:p>1.217273438191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12179058820065">
                <text:p>1.121790588200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12405481410174">
                <text:p>1.124054814101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14921013967685">
                <text:p>1.149210139676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14675274388424">
                <text:p>1.146752743884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14451744756578">
                <text:p>1.144517447565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08831636750015">
                <text:p>1.088316367500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13256210786678">
                <text:p>1.132562107866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20267182411695">
                <text:p>1.202671824116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17169533802216">
                <text:p>1.171695338022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6571668716964">
                <text:p>1.165716687169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12396003619252">
                <text:p>1.123960036192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14887112574083">
                <text:p>1.148871125740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3781248746623">
                <text:p>1.137812487466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14135458603043">
                <text:p>1.141354586030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754197514527">
                <text:p>1.17541975145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16338737206981">
                <text:p>1.163387372069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19438766033321">
                <text:p>1.194387660333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18060672051712">
                <text:p>1.180606720517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1665669580221">
                <text:p>1.16656695802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16503238218036">
                <text:p>1.165032382180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17773207573643">
                <text:p>1.177732075736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1192048634155">
                <text:p>1.11920486341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12415101267309">
                <text:p>1.124151012673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8868672855036">
                <text:p>1.088686728550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6409581264368">
                <text:p>1.164095812643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16932689882197">
                <text:p>1.169326898821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1531508146459">
                <text:p>1.15315081464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8469270541067">
                <text:p>1.184692705410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19277256493971">
                <text:p>1.192772564939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15378384757316">
                <text:p>1.153783847573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17863947964871">
                <text:p>1.178639479648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13046241467163">
                <text:p>1.130462414671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1400472665693">
                <text:p>1.14004726656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17267826288475">
                <text:p>1.172678262884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2665252934628">
                <text:p>1.226652529346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13278239308033">
                <text:p>1.132782393080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14475298575045">
                <text:p>1.144752985750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16193890166081">
                <text:p>1.161938901660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1159683046497">
                <text:p>1.11596830464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23235337524043">
                <text:p>1.232353375240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13093277471013">
                <text:p>1.130932774710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16734159729621">
                <text:p>1.167341597296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16832822345423">
                <text:p>1.168328223454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16567913701299">
                <text:p>1.165679137012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16014523231683">
                <text:p>1.160145232316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15135555215878">
                <text:p>1.151355552158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120850033799">
                <text:p>1.1208500337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16214790860158">
                <text:p>1.162147908601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14116170719086">
                <text:p>1.141161707190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14292133155474">
                <text:p>1.142921331554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8241958176039">
                <text:p>1.182419581760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19967056286106">
                <text:p>1.19967056286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7594816770713">
                <text:p>1.175948167707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5213661637165">
                <text:p>1.152136616371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0882691823829">
                <text:p>1.108826918238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6039615218244">
                <text:p>1.160396152182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386466474563">
                <text:p>1.113864664745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5304799035177">
                <text:p>1.153047990351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3644071988116">
                <text:p>1.136440719881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4399899027496">
                <text:p>1.143998990274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3999603250208">
                <text:p>1.139996032502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8680387426789">
                <text:p>1.186803874267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1828290197707">
                <text:p>1.118282901977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7127052950524">
                <text:p>1.171270529505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09600569650882">
                <text:p>1.096005696508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14272932175955">
                <text:p>1.142729321759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1698211225124">
                <text:p>1.16982112251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8155861522566">
                <text:p>1.181558615225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3638388198152">
                <text:p>1.136383881981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4944516637895">
                <text:p>1.149445166378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1569658472836">
                <text:p>1.115696584728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207461493347">
                <text:p>1.12074614933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4489289296274">
                <text:p>1.144892892962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8965838173821">
                <text:p>1.189658381738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4269915088907">
                <text:p>1.142699150889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8431876576129">
                <text:p>1.184318765761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495157670076">
                <text:p>1.14951576700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1527151803453">
                <text:p>1.115271518034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8415527614483">
                <text:p>1.1841552761448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1534286292675">
                <text:p>1.115342862926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4863360697619">
                <text:p>1.148633606976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1990898607823">
                <text:p>1.119908986078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4801259929124">
                <text:p>1.148012599291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6031297939402">
                <text:p>1.160312979394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7678276182464">
                <text:p>1.176782761824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23197501176023">
                <text:p>1.231975011760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5942292295438">
                <text:p>1.159422922954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5732483554585">
                <text:p>1.157324835545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12883977910263">
                <text:p>1.128839779102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22111741307346">
                <text:p>1.221117413073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14129041809993">
                <text:p>1.141290418099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16689133736263">
                <text:p>1.166891337362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3654878172212">
                <text:p>1.136548781722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14121975296791">
                <text:p>1.141219752967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822491163694">
                <text:p>1.18224911636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6163934559506">
                <text:p>1.161639345595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07051668061029">
                <text:p>1.070516680610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2504516683474">
                <text:p>1.125045166834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4751880430942">
                <text:p>1.147518804309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4075769256346">
                <text:p>1.140757692563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12495054119498">
                <text:p>1.124950541194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3046571634724">
                <text:p>1.130465716347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12541756225932">
                <text:p>1.125417562259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15456961508028">
                <text:p>1.154569615080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1940496315717">
                <text:p>1.219404963157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3881583684195">
                <text:p>1.138815836841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1625379243745">
                <text:p>1.116253792437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17523995195446">
                <text:p>1.175239951954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5542473089036">
                <text:p>1.155424730890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6243055541471">
                <text:p>1.162430555414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11315838176354">
                <text:p>1.113158381763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14727947155314">
                <text:p>1.147279471553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17187244332857">
                <text:p>1.171872443328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15234395419571">
                <text:p>1.152343954195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8006350653213">
                <text:p>1.180063506532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15796519740033">
                <text:p>1.157965197400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17421258197848">
                <text:p>1.174212581978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10635260621736">
                <text:p>1.106352606217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14508553156178">
                <text:p>1.145085531561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15616617344286">
                <text:p>1.156166173442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12050436567042">
                <text:p>1.120504365670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9738824926812">
                <text:p>1.097388249268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15722203631101">
                <text:p>1.157222036311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16342102470467">
                <text:p>1.163421024704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9743239628506">
                <text:p>1.097432396285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14779455583728">
                <text:p>1.147794555837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0638988597541">
                <text:p>1.206389885975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10215732071321">
                <text:p>1.102157320713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17582013114046">
                <text:p>1.175820131140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11824179783481">
                <text:p>1.118241797834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12121511997091">
                <text:p>1.121215119970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17137843984412">
                <text:p>1.171378439844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12501628485012">
                <text:p>1.125016284850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15709905365971">
                <text:p>1.157099053659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10092590339383">
                <text:p>1.100925903393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15979259927797">
                <text:p>1.159792599277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14118842499005">
                <text:p>1.141188424990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12454320490007">
                <text:p>1.124543204900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10750316436646">
                <text:p>1.107503164366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1129264234733">
                <text:p>1.11292642347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13737070506974">
                <text:p>1.137370705069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15072387823894">
                <text:p>1.150723878238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09602832699307">
                <text:p>1.096028326993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17528578365472">
                <text:p>1.175285783654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07361355411862">
                <text:p>1.073613554118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07892706620951">
                <text:p>1.078927066209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0559320062561">
                <text:p>1.205593200625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14218106798124">
                <text:p>1.142181067981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13720797226011">
                <text:p>1.137207972260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15209117858285">
                <text:p>1.152091178582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13481427135472">
                <text:p>1.134814271354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13243428608886">
                <text:p>1.132434286088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11314756929047">
                <text:p>1.1131475692904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15262107731496">
                <text:p>1.152621077314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10760444698667">
                <text:p>1.107604446986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13594857309778">
                <text:p>1.135948573097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10907689489373">
                <text:p>1.109076894893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09354756965084">
                <text:p>1.093547569650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1738570697086">
                <text:p>1.17385706970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13152630458549">
                <text:p>1.131526304585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1634820372746">
                <text:p>1.216348203727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12299493191316">
                <text:p>1.122994931913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14468833172222">
                <text:p>1.144688331722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09004759075319">
                <text:p>1.090047590753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12012741210281">
                <text:p>1.1201274121028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14806006306011">
                <text:p>1.148060063060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11263477790494">
                <text:p>1.112634777904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17262990210953">
                <text:p>1.172629902109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13368829936847">
                <text:p>1.133688299368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13488434531464">
                <text:p>1.134884345314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13108082517255">
                <text:p>1.131080825172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17935682599314">
                <text:p>1.179356825993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08345225544597">
                <text:p>1.083452255445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10732480316096">
                <text:p>1.107324803160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17885547868763">
                <text:p>1.178855478687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14790038978051">
                <text:p>1.147900389780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15060707644857">
                <text:p>1.150607076448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10121848147636">
                <text:p>1.101218481476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15095419935773">
                <text:p>1.1509541993577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11089447868453">
                <text:p>1.110894478684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10423041650763">
                <text:p>1.1042304165076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1006928564923">
                <text:p>1.10069285649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14198916546255">
                <text:p>1.141989165462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1448786959954">
                <text:p>1.14487869599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10622987426326">
                <text:p>1.106229874263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10223684088311">
                <text:p>1.102236840883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21061681635665">
                <text:p>1.210616816356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15192851348368">
                <text:p>1.151928513483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11886347516109">
                <text:p>1.118863475161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1672888194867">
                <text:p>1.16728881948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15139108308218">
                <text:p>1.151391083082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13613291027404">
                <text:p>1.136132910274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9782014913515">
                <text:p>1.097820149135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1140180009577">
                <text:p>1.11401800095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10601448552333">
                <text:p>1.106014485523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14913549234867">
                <text:p>1.149135492348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13368757239834">
                <text:p>1.133687572398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09396423948735">
                <text:p>1.093964239487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11017563689823">
                <text:p>1.110175636898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16107151243149">
                <text:p>1.161071512431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14385554074528">
                <text:p>1.143855540745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08001480585977">
                <text:p>1.080014805859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11579932265747">
                <text:p>1.115799322657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14957630028454">
                <text:p>1.149576300284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11185276573712">
                <text:p>1.111852765737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08416152885226">
                <text:p>1.084161528852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15378952657808">
                <text:p>1.153789526578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10716606027058">
                <text:p>1.1071660602705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15124939261639">
                <text:p>1.151249392616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08317773685422">
                <text:p>1.083177736854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18952000070435">
                <text:p>1.189520000704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12371700936124">
                <text:p>1.123717009361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13445887083759">
                <text:p>1.134458870837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09798618274812">
                <text:p>1.097986182748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12914670350186">
                <text:p>1.1291467035018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14702465481424">
                <text:p>1.147024654814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14207698462872">
                <text:p>1.142076984628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20335858545372">
                <text:p>1.203358585453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19488734187458">
                <text:p>1.194887341874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03327735141735">
                <text:p>1.033277351417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10089300929928">
                <text:p>1.100893009299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14238614485234">
                <text:p>1.142386144852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16815375287425">
                <text:p>1.168153752874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10329742880731">
                <text:p>1.103297428807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19902719977906">
                <text:p>1.199027199779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03281941510307">
                <text:p>1.032819415103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15385522609923">
                <text:p>1.153855226099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15174785228477">
                <text:p>1.151747852284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08918248701241">
                <text:p>1.089182487012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14154912572467">
                <text:p>1.141549125724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4680341878553">
                <text:p>1.146803418785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07942456589384">
                <text:p>1.079424565893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1708139420999">
                <text:p>1.17081394209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12519330840636">
                <text:p>1.125193308406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10935135226008">
                <text:p>1.109351352260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11176943367465">
                <text:p>1.111769433674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05980446876744">
                <text:p>1.05980446876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08781726636144">
                <text:p>1.087817266361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12402041533251">
                <text:p>1.124020415332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17859591336769">
                <text:p>1.178595913367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13861238698666">
                <text:p>1.138612386986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05916576130237">
                <text:p>1.059165761302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08160204638058">
                <text:p>1.081602046380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09454705267679">
                <text:p>1.094547052676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08676593246092">
                <text:p>1.086765932460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14457056997009">
                <text:p>1.144570569970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12147283447691">
                <text:p>1.121472834476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15603508015863">
                <text:p>1.156035080158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09966590534288">
                <text:p>1.099665905342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12451885641291">
                <text:p>1.124518856412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12025394409879">
                <text:p>1.120253944098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11494434919902">
                <text:p>1.11494434919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08348235519132">
                <text:p>1.083482355191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13565580910233">
                <text:p>1.135655809102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11559999081969">
                <text:p>1.115599990819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10363160690039">
                <text:p>1.1036316069003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09680629836122">
                <text:p>1.0968062983612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1328976588564">
                <text:p>1.13289765885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11797953562443">
                <text:p>1.1179795356244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1217320254381">
                <text:p>1.121732025438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11418428318271">
                <text:p>1.114184283182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17173104231417">
                <text:p>1.171731042314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13959093920352">
                <text:p>1.139590939203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15988117517956">
                <text:p>1.159881175179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15415038042129">
                <text:p>1.154150380421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04168661509904">
                <text:p>1.041686615099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05454965818436">
                <text:p>1.054549658184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11489623119131">
                <text:p>1.114896231191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2016787691228">
                <text:p>1.20167876912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6908026425933">
                <text:p>1.169080264259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11026376329996">
                <text:p>1.110263763299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13026722278113">
                <text:p>1.130267222781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14558848987328">
                <text:p>1.145588489873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09206685350805">
                <text:p>1.092066853508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10094928935537">
                <text:p>1.100949289355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21352619310014">
                <text:p>1.213526193100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00676532191438">
                <text:p>1.006765321914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16376424619222">
                <text:p>1.163764246192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061338360378">
                <text:p>1.0613383603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1424313397301">
                <text:p>1.14243133973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06493499209621">
                <text:p>1.064934992096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26521160651498">
                <text:p>1.265211606514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16638582450909">
                <text:p>1.166385824509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31163586674298">
                <text:p>1.311635866742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12848551397279">
                <text:p>1.128485513972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16245150242121">
                <text:p>1.162451502421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28175139719219">
                <text:p>1.281751397192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29040837338006">
                <text:p>1.290408373380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28793276116222">
                <text:p>1.287932761162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20392880402683">
                <text:p>1.203928804026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20660176301543">
                <text:p>1.206601763015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16263838719842">
                <text:p>1.1626383871984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36347525843694">
                <text:p>1.363475258436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1935503104584">
                <text:p>1.19355031045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00476787029516">
                <text:p>1.004767870295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10295466825814">
                <text:p>1.102954668258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27352040122674">
                <text:p>1.273520401226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25642471945983">
                <text:p>1.256424719459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30049092975932">
                <text:p>1.300490929759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33376804404934">
                <text:p>1.333768044049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34051014516467">
                <text:p>1.340510145164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17638700613937">
                <text:p>1.1763870061393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23966433465875">
                <text:p>1.239664334658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2632896908962">
                <text:p>0.9626328969089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10627918485209">
                <text:p>1.106279184852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10946500490821">
                <text:p>1.109465004908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39349502947096">
                <text:p>1.393495029470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0606135513233">
                <text:p>1.506061355132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07505777413891">
                <text:p>1.075057774138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84970616011119">
                <text:p>0.9849706160111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29450367617711">
                <text:p>1.294503676177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11841725679128">
                <text:p>1.118417256791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41823047478061">
                <text:p>1.418230474780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23748963440374">
                <text:p>1.237489634403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29199686523115">
                <text:p>1.291996865231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09738858025724">
                <text:p>1.097388580257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44560001934884">
                <text:p>1.445600019348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35200085140048">
                <text:p>1.3520008514004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428268341038">
                <text:p>1.04282683410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2985633695308">
                <text:p>1.029856336953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24396689040192">
                <text:p>1.243966890401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13985554779665">
                <text:p>1.139855547796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42725301658102">
                <text:p>1.427253016581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8397881467123">
                <text:p>0.9883978814671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21137837467065">
                <text:p>1.2113783746706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31337701297008">
                <text:p>1.313377012970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15777353852333">
                <text:p>1.157773538523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216488062973">
                <text:p>1.2164880629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1044945835849">
                <text:p>1.10449458358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29908835926531">
                <text:p>1.299088359265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50317563694025">
                <text:p>0.9503175636940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02939362637796">
                <text:p>1.029393626377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72232058159508">
                <text:p>1.7223205815950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04067572409625">
                <text:p>0.8040675724096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26259714232546">
                <text:p>1.262597142325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42460152246852">
                <text:p>1.424601522468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16070846704594">
                <text:p>1.160708467045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06153908359431">
                <text:p>1.061539083594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41070337505185">
                <text:p>1.410703375051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42259563178424">
                <text:p>1.422595631784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53658856532731">
                <text:p>0.95365885653273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7840506193403">
                <text:p>1.378405061934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627792519271">
                <text:p>0.962779251927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49345369274491">
                <text:p>1.493453692744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11218710672077">
                <text:p>0.81121871067207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40811683723875">
                <text:p>1.408116837238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16648388099421">
                <text:p>1.1664838809942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49624950339688">
                <text:p>1.4962495033968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43921529051662">
                <text:p>1.4392152905166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72506826515271">
                <text:p>0.97250682651527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32070513434079">
                <text:p>1.3207051343407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67503316595944">
                <text:p>0.9675033165959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08752539319331">
                <text:p>1.087525393193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39365587420284">
                <text:p>1.3936558742028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54245655815475">
                <text:p>0.95424565581547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51550375470654">
                <text:p>1.515503754706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26513062341055">
                <text:p>1.265130623410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26039252343855">
                <text:p>1.2603925234385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47077676678503">
                <text:p>1.4707767667850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49484994497555">
                <text:p>0.94948499449755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38539397068773">
                <text:p>1.3853939706877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67801105046953">
                <text:p>0.8678011050469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29852162169305">
                <text:p>1.298521621693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27825438325169">
                <text:p>1.278254383251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0512237083036">
                <text:p>1.051223708303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39788484117916">
                <text:p>1.3978848411791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11244544599813">
                <text:p>1.112445445998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44444502603847">
                <text:p>1.4444450260384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03584331336886">
                <text:p>0.90358433133688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28029464038148">
                <text:p>1.280294640381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30875799314071">
                <text:p>1.3087579931407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891981715739027">
                <text:p>0.8919817157390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35506297573875">
                <text:p>1.355062975738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12260776029206">
                <text:p>1.122607760292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47344169029628">
                <text:p>1.473441690296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842596346589462">
                <text:p>0.8425963465894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29758842939262">
                <text:p>1.2975884293926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79138574688375">
                <text:p>0.7791385746883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65290997106451">
                <text:p>1.6529099710645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14993833642073">
                <text:p>1.1499383364207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22869206510129">
                <text:p>1.228692065101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41711571253932">
                <text:p>1.417115712539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27753777953628">
                <text:p>1.2775377795362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83553273995796">
                <text:p>0.98355327399579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22614474710807">
                <text:p>1.2261447471080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23861764765415">
                <text:p>1.238617647654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25198116648746">
                <text:p>0.9251981166487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665082581569329">
                <text:p>0.66508258156932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59122675284197">
                <text:p>1.591226752841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34881400602433">
                <text:p>1.348814006024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739234227195399">
                <text:p>0.73923422719539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4589299106116">
                <text:p>1.45892991061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65746493102632">
                <text:p>0.96574649310263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3078984693004">
                <text:p>1.30789846930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22055683038431">
                <text:p>1.2205568303843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38529510111781">
                <text:p>1.3852951011178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888889584220864">
                <text:p>0.88888958422086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72229919322431">
                <text:p>0.7222991932243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22386774045225">
                <text:p>1.2238677404522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39897074980549">
                <text:p>1.3989707498054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892464883710906">
                <text:p>0.89246488371090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730446884534614">
                <text:p>0.7304468845346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42731825630292">
                <text:p>1.427318256302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14874225825018">
                <text:p>1.148742258250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54251927409833">
                <text:p>0.9542519274098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20904172533018">
                <text:p>1.209041725330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4202097475654">
                <text:p>1.420209747565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579765951273022">
                <text:p>0.57976595127302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30060264888359">
                <text:p>1.3006026488835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36388151664346">
                <text:p>1.3638815166434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839471601257668">
                <text:p>0.83947160125766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31402694062993">
                <text:p>1.314026940629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867456549426651">
                <text:p>0.8674565494266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39477319812494">
                <text:p>1.3947731981249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01821661183277">
                <text:p>1.0182166118327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16133536707188">
                <text:p>1.161335367071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26092267304464">
                <text:p>1.260922673044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14503937619756">
                <text:p>1.1450393761975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03612425025946">
                <text:p>0.8036124250259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49599746970012">
                <text:p>1.495997469700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37465508583011">
                <text:p>0.83746550858301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26535980870929">
                <text:p>1.2653598087092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543902310801103">
                <text:p>0.5439023108011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30368592165176">
                <text:p>1.3036859216517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858379623785229">
                <text:p>0.8583796237852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27706255093119">
                <text:p>1.277062550931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29229242061636">
                <text:p>1.2922924206163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999805332704557">
                <text:p>0.9998053327045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23969782805085">
                <text:p>1.2396978280508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10597542890538">
                <text:p>1.1059754289053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46255710024737">
                <text:p>1.4625571002473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91334016851192">
                <text:p>0.8913340168511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31863431914322">
                <text:p>1.3186343191432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76591061264772">
                <text:p>0.7659106126477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08151690677459">
                <text:p>1.081516906774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30072653870794">
                <text:p>1.3007265387079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12434293413764">
                <text:p>1.1243429341376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879465368548114">
                <text:p>0.8794653685481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63346323119222">
                <text:p>1.6334632311922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693820846880786">
                <text:p>0.69382084688078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706850669338416">
                <text:p>0.70685066933841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47030108801566">
                <text:p>1.470301088015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14424991940961">
                <text:p>1.1442499194096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39676858136227">
                <text:p>1.3967685813622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23900509384443">
                <text:p>1.2390050938444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2474815969922">
                <text:p>1.24748159699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739709731574248">
                <text:p>0.7397097315742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98801180677089">
                <text:p>0.9880118067708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867068453804778">
                <text:p>0.86706845380477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58848258541873">
                <text:p>1.5884825854187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07267185721845">
                <text:p>1.0726718572184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9779545976682">
                <text:p>1.3977954597668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23471276792437">
                <text:p>1.2347127679243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26717610322587">
                <text:p>1.2671761032258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874922298345099">
                <text:p>0.87492229834509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20846157298072">
                <text:p>1.2084615729807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45203832192289">
                <text:p>1.4520383219228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17714349270251">
                <text:p>1.1771434927025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702598528159106">
                <text:p>0.70259852815910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23532096392464">
                <text:p>1.2353209639246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581685356039734">
                <text:p>0.58168535603973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3067350685662">
                <text:p>1.30673506856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75347961175501">
                <text:p>0.753479611755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7263641288756">
                <text:p>0.5726364128875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00748200405154">
                <text:p>1.0074820040515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4769083456063">
                <text:p>1.476908345606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24539869905848">
                <text:p>1.2453986990584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08093573983036">
                <text:p>1.0809357398303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918586982918607">
                <text:p>0.91858698291860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16810023592448">
                <text:p>1.1681002359244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537166395295183">
                <text:p>0.53716639529518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48071800940001">
                <text:p>1.4807180094000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434255825583687">
                <text:p>0.43425582558368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43141149591789">
                <text:p>1.4314114959178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848490010811472">
                <text:p>0.84849001081147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67032194700694">
                <text:p>1.6703219470069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868311632129456">
                <text:p>0.8683116321294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28103413755576">
                <text:p>1.2810341375557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961347879876363">
                <text:p>0.96134787987636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38824828732648">
                <text:p>1.3882482873264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11133181424962">
                <text:p>1.1113318142496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82770607159496">
                <text:p>0.8277060715949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828225479492058">
                <text:p>0.8282254794920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09189508382429">
                <text:p>1.091895083824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09263210340302">
                <text:p>0.80926321034030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40052634014653">
                <text:p>0.400526340146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47333059812198">
                <text:p>1.473330598121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53160031302899">
                <text:p>0.5316003130289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679127239615173">
                <text:p>0.6791272396151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40924389646993">
                <text:p>1.4092438964699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953240730956878">
                <text:p>0.95324073095687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60075906360844">
                <text:p>1.6007590636084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43062719368892">
                <text:p>1.430627193688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53013059228774">
                <text:p>1.5301305922877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78074219039176">
                <text:p>0.7807421903917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508863027961539">
                <text:p>0.50886302796153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3794594178797">
                <text:p>1.379459417879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40771331951241">
                <text:p>1.407713319512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11186565381366">
                <text:p>1.1118656538136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33209991333002">
                <text:p>0.83320999133300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702675737360607">
                <text:p>0.70267573736060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337232069856">
                <text:p>1.3372320698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02458029722083">
                <text:p>1.0245802972208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46938800195081">
                <text:p>0.4693880019508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22290515596371">
                <text:p>1.2229051559637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24981673805405">
                <text:p>1.249816738054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449124982095936">
                <text:p>0.44912498209593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49062844323254">
                <text:p>1.4906284432325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12355071287767">
                <text:p>1.123550712877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11461418842803">
                <text:p>1.1146141884280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3185930069106">
                <text:p>1.31859300691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25106342024723">
                <text:p>1.251063420247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17903410097868">
                <text:p>1.1790341009786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35177991877687">
                <text:p>1.3517799187768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462222405971046">
                <text:p>0.4622224059710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00612544412703">
                <text:p>1.0061254441270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764436290640269">
                <text:p>0.7644362906402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84196912725968">
                <text:p>0.48419691272596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4994461468351">
                <text:p>1.499446146835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10389860024671">
                <text:p>1.103898600246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57347042616887">
                <text:p>0.5734704261688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24478859986489">
                <text:p>1.2447885998648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55128272849614">
                <text:p>1.551282728496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767713588440331">
                <text:p>0.76771358844033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66719993194832">
                <text:p>1.667199931948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52349908277942">
                <text:p>0.45234990827794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55152118582387">
                <text:p>1.5515211858238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8915753398692">
                <text:p>1.8891575339869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545580717338537">
                <text:p>0.54558071733853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43875938251399">
                <text:p>1.4387593825139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355214339971134">
                <text:p>0.35521433997113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17286075555752">
                <text:p>1.1728607555575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614434710837782">
                <text:p>0.61443471083778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509777769350719">
                <text:p>0.5097777693507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697881533283296">
                <text:p>0.69788153328329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961723098643472">
                <text:p>0.96172309864347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47107522215852">
                <text:p>1.4710752221585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613581051250616">
                <text:p>0.6135810512506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50681616123254">
                <text:p>1.5068161612325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30030518972508">
                <text:p>1.3003051897250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34034888528475">
                <text:p>1.340348885284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544222391780174">
                <text:p>0.54422239178017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52331980481956">
                <text:p>1.5233198048195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14681392288957">
                <text:p>0.51468139228895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17806203679737">
                <text:p>1.1780620367973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634217658585227">
                <text:p>0.63421765858522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49303333613782">
                <text:p>1.493033336137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01954686363377">
                <text:p>0.50195468636337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67701685665638">
                <text:p>1.6770168566563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446330080791297">
                <text:p>0.4463300807912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430373690018">
                <text:p>1.43037369001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352044233541931">
                <text:p>0.35204423354193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39009210207787">
                <text:p>1.3900921020778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940197587793298">
                <text:p>0.94019758779329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558590595822402">
                <text:p>0.55859059582240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75198429930355">
                <text:p>0.67519842993035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40503922596251">
                <text:p>1.4050392259625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491016312803187">
                <text:p>0.49101631280318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39679022221366">
                <text:p>1.3967902222136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370120006416027">
                <text:p>0.37012000641602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41209743891904">
                <text:p>1.4120974389190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438973448801417">
                <text:p>0.4389734488014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15388473978992">
                <text:p>1.1538847397899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896881200316439">
                <text:p>0.89688120031643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00254375201769">
                <text:p>1.0025437520176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535981282890864">
                <text:p>0.5359812828908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08601694038171">
                <text:p>1.0860169403817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852394371952641">
                <text:p>0.85239437195264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604497801813361">
                <text:p>0.60449780181336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621618106429822">
                <text:p>0.62161810642982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25599456100804">
                <text:p>1.2559945610080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30673124049151">
                <text:p>1.3067312404915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901288568892612">
                <text:p>0.9012885688926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888761931277928">
                <text:p>0.88876193127792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06298294978323">
                <text:p>1.062982949783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2257245043538">
                <text:p>1.225724504353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43054885174329">
                <text:p>1.4305488517432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40215302715174">
                <text:p>0.3402153027151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40498993594893">
                <text:p>1.4049899359489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769154498796482">
                <text:p>0.76915449879648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455065815041439">
                <text:p>0.45506581504143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911431609099202">
                <text:p>0.91143160909920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19696623403635">
                <text:p>1.1969662340363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42418760333242">
                <text:p>0.64241876033324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309537314136889">
                <text:p>0.30953731413688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5223621322761">
                <text:p>1.522362132276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5331744493699">
                <text:p>1.533174449369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10777932153201">
                <text:p>1.1077793215320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561997715260755">
                <text:p>0.5619977152607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40676634231479">
                <text:p>1.4067663423147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78696131185767">
                <text:p>0.27869613118576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54899410267214">
                <text:p>1.5489941026721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962141441413629">
                <text:p>0.96214144141362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780495245768563">
                <text:p>0.78049524576856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0984430634856">
                <text:p>1.098443063485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411309747680607">
                <text:p>0.41130974768060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988166302296023">
                <text:p>0.98816630229602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48119229545034">
                <text:p>1.4811922954503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17436359142408">
                <text:p>1.1743635914240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08868657735213">
                <text:p>1.0886865773521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476096836154161">
                <text:p>0.47609683615416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18443040119955">
                <text:p>1.184430401199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420693508033926">
                <text:p>0.42069350803392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0599703248053">
                <text:p>1.059970324805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927336378703072">
                <text:p>0.92733637870307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898089260625093">
                <text:p>0.89808926062509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1273922807006">
                <text:p>1.127392280700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20183372950049">
                <text:p>1.201833729500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46985493610772">
                <text:p>1.4698549361077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59165500610804">
                <text:p>0.55916550061080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23807509133967">
                <text:p>1.238075091339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423314211061367">
                <text:p>0.4233142110613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53610915379316">
                <text:p>0.536109153793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13154390500694">
                <text:p>1.1315439050069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17688712434507">
                <text:p>1.176887124345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507430665287913">
                <text:p>0.50743066528791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47036245227075">
                <text:p>1.4703624522707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30142876557748">
                <text:p>1.3014287655774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694916602020458">
                <text:p>0.69491660202045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690435875286721">
                <text:p>0.69043587528672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14643908411049">
                <text:p>1.1464390841104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992341572982652">
                <text:p>0.99234157298265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722738462607586">
                <text:p>0.72273846260758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407677489724629">
                <text:p>0.4076774897246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50103700997805">
                <text:p>1.5010370099780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32293756629524">
                <text:p>1.322937566295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77596306493149">
                <text:p>0.27759630649314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682348957020074">
                <text:p>0.68234895702007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255587067422673">
                <text:p>0.25558706742267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13916057215012">
                <text:p>1.1391605721501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03189249096324">
                <text:p>0.4031892490963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41702740077087">
                <text:p>1.4170274007708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60948850487283">
                <text:p>0.66094885048728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21248875846905">
                <text:p>0.32124887584690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965928592655935">
                <text:p>0.96592859265593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25257274479986">
                <text:p>1.2525727447998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433195341922023">
                <text:p>0.4331953419220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49434729881141">
                <text:p>1.494347298811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.40089964710848">
                <text:p>1.4008996471084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70352497256963">
                <text:p>1.7035249725696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283535348617578">
                <text:p>0.28353534861757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.25325401664265">
                <text:p>1.2532540166426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10241570829125">
                <text:p>0.51024157082912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22898721685302">
                <text:p>1.2289872168530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486678052558621">
                <text:p>0.48667805255862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45256514286967">
                <text:p>1.4525651428696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07997560525944">
                <text:p>1.0799756052594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259995834984329">
                <text:p>0.25999583498432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43180468994339">
                <text:p>1.4318046899433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.22077978396093">
                <text:p>1.2207797839609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52100681090929">
                <text:p>1.521006810909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27181739108388">
                <text:p>1.2718173910838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92979509280833">
                <text:p>0.3929795092808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38854858248078">
                <text:p>1.3885485824807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39834463842262">
                <text:p>1.3983446384226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230861215671188">
                <text:p>0.23086121567118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31188283168453">
                <text:p>1.3118828316845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754084005163475">
                <text:p>0.75408400516347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06279920612418">
                <text:p>1.0627992061241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43056246215076">
                <text:p>1.430562462150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590005425047443">
                <text:p>0.5900054250474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283306359427447">
                <text:p>0.28330635942744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39457718628532">
                <text:p>1.394577186285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235946121181878">
                <text:p>0.23594612118187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17916281802292">
                <text:p>1.1791628180229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643460005129859">
                <text:p>0.64346000512985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220025659819999">
                <text:p>0.2200256598199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19028033548711">
                <text:p>1.1902803354871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700768422072036">
                <text:p>0.70076842207203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30240149790611">
                <text:p>0.302401497906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45185554058217">
                <text:p>1.4518555405821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986071609954029">
                <text:p>0.9860716099540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235231910938366">
                <text:p>0.23523191093836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570324111919475">
                <text:p>0.57032411191947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524114847230891">
                <text:p>0.52411484723089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399793747628412">
                <text:p>0.39979374762841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209879352435309">
                <text:p>0.20987935243530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470959690831752">
                <text:p>0.47095969083175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.34423066670635">
                <text:p>1.3442306667063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75356703272152">
                <text:p>0.37535670327215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.20941379439945">
                <text:p>1.2094137943994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411195906775968">
                <text:p>0.41119590677596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24473243889696">
                <text:p>1.2447324388969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843377589184119">
                <text:p>0.84337758918411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592604313120796">
                <text:p>0.59260431312079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09230511915453">
                <text:p>1.0923051191545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35523038186042">
                <text:p>1.3552303818604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902946364635466">
                <text:p>0.90294636463546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01240977350381">
                <text:p>1.0124097735038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12138319382163">
                <text:p>1.1213831938216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246366622388763">
                <text:p>0.24636662238876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51829012666081">
                <text:p>1.5182901266608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917208066198448">
                <text:p>0.9172080661984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71427654344885">
                <text:p>0.7142765434488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314923046930611">
                <text:p>0.3149230469306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433576659018506">
                <text:p>0.4335766590185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26325421278057">
                <text:p>0.42632542127805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176457667205597">
                <text:p>0.17645766720559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19796313554594">
                <text:p>1.1979631355459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.50464255700798">
                <text:p>1.5046425570079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41455201927578">
                <text:p>1.414552019275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356578021470267">
                <text:p>0.35657802147026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07345905552044">
                <text:p>1.0734590555204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1778963062656">
                <text:p>2.177896306265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183075002486295">
                <text:p>0.18307500248629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12260608215552">
                <text:p>1.1226060821555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247561622545543">
                <text:p>0.2475616225455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292804405306232">
                <text:p>0.2928044053062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188542514123787">
                <text:p>0.1885425141237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0462134924131">
                <text:p>0.4046213492413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27486647115406">
                <text:p>1.2748664711540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16633840530001">
                <text:p>1.166338405300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774219279269029">
                <text:p>0.7742192792690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71181073659404">
                <text:p>1.7118107365940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85899493564847">
                <text:p>0.38589949356484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20444729726225">
                <text:p>1.204447297262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.51556524951165">
                <text:p>1.5155652495116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62575426350423">
                <text:p>1.6257542635042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46045120027972">
                <text:p>1.4604512002797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73915435908874">
                <text:p>0.739154359088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173938080612656">
                <text:p>0.17393808061265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93539174458155">
                <text:p>0.49353917445815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.19288187756338">
                <text:p>1.1928818775633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358407990288846">
                <text:p>0.35840799028884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204237919630201">
                <text:p>0.20423791963020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815489500104688">
                <text:p>0.8154895001046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854742498926063">
                <text:p>0.85474249892606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54743326389992">
                <text:p>0.35474332638999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937017789398351">
                <text:p>0.93701778939835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837877322322032">
                <text:p>0.83787732232203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01990281680285">
                <text:p>1.0199028168028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46113843977962">
                <text:p>1.4611384397796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14807704316949">
                <text:p>1.1480770431694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65776739940251">
                <text:p>1.6577673994025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808648014052852">
                <text:p>0.80864801405285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855602562028933">
                <text:p>0.85560256202893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263692675296331">
                <text:p>0.26369267529633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133348574466903">
                <text:p>0.13334857446690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30303618201322">
                <text:p>0.33030361820132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286760292665983">
                <text:p>0.28676029266598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617743993835892">
                <text:p>0.61774399383589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81023061213484">
                <text:p>0.88102306121348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1783364914241">
                <text:p>1.178336491424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14014752237218">
                <text:p>0.31401475223721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159307198528449">
                <text:p>0.15930719852844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784212900615538">
                <text:p>0.78421290061553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982107927898744">
                <text:p>0.98210792789874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949780499657146">
                <text:p>0.9497804996571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929801755858314">
                <text:p>0.92980175585831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621564457324246">
                <text:p>0.62156445732424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38644475982291">
                <text:p>1.3864447598229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.33697621724768">
                <text:p>1.3369762172476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693587741672583">
                <text:p>0.69358774167258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423305193710914">
                <text:p>0.42330519371091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.5132030239592">
                <text:p>1.513203023959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613741437646518">
                <text:p>0.61374143764651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24141957728387">
                <text:p>1.2414195772838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56250620170641">
                <text:p>1.5625062017064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13552843456726">
                <text:p>0.4135528434567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622609137576268">
                <text:p>0.62260913757626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820243567870028">
                <text:p>0.8202435678700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79283826667377">
                <text:p>1.7928382666737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300797339359279">
                <text:p>0.30079733935927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.08498823262745">
                <text:p>1.0849882326274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918994212116411">
                <text:p>0.9189942121164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01642162586466">
                <text:p>1.0164216258646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.09066788578382">
                <text:p>1.0906678857838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.17544438681728">
                <text:p>1.1754443868172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.01214985876433">
                <text:p>1.0121498587643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7367856148611">
                <text:p>1.736785614861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54818701193985">
                <text:p>0.35481870119398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1764127382399">
                <text:p>0.2176412738239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305332657294571">
                <text:p>0.30533265729457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.21828164090593">
                <text:p>1.2182816409059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16364600945974">
                <text:p>0.1636460094597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832496041394724">
                <text:p>0.83249604139472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874001394389233">
                <text:p>0.87400139438923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427531347671338">
                <text:p>0.42753134767133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8202067693162">
                <text:p>0.3820206769316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56287826738896">
                <text:p>1.5628782673889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.38213312071391">
                <text:p>1.3821331207139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599962041593286">
                <text:p>0.59996204159328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300475641132312">
                <text:p>0.30047564113231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51156467677368">
                <text:p>1.5115646767736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19986167880988">
                <text:p>1.1998616788098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754782779571446">
                <text:p>0.75478277957144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.7394493623326">
                <text:p>1.739449362332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.4510855838575">
                <text:p>1.451085583857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.06826059027238">
                <text:p>1.0682605902723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0387442684415">
                <text:p>0.3038744268441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960273942854706">
                <text:p>0.096027394285470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59549035652259">
                <text:p>1.5954903565225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4137074346201">
                <text:p>0.413707434620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51065524728744">
                <text:p>1.5106552472874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39521465556051">
                <text:p>1.395214655560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584617308563518">
                <text:p>0.58461730856351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247673020456864">
                <text:p>0.24767302045686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.12701894558272">
                <text:p>1.1270189455827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569052621097728">
                <text:p>0.56905262109772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864745383040849">
                <text:p>0.86474538304084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.45605641335801">
                <text:p>1.4560564133580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422869188355688">
                <text:p>0.42286918835568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.29745602456572">
                <text:p>1.2974560245657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4990418926557">
                <text:p>0.499041892655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179203873271615">
                <text:p>0.1792038732716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48852804177352">
                <text:p>1.4885280417735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380141962191471">
                <text:p>0.38014196219147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62648516290576">
                <text:p>1.6264851629057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240212700145183">
                <text:p>0.24021270014518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160267237255297">
                <text:p>0.16026723725529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371136791862625">
                <text:p>0.3711367918626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357679890402938">
                <text:p>0.35767989040293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111039930197643">
                <text:p>0.11103993019764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596639432776853">
                <text:p>0.59663943277685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50140529696891">
                <text:p>0.5014052969689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.5650713269018">
                <text:p>1.565071326901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.35710528213968">
                <text:p>1.3571052821396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11337981333308">
                <text:p>0.31133798133330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992562925070754">
                <text:p>0.099256292507075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491948177272538">
                <text:p>0.49194817727253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46409757105442">
                <text:p>0.4640975710544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47737473683868">
                <text:p>1.4773747368386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5106386690301">
                <text:p>0.51063866903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878515465956873">
                <text:p>0.87851546595687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726764085155436">
                <text:p>0.72676408515543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.85710544346413">
                <text:p>1.8571054434641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43393745620671">
                <text:p>1.4339374562067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92281858417363">
                <text:p>0.09228185841736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.15845631526169">
                <text:p>1.1584563152616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.68515248489961">
                <text:p>1.6851524848996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758537038149994">
                <text:p>0.75853703814999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57522262149">
                <text:p>1.5752226214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33098422403089">
                <text:p>0.3309842240308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563312784840437">
                <text:p>0.56331278484043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31649003488844">
                <text:p>0.3164900348884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266689920613958">
                <text:p>0.26668992061395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59115650355312">
                <text:p>1.5911565035531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.50402053093931">
                <text:p>1.5040205309393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11652294385906">
                <text:p>1.1165229438590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.42170918260003">
                <text:p>1.4217091826000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235278627681425">
                <text:p>0.23527862768142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289585888438262">
                <text:p>0.28958588843826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783619951369145">
                <text:p>0.78361995136914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46581461286034">
                <text:p>1.4658146128603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320621479368923">
                <text:p>0.32062147936892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232859558572358">
                <text:p>0.23285955857235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.57029973914862">
                <text:p>1.5702997391486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45825237499371">
                <text:p>1.4582523749937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58918866349755">
                <text:p>1.5891886634975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.50437809140456">
                <text:p>1.5043780914045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34738673759657">
                <text:p>1.3473867375965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387931032413672">
                <text:p>0.38793103241367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58083461911353">
                <text:p>1.5808346191135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.41560260827818">
                <text:p>1.4156026082781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934266559305891">
                <text:p>0.093426655930589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481698330635846">
                <text:p>0.48169833063584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399051473507332">
                <text:p>0.39905147350733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.58622354248527">
                <text:p>1.5862235424852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.43719511093447">
                <text:p>1.4371951109344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241256638049007">
                <text:p>0.24125663804900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100070053497166">
                <text:p>0.10007005349716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31588449426343">
                <text:p>0.3158844942634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10205765306807">
                <text:p>1.1020576530680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866715575224093">
                <text:p>0.86671557522409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331509582941542">
                <text:p>0.33150958294154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71800173374604">
                <text:p>0.7180017337460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.0690202926164">
                <text:p>2.069020292616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711454613717723">
                <text:p>0.71145461371772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332589087738522">
                <text:p>0.33258908773852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151649469904202">
                <text:p>0.15164946990420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645833255599931">
                <text:p>0.64583325559993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.36929409046923">
                <text:p>1.3692940904692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52410465517349">
                <text:p>1.5241046551734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09600293958652">
                <text:p>1.0960029395865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291341684126693">
                <text:p>0.29134168412669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16264840807018">
                <text:p>0.3162648408070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4799086129835">
                <text:p>1.479908612983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.06414070235064">
                <text:p>1.0641407023506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161807616196262">
                <text:p>0.16180761619626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345436026863091">
                <text:p>0.34543602686309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.87163212726822">
                <text:p>1.8716321272682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51672449297906">
                <text:p>1.516724492979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510353604855345">
                <text:p>0.51035360485534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.73449304079463">
                <text:p>1.7344930407946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41893883105956">
                <text:p>1.4189388310595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66850561388655">
                <text:p>0.06685056138865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514111101000576">
                <text:p>0.51411110100057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194776864851266">
                <text:p>0.19477686485126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.52606511991414">
                <text:p>1.5260651199141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432361991024589">
                <text:p>0.43236199102458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209909206878129">
                <text:p>0.20990920687812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757145134720629">
                <text:p>0.75714513472062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4231291544955">
                <text:p>1.423129154495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963535396433659">
                <text:p>0.96353539643365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947362050319931">
                <text:p>0.94736205031993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48484245899108">
                <text:p>1.4848424589910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00449647413738">
                <text:p>1.0044964741373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942627745479349">
                <text:p>0.94262774547934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59888432335866">
                <text:p>0.0598884323358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30884617733574">
                <text:p>0.3088461773357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192565510176079">
                <text:p>0.19256551017607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.55852445337776">
                <text:p>1.5585244533777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08448404520635">
                <text:p>1.0844840452063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14327321411324">
                <text:p>1.1432732141132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923764509628669">
                <text:p>0.92376450962866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.38873506541122">
                <text:p>1.3887350654112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77842516517756">
                <text:p>0.7784251651775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44632992481457">
                <text:p>1.4463299248145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269567351703555">
                <text:p>0.26956735170355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110854080795497">
                <text:p>0.11085408079549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720472474661899">
                <text:p>0.72047247466189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653356055960076">
                <text:p>0.65335605596007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191367676649686">
                <text:p>0.19136767664968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745924672952001">
                <text:p>0.074592467295200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393404547512148">
                <text:p>0.39340454751214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381228120319794">
                <text:p>0.38122812031979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.56977392981402">
                <text:p>1.5697739298140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45022155140686">
                <text:p>1.4502215514068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72731205363602">
                <text:p>1.7273120536360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94356703204248">
                <text:p>0.39435670320424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.54200675266587">
                <text:p>1.5420067526658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28468175606399">
                <text:p>1.2846817560639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197082138696489">
                <text:p>0.19708213869648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828847989174871">
                <text:p>0.082884798917487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36462295195146">
                <text:p>0.3646229519514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546748524412267">
                <text:p>0.54674852441226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310476220370727">
                <text:p>0.31047622037072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219759561388299">
                <text:p>0.21975956138829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186714791002719">
                <text:p>0.18671479100271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237357521753094">
                <text:p>0.23735752175309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16391531671362">
                <text:p>1.1639153167136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51862812202367">
                <text:p>1.5186281220236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08404481600229">
                <text:p>1.0840448160022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349474694860704">
                <text:p>0.34947469486070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53364505703462">
                <text:p>1.5336450570346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31991373626029">
                <text:p>1.3199137362602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150593225239764">
                <text:p>0.15059322523976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310479341687714">
                <text:p>0.31047934168771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701934659590313">
                <text:p>0.70193465959031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766225053715432">
                <text:p>0.076622505371543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129672978234964">
                <text:p>0.12967297823496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240757546909211">
                <text:p>0.24075754690921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78170769889763">
                <text:p>1.7817076988976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57834515002281">
                <text:p>1.5783451500228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50169276323291">
                <text:p>1.5016927632329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357561066751393">
                <text:p>0.35756106675139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184649817397032">
                <text:p>0.18464981739703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19831688628345">
                <text:p>1.1983168862834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.06771682254503">
                <text:p>1.0677168225450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54600824808072">
                <text:p>0.5460082480807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.63282067813975">
                <text:p>1.6328206781397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.58121593704399">
                <text:p>1.5812159370439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.47991300823529">
                <text:p>1.4799130082352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967038361476474">
                <text:p>0.96703836147647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172999179219805">
                <text:p>0.1729991792198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273367224481921">
                <text:p>0.27336722448192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784847710212871">
                <text:p>0.78484771021287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680332607020932">
                <text:p>0.68033260702093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5211397142395">
                <text:p>1.521139714239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3478977882298">
                <text:p>1.347897788229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06426338321003">
                <text:p>0.80642633832100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231947447327428">
                <text:p>0.23194744732742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63009196616974">
                <text:p>1.6300919661697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.56397885580086">
                <text:p>1.5639788558008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23306726587415">
                <text:p>1.2330672658741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976725955348947">
                <text:p>0.97672595534894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83805923821577">
                <text:p>0.48380592382157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.33989507229889">
                <text:p>2.3398950722988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666079328572544">
                <text:p>0.66607932857254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45413297753089">
                <text:p>0.04541329775308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847046800007012">
                <text:p>0.084704680000701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142550461728051">
                <text:p>0.14255046172805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423645390459621">
                <text:p>0.042364539045962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111071477894238">
                <text:p>0.11107147789423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394591780975029">
                <text:p>0.039459178097502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11615380397311">
                <text:p>0.1161538039731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390031733554702">
                <text:p>0.039003173355470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727572996939762">
                <text:p>0.07275729969397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31562094517436">
                <text:p>0.13156209451743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39685915072">
                <text:p>0.03968591507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107028174975294">
                <text:p>0.10702817497529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801343966605399">
                <text:p>0.080134396660539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6999869739415">
                <text:p>0.0699986973941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494173559235792">
                <text:p>0.049417355923579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999554780483774">
                <text:p>0.099955478048377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366652671887258">
                <text:p>0.036665267188725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654617871722308">
                <text:p>0.065461787172230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121416048037009">
                <text:p>0.12141604803700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974539729560359">
                <text:p>0.097453972956035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687978813455595">
                <text:p>0.068797881345559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645307420022248">
                <text:p>0.064530742002224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450682761439546">
                <text:p>0.04506827614395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105041828347089">
                <text:p>0.10504182834708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723479227318381">
                <text:p>0.072347922731838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742065346605808">
                <text:p>0.074206534660580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648598186489905">
                <text:p>0.064859818648990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356672023579463">
                <text:p>0.035667202357946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966219091864599">
                <text:p>0.096621909186459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35707831818292">
                <text:p>0.03570783181829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526770601221023">
                <text:p>0.052677060122102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859328021247024">
                <text:p>0.085932802124702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529029534857329">
                <text:p>0.052902953485732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936579415155781">
                <text:p>0.093657941515578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675251845446809">
                <text:p>0.067525184544680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355776378826313">
                <text:p>0.035577637882631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739901418313244">
                <text:p>0.073990141831324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548144449989639">
                <text:p>0.054814444998963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384641260959133">
                <text:p>0.038464126095913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883415894325725">
                <text:p>0.088341589432572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658064073335835">
                <text:p>0.065806407333583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332038324391137">
                <text:p>0.033203832439113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830346223976368">
                <text:p>0.083034622397636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34411807125437">
                <text:p>0.03441180712543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493547200916583">
                <text:p>0.049354720091658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720171484712065">
                <text:p>0.072017148471206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508852546959233">
                <text:p>0.050885254695923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354121801855724">
                <text:p>0.035412180185572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779275148773567">
                <text:p>0.077927514877356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343811261974926">
                <text:p>0.034381126197492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714847943136375">
                <text:p>0.071484794313637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575687904488603">
                <text:p>0.057568790448860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329889196549186">
                <text:p>0.032988919654918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757102188908246">
                <text:p>0.075710218890824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330313001506179">
                <text:p>0.033031300150617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732860741562574">
                <text:p>0.073286074156257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325867140032203">
                <text:p>0.032586714003220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575863866295985">
                <text:p>0.057586386629598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336240066842071">
                <text:p>0.033624006684207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507604563244929">
                <text:p>0.050760456324492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680372671991542">
                <text:p>0.068037267199154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478587287408961">
                <text:p>0.047858728740896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494270383226565">
                <text:p>0.049427038322656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497744007908688">
                <text:p>0.049774400790868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458456915588545">
                <text:p>0.045845691558854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514689413102735">
                <text:p>0.051468941310273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310033537506923">
                <text:p>0.031003353750692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479007236030794">
                <text:p>0.047900723603079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542600989616789">
                <text:p>0.054260098961678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480702961175976">
                <text:p>0.048070296117597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461216110741581">
                <text:p>0.046121611074158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338786724510333">
                <text:p>0.033878672451033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57925914175062">
                <text:p>0.05792591417506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452622475465549">
                <text:p>0.045262247546554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459863169561341">
                <text:p>0.045986316956134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329343265461157">
                <text:p>0.032934326546115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563970756048549">
                <text:p>0.056397075604854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443038378842095">
                <text:p>0.044303837884209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455008344367769">
                <text:p>0.045500834436776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285915731619626">
                <text:p>0.028591573161962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450152724201476">
                <text:p>0.045015272420147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607851478650216">
                <text:p>0.060785147865021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281600274810206">
                <text:p>0.028160027481020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429672452604208">
                <text:p>0.042967245260420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531890323153815">
                <text:p>0.053189032315381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425086601035508">
                <text:p>0.042508660103550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419890734802346">
                <text:p>0.041989073480234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422806241188042">
                <text:p>0.042280624118804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294237411053317">
                <text:p>0.029423741105331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563518409569235">
                <text:p>0.056351840956923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447372198918687">
                <text:p>0.044737219891868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435880109361442">
                <text:p>0.043588010936144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40964228818909">
                <text:p>0.04096422881890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39610680700895">
                <text:p>0.03961068070089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402169244546167">
                <text:p>0.040216924454616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423162714695646">
                <text:p>0.042316271469564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300880272678791">
                <text:p>0.030088027267879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391565861203834">
                <text:p>0.039156586120383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517281355585074">
                <text:p>0.051728135558507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26348610422883">
                <text:p>0.02634861042288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489950251777291">
                <text:p>0.048995025177729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267733488567951">
                <text:p>0.026773348856795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385696322433549">
                <text:p>0.038569632243354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530063917457388">
                <text:p>0.053006391745738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277742013102348">
                <text:p>0.027774201310234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466094690207085">
                <text:p>0.046609469020708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378465119796081">
                <text:p>0.037846511979608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407252370104891">
                <text:p>0.040725237010489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380644123105162">
                <text:p>0.038064412310516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307097187968956">
                <text:p>0.030709718796895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464541988243592">
                <text:p>0.046454198824359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368650260120017">
                <text:p>0.036865026012001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272532473443142">
                <text:p>0.027253247344314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501234789059835">
                <text:p>0.050123478905983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282125185745717">
                <text:p>0.028212518574571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343486746095202">
                <text:p>0.034348674609520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37479948469916">
                <text:p>0.03747994846991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439870834681456">
                <text:p>0.043987083468145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346175205434951">
                <text:p>0.034617520543495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383556594332628">
                <text:p>0.038355659433262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37381136695062">
                <text:p>0.03738113669506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261241576303942">
                <text:p>0.026124157630394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463468433145108">
                <text:p>0.046346843314510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256484733205479">
                <text:p>0.025648473320547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321654242668226">
                <text:p>0.032165424266822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372610221046588">
                <text:p>0.037261022104658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427431897876201">
                <text:p>0.042743189787620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246033641912294">
                <text:p>0.024603364191229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34477044579519">
                <text:p>0.03447704457951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334939683983496">
                <text:p>0.033493968398349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365413352750427">
                <text:p>0.036541335275042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418425095309019">
                <text:p>0.041842509530901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333916162443575">
                <text:p>0.033391616244357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284208749347835">
                <text:p>0.028420874934783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401598424845728">
                <text:p>0.040159842484572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278003384544675">
                <text:p>0.027800338454467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30037368693488">
                <text:p>0.03003736869348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447465609110022">
                <text:p>0.044746560911002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245706466096909">
                <text:p>0.024570646609690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304943765656557">
                <text:p>0.030494376565655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433572731619813">
                <text:p>0.04335727316198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339584552246632">
                <text:p>0.033958455224663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242287547690193">
                <text:p>0.024228754769019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31076474933559">
                <text:p>0.03107647493355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446252148962002">
                <text:p>0.044625214896200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321374792075388">
                <text:p>0.032137479207538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335169296851149">
                <text:p>0.033516929685114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317487546724324">
                <text:p>0.031748754672432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273011607059038">
                <text:p>0.027301160705903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381231580131764">
                <text:p>0.038123158013176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318348449511606">
                <text:p>0.031834844951160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330377804997651">
                <text:p>0.033037780499765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261485084184103">
                <text:p>0.026148508418410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290079140602078">
                <text:p>0.029007914060207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322215317119849">
                <text:p>0.032221531711984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31900803699763">
                <text:p>0.03190080369976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372356131369758">
                <text:p>0.037235613136975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259216552240712">
                <text:p>0.025921655224071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344819618340603">
                <text:p>0.034481961834060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317612401407828">
                <text:p>0.03176124014078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323927188717667">
                <text:p>0.032392718871766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233720337471028">
                <text:p>0.023372033747102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360356926162542">
                <text:p>0.03603569261625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306105721945161">
                <text:p>0.030610572194516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263408963223163">
                <text:p>0.026340896322316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360829463164872">
                <text:p>0.036082946316487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228380424102973">
                <text:p>0.022838042410297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363519033420557">
                <text:p>0.036351903342055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232449993103721">
                <text:p>0.02324499931037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356753309487424">
                <text:p>0.035675330948742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305061399861935">
                <text:p>0.030506139986193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234017194157591">
                <text:p>0.023401719415759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273806059417219">
                <text:p>0.027380605941721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338113405591359">
                <text:p>0.033811340559135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291941942368791">
                <text:p>0.029194194236879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361775316919516">
                <text:p>0.036177531691951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243265929151149">
                <text:p>0.024326592915114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254598613711833">
                <text:p>0.025459861371183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299826315528581">
                <text:p>0.029982631552858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326224247687163">
                <text:p>0.032622424768716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281749973169456">
                <text:p>0.028174997316945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28225875395428">
                <text:p>0.02822587539542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336733580105843">
                <text:p>0.033673358010584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291219497448042">
                <text:p>0.029121949744804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28437738586582">
                <text:p>0.02843773858658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247827945620739">
                <text:p>0.024782794562073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342286305541952">
                <text:p>0.034228630554195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293161397311892">
                <text:p>0.029316139731189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220501192190426">
                <text:p>0.022050119219042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298857561528312">
                <text:p>0.029885756152831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264368270816027">
                <text:p>0.026436827081602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286793620205511">
                <text:p>0.028679362020551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351898100115199">
                <text:p>0.035189810011519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274468555927483">
                <text:p>0.027446855592748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227123332735934">
                <text:p>0.022712333273593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271261979345365">
                <text:p>0.027126197934536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290804510549863">
                <text:p>0.029080451054986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350107172073098">
                <text:p>0.035010717207309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214691106238666">
                <text:p>0.021469110623866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256429288702172">
                <text:p>0.025642928870217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281884684049213">
                <text:p>0.028188468404921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339846228307111">
                <text:p>0.033984622830711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272301726750989">
                <text:p>0.027230172675098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231878170437957">
                <text:p>0.023187817043795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252386700039583">
                <text:p>0.025238670003958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277925525947682">
                <text:p>0.027792552594768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337080397576457">
                <text:p>0.033708039757645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263494805319561">
                <text:p>0.026349480531956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274833746435595">
                <text:p>0.027483374643559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212402207790793">
                <text:p>0.021240220779079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27864284508908">
                <text:p>0.02786428450890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304064077423869">
                <text:p>0.030406407742386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211529827439219">
                <text:p>0.021152982743921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321157419792001">
                <text:p>0.032115741979200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223159906402996">
                <text:p>0.022315990640299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225098484433005">
                <text:p>0.022509848443300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26847984282556">
                <text:p>0.02684798428255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328402407676177">
                <text:p>0.032840240767617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200658054809811">
                <text:p>0.020065805480981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246590363082171">
                <text:p>0.024659036308217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2827509890977">
                <text:p>0.0282750989097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308277799784212">
                <text:p>0.03082777997842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205942608210371">
                <text:p>0.020594260821037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248575378885991">
                <text:p>0.024857537888599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287249843030052">
                <text:p>0.028724984303005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264206394652536">
                <text:p>0.026420639465253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263315062223668">
                <text:p>0.026331506222366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25347990507151">
                <text:p>0.02534799050715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272961175399451">
                <text:p>0.027296117539945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206073518887261">
                <text:p>0.020607351888726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275775610702702">
                <text:p>0.027577561070270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256780272617331">
                <text:p>0.025678027261733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25982974157262">
                <text:p>0.02598297415726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260019644178601">
                <text:p>0.026001964417860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260497769981446">
                <text:p>0.026049776998144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245381815183651">
                <text:p>0.024538181518365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261564001298017">
                <text:p>0.026156400129801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246104465500725">
                <text:p>0.024610446550072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252789202832131">
                <text:p>0.025278920283213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252441460996247">
                <text:p>0.025244146099624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214914673268786">
                <text:p>0.021491467326878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270972540843423">
                <text:p>0.027097254084342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247342056369539">
                <text:p>0.024734205636953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219369405970859">
                <text:p>0.021936940597085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230629026228491">
                <text:p>0.023062902622849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23754802307963">
                <text:p>0.02375480230796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27085385813772">
                <text:p>0.02708538581377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247851894590967">
                <text:p>0.024785189459096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271813289288643">
                <text:p>0.027181328928864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252749205148254">
                <text:p>0.025274920514825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242450526915353">
                <text:p>0.024245052691535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243410678691485">
                <text:p>0.024341067869148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251634898143538">
                <text:p>0.025163489814353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243018361829392">
                <text:p>0.024301836182939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246015310030581">
                <text:p>0.024601531003058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201335711284593">
                <text:p>0.020133571128459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249630108270895">
                <text:p>0.024963010827089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273291337700612">
                <text:p>0.02732913377006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203553292662065">
                <text:p>0.020355329266206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236977663404737">
                <text:p>0.023697766340473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271196489630102">
                <text:p>0.027119648963010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191521944143189">
                <text:p>0.019152194414318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212677366552721">
                <text:p>0.021267736655272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246053423133429">
                <text:p>0.024605342313342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250487782895691">
                <text:p>0.025048778289569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237358151393068">
                <text:p>0.023735815139306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275085596540748">
                <text:p>0.027508559654074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235163099085541">
                <text:p>0.023516309908554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19274902497759">
                <text:p>0.01927490249775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236708570275626">
                <text:p>0.023670857027562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27206883916233">
                <text:p>0.02720688391623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187479901535749">
                <text:p>0.018747990153574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263710099397332">
                <text:p>0.026371009939733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229077191590216">
                <text:p>0.022907719159021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237823854561281">
                <text:p>0.023782385456128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224171552236031">
                <text:p>0.022417155223603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196407510372995">
                <text:p>0.019640751037299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255436288796395">
                <text:p>0.025543628879639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203732687968303">
                <text:p>0.020373268796830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209270657657472">
                <text:p>0.020927065765747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256518541377514">
                <text:p>0.025651854137751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230429387849906">
                <text:p>0.023042938784990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187679216194581">
                <text:p>0.018767921619458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219706619761573">
                <text:p>0.021970661976157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240285315917334">
                <text:p>0.024028531591733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21092764823083">
                <text:p>0.02109276482308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271892811535253">
                <text:p>0.027189281153525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22445588872975">
                <text:p>0.02244558887297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189719474701823">
                <text:p>0.018971947470182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218426286271064">
                <text:p>0.021842628627106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25821174045765">
                <text:p>0.02582117404576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220903104530154">
                <text:p>0.022090310453015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222831960350744">
                <text:p>0.022283196035074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223342806585747">
                <text:p>0.022334280658574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195610824870869">
                <text:p>0.019561082487086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204048952217901">
                <text:p>0.020404895221790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229134604194058">
                <text:p>0.022913460419405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221721420369146">
                <text:p>0.022172142036914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218000927021671">
                <text:p>0.021800092702167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212688583900838">
                <text:p>0.021268858390083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224510485369716">
                <text:p>0.022451048536971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257774473897126">
                <text:p>0.025777447389712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186324587443416">
                <text:p>0.018632458744341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234987382339283">
                <text:p>0.023498738233928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213290590728875">
                <text:p>0.021329059072887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190886870528836">
                <text:p>0.019088687052883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208955956468476">
                <text:p>0.020895595646847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208323988435059">
                <text:p>0.020832398843505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248022773204996">
                <text:p>0.024802277320499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175899088094396">
                <text:p>0.017589908809439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232101759400094">
                <text:p>0.023210175940009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185444693863332">
                <text:p>0.018544469386333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201086846822307">
                <text:p>0.020108684682230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249998537941972">
                <text:p>0.024999853794197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192038650584812">
                <text:p>0.019203865058481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196674614087809">
                <text:p>0.019667461408780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218165905425625">
                <text:p>0.021816590542562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205821374458223">
                <text:p>0.020582137445822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245625624223466">
                <text:p>0.024562562422346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179970259667299">
                <text:p>0.017997025966729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238621807009284">
                <text:p>0.023862180700928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183536460536335">
                <text:p>0.018353646053633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228292634377093">
                <text:p>0.022829263437709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211674595771649">
                <text:p>0.021167459577164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211344368298053">
                <text:p>0.021134436829805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184590038266754">
                <text:p>0.018459003826675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221510985290001">
                <text:p>0.022151098529000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20714735871644">
                <text:p>0.02071473587164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184220012340916">
                <text:p>0.018422001234091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192880356962429">
                <text:p>0.019288035696242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212268434967572">
                <text:p>0.021226843496757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235848461800272">
                <text:p>0.023584846180027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205488769077847">
                <text:p>0.020548876907784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205906283396568">
                <text:p>0.020590628339656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173756311081458">
                <text:p>0.017375631108145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232237027212065">
                <text:p>0.023223702721206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16710600342">
                <text:p>0.01671060034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20778394002796">
                <text:p>0.02077839400279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224919683302818">
                <text:p>0.022491968330281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20205312043931">
                <text:p>0.02020531204393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202203038783084">
                <text:p>0.020220303878308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207355960962159">
                <text:p>0.020735596096215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173504404244337">
                <text:p>0.017350440424433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216826426733146">
                <text:p>0.021682642673314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168267266929373">
                <text:p>0.016826726692937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19034432870641">
                <text:p>0.01903443287064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238097000993203">
                <text:p>0.023809700099320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16776879303355">
                <text:p>0.01677687930335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214336254826952">
                <text:p>0.021433625482695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181047654856686">
                <text:p>0.018104765485668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210368489584896">
                <text:p>0.02103684895848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199687188946603">
                <text:p>0.019968718894660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180460485299904">
                <text:p>0.018046048529990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18959306926061">
                <text:p>0.01895930692606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209811257027399">
                <text:p>0.020981125702739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173122796884036">
                <text:p>0.017312279688403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217847931051268">
                <text:p>0.021784793105126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199108984207534">
                <text:p>0.019910898420753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193673786248696">
                <text:p>0.019367378624869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177368495937297">
                <text:p>0.017736849593729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182342207976936">
                <text:p>0.018234220797693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227158140919617">
                <text:p>0.022715814091961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190445930678972">
                <text:p>0.019044593067897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196344487697349">
                <text:p>0.019634448769734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19548595920302">
                <text:p>0.01954859592030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197176343521258">
                <text:p>0.019717634352125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19291076787673">
                <text:p>0.01929107678767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166603662650089">
                <text:p>0.016660366265008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190122300608574">
                <text:p>0.019012230060857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196176111860226">
                <text:p>0.019617611186022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185673808458016">
                <text:p>0.018567380845801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212968408684251">
                <text:p>0.02129684086842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191810791196798">
                <text:p>0.0191810791196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